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f530" officeooo:paragraph-rsid="0012f530"/>
    </style:style>
    <style:style style:name="P2" style:family="paragraph" style:parent-style-name="Standard">
      <style:text-properties officeooo:rsid="0013923a" officeooo:paragraph-rsid="0013923a"/>
    </style:style>
    <style:style style:name="P3" style:family="paragraph" style:parent-style-name="Standard">
      <style:paragraph-properties fo:text-align="start" style:justify-single-word="false"/>
      <style:text-properties officeooo:rsid="0013923a" officeooo:paragraph-rsid="00149678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text-properties style:font-name="Courier New" officeooo:rsid="0013923a" officeooo:paragraph-rsid="0013923a"/>
    </style:style>
    <style:style style:name="P6" style:family="paragraph" style:parent-style-name="Standard">
      <style:text-properties style:font-name="Courier New" officeooo:rsid="0012f530" officeooo:paragraph-rsid="0012f530"/>
    </style:style>
    <style:style style:name="P7" style:family="paragraph" style:parent-style-name="Standard">
      <style:text-properties officeooo:rsid="00149678" officeooo:paragraph-rsid="00149678"/>
    </style:style>
    <style:style style:name="P8" style:family="paragraph" style:parent-style-name="Standard">
      <style:paragraph-properties fo:text-align="start" style:justify-single-word="false"/>
      <style:text-properties officeooo:rsid="00149678" officeooo:paragraph-rsid="00149678"/>
    </style:style>
    <style:style style:name="P9" style:family="paragraph" style:parent-style-name="Standard">
      <style:paragraph-properties fo:text-align="start" style:justify-single-word="false"/>
      <style:text-properties officeooo:rsid="00149678" officeooo:paragraph-rsid="0015bb51"/>
    </style:style>
    <style:style style:name="P10" style:family="paragraph" style:parent-style-name="Standard">
      <style:paragraph-properties fo:text-align="start" style:justify-single-word="false"/>
      <style:text-properties officeooo:rsid="0015bb51" officeooo:paragraph-rsid="0015bb51"/>
    </style:style>
    <style:style style:name="P11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5bb51" officeooo:paragraph-rsid="0015bb51"/>
    </style:style>
    <style:style style:name="P12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5bb51" officeooo:paragraph-rsid="00173028"/>
    </style:style>
    <style:style style:name="P13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73028" officeooo:paragraph-rsid="00173028"/>
    </style:style>
    <style:style style:name="P14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73028" officeooo:paragraph-rsid="0017acda"/>
    </style:style>
    <style:style style:name="P15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7acda" officeooo:paragraph-rsid="00173028"/>
    </style:style>
    <style:style style:name="P16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7acda" officeooo:paragraph-rsid="0017acda"/>
    </style:style>
    <style:style style:name="P17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923a"/>
    </style:style>
    <style:style style:name="T2" style:family="text">
      <style:text-properties officeooo:rsid="00149678"/>
    </style:style>
    <style:style style:name="T3" style:family="text">
      <style:text-properties officeooo:rsid="0015bb5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73028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">Six-point calibra<text:span text:style-name="T1">ti</text:span>on method of VNA-O-Mizer by Daniel Marks KW4TI </text:p>
      <text:p text:style-name="P1"/>
      <text:p text:style-name="P1"/>
      <text:p text:style-name="P1">The raw data output of the VNA is captured using the IMACQ command. <text:s/>The IMACQ command has three parameters:</text:p>
      <text:p text:style-name="P1"/>
      <text:p text:style-name="P6">IMACQ &lt;# frequencies&gt; &lt;<text:span text:style-name="T1">start frequency&gt; &lt;end frequency&gt;</text:span></text:p>
      <text:p text:style-name="P1"/>
      <text:p text:style-name="P2">which captures the raw data for &lt;# frequencies&gt; from &lt;start frequency&gt; to &lt;end frequency&gt;. <text:s/>The result is in the following format, which is the raw data captured using quadrature demodulated samples:</text:p>
      <text:p text:style-name="P2"/>
      <text:p text:style-name="P4">&lt;frequency&gt;,&lt;channel 1 in phase voltage&gt;,&lt;channel 1 quadrature voltage&gt;, &lt;channel 1 in phase current&gt;,&lt;channel 1 quadrature current&gt;, &lt;channel 2 in phase current&gt;,&lt;channel 2 quadrature current&gt;</text:p>
      <text:p text:style-name="P2"/>
      <text:p text:style-name="P7">Three complex numbers are formed from this data (which are not actual voltage and current, but will be used to calibrate it):</text:p>
      <text:p text:style-name="P7"/>
      <text:p text:style-name="P8"><draw:g text:anchor-type="as-char" svg:y="-0.1252in" draw:z-index="0" draw:style-name="gr1"><svg:title>TexMaths</svg:title><svg:desc>12§display§V_1 = (\mbox{channel 1 in-phase voltage}) + j (\mbox{channel 1 quadrature voltage}) §svg§600§FALSE§</svg:desc><draw:polygon draw:style-name="gr2" draw:text-style-name="P17" svg:width="4.9598in" svg:height="0.1657in" svg:x="0in" svg:y="0.0004in" svg:viewBox="0 0 12599 422" draw:points="6299,422 0,422 0,0 12599,0 12599,422"><text:p/></draw:polygon><draw:path draw:style-name="gr3" draw:text-style-name="P18" svg:width="0.1181in" svg:height="0.1173in" svg:x="0.0094in" svg:y="0.0106in" svg:viewBox="0 0 301 299" svg:d="M242 48c21-32 39-34 54-35 5-1 5-7 5-8 0-3-1-5-5-5-10 0-24 1-34 1-15 0-29-1-42-1-3 0-9 0-9 7 0 5 4 6 7 6 11 1 20 5 20 13s-6 17-6 17l-130 207-29-224c0-8 10-13 29-13 6 0 11 0 11-8 0-4-4-5-6-5-18 0-36 1-53 1-8 0-16 0-23 0-8 0-15-1-24-1-2 0-7 0-7 7 0 6 4 6 11 6 24 0 24 4 25 15l34 261c1 7 2 10 8 10s8-3 11-9z"><text:p/></draw:path><draw:path draw:style-name="gr4" draw:text-style-name="P18" svg:width="0.0421in" svg:height="0.0772in" svg:x="0.1094in" svg:y="0.072in" svg:viewBox="0 0 108 197" svg:d="M67 8c0-8 0-8-8-8-19 18-47 19-59 19v11c7 0 26 0 43-8v151c0 9 0 13-30 13h-11v11c5 0 42-1 53-1 10 0 47 1 53 1v-11h-11c-30 0-30-4-30-13z"><text:p/></draw:path><draw:path draw:style-name="gr5" draw:text-style-name="P18" svg:width="0.1102in" svg:height="0.039in" svg:x="0.2268in" svg:y="0.0634in" svg:viewBox="0 0 281 100" svg:d="M266 17c8 0 15 0 15-9 0-8-7-8-13-8h-254c-7 0-14 0-14 8 0 9 7 9 14 9zM268 100c6 0 13 0 13-9 0-8-7-8-15-8h-252c-7 0-14 0-14 8 0 9 7 9 14 9z"><text:p/></draw:path><draw:path draw:style-name="gr6" draw:text-style-name="P18" svg:width="0.0382in" svg:height="0.1657in" svg:x="0.4091in" svg:y="0.0004in" svg:viewBox="0 0 98 422" svg:d="M98 419c0-1 0-3-7-10-53-53-66-133-66-198 0-73 16-146 69-199 4-5 4-6 4-8 0-3-1-4-4-4-4 0-42 29-68 83-21 45-26 92-26 128 0 34 5 84 28 132 26 53 62 79 66 79 3 0 4-1 4-3z"><text:p/></draw:path><draw:path draw:style-name="gr7" draw:text-style-name="P18" svg:width="0.063in" svg:height="0.076in" svg:x="0.463in" svg:y="0.0504in" svg:viewBox="0 0 161 194" svg:d="M36 98c0-69 34-87 56-87 4 0 30 0 46 15-18 2-20 15-20 20 0 10 8 19 19 19 12 0 20-7 20-19 0-29-32-46-65-46-52 0-92 46-92 98 0 54 42 96 91 96 57 0 70-50 70-55 0-3-4-3-5-3-4 0-5 1-5 3-13 40-41 46-56 46-22 0-59-19-59-87z"><text:p/></draw:path><draw:path draw:style-name="gr8" draw:text-style-name="P18" svg:width="0.0839in" svg:height="0.1154in" svg:x="0.5319in" svg:y="0.0098in" svg:viewBox="0 0 214 294" svg:d="M32 262c0 19-3 19-32 19v13c14-1 36-1 48-1 11 0 32 0 47 1v-13c-28 0-33 0-33-19v-78c0-45 30-68 57-68s32 23 32 47v99c0 19-5 19-33 19v13c14-1 37-1 48-1 10 0 33 0 48 1v-13c-23 0-34 0-34-13v-81c0-36 0-50-13-65-6-7-21-15-45-15-36 0-54 25-61 41v-148l-61 5v13c30 0 32 4 32 23z"><text:p/></draw:path><draw:path draw:style-name="gr9" draw:text-style-name="P18" svg:width="0.0748in" svg:height="0.076in" svg:x="0.626in" svg:y="0.0504in" svg:viewBox="0 0 191 194" svg:d="M124 157c1 18 13 35 32 35 10 0 35-6 35-41v-23h-11v23c0 25-10 29-14 29-15 0-16-19-16-22v-85c0-18 0-33-16-50-16-16-37-23-57-23-36 0-65 20-65 48 0 12 10 20 19 20 13 0 19-8 19-20 0-5-1-19-20-19 11-15 31-19 46-19 20 0 44 16 44 54v15c-22 1-50 3-78 15-31 14-42 37-42 56 0 35 41 44 68 44 28 0 47-16 56-37zM120 89v42c0 39-30 54-49 54-21 0-39-15-39-36 0-23 18-59 88-60z"><text:p/></draw:path><draw:path draw:style-name="gr10" draw:text-style-name="P18" svg:width="0.0839in" svg:height="0.0732in" svg:x="0.7071in" svg:y="0.0512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11" draw:text-style-name="P18" svg:width="0.0839in" svg:height="0.0732in" svg:x="0.7992in" svg:y="0.0512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12" draw:text-style-name="P18" svg:width="0.0642in" svg:height="0.076in" svg:x="0.8909in" svg:y="0.0504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13" draw:text-style-name="P18" svg:width="0.037in" svg:height="0.1154in" svg:x="0.9657in" svg:y="0.0098in" svg:viewBox="0 0 95 294" svg:d="M61 0l-61 5v13c30 0 34 4 34 23v221c0 19-5 19-34 19v13c14-1 36-1 47-1s32 0 48 1v-13c-29 0-34 0-34-19z"><text:p/></draw:path><draw:path draw:style-name="gr14" draw:text-style-name="P18" svg:width="0.0547in" svg:height="0.1106in" svg:x="1.076in" svg:y="0.0138in" svg:viewBox="0 0 140 282" svg:d="M88 11c0-10 0-11-11-11-27 26-64 26-77 26v15c8 0 34 0 55-12v219c0 16 0 21-38 21h-15v13c15-1 53-1 69-1 18 0 54 0 69 1v-13h-13c-38 0-39-5-39-21z"><text:p/></draw:path><draw:path draw:style-name="gr15" draw:text-style-name="P18" svg:width="0.0354in" svg:height="0.111in" svg:x="1.2051in" svg:y="0.0134in" svg:viewBox="0 0 91 283" svg:d="M61 96l-59 5v13c28 0 32 2 32 23v114c0 19-5 19-34 19v13c13-1 36-1 47-1 14 0 30 0 44 1v-13c-27 0-30-2-30-18zM64 22c0-14-11-22-23-22-15 0-23 12-23 22 0 12 8 24 23 24 12 0 23-10 23-24z"><text:p/></draw:path><draw:path draw:style-name="gr16" draw:text-style-name="P18" svg:width="0.0839in" svg:height="0.0732in" svg:x="1.2516in" svg:y="0.0512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olygon draw:style-name="gr17" draw:text-style-name="P18" svg:width="0.0441in" svg:height="0.0094in" svg:x="1.3402in" svg:y="0.0839in" svg:viewBox="0 0 113 25" draw:points="113,25 113,0 0,0 0,25"><text:p/></draw:polygon><draw:path draw:style-name="gr18" draw:text-style-name="P18" svg:width="0.0819in" svg:height="0.1055in" svg:x="1.3984in" svg:y="0.0512in" svg:viewBox="0 0 209 269" svg:d="M61 28v-28l-61 5v13c30 0 32 2 32 22v198c0 19-3 19-32 19v12c14 0 36-1 47-1 12 0 33 1 48 1v-12c-28 0-33 0-33-19v-72-4c3 7 21 30 52 30 52 0 95-41 95-96 0-54-41-96-89-96-32 0-50 18-59 28zM62 139v-95c12-21 33-33 56-33 30 0 56 37 56 85 0 50-30 86-61 86-17 0-34-8-45-26-6-8-6-10-6-17z"><text:p/></draw:path><draw:path draw:style-name="gr19" draw:text-style-name="P18" svg:width="0.0839in" svg:height="0.1154in" svg:x="1.4909in" svg:y="0.0098in" svg:viewBox="0 0 214 294" svg:d="M32 262c0 19-3 19-32 19v13c14-1 36-1 48-1 11 0 32 0 47 1v-13c-28 0-33 0-33-19v-78c0-45 30-68 57-68s32 23 32 47v99c0 19-5 19-33 19v13c14-1 37-1 48-1 10 0 33 0 48 1v-13c-23 0-34 0-34-13v-81c0-36 0-50-13-65-6-7-21-15-45-15-36 0-54 25-61 41v-148l-61 5v13c30 0 32 4 32 23z"><text:p/></draw:path><draw:path draw:style-name="gr20" draw:text-style-name="P18" svg:width="0.0748in" svg:height="0.076in" svg:x="1.585in" svg:y="0.0504in" svg:viewBox="0 0 191 194" svg:d="M124 157c1 18 13 35 32 35 10 0 35-6 35-41v-23h-11v23c0 25-10 29-14 29-15 0-16-19-16-22v-85c0-18 0-33-16-50-16-16-37-23-57-23-36 0-65 20-65 48 0 12 10 20 19 20 13 0 19-8 19-20 0-5-1-19-20-19 11-15 31-19 46-19 20 0 44 16 44 54v15c-22 1-50 3-78 15-31 14-42 37-42 56 0 35 41 44 68 44 28 0 47-16 56-37zM120 89v42c0 39-30 54-49 54-21 0-39-15-39-36 0-23 18-59 88-60z"><text:p/></draw:path><draw:path draw:style-name="gr21" draw:text-style-name="P18" svg:width="0.0543in" svg:height="0.076in" svg:x="1.6665in" svg:y="0.0504in" svg:viewBox="0 0 139 194" svg:d="M74 108c10 1 44 8 44 38 0 22-15 39-48 39-35 0-51-24-58-60-1-5-2-7-6-7-6 0-6 3-6 10v57c0 7 0 9 5 9 2 0 2 0 11-8 1-1 1-1 8-10 18 18 37 18 46 18 49 0 69-28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22" draw:text-style-name="P18" svg:width="0.0642in" svg:height="0.076in" svg:x="1.7315in" svg:y="0.0504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23" draw:text-style-name="P18" svg:width="0.0815in" svg:height="0.0732in" svg:x="1.8583in" svg:y="0.0528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24" draw:text-style-name="P18" svg:width="0.0736in" svg:height="0.076in" svg:x="1.9433in" svg:y="0.0504in" svg:viewBox="0 0 188 194" svg:d="M188 98c0-52-43-98-94-98-53 0-94 46-94 98 0 56 44 96 94 96 51 0 94-42 94-96zM94 185c-18 0-36-10-48-29-10-19-10-44-10-60 0-17 0-40 10-59s31-27 48-27c19 0 37 8 48 26 10 19 10 43 10 60 0 16 0 38-9 56-9 20-28 33-49 33z"><text:p/></draw:path><draw:path draw:style-name="gr25" draw:text-style-name="P18" svg:width="0.037in" svg:height="0.1154in" svg:x="2.0272in" svg:y="0.0098in" svg:viewBox="0 0 95 294" svg:d="M61 0l-61 5v13c30 0 34 4 34 23v221c0 19-5 19-34 19v13c14-1 36-1 47-1s32 0 48 1v-13c-29 0-34 0-34-19z"><text:p/></draw:path><draw:path draw:style-name="gr26" draw:text-style-name="P18" svg:width="0.0516in" svg:height="0.1039in" svg:x="2.0709in" svg:y="0.022in" svg:viewBox="0 0 132 265" svg:d="M65 91h61v-13h-61v-78h-10c0 35-14 79-55 82v9h36v117c0 52 40 57 55 57 30 0 41-30 41-57v-24h-10v24c0 30-13 46-28 46-29 0-29-38-29-45z"><text:p/></draw:path><draw:path draw:style-name="gr27" draw:text-style-name="P18" svg:width="0.0748in" svg:height="0.076in" svg:x="2.1394in" svg:y="0.0504in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28" draw:text-style-name="P18" svg:width="0.076in" svg:height="0.1098in" svg:x="2.2197in" svg:y="0.0488in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29" draw:text-style-name="P18" svg:width="0.0642in" svg:height="0.076in" svg:x="2.3031in" svg:y="0.0504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30" draw:text-style-name="P18" svg:width="0.0382in" svg:height="0.1657in" svg:x="2.3819in" svg:y="0.0004in" svg:viewBox="0 0 98 422" svg:d="M98 211c0-32-4-84-27-132-25-51-63-79-67-79-2 0-4 2-4 4s0 3 7 10c43 41 67 108 67 197 0 72-15 147-68 199-6 6-6 8-6 9 0 2 2 3 4 3 4 0 43-28 68-82 22-46 26-93 26-129z"><text:p/></draw:path><draw:path draw:style-name="gr31" draw:text-style-name="P18" svg:width="0.1102in" svg:height="0.1106in" svg:x="2.4831in" svg:y="0.0276in" svg:viewBox="0 0 281 282" svg:d="M150 150h118c6 0 13 0 13-8 0-10-7-10-13-10h-118v-118c0-7 0-14-8-14-10 0-10 7-10 14v118h-118c-7 0-14 0-14 10 0 8 7 8 14 8h118v118c0 6 0 14 10 14 8 0 8-8 8-14z"><text:p/></draw:path><draw:path draw:style-name="gr32" draw:text-style-name="P18" svg:width="0.0681in" svg:height="0.1437in" svg:x="2.6374in" svg:y="0.0146in" svg:viewBox="0 0 174 366" svg:d="M174 16c0-9-6-16-17-16-9 0-21 10-21 22 0 9 6 15 15 15 11 0 23-11 23-21zM89 300c-9 34-29 58-53 58-2 0-8 0-16-5 12-3 20-15 20-23 0-6-5-14-17-14-11 0-23 8-23 24 0 18 17 26 37 26 30 0 70-23 81-64l38-156c2-8 2-14 2-14 0-24-18-40-39-40-43 0-67 62-67 65 0 5 3 5 4 5 4 0 5-1 9-8 9-27 30-52 53-52 6 0 14 1 14 19 0 11-1 15-4 22z"><text:p/></draw:path><draw:path draw:style-name="gr33" draw:text-style-name="P18" svg:width="0.0382in" svg:height="0.1657in" svg:x="2.7339in" svg:y="0.0004in" svg:viewBox="0 0 98 422" svg:d="M98 419c0-1 0-3-7-10-53-53-66-133-66-198 0-73 16-146 69-199 4-5 4-6 4-8 0-3-1-4-4-4-4 0-42 29-68 83-21 45-26 92-26 128 0 34 5 84 28 132 26 53 62 79 66 79 3 0 4-1 4-3z"><text:p/></draw:path><draw:path draw:style-name="gr34" draw:text-style-name="P18" svg:width="0.063in" svg:height="0.076in" svg:x="2.7882in" svg:y="0.0504in" svg:viewBox="0 0 161 194" svg:d="M36 98c0-69 34-87 56-87 4 0 30 0 46 15-18 2-20 15-20 20 0 10 8 19 19 19 12 0 20-7 20-19 0-29-32-46-65-46-52 0-92 46-92 98 0 54 42 96 91 96 57 0 70-50 70-55 0-3-4-3-5-3-4 0-5 1-5 3-13 40-41 46-56 46-22 0-59-19-59-87z"><text:p/></draw:path><draw:path draw:style-name="gr35" draw:text-style-name="P18" svg:width="0.0839in" svg:height="0.1154in" svg:x="2.8567in" svg:y="0.0098in" svg:viewBox="0 0 214 294" svg:d="M32 262c0 19-3 19-32 19v13c14-1 36-1 48-1 11 0 32 0 47 1v-13c-28 0-33 0-33-19v-78c0-45 30-68 57-68s32 23 32 47v99c0 19-5 19-33 19v13c14-1 37-1 48-1 10 0 33 0 48 1v-13c-23 0-34 0-34-13v-81c0-36 0-50-13-65-6-7-21-15-45-15-36 0-54 25-61 41v-148l-61 5v13c30 0 32 4 32 23z"><text:p/></draw:path><draw:path draw:style-name="gr36" draw:text-style-name="P18" svg:width="0.0748in" svg:height="0.076in" svg:x="2.9508in" svg:y="0.0504in" svg:viewBox="0 0 191 194" svg:d="M122 157c3 18 15 35 34 35 10 0 35-6 35-41v-23h-11v23c0 25-10 29-14 29-15 0-16-19-16-22v-85c0-18 0-33-16-50-16-16-37-23-57-23-36 0-65 20-65 48 0 12 10 20 19 20 12 0 19-8 19-20 0-5-1-19-20-19 11-15 31-19 46-19 20 0 44 16 44 54v15c-22 1-50 3-78 15-31 14-42 37-42 56 0 35 41 44 68 44 28 0 47-16 54-37zM120 89v42c0 39-30 54-49 54-21 0-39-15-39-36 0-23 18-59 88-60z"><text:p/></draw:path><draw:path draw:style-name="gr37" draw:text-style-name="P18" svg:width="0.0839in" svg:height="0.0732in" svg:x="3.0319in" svg:y="0.0512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8" draw:text-style-name="P18" svg:width="0.0839in" svg:height="0.0732in" svg:x="3.124in" svg:y="0.0512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9" draw:text-style-name="P18" svg:width="0.0642in" svg:height="0.076in" svg:x="3.2157in" svg:y="0.0504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40" draw:text-style-name="P18" svg:width="0.037in" svg:height="0.1154in" svg:x="3.2902in" svg:y="0.0098in" svg:viewBox="0 0 95 294" svg:d="M61 0l-61 5v13c30 0 34 4 34 23v221c0 19-5 19-34 19v13c14-1 36-1 47-1s32 0 48 1v-13c-29 0-34 0-34-19z"><text:p/></draw:path><draw:path draw:style-name="gr41" draw:text-style-name="P18" svg:width="0.0547in" svg:height="0.1106in" svg:x="3.4008in" svg:y="0.0138in" svg:viewBox="0 0 140 282" svg:d="M88 11c0-10 0-11-11-11-27 26-64 26-77 26v15c8 0 34 0 55-12v219c0 16 0 21-38 21h-15v13c15-1 53-1 69-1 18 0 54 0 69 1v-13h-13c-38 0-39-5-39-21z"><text:p/></draw:path><draw:path draw:style-name="gr42" draw:text-style-name="P18" svg:width="0.0819in" svg:height="0.1055in" svg:x="3.5303in" svg:y="0.0512in" svg:viewBox="0 0 209 269" svg:d="M146 161v77c0 19-4 19-33 19v12c14 0 37-1 48-1 12 0 33 1 48 1v-12c-29 0-34 0-34-19v-238h-9l-15 38c-6-12-24-38-57-38-50 0-94 41-94 96 0 53 41 96 90 96 30 0 47-18 56-31zM148 70v60c0 13-8 25-17 36-5 4-18 16-39 16-31 0-56-37-56-86 0-50 29-85 60-85 34 0 52 36 52 59z"><text:p/></draw:path><draw:path draw:style-name="gr43" draw:text-style-name="P18" svg:width="0.0839in" svg:height="0.0752in" svg:x="3.6177in" svg:y="0.0512in" svg:viewBox="0 0 214 192" svg:d="M151 154v38l63-5v-13c-30 0-34-4-34-23v-151l-62 5v13c30 0 33 4 33 23v77c0 36-20 64-51 64-35 0-38-19-38-40v-142l-62 5v13c32 0 32 1 32 38v64c0 34 0 72 65 72 24 0 43-12 54-38z"><text:p/></draw:path><draw:path draw:style-name="gr44" draw:text-style-name="P18" svg:width="0.0748in" svg:height="0.076in" svg:x="3.7118in" svg:y="0.0504in" svg:viewBox="0 0 191 194" svg:d="M124 157c1 18 13 35 32 35 10 0 35-6 35-41v-23h-11v23c0 25-10 29-14 29-15 0-16-19-16-22v-85c0-18 0-33-16-50-16-16-37-23-57-23-36 0-65 20-65 48 0 12 10 20 19 20 13 0 19-8 19-20 0-5-1-19-20-19 11-15 31-19 46-19 20 0 44 16 44 54v15c-22 1-50 3-78 15-31 14-42 37-42 56 0 35 41 44 68 44 28 0 47-16 56-37zM120 89v42c0 39-30 54-49 54-21 0-39-15-39-36 0-23 18-59 88-60z"><text:p/></draw:path><draw:path draw:style-name="gr45" draw:text-style-name="P18" svg:width="0.0819in" svg:height="0.1173in" svg:x="3.7933in" svg:y="0.0098in" svg:viewBox="0 0 209 299" svg:d="M146 271v28l63-5v-13c-29 0-34-4-34-24v-257l-60 5v13c29 0 33 4 33 23v91c-12-14-30-25-54-25-50 0-94 41-94 96 0 54 41 96 90 96 28 0 47-15 56-28zM146 157v87c0 8 0 8-4 15-12 21-32 30-50 30-19 0-34-11-45-27-11-17-11-41-11-58s0-42 12-61c10-13 25-27 48-27 16 0 32 6 46 26 4 7 4 8 4 15z"><text:p/></draw:path><draw:path draw:style-name="gr46" draw:text-style-name="P18" svg:width="0.0559in" svg:height="0.0732in" svg:x="3.8843in" svg:y="0.0512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47" draw:text-style-name="P18" svg:width="0.0748in" svg:height="0.076in" svg:x="3.952in" svg:y="0.0504in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48" draw:text-style-name="P18" svg:width="0.0516in" svg:height="0.1039in" svg:x="4.0311in" svg:y="0.022in" svg:viewBox="0 0 132 265" svg:d="M65 91h61v-13h-61v-78h-10c0 35-14 79-55 82v9h36v117c0 52 40 57 55 57 30 0 41-30 41-57v-24h-10v24c0 30-13 46-28 46-29 0-29-38-29-45z"><text:p/></draw:path><draw:path draw:style-name="gr49" draw:text-style-name="P18" svg:width="0.0839in" svg:height="0.0752in" svg:x="4.0976in" svg:y="0.0512in" svg:viewBox="0 0 214 192" svg:d="M151 154v38l63-5v-13c-30 0-34-4-34-23v-151l-62 5v13c30 0 33 4 33 23v77c0 36-20 64-51 64-35 0-38-19-38-40v-142l-62 5v13c32 0 32 1 32 38v64c0 34 0 72 65 72 24 0 43-12 54-38z"><text:p/></draw:path><draw:path draw:style-name="gr50" draw:text-style-name="P18" svg:width="0.0559in" svg:height="0.0732in" svg:x="4.1894in" svg:y="0.0512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51" draw:text-style-name="P18" svg:width="0.0642in" svg:height="0.076in" svg:x="4.2543in" svg:y="0.0504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52" draw:text-style-name="P18" svg:width="0.0815in" svg:height="0.0732in" svg:x="4.3819in" svg:y="0.0528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53" draw:text-style-name="P18" svg:width="0.0736in" svg:height="0.076in" svg:x="4.4661in" svg:y="0.0504in" svg:viewBox="0 0 188 194" svg:d="M188 98c0-52-43-98-94-98-53 0-94 46-94 98 0 56 44 96 94 96 51 0 94-42 94-96zM94 185c-18 0-36-10-48-29-10-19-10-44-10-60 0-17 0-40 10-59s31-27 48-27c19 0 37 8 48 26 10 19 10 43 10 60 0 16 0 38-9 56-9 20-28 33-49 33z"><text:p/></draw:path><draw:path draw:style-name="gr54" draw:text-style-name="P18" svg:width="0.037in" svg:height="0.1154in" svg:x="4.55in" svg:y="0.0098in" svg:viewBox="0 0 95 294" svg:d="M61 0l-61 5v13c30 0 34 4 34 23v221c0 19-5 19-34 19v13c14-1 36-1 47-1s32 0 48 1v-13c-29 0-34 0-34-19z"><text:p/></draw:path><draw:path draw:style-name="gr55" draw:text-style-name="P18" svg:width="0.0516in" svg:height="0.1039in" svg:x="4.5941in" svg:y="0.022in" svg:viewBox="0 0 132 265" svg:d="M65 91h61v-13h-61v-78h-10c0 35-14 79-55 82v9h36v117c0 52 40 57 55 57 30 0 41-30 41-57v-24h-10v24c0 30-13 46-28 46-29 0-29-38-29-45z"><text:p/></draw:path><draw:path draw:style-name="gr56" draw:text-style-name="P18" svg:width="0.0748in" svg:height="0.076in" svg:x="4.6626in" svg:y="0.0504in" svg:viewBox="0 0 191 194" svg:d="M124 157c1 18 13 35 32 35 10 0 35-6 35-41v-23h-11v23c0 25-10 29-14 29-15 0-16-19-16-22v-85c0-18 0-33-16-50-16-16-37-23-57-23-36 0-65 20-65 48 0 12 10 20 19 20 13 0 19-8 19-20 0-5-1-19-20-19 11-15 31-19 46-19 20 0 44 16 44 54v15c-22 1-50 3-78 15-31 14-42 37-42 56 0 35 41 44 68 44 28 0 47-16 56-37zM120 89v42c0 39-30 54-49 54-21 0-39-15-39-36 0-23 18-59 88-60z"><text:p/></draw:path><draw:path draw:style-name="gr57" draw:text-style-name="P18" svg:width="0.076in" svg:height="0.1098in" svg:x="4.7433in" svg:y="0.0488in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58" draw:text-style-name="P18" svg:width="0.0642in" svg:height="0.076in" svg:x="4.826in" svg:y="0.0504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59" draw:text-style-name="P18" svg:width="0.0382in" svg:height="0.1657in" svg:x="4.9043in" svg:y="0.0004in" svg:viewBox="0 0 98 422" svg:d="M98 211c0-32-4-84-27-132-25-51-63-79-67-79-2 0-4 2-4 4s0 3 7 10c43 41 67 108 67 197 0 72-15 147-68 199-6 6-6 8-6 9 0 2 2 3 4 3 4 0 43-28 68-82 22-46 26-93 26-129z"><text:p/></draw:path></draw:g></text:p>
      <text:p text:style-name="P8"><draw:g text:anchor-type="as-char" svg:y="-0.1252in" draw:z-index="1" draw:style-name="gr1"><svg:title>TexMaths</svg:title><svg:desc>12§display§I_1 = (\mbox{channel 1 in-phase current}) + j (\mbox{channel 1 quadrature current}) §svg§600§FALSE§</svg:desc><draw:polygon draw:style-name="gr60" draw:text-style-name="P17" svg:width="4.9472in" svg:height="0.1657in" svg:x="0in" svg:y="0.0004in" svg:viewBox="0 0 12567 422" draw:points="6284,422 0,422 0,0 12567,0 12567,422"><text:p/></draw:polygon><draw:path draw:style-name="gr61" draw:text-style-name="P18" svg:width="0.0768in" svg:height="0.1134in" svg:x="0.0055in" svg:y="0.0106in" svg:viewBox="0 0 196 289" svg:d="M144 32c4-15 5-19 38-19 11 0 14 0 14-8 0-5-4-5-6-5-12 0-44 1-56 1-13 0-44-1-56-1-4 0-8 0-8 8 0 5 3 5 10 5 18 0 30 0 30 9 0 1 0 2-1 6l-57 229c-4 14-5 19-39 19-9 0-13 0-13 8 0 5 5 5 7 5 11 0 43-1 54-1 13 0 45 1 58 1 3 0 8 0 8-8 0-5-3-5-13-5-7 0-10 0-18 0-8-1-11-4-11-8s1-6 3-10z"><text:p/></draw:path><draw:path draw:style-name="gr62" draw:text-style-name="P18" svg:width="0.0421in" svg:height="0.0772in" svg:x="0.0858in" svg:y="0.072in" svg:viewBox="0 0 108 197" svg:d="M67 8c0-8-1-8-8-8-19 18-47 19-59 19v11c7 0 26 0 43-8v151c0 9 0 13-30 13h-11v11c5 0 42-1 53-1 10 0 47 1 53 1v-11h-11c-30 0-30-4-30-13z"><text:p/></draw:path><draw:path draw:style-name="gr63" draw:text-style-name="P18" svg:width="0.1102in" svg:height="0.039in" svg:x="0.2031in" svg:y="0.0634in" svg:viewBox="0 0 281 100" svg:d="M266 17c8 0 15 0 15-9 0-8-7-8-13-8h-254c-7 0-14 0-14 8 0 9 7 9 14 9zM268 100c6 0 13 0 13-9 0-8-7-8-15-8h-252c-7 0-14 0-14 8 0 9 7 9 14 9z"><text:p/></draw:path><draw:path draw:style-name="gr64" draw:text-style-name="P18" svg:width="0.0382in" svg:height="0.1657in" svg:x="0.385in" svg:y="0.0004in" svg:viewBox="0 0 98 422" svg:d="M98 419c0-1 0-3-7-10-53-53-66-133-66-198 0-73 16-146 69-199 4-5 4-6 4-8 0-3-1-4-3-4-5 0-43 29-69 83-21 45-26 92-26 128 0 34 5 84 28 132 26 53 62 79 67 79 2 0 3-1 3-3z"><text:p/></draw:path><draw:path draw:style-name="gr65" draw:text-style-name="P18" svg:width="0.063in" svg:height="0.076in" svg:x="0.4394in" svg:y="0.0504in" svg:viewBox="0 0 161 194" svg:d="M36 98c0-69 34-87 56-87 4 0 30 0 46 15-18 2-20 15-20 20 0 10 8 19 19 19 12 0 20-7 20-19 0-29-32-46-65-46-52 0-92 46-92 98 0 54 42 96 91 96 57 0 70-50 70-55 0-3-4-3-5-3-4 0-5 1-5 3-13 40-41 46-56 46-22 0-59-19-59-87z"><text:p/></draw:path><draw:path draw:style-name="gr66" draw:text-style-name="P18" svg:width="0.0839in" svg:height="0.1154in" svg:x="0.5079in" svg:y="0.0098in" svg:viewBox="0 0 214 294" svg:d="M32 262c0 19-3 19-32 19v13c14-1 36-1 48-1 11 0 32 0 47 1v-13c-28 0-33 0-33-19v-78c0-45 30-68 57-68s32 23 32 47v99c0 19-5 19-33 19v13c14-1 37-1 48-1 10 0 33 0 48 1v-13c-23 0-34 0-34-13v-81c0-36 0-50-13-65-6-7-21-15-45-15-36 0-54 25-61 41v-148l-61 5v13c30 0 32 4 32 23z"><text:p/></draw:path><draw:path draw:style-name="gr67" draw:text-style-name="P18" svg:width="0.0748in" svg:height="0.076in" svg:x="0.602in" svg:y="0.0504in" svg:viewBox="0 0 191 194" svg:d="M122 157c3 18 15 35 34 35 10 0 35-6 35-41v-23h-11v23c0 25-10 29-14 29-15 0-16-19-16-22v-85c0-18 0-33-16-50-16-16-37-23-57-23-36 0-65 20-65 48 0 12 10 20 19 20 12 0 19-8 19-20 0-5-1-19-20-19 11-15 31-19 46-19 20 0 44 16 44 54v15c-22 1-50 3-78 15-31 14-42 37-42 56 0 35 41 44 68 44 28 0 47-16 54-37zM120 89v42c0 39-30 54-49 54-21 0-39-15-39-36 0-23 18-59 88-60z"><text:p/></draw:path><draw:path draw:style-name="gr68" draw:text-style-name="P18" svg:width="0.0839in" svg:height="0.0732in" svg:x="0.6831in" svg:y="0.0512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69" draw:text-style-name="P18" svg:width="0.0839in" svg:height="0.0732in" svg:x="0.7756in" svg:y="0.0512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70" draw:text-style-name="P18" svg:width="0.0642in" svg:height="0.076in" svg:x="0.8669in" svg:y="0.0504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71" draw:text-style-name="P18" svg:width="0.037in" svg:height="0.1154in" svg:x="0.9413in" svg:y="0.0098in" svg:viewBox="0 0 95 294" svg:d="M61 0l-61 5v13c30 0 34 4 34 23v221c0 19-5 19-34 19v13c14-1 36-1 47-1s32 0 48 1v-13c-29 0-34 0-34-19z"><text:p/></draw:path><draw:path draw:style-name="gr72" draw:text-style-name="P18" svg:width="0.0547in" svg:height="0.1106in" svg:x="1.0524in" svg:y="0.0138in" svg:viewBox="0 0 140 282" svg:d="M88 11c0-10 0-11-11-11-27 26-64 26-77 26v15c8 0 34 0 55-12v219c0 16 0 21-38 21h-15v13c15-1 53-1 69-1 18 0 54 0 69 1v-13h-13c-38 0-39-5-39-21z"><text:p/></draw:path><draw:path draw:style-name="gr73" draw:text-style-name="P18" svg:width="0.0354in" svg:height="0.111in" svg:x="1.1815in" svg:y="0.0134in" svg:viewBox="0 0 91 283" svg:d="M61 96l-59 5v13c28 0 32 2 32 23v114c0 19-5 19-34 19v13c13-1 36-1 47-1 14 0 30 0 44 1v-13c-27 0-30-2-30-18zM64 22c0-14-11-22-23-22-15 0-23 12-23 22 0 12 8 24 23 24 12 0 23-10 23-24z"><text:p/></draw:path><draw:path draw:style-name="gr74" draw:text-style-name="P18" svg:width="0.0839in" svg:height="0.0732in" svg:x="1.2272in" svg:y="0.0512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olygon draw:style-name="gr75" draw:text-style-name="P18" svg:width="0.0441in" svg:height="0.0094in" svg:x="1.3161in" svg:y="0.0839in" svg:viewBox="0 0 113 25" draw:points="113,25 113,0 0,0 0,25"><text:p/></draw:polygon><draw:path draw:style-name="gr76" draw:text-style-name="P18" svg:width="0.0819in" svg:height="0.1055in" svg:x="1.3744in" svg:y="0.0512in" svg:viewBox="0 0 209 269" svg:d="M61 28v-28l-61 5v13c30 0 32 2 32 22v198c0 19-3 19-32 19v12c14 0 36-1 47-1 12 0 33 1 48 1v-12c-28 0-33 0-33-19v-72-4c3 7 21 30 52 30 52 0 95-41 95-96 0-54-41-96-89-96-32 0-50 18-59 28zM62 139v-95c12-21 33-33 56-33 30 0 56 37 56 85 0 50-30 86-61 86-17 0-34-8-45-26-6-8-6-10-6-17z"><text:p/></draw:path><draw:path draw:style-name="gr77" draw:text-style-name="P18" svg:width="0.0839in" svg:height="0.1154in" svg:x="1.4673in" svg:y="0.0098in" svg:viewBox="0 0 214 294" svg:d="M32 262c0 19-3 19-32 19v13c14-1 36-1 48-1 11 0 32 0 47 1v-13c-28 0-33 0-33-19v-78c0-45 30-68 57-68s32 23 32 47v99c0 19-5 19-33 19v13c14-1 37-1 48-1 10 0 33 0 48 1v-13c-23 0-34 0-34-13v-81c0-36 0-50-13-65-6-7-21-15-45-15-36 0-54 25-61 41v-148l-61 5v13c30 0 32 4 32 23z"><text:p/></draw:path><draw:path draw:style-name="gr78" draw:text-style-name="P18" svg:width="0.0748in" svg:height="0.076in" svg:x="1.5614in" svg:y="0.0504in" svg:viewBox="0 0 191 194" svg:d="M122 157c3 18 15 35 34 35 10 0 35-6 35-41v-23h-11v23c0 25-10 29-14 29-15 0-16-19-16-22v-85c0-18 0-33-16-50-16-16-37-23-57-23-36 0-65 20-65 48 0 12 10 20 19 20 12 0 19-8 19-20 0-5-1-19-20-19 11-15 31-19 46-19 20 0 44 16 44 54v15c-22 1-50 3-78 15-31 14-42 37-42 56 0 35 41 44 68 44 28 0 47-16 54-37zM120 89v42c0 39-30 54-49 54-21 0-39-15-39-36 0-23 18-59 88-60z"><text:p/></draw:path><draw:path draw:style-name="gr79" draw:text-style-name="P18" svg:width="0.0543in" svg:height="0.076in" svg:x="1.6425in" svg:y="0.0504in" svg:viewBox="0 0 139 194" svg:d="M74 108c10 1 44 8 44 38 0 22-15 39-48 39-35 0-51-24-58-60-1-5-2-7-6-7-6 0-6 3-6 10v57c0 7 0 9 5 9 2 0 2 0 11-8 1-1 1-1 8-10 18 18 37 18 46 18 49 0 69-28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80" draw:text-style-name="P18" svg:width="0.0642in" svg:height="0.076in" svg:x="1.7075in" svg:y="0.0504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81" draw:text-style-name="P18" svg:width="0.063in" svg:height="0.076in" svg:x="1.8378in" svg:y="0.0504in" svg:viewBox="0 0 161 194" svg:d="M36 98c0-69 34-87 56-87 4 0 30 0 46 15-17 2-20 15-20 20 0 10 8 19 19 19 12 0 20-7 20-19 0-29-32-46-65-46-52 0-92 46-92 98 0 54 42 96 91 96 57 0 70-50 70-55 0-3-4-3-5-3-4 0-5 1-5 3-13 40-41 46-56 46-22 0-59-19-59-87z"><text:p/></draw:path><draw:path draw:style-name="gr82" draw:text-style-name="P18" svg:width="0.0839in" svg:height="0.0752in" svg:x="1.911in" svg:y="0.0512in" svg:viewBox="0 0 214 192" svg:d="M151 154v38l63-5v-13c-30 0-34-4-34-23v-151l-62 5v13c30 0 33 4 33 23v77c0 36-20 64-51 64-35 0-38-19-38-40v-142l-62 5v13c32 0 32 1 32 38v64c0 34 0 72 66 72 23 0 42-12 53-38z"><text:p/></draw:path><draw:path draw:style-name="gr83" draw:text-style-name="P18" svg:width="0.0559in" svg:height="0.0732in" svg:x="2.0028in" svg:y="0.0512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84" draw:text-style-name="P18" svg:width="0.0559in" svg:height="0.0732in" svg:x="2.0677in" svg:y="0.0512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85" draw:text-style-name="P18" svg:width="0.0642in" svg:height="0.076in" svg:x="2.1323in" svg:y="0.0504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86" draw:text-style-name="P18" svg:width="0.0839in" svg:height="0.0732in" svg:x="2.2071in" svg:y="0.0512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87" draw:text-style-name="P18" svg:width="0.0516in" svg:height="0.1039in" svg:x="2.2925in" svg:y="0.022in" svg:viewBox="0 0 132 265" svg:d="M65 91h61v-13h-61v-78h-10c0 35-14 79-55 82v9h36v117c0 52 40 57 55 57 30 0 41-30 41-57v-24h-10v24c0 30-13 46-28 46-29 0-29-38-29-45z"><text:p/></draw:path><draw:path draw:style-name="gr88" draw:text-style-name="P18" svg:width="0.0382in" svg:height="0.1657in" svg:x="2.363in" svg:y="0.0004in" svg:viewBox="0 0 98 422" svg:d="M98 211c0-32-4-84-27-132-25-51-63-79-67-79-2 0-4 2-4 4s0 3 7 10c43 41 67 108 67 197 0 72-15 147-68 199-6 6-6 8-6 9 0 2 2 3 4 3 4 0 43-28 68-82 22-46 26-93 26-129z"><text:p/></draw:path><draw:path draw:style-name="gr89" draw:text-style-name="P18" svg:width="0.1102in" svg:height="0.1106in" svg:x="2.4646in" svg:y="0.0276in" svg:viewBox="0 0 281 282" svg:d="M150 150h118c6 0 13 0 13-8 0-10-7-10-13-10h-118v-118c0-7 0-14-8-14-10 0-10 7-10 14v118h-118c-7 0-14 0-14 10 0 8 7 8 14 8h118v118c0 6 0 14 10 14 8 0 8-8 8-14z"><text:p/></draw:path><draw:path draw:style-name="gr90" draw:text-style-name="P18" svg:width="0.0681in" svg:height="0.1437in" svg:x="2.6189in" svg:y="0.0146in" svg:viewBox="0 0 174 366" svg:d="M174 16c0-9-6-16-17-16-9 0-21 10-21 22 0 9 6 15 15 15 11 0 23-11 23-21zM89 300c-9 34-29 58-53 58-2 0-8 0-16-5 12-3 20-15 20-23 0-6-5-14-17-14-11 0-23 8-23 24 0 18 17 26 37 26 30 0 70-23 81-64l38-156c2-8 2-14 2-14 0-24-18-40-39-40-43 0-67 62-67 65 0 5 3 5 4 5 4 0 5-1 9-8 9-27 30-52 53-52 6 0 14 1 14 19 0 11-1 15-4 22z"><text:p/></draw:path><draw:path draw:style-name="gr91" draw:text-style-name="P18" svg:width="0.0382in" svg:height="0.1657in" svg:x="2.7157in" svg:y="0.0004in" svg:viewBox="0 0 98 422" svg:d="M98 419c0-1 0-3-7-10-53-53-66-133-66-198 0-73 16-146 69-199 4-5 4-6 4-8 0-3-1-4-4-4-4 0-42 29-68 83-21 45-26 92-26 128 0 34 5 84 28 132 26 53 62 79 66 79 3 0 4-1 4-3z"><text:p/></draw:path><draw:path draw:style-name="gr92" draw:text-style-name="P18" svg:width="0.063in" svg:height="0.076in" svg:x="2.7697in" svg:y="0.0504in" svg:viewBox="0 0 161 194" svg:d="M36 98c0-69 34-87 56-87 4 0 30 0 46 15-18 2-20 15-20 20 0 10 8 19 19 19 12 0 20-7 20-19 0-29-32-46-65-46-52 0-92 46-92 98 0 54 42 96 91 96 57 0 70-50 70-55 0-3-4-3-5-3-4 0-5 1-5 3-13 40-41 46-56 46-22 0-59-19-59-87z"><text:p/></draw:path><draw:path draw:style-name="gr93" draw:text-style-name="P18" svg:width="0.0839in" svg:height="0.1154in" svg:x="2.8382in" svg:y="0.0098in" svg:viewBox="0 0 214 294" svg:d="M32 262c0 19-3 19-32 19v13c14-1 36-1 48-1 11 0 32 0 47 1v-13c-28 0-33 0-33-19v-78c0-45 30-68 57-68s32 23 32 47v99c0 19-5 19-33 19v13c14-1 37-1 48-1 10 0 33 0 48 1v-13c-23 0-34 0-34-13v-81c0-36 0-50-13-65-6-7-21-15-45-15-36 0-54 25-61 41v-148l-61 5v13c30 0 32 4 32 23z"><text:p/></draw:path><draw:path draw:style-name="gr94" draw:text-style-name="P18" svg:width="0.0748in" svg:height="0.076in" svg:x="2.9323in" svg:y="0.0504in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95" draw:text-style-name="P18" svg:width="0.0839in" svg:height="0.0732in" svg:x="3.0134in" svg:y="0.0512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96" draw:text-style-name="P18" svg:width="0.0839in" svg:height="0.0732in" svg:x="3.1063in" svg:y="0.0512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97" draw:text-style-name="P18" svg:width="0.0642in" svg:height="0.076in" svg:x="3.1972in" svg:y="0.0504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98" draw:text-style-name="P18" svg:width="0.037in" svg:height="0.1154in" svg:x="3.2724in" svg:y="0.0098in" svg:viewBox="0 0 95 294" svg:d="M61 0l-61 5v13c30 0 34 4 34 23v221c0 19-5 19-34 19v13c14-1 36-1 47-1s32 0 48 1v-13c-29 0-34 0-34-19z"><text:p/></draw:path><draw:path draw:style-name="gr99" draw:text-style-name="P18" svg:width="0.0547in" svg:height="0.1106in" svg:x="3.3831in" svg:y="0.0138in" svg:viewBox="0 0 140 282" svg:d="M88 11c0-10 0-11-11-11-27 26-64 26-77 26v15c8 0 34 0 55-12v219c0 16 0 21-38 21h-15v13c15-1 53-1 69-1 18 0 54 0 69 1v-13h-13c-38 0-39-5-39-21z"><text:p/></draw:path><draw:path draw:style-name="gr100" draw:text-style-name="P18" svg:width="0.0819in" svg:height="0.1055in" svg:x="3.5122in" svg:y="0.0512in" svg:viewBox="0 0 209 269" svg:d="M146 161v77c0 19-4 19-33 19v12c14 0 37-1 48-1 12 0 33 1 48 1v-12c-29 0-34 0-34-19v-238h-9l-15 38c-6-12-24-38-57-38-50 0-94 41-94 96 0 53 41 96 90 96 30 0 47-18 56-31zM148 70v60c0 13-8 25-17 36-5 4-18 16-39 16-31 0-56-37-56-86 0-50 29-85 60-85 34 0 52 36 52 59z"><text:p/></draw:path><draw:path draw:style-name="gr101" draw:text-style-name="P18" svg:width="0.0839in" svg:height="0.0752in" svg:x="3.5992in" svg:y="0.0512in" svg:viewBox="0 0 214 192" svg:d="M151 154v38l63-5v-13c-30 0-34-4-34-23v-151l-62 5v13c30 0 33 4 33 23v77c0 36-20 64-51 64-35 0-38-19-38-40v-142l-62 5v13c32 0 32 1 32 38v64c0 34 0 72 65 72 24 0 43-12 54-38z"><text:p/></draw:path><draw:path draw:style-name="gr102" draw:text-style-name="P18" svg:width="0.0748in" svg:height="0.076in" svg:x="3.6933in" svg:y="0.0504in" svg:viewBox="0 0 191 194" svg:d="M124 157c1 18 13 35 32 35 10 0 35-6 35-41v-23h-11v23c0 25-10 29-14 29-15 0-16-19-16-22v-85c0-18 0-33-16-50-16-16-37-23-57-23-36 0-65 20-65 48 0 12 10 20 19 20 13 0 19-8 19-20 0-5-1-19-20-19 11-15 31-19 46-19 20 0 44 16 44 54v15c-22 1-50 3-78 15-31 14-42 37-42 56 0 35 41 44 68 44 28 0 47-16 56-37zM120 89v42c0 39-30 54-49 54-21 0-39-15-39-36 0-23 18-59 88-60z"><text:p/></draw:path><draw:path draw:style-name="gr103" draw:text-style-name="P18" svg:width="0.0819in" svg:height="0.1173in" svg:x="3.7752in" svg:y="0.0098in" svg:viewBox="0 0 209 299" svg:d="M146 271v28l63-5v-13c-29 0-34-4-34-24v-257l-60 5v13c29 0 33 4 33 23v91c-12-14-30-25-54-25-50 0-94 41-94 96 0 54 41 96 90 96 28 0 47-15 56-28zM146 157v87c0 8 0 8-4 15-12 21-32 30-50 30-19 0-34-11-45-27-11-17-11-41-11-58s0-42 12-61c10-13 25-27 48-27 16 0 32 6 46 26 4 7 4 8 4 15z"><text:p/></draw:path><draw:path draw:style-name="gr104" draw:text-style-name="P18" svg:width="0.0559in" svg:height="0.0732in" svg:x="3.8661in" svg:y="0.0512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105" draw:text-style-name="P18" svg:width="0.0748in" svg:height="0.076in" svg:x="3.9339in" svg:y="0.0504in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106" draw:text-style-name="P18" svg:width="0.0516in" svg:height="0.1039in" svg:x="4.013in" svg:y="0.022in" svg:viewBox="0 0 132 265" svg:d="M65 91h61v-13h-61v-78h-10c0 35-14 79-55 82v9h36v117c0 52 40 57 55 57 30 0 41-30 41-57v-24h-10v24c0 30-13 46-28 46-29 0-29-38-29-45z"><text:p/></draw:path><draw:path draw:style-name="gr107" draw:text-style-name="P18" svg:width="0.0839in" svg:height="0.0752in" svg:x="4.0791in" svg:y="0.0512in" svg:viewBox="0 0 214 192" svg:d="M151 154v38l63-5v-13c-30 0-34-4-34-23v-151l-62 5v13c30 0 33 4 33 23v77c0 36-20 64-51 64-35 0-38-19-38-40v-142l-62 5v13c32 0 32 1 32 38v64c0 34 0 72 65 72 24 0 43-12 54-38z"><text:p/></draw:path><draw:path draw:style-name="gr108" draw:text-style-name="P18" svg:width="0.0559in" svg:height="0.0732in" svg:x="4.1709in" svg:y="0.0512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109" draw:text-style-name="P18" svg:width="0.0642in" svg:height="0.076in" svg:x="4.2362in" svg:y="0.0504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110" draw:text-style-name="P18" svg:width="0.063in" svg:height="0.076in" svg:x="4.3665in" svg:y="0.0504in" svg:viewBox="0 0 161 194" svg:d="M36 98c0-69 34-87 56-87 4 0 30 0 46 15-17 2-20 15-20 20 0 10 8 19 19 19 12 0 20-7 20-19 0-29-32-46-65-46-52 0-92 46-92 98 0 54 42 96 91 96 57 0 70-50 70-55 0-3-4-3-5-3-4 0-5 1-5 3-13 40-41 46-56 46-22 0-59-19-59-87z"><text:p/></draw:path><draw:path draw:style-name="gr111" draw:text-style-name="P18" svg:width="0.0839in" svg:height="0.0752in" svg:x="4.4398in" svg:y="0.0512in" svg:viewBox="0 0 214 192" svg:d="M151 154v38l63-5v-13c-30 0-34-4-34-23v-151l-62 5v13c30 0 33 4 33 23v77c0 36-20 64-51 64-35 0-38-19-38-40v-142l-62 5v13c32 0 32 1 32 38v64c0 34 0 72 66 72 23 0 42-12 53-38z"><text:p/></draw:path><draw:path draw:style-name="gr112" draw:text-style-name="P18" svg:width="0.0559in" svg:height="0.0732in" svg:x="4.5315in" svg:y="0.0512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113" draw:text-style-name="P18" svg:width="0.0559in" svg:height="0.0732in" svg:x="4.5965in" svg:y="0.0512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114" draw:text-style-name="P18" svg:width="0.0642in" svg:height="0.076in" svg:x="4.6614in" svg:y="0.0504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115" draw:text-style-name="P18" svg:width="0.0839in" svg:height="0.0732in" svg:x="4.7358in" svg:y="0.0512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116" draw:text-style-name="P18" svg:width="0.052in" svg:height="0.1039in" svg:x="4.8217in" svg:y="0.022in" svg:viewBox="0 0 133 265" svg:d="M65 91h61v-13h-61v-78h-10c0 35-14 79-55 82v9h36v117c0 52 40 57 55 57 30 0 42-30 42-57v-24h-11v24c0 30-13 46-28 46-29 0-29-38-29-45z"><text:p/></draw:path><draw:path draw:style-name="gr117" draw:text-style-name="P18" svg:width="0.0382in" svg:height="0.1657in" svg:x="4.8917in" svg:y="0.0004in" svg:viewBox="0 0 98 422" svg:d="M98 211c0-32-4-84-27-132-25-51-63-79-67-79-2 0-4 2-4 4s0 3 7 10c43 41 67 108 67 197 0 72-15 147-68 199-6 6-6 8-6 9 0 2 2 3 4 3 4 0 43-28 68-82 22-46 26-93 26-129z"><text:p/></draw:path></draw:g></text:p>
      <text:p text:style-name="P8"><draw:g text:anchor-type="as-char" svg:y="-0.1252in" draw:z-index="2" draw:style-name="gr1"><svg:title>TexMaths</svg:title><svg:desc>12§display§I_2 = (\mbox{channel 2 in-phase current}) + j (\mbox{channel 2 quadrature current}) §svg§600§FALSE§</svg:desc><draw:polygon draw:style-name="gr118" draw:text-style-name="P17" svg:width="4.9472in" svg:height="0.1657in" svg:x="0in" svg:y="0.0004in" svg:viewBox="0 0 12567 422" draw:points="6284,422 0,422 0,0 12567,0 12567,422"><text:p/></draw:polygon><draw:path draw:style-name="gr119" draw:text-style-name="P18" svg:width="0.0768in" svg:height="0.1134in" svg:x="0.0055in" svg:y="0.0106in" svg:viewBox="0 0 196 289" svg:d="M144 32c4-15 5-19 38-19 11 0 14 0 14-8 0-5-4-5-6-5-12 0-44 1-56 1-13 0-44-1-56-1-4 0-8 0-8 8 0 5 3 5 10 5 18 0 30 0 30 9 0 1 0 2-1 6l-57 229c-4 14-5 19-39 19-9 0-13 0-13 8 0 5 5 5 7 5 11 0 43-1 54-1 13 0 45 1 58 1 3 0 8 0 8-8 0-5-3-5-13-5-7 0-10 0-18 0-8-1-11-4-11-8s1-6 3-10z"><text:p/></draw:path><draw:path draw:style-name="gr120" draw:text-style-name="P18" svg:width="0.0516in" svg:height="0.0772in" svg:x="0.0803in" svg:y="0.07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21" draw:text-style-name="P18" svg:width="0.1102in" svg:height="0.039in" svg:x="0.2031in" svg:y="0.0634in" svg:viewBox="0 0 281 100" svg:d="M266 17c8 0 15 0 15-9 0-8-7-8-13-8h-254c-7 0-14 0-14 8 0 9 7 9 14 9zM268 100c6 0 13 0 13-9 0-8-7-8-15-8h-252c-7 0-14 0-14 8 0 9 7 9 14 9z"><text:p/></draw:path><draw:path draw:style-name="gr122" draw:text-style-name="P18" svg:width="0.0382in" svg:height="0.1657in" svg:x="0.385in" svg:y="0.0004in" svg:viewBox="0 0 98 422" svg:d="M98 419c0-1 0-3-7-10-53-53-66-133-66-198 0-73 16-146 69-199 4-5 4-6 4-8 0-3-1-4-3-4-5 0-43 29-69 83-21 45-26 92-26 128 0 34 5 84 28 132 26 53 62 79 67 79 2 0 3-1 3-3z"><text:p/></draw:path><draw:path draw:style-name="gr123" draw:text-style-name="P18" svg:width="0.063in" svg:height="0.076in" svg:x="0.4394in" svg:y="0.0504in" svg:viewBox="0 0 161 194" svg:d="M36 98c0-69 34-87 56-87 4 0 30 0 46 15-18 2-20 15-20 20 0 10 8 19 19 19 12 0 20-7 20-19 0-29-32-46-65-46-52 0-92 46-92 98 0 54 42 96 91 96 57 0 70-50 70-55 0-3-4-3-5-3-4 0-5 1-5 3-13 40-41 46-56 46-22 0-59-19-59-87z"><text:p/></draw:path><draw:path draw:style-name="gr124" draw:text-style-name="P18" svg:width="0.0839in" svg:height="0.1154in" svg:x="0.5079in" svg:y="0.0098in" svg:viewBox="0 0 214 294" svg:d="M32 262c0 19-3 19-32 19v13c14-1 36-1 48-1 11 0 32 0 47 1v-13c-28 0-33 0-33-19v-78c0-45 30-68 57-68s32 23 32 47v99c0 19-5 19-33 19v13c14-1 37-1 48-1 10 0 33 0 48 1v-13c-23 0-34 0-34-13v-81c0-36 0-50-13-65-6-7-21-15-45-15-36 0-54 25-61 41v-148l-61 5v13c30 0 32 4 32 23z"><text:p/></draw:path><draw:path draw:style-name="gr125" draw:text-style-name="P18" svg:width="0.0748in" svg:height="0.076in" svg:x="0.602in" svg:y="0.0504in" svg:viewBox="0 0 191 194" svg:d="M122 157c3 18 15 35 34 35 10 0 35-6 35-41v-23h-11v23c0 25-10 29-14 29-15 0-16-19-16-22v-85c0-18 0-33-16-50-16-16-37-23-57-23-36 0-65 20-65 48 0 12 10 20 19 20 12 0 19-8 19-20 0-5-1-19-20-19 11-15 31-19 46-19 20 0 44 16 44 54v15c-22 1-50 3-78 15-31 14-42 37-42 56 0 35 41 44 68 44 28 0 47-16 54-37zM120 89v42c0 39-30 54-49 54-21 0-39-15-39-36 0-23 18-59 88-60z"><text:p/></draw:path><draw:path draw:style-name="gr126" draw:text-style-name="P18" svg:width="0.0839in" svg:height="0.0732in" svg:x="0.6831in" svg:y="0.0512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127" draw:text-style-name="P18" svg:width="0.0839in" svg:height="0.0732in" svg:x="0.7756in" svg:y="0.0512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128" draw:text-style-name="P18" svg:width="0.0642in" svg:height="0.076in" svg:x="0.8669in" svg:y="0.0504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129" draw:text-style-name="P18" svg:width="0.037in" svg:height="0.1154in" svg:x="0.9413in" svg:y="0.0098in" svg:viewBox="0 0 95 294" svg:d="M61 0l-61 5v13c30 0 34 4 34 23v221c0 19-5 19-34 19v13c14-1 36-1 47-1s32 0 48 1v-13c-29 0-34 0-34-19z"><text:p/></draw:path><draw:path draw:style-name="gr130" draw:text-style-name="P18" svg:width="0.0661in" svg:height="0.1106in" svg:x="1.0461in" svg:y="0.013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131" draw:text-style-name="P18" svg:width="0.0354in" svg:height="0.111in" svg:x="1.1815in" svg:y="0.0134in" svg:viewBox="0 0 91 283" svg:d="M61 96l-59 5v13c28 0 32 2 32 23v114c0 19-5 19-34 19v13c13-1 36-1 47-1 14 0 30 0 44 1v-13c-27 0-30-2-30-18zM64 22c0-14-11-22-23-22-15 0-23 12-23 22 0 12 8 24 23 24 12 0 23-10 23-24z"><text:p/></draw:path><draw:path draw:style-name="gr132" draw:text-style-name="P18" svg:width="0.0839in" svg:height="0.0732in" svg:x="1.2272in" svg:y="0.0512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olygon draw:style-name="gr133" draw:text-style-name="P18" svg:width="0.0441in" svg:height="0.0094in" svg:x="1.3161in" svg:y="0.0839in" svg:viewBox="0 0 113 25" draw:points="113,25 113,0 0,0 0,25"><text:p/></draw:polygon><draw:path draw:style-name="gr134" draw:text-style-name="P18" svg:width="0.0819in" svg:height="0.1055in" svg:x="1.3744in" svg:y="0.0512in" svg:viewBox="0 0 209 269" svg:d="M61 28v-28l-61 5v13c30 0 32 2 32 22v198c0 19-3 19-32 19v12c14 0 36-1 47-1 12 0 33 1 48 1v-12c-28 0-33 0-33-19v-72-4c3 7 21 30 52 30 52 0 95-41 95-96 0-54-41-96-89-96-32 0-50 18-59 28zM62 139v-95c12-21 33-33 56-33 30 0 56 37 56 85 0 50-30 86-61 86-17 0-34-8-45-26-6-8-6-10-6-17z"><text:p/></draw:path><draw:path draw:style-name="gr135" draw:text-style-name="P18" svg:width="0.0839in" svg:height="0.1154in" svg:x="1.4673in" svg:y="0.0098in" svg:viewBox="0 0 214 294" svg:d="M32 262c0 19-3 19-32 19v13c14-1 36-1 48-1 11 0 32 0 47 1v-13c-28 0-33 0-33-19v-78c0-45 30-68 57-68s32 23 32 47v99c0 19-5 19-33 19v13c14-1 37-1 48-1 10 0 33 0 48 1v-13c-23 0-34 0-34-13v-81c0-36 0-50-13-65-6-7-21-15-45-15-36 0-54 25-61 41v-148l-61 5v13c30 0 32 4 32 23z"><text:p/></draw:path><draw:path draw:style-name="gr136" draw:text-style-name="P18" svg:width="0.0748in" svg:height="0.076in" svg:x="1.5614in" svg:y="0.0504in" svg:viewBox="0 0 191 194" svg:d="M122 157c3 18 15 35 34 35 10 0 35-6 35-41v-23h-11v23c0 25-10 29-14 29-15 0-16-19-16-22v-85c0-18 0-33-16-50-16-16-37-23-57-23-36 0-65 20-65 48 0 12 10 20 19 20 12 0 19-8 19-20 0-5-1-19-20-19 11-15 31-19 46-19 20 0 44 16 44 54v15c-22 1-50 3-78 15-31 14-42 37-42 56 0 35 41 44 68 44 28 0 47-16 54-37zM120 89v42c0 39-30 54-49 54-21 0-39-15-39-36 0-23 18-59 88-60z"><text:p/></draw:path><draw:path draw:style-name="gr137" draw:text-style-name="P18" svg:width="0.0543in" svg:height="0.076in" svg:x="1.6425in" svg:y="0.0504in" svg:viewBox="0 0 139 194" svg:d="M74 108c10 1 44 8 44 38 0 22-15 39-48 39-35 0-51-24-58-60-1-5-2-7-6-7-6 0-6 3-6 10v57c0 7 0 9 5 9 2 0 2 0 11-8 1-1 1-1 8-10 18 18 37 18 46 18 49 0 69-28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138" draw:text-style-name="P18" svg:width="0.0642in" svg:height="0.076in" svg:x="1.7075in" svg:y="0.0504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139" draw:text-style-name="P18" svg:width="0.063in" svg:height="0.076in" svg:x="1.8378in" svg:y="0.0504in" svg:viewBox="0 0 161 194" svg:d="M36 98c0-69 34-87 56-87 4 0 30 0 46 15-17 2-20 15-20 20 0 10 8 19 19 19 12 0 20-7 20-19 0-29-32-46-65-46-52 0-92 46-92 98 0 54 42 96 91 96 57 0 70-50 70-55 0-3-4-3-5-3-4 0-5 1-5 3-13 40-41 46-56 46-22 0-59-19-59-87z"><text:p/></draw:path><draw:path draw:style-name="gr140" draw:text-style-name="P18" svg:width="0.0839in" svg:height="0.0752in" svg:x="1.911in" svg:y="0.0512in" svg:viewBox="0 0 214 192" svg:d="M151 154v38l63-5v-13c-30 0-34-4-34-23v-151l-62 5v13c30 0 33 4 33 23v77c0 36-20 64-51 64-35 0-38-19-38-40v-142l-62 5v13c32 0 32 1 32 38v64c0 34 0 72 66 72 23 0 42-12 53-38z"><text:p/></draw:path><draw:path draw:style-name="gr141" draw:text-style-name="P18" svg:width="0.0559in" svg:height="0.0732in" svg:x="2.0028in" svg:y="0.0512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142" draw:text-style-name="P18" svg:width="0.0559in" svg:height="0.0732in" svg:x="2.0677in" svg:y="0.0512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143" draw:text-style-name="P18" svg:width="0.0642in" svg:height="0.076in" svg:x="2.1323in" svg:y="0.0504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144" draw:text-style-name="P18" svg:width="0.0839in" svg:height="0.0732in" svg:x="2.2071in" svg:y="0.0512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145" draw:text-style-name="P18" svg:width="0.0516in" svg:height="0.1039in" svg:x="2.2925in" svg:y="0.022in" svg:viewBox="0 0 132 265" svg:d="M65 91h61v-13h-61v-78h-10c0 35-14 79-55 82v9h36v117c0 52 40 57 55 57 30 0 41-30 41-57v-24h-10v24c0 30-13 46-28 46-29 0-29-38-29-45z"><text:p/></draw:path><draw:path draw:style-name="gr146" draw:text-style-name="P18" svg:width="0.0382in" svg:height="0.1657in" svg:x="2.363in" svg:y="0.0004in" svg:viewBox="0 0 98 422" svg:d="M98 211c0-32-4-84-27-132-25-51-63-79-67-79-2 0-4 2-4 4s0 3 7 10c43 41 67 108 67 197 0 72-15 147-68 199-6 6-6 8-6 9 0 2 2 3 4 3 4 0 43-28 68-82 22-46 26-93 26-129z"><text:p/></draw:path><draw:path draw:style-name="gr147" draw:text-style-name="P18" svg:width="0.1102in" svg:height="0.1106in" svg:x="2.4646in" svg:y="0.0276in" svg:viewBox="0 0 281 282" svg:d="M150 150h118c6 0 13 0 13-8 0-10-7-10-13-10h-118v-118c0-7 0-14-8-14-10 0-10 7-10 14v118h-118c-7 0-14 0-14 10 0 8 7 8 14 8h118v118c0 6 0 14 10 14 8 0 8-8 8-14z"><text:p/></draw:path><draw:path draw:style-name="gr148" draw:text-style-name="P18" svg:width="0.0681in" svg:height="0.1437in" svg:x="2.6189in" svg:y="0.0146in" svg:viewBox="0 0 174 366" svg:d="M174 16c0-9-6-16-17-16-9 0-21 10-21 22 0 9 6 15 15 15 11 0 23-11 23-21zM89 300c-9 34-29 58-53 58-2 0-8 0-16-5 12-3 20-15 20-23 0-6-5-14-17-14-11 0-23 8-23 24 0 18 17 26 37 26 30 0 70-23 81-64l38-156c2-8 2-14 2-14 0-24-18-40-39-40-43 0-67 62-67 65 0 5 3 5 4 5 4 0 5-1 9-8 9-27 30-52 53-52 6 0 14 1 14 19 0 11-1 15-4 22z"><text:p/></draw:path><draw:path draw:style-name="gr149" draw:text-style-name="P18" svg:width="0.0382in" svg:height="0.1657in" svg:x="2.7157in" svg:y="0.0004in" svg:viewBox="0 0 98 422" svg:d="M98 419c0-1 0-3-7-10-53-53-66-133-66-198 0-73 16-146 69-199 4-5 4-6 4-8 0-3-1-4-4-4-4 0-42 29-68 83-21 45-26 92-26 128 0 34 5 84 28 132 26 53 62 79 66 79 3 0 4-1 4-3z"><text:p/></draw:path><draw:path draw:style-name="gr150" draw:text-style-name="P18" svg:width="0.063in" svg:height="0.076in" svg:x="2.7697in" svg:y="0.0504in" svg:viewBox="0 0 161 194" svg:d="M36 98c0-69 34-87 56-87 4 0 30 0 46 15-18 2-20 15-20 20 0 10 8 19 19 19 12 0 20-7 20-19 0-29-32-46-65-46-52 0-92 46-92 98 0 54 42 96 91 96 57 0 70-50 70-55 0-3-4-3-5-3-4 0-5 1-5 3-13 40-41 46-56 46-22 0-59-19-59-87z"><text:p/></draw:path><draw:path draw:style-name="gr151" draw:text-style-name="P18" svg:width="0.0839in" svg:height="0.1154in" svg:x="2.8382in" svg:y="0.0098in" svg:viewBox="0 0 214 294" svg:d="M32 262c0 19-3 19-32 19v13c14-1 36-1 48-1 11 0 32 0 47 1v-13c-28 0-33 0-33-19v-78c0-45 30-68 57-68s32 23 32 47v99c0 19-5 19-33 19v13c14-1 37-1 48-1 10 0 33 0 48 1v-13c-23 0-34 0-34-13v-81c0-36 0-50-13-65-6-7-21-15-45-15-36 0-54 25-61 41v-148l-61 5v13c30 0 32 4 32 23z"><text:p/></draw:path><draw:path draw:style-name="gr152" draw:text-style-name="P18" svg:width="0.0748in" svg:height="0.076in" svg:x="2.9323in" svg:y="0.0504in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153" draw:text-style-name="P18" svg:width="0.0839in" svg:height="0.0732in" svg:x="3.0134in" svg:y="0.0512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154" draw:text-style-name="P18" svg:width="0.0839in" svg:height="0.0732in" svg:x="3.1063in" svg:y="0.0512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155" draw:text-style-name="P18" svg:width="0.0642in" svg:height="0.076in" svg:x="3.1972in" svg:y="0.0504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156" draw:text-style-name="P18" svg:width="0.037in" svg:height="0.1154in" svg:x="3.2724in" svg:y="0.0098in" svg:viewBox="0 0 95 294" svg:d="M61 0l-61 5v13c30 0 34 4 34 23v221c0 19-5 19-34 19v13c14-1 36-1 47-1s32 0 48 1v-13c-29 0-34 0-34-19z"><text:p/></draw:path><draw:path draw:style-name="gr157" draw:text-style-name="P18" svg:width="0.0661in" svg:height="0.1106in" svg:x="3.3764in" svg:y="0.013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158" draw:text-style-name="P18" svg:width="0.0819in" svg:height="0.1055in" svg:x="3.5122in" svg:y="0.0512in" svg:viewBox="0 0 209 269" svg:d="M146 161v77c0 19-4 19-33 19v12c14 0 37-1 48-1 12 0 33 1 48 1v-12c-29 0-34 0-34-19v-238h-9l-15 38c-6-12-24-38-57-38-50 0-94 41-94 96 0 53 41 96 90 96 30 0 47-18 56-31zM148 70v60c0 13-8 25-17 36-5 4-18 16-39 16-31 0-56-37-56-86 0-50 29-85 60-85 34 0 52 36 52 59z"><text:p/></draw:path><draw:path draw:style-name="gr159" draw:text-style-name="P18" svg:width="0.0839in" svg:height="0.0752in" svg:x="3.5992in" svg:y="0.0512in" svg:viewBox="0 0 214 192" svg:d="M151 154v38l63-5v-13c-30 0-34-4-34-23v-151l-62 5v13c30 0 33 4 33 23v77c0 36-20 64-51 64-35 0-38-19-38-40v-142l-62 5v13c32 0 32 1 32 38v64c0 34 0 72 65 72 24 0 43-12 54-38z"><text:p/></draw:path><draw:path draw:style-name="gr160" draw:text-style-name="P18" svg:width="0.0748in" svg:height="0.076in" svg:x="3.6933in" svg:y="0.0504in" svg:viewBox="0 0 191 194" svg:d="M124 157c1 18 13 35 32 35 10 0 35-6 35-41v-23h-11v23c0 25-10 29-14 29-15 0-16-19-16-22v-85c0-18 0-33-16-50-16-16-37-23-57-23-36 0-65 20-65 48 0 12 10 20 19 20 13 0 19-8 19-20 0-5-1-19-20-19 11-15 31-19 46-19 20 0 44 16 44 54v15c-22 1-50 3-78 15-31 14-42 37-42 56 0 35 41 44 68 44 28 0 47-16 56-37zM120 89v42c0 39-30 54-49 54-21 0-39-15-39-36 0-23 18-59 88-60z"><text:p/></draw:path><draw:path draw:style-name="gr161" draw:text-style-name="P18" svg:width="0.0819in" svg:height="0.1173in" svg:x="3.7752in" svg:y="0.0098in" svg:viewBox="0 0 209 299" svg:d="M146 271v28l63-5v-13c-29 0-34-4-34-24v-257l-60 5v13c29 0 33 4 33 23v91c-12-14-30-25-54-25-50 0-94 41-94 96 0 54 41 96 90 96 28 0 47-15 56-28zM146 157v87c0 8 0 8-4 15-12 21-32 30-50 30-19 0-34-11-45-27-11-17-11-41-11-58s0-42 12-61c10-13 25-27 48-27 16 0 32 6 46 26 4 7 4 8 4 15z"><text:p/></draw:path><draw:path draw:style-name="gr162" draw:text-style-name="P18" svg:width="0.0559in" svg:height="0.0732in" svg:x="3.8661in" svg:y="0.0512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163" draw:text-style-name="P18" svg:width="0.0748in" svg:height="0.076in" svg:x="3.9339in" svg:y="0.0504in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164" draw:text-style-name="P18" svg:width="0.0516in" svg:height="0.1039in" svg:x="4.013in" svg:y="0.022in" svg:viewBox="0 0 132 265" svg:d="M65 91h61v-13h-61v-78h-10c0 35-14 79-55 82v9h36v117c0 52 40 57 55 57 30 0 41-30 41-57v-24h-10v24c0 30-13 46-28 46-29 0-29-38-29-45z"><text:p/></draw:path><draw:path draw:style-name="gr165" draw:text-style-name="P18" svg:width="0.0839in" svg:height="0.0752in" svg:x="4.0791in" svg:y="0.0512in" svg:viewBox="0 0 214 192" svg:d="M151 154v38l63-5v-13c-30 0-34-4-34-23v-151l-62 5v13c30 0 33 4 33 23v77c0 36-20 64-51 64-35 0-38-19-38-40v-142l-62 5v13c32 0 32 1 32 38v64c0 34 0 72 65 72 24 0 43-12 54-38z"><text:p/></draw:path><draw:path draw:style-name="gr166" draw:text-style-name="P18" svg:width="0.0559in" svg:height="0.0732in" svg:x="4.1709in" svg:y="0.0512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167" draw:text-style-name="P18" svg:width="0.0642in" svg:height="0.076in" svg:x="4.2362in" svg:y="0.0504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168" draw:text-style-name="P18" svg:width="0.063in" svg:height="0.076in" svg:x="4.3665in" svg:y="0.0504in" svg:viewBox="0 0 161 194" svg:d="M36 98c0-69 34-87 56-87 4 0 30 0 46 15-17 2-20 15-20 20 0 10 8 19 19 19 12 0 20-7 20-19 0-29-32-46-65-46-52 0-92 46-92 98 0 54 42 96 91 96 57 0 70-50 70-55 0-3-4-3-5-3-4 0-5 1-5 3-13 40-41 46-56 46-22 0-59-19-59-87z"><text:p/></draw:path><draw:path draw:style-name="gr169" draw:text-style-name="P18" svg:width="0.0839in" svg:height="0.0752in" svg:x="4.4398in" svg:y="0.0512in" svg:viewBox="0 0 214 192" svg:d="M151 154v38l63-5v-13c-30 0-34-4-34-23v-151l-62 5v13c30 0 33 4 33 23v77c0 36-20 64-51 64-35 0-38-19-38-40v-142l-62 5v13c32 0 32 1 32 38v64c0 34 0 72 66 72 23 0 42-12 53-38z"><text:p/></draw:path><draw:path draw:style-name="gr170" draw:text-style-name="P18" svg:width="0.0559in" svg:height="0.0732in" svg:x="4.5315in" svg:y="0.0512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171" draw:text-style-name="P18" svg:width="0.0559in" svg:height="0.0732in" svg:x="4.5965in" svg:y="0.0512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172" draw:text-style-name="P18" svg:width="0.0642in" svg:height="0.076in" svg:x="4.6614in" svg:y="0.0504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173" draw:text-style-name="P18" svg:width="0.0839in" svg:height="0.0732in" svg:x="4.7358in" svg:y="0.0512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174" draw:text-style-name="P18" svg:width="0.052in" svg:height="0.1039in" svg:x="4.8217in" svg:y="0.022in" svg:viewBox="0 0 133 265" svg:d="M65 91h61v-13h-61v-78h-10c0 35-14 79-55 82v9h36v117c0 52 40 57 55 57 30 0 42-30 42-57v-24h-11v24c0 30-13 46-28 46-29 0-29-38-29-45z"><text:p/></draw:path><draw:path draw:style-name="gr175" draw:text-style-name="P18" svg:width="0.0382in" svg:height="0.1657in" svg:x="4.8917in" svg:y="0.0004in" svg:viewBox="0 0 98 422" svg:d="M98 211c0-32-4-84-27-132-25-51-63-79-67-79-2 0-4 2-4 4s0 3 7 10c43 41 67 108 67 197 0 72-15 147-68 199-6 6-6 8-6 9 0 2 2 3 4 3 4 0 43-28 68-82 22-46 26-93 26-129z"><text:p/></draw:path></draw:g></text:p>
      <text:p text:style-name="P3"/>
      <text:p text:style-name="P2">The number of averages which influences the dynamic range is set by</text:p>
      <text:p text:style-name="P2"/>
      <text:p text:style-name="P5">AVERAGES &lt;# averages&gt; &lt;timeout in ms&gt;</text:p>
      <text:p text:style-name="P2"/>
      <text:p text:style-name="P2">where the default number of averages is 64 for a 40 to 45 dB dynamic range, which increases to about 50 to 55 dB for 1000 averages which slows down the acquisition.</text:p>
      <text:p text:style-name="P2"/>
      <text:p text:style-name="P2">The calibration method is as follows:</text:p>
      <text:p text:style-name="P2"/>
      <text:p text:style-name="P3">For the one-port cal, capture the raw <text:span text:style-name="T2">data for an open, short, and load (usually 50 ohms) fort channel 1. <text:s/>These will form six complex numbers </text:span><text:span text:style-name="T2"><draw:g text:anchor-type="as-char" svg:y="-0.1736in" draw:z-index="3" draw:style-name="gr1"><svg:title>TexMaths</svg:title><svg:desc>12§display§V_{1}^{(open)}§svg§600§FALSE§</svg:desc><draw:polygon draw:style-name="gr176" draw:text-style-name="P17" svg:width="0.5165in" svg:height="0.2177in" svg:x="0in" svg:y="0in" svg:viewBox="0 0 1313 554" draw:points="656,554 0,554 0,0 1313,0 1313,554"><text:p/></draw:polygon><draw:path draw:style-name="gr177" draw:text-style-name="P18" svg:width="0.1181in" svg:height="0.1169in" svg:x="0.0094in" svg:y="0.0598in" svg:viewBox="0 0 301 298" svg:d="M242 48c21-32 39-34 54-35 5-1 5-7 5-8 0-3-1-5-5-5-10 0-24 1-34 1-15 0-29-1-42-1-3 0-9 0-9 7 0 5 4 6 7 6 11 1 20 5 20 13s-6 17-6 17l-130 206-29-223c0-8 10-13 29-13 6 0 11 0 11-8 0-4-4-5-6-5-18 0-36 1-53 1-8 0-16 0-23 0-8 0-15-1-24-1-2 0-7 0-7 7 0 6 4 6 11 6 24 0 24 4 25 15l34 261c1 7 2 9 8 9s8-2 11-7z"><text:p/></draw:path><draw:path draw:style-name="gr178" draw:text-style-name="P18" svg:width="0.0303in" svg:height="0.1161in" svg:x="0.1469in" svg:y="0in" svg:viewBox="0 0 78 296" svg:d="M72 0c-56 40-72 103-72 147 0 42 12 107 72 149 2 0 6 0 6-4 0-1-1-2-4-4-39-35-54-87-54-141 0-79 30-118 56-140 1-1 2-2 2-3 0-4-4-4-6-4z"><text:p/></draw:path><draw:path draw:style-name="gr179" draw:text-style-name="P18" svg:width="0.0543in" svg:height="0.0524in" svg:x="0.1929in" svg:y="0.0358in" svg:viewBox="0 0 139 134" svg:d="M139 52c0-33-24-52-54-52-44 0-85 41-85 81 0 30 22 53 54 53 43 0 85-39 85-82zM55 126c-15 0-30-10-30-33 0-13 6-41 17-58 13-18 30-27 43-27 17 0 30 11 30 33 0 7-3 37-17 57-10 18-28 28-43 28z"><text:p/></draw:path><draw:path draw:style-name="gr180" draw:text-style-name="P18" svg:width="0.065in" svg:height="0.0736in" svg:x="0.2508in" svg:y="0.0358in" svg:viewBox="0 0 166 188" svg:d="M23 167c-3 9-3 10-16 10-3 0-7 0-7 8 0 2 2 3 4 3 8 0 18-1 26-1 10 0 20 1 30 1 4 0 7-1 7-7 0-4-5-4-7-4-7 0-16 0-16-3 0-1 3-9 4-13 4-16 7-33 11-45 3 6 13 17 30 17 37 0 77-40 77-83 0-36-24-50-45-50-18 0-33 12-42 22-5-18-21-22-31-22-12 0-18 7-23 16-6 10-11 27-11 30s4 3 5 3c4 0 5-1 7-8 5-18 10-33 21-33 8 0 11 6 11 15 0 3-2 7-2 8zM79 36c17-24 31-28 41-28 12 0 22 9 22 29 0 12-6 42-15 60-8 14-23 29-38 29-21 0-25-23-25-27 0-1 0-3 0-4z"><text:p/></draw:path><draw:path draw:style-name="gr181" draw:text-style-name="P18" svg:width="0.0496in" svg:height="0.0524in" svg:x="0.3276in" svg:y="0.0358in" svg:viewBox="0 0 127 134" svg:d="M47 64c8 0 32-2 48-8 21-7 26-20 26-30 0-16-17-26-37-26-36 0-84 26-84 78 0 30 19 56 54 56 49 0 73-30 73-33s-2-6-5-6c-2 0-2 1-4 3-24 28-58 28-64 28-18 0-30-12-30-36 0-5 0-11 4-26zM31 55c11-43 45-47 53-47 13 0 24 6 24 18 0 29-50 29-62 29z"><text:p/></draw:path><draw:path draw:style-name="gr182" draw:text-style-name="P18" svg:width="0.0709in" svg:height="0.0524in" svg:x="0.3878in" svg:y="0.0358in" svg:viewBox="0 0 181 134" svg:d="M22 113c0 3-3 10-3 12 0 7 6 9 11 9s10-3 11-7c1-2 5-12 5-18 2-6 4-19 7-26 2-7 3-13 5-21 3-12 3-14 12-26s22-28 45-28c17 0 17 15 17 21 0 18-12 50-17 63-3 9-5 11-5 16 0 15 14 26 28 26 30 0 43-41 43-45 0-5-3-5-5-5-3 0-4 2-6 6-6 23-19 36-31 36-6 0-7-4-7-11s1-11 7-24c3-10 16-41 16-57 0-29-23-34-39-34-25 0-42 16-50 26-2-19-20-26-31-26-13 0-21 10-24 17-7 9-11 27-11 29 0 3 4 3 5 3 5 0 5-1 7-8 5-18 10-33 22-33 7 0 9 6 9 15 0 6-2 17-5 25-2 7-4 20-7 26z"><text:p/></draw:path><draw:path draw:style-name="gr183" draw:text-style-name="P18" svg:width="0.0303in" svg:height="0.1161in" svg:x="0.4724in" svg:y="0in" svg:viewBox="0 0 78 296" svg:d="M6 0c-2 0-6 0-6 4 0 1 1 2 2 3 27 24 54 64 54 140 0 63-19 109-50 138-6 6-6 6-6 7 0 2 1 4 4 4s32-19 51-58c15-23 23-56 23-91 0-40-13-106-72-147z"><text:p/></draw:path><draw:path draw:style-name="gr184" draw:text-style-name="P18" svg:width="0.0421in" svg:height="0.0772in" svg:x="0.1094in" svg:y="0.1406in" svg:viewBox="0 0 108 197" svg:d="M67 8c0-8 0-8-8-8-19 18-47 19-59 19v11c7 0 26 0 43-8v151c0 9 0 13-30 13h-11v11c5 0 42-2 53-2 10 0 47 2 53 2v-11h-11c-30 0-30-4-30-13z"><text:p/></draw:path></draw:g></text:span><text:span text:style-name="T2">, </text:span><text:span text:style-name="T2"><draw:g text:anchor-type="as-char" svg:y="-0.1736in" draw:z-index="4" draw:style-name="gr1"><svg:title>TexMaths</svg:title><svg:desc>12§display§I_{1}^{(open)}§svg§600§FALSE§</svg:desc><draw:polygon draw:style-name="gr185" draw:text-style-name="P17" svg:width="0.4693in" svg:height="0.2177in" svg:x="0in" svg:y="0in" svg:viewBox="0 0 1193 554" draw:points="597,554 0,554 0,0 1193,0 1193,554"><text:p/></draw:polygon><draw:path draw:style-name="gr186" draw:text-style-name="P18" svg:width="0.0768in" svg:height="0.1134in" svg:x="0.0055in" svg:y="0.0598in" svg:viewBox="0 0 196 289" svg:d="M144 32c4-15 5-19 38-19 11 0 14 0 14-8 0-5-4-5-6-5-12 0-44 1-56 1-13 0-44-1-56-1-4 0-8 0-8 8 0 5 3 5 10 5 18 0 30 0 30 9 0 1 0 2-1 6l-57 228c-4 16-5 20-39 20-9 0-13 0-13 8 0 5 5 5 7 5 11 0 43-1 54-1 13 0 45 1 58 1 3 0 8 0 8-7 0-6-3-6-13-6-7 0-10 0-18 0-8-2-11-4-11-9 0-3 1-6 3-9z"><text:p/></draw:path><draw:path draw:style-name="gr187" draw:text-style-name="P18" svg:width="0.0303in" svg:height="0.1161in" svg:x="0.0992in" svg:y="0in" svg:viewBox="0 0 78 296" svg:d="M72 0c-56 40-72 103-72 147 0 42 12 107 72 149 2 0 6 0 6-4 0-1-1-2-4-4-39-35-54-87-54-141 0-79 30-118 56-140 1-1 2-2 2-3 0-4-4-4-6-4z"><text:p/></draw:path><draw:path draw:style-name="gr188" draw:text-style-name="P18" svg:width="0.0543in" svg:height="0.0524in" svg:x="0.1453in" svg:y="0.0358in" svg:viewBox="0 0 139 134" svg:d="M139 52c0-33-24-52-54-52-44 0-85 41-85 81 0 30 22 53 54 53 43 0 85-39 85-82zM55 126c-15 0-30-10-30-33 0-13 6-41 17-58 13-18 30-27 43-27 17 0 30 11 30 33 0 7-3 37-17 57-10 18-28 28-43 28z"><text:p/></draw:path><draw:path draw:style-name="gr189" draw:text-style-name="P18" svg:width="0.065in" svg:height="0.0736in" svg:x="0.2035in" svg:y="0.0358in" svg:viewBox="0 0 166 188" svg:d="M23 167c-3 9-3 10-16 10-3 0-7 0-7 8 0 2 2 3 4 3 8 0 18-1 26-1 10 0 20 1 30 1 4 0 7-1 7-7 0-4-5-4-7-4-7 0-16 0-16-3 0-1 3-9 4-13 4-16 7-33 11-45 3 6 13 17 30 17 37 0 77-40 77-83 0-36-24-50-45-50-18 0-33 12-42 22-5-18-21-22-31-22-12 0-18 7-23 16-6 10-11 27-11 30s4 3 5 3c4 0 5-1 7-8 5-18 10-33 21-33 8 0 11 6 11 15 0 3-2 7-2 8zM79 36c17-24 31-28 41-28 12 0 22 9 22 29 0 12-6 42-15 60-8 14-23 29-38 29-21 0-25-23-25-27 0-1 0-3 1-4z"><text:p/></draw:path><draw:path draw:style-name="gr190" draw:text-style-name="P18" svg:width="0.0496in" svg:height="0.0524in" svg:x="0.2799in" svg:y="0.0358in" svg:viewBox="0 0 127 134" svg:d="M47 64c8 0 32-2 48-8 21-7 26-20 26-30 0-16-17-26-37-26-36 0-84 26-84 78 0 30 19 56 54 56 49 0 73-30 73-33s-2-6-5-6c-2 0-2 1-4 3-24 28-58 28-64 28-18 0-30-12-30-36 0-5 0-11 4-26zM31 55c11-43 45-47 53-47 13 0 24 6 24 18 0 29-50 29-62 29z"><text:p/></draw:path><draw:path draw:style-name="gr191" draw:text-style-name="P18" svg:width="0.0709in" svg:height="0.0524in" svg:x="0.3406in" svg:y="0.0358in" svg:viewBox="0 0 181 134" svg:d="M22 113c0 3-3 10-3 12 0 7 6 9 11 9s10-3 11-7c1-2 5-12 5-18 2-6 4-19 7-26 2-7 3-13 5-21 3-12 3-14 12-26s22-28 45-28c17 0 17 15 17 21 0 18-12 50-17 63-3 9-5 11-5 16 0 15 14 26 28 26 30 0 43-41 43-45 0-5-3-5-5-5-3 0-4 2-6 6-6 23-19 36-31 36-6 0-7-4-7-11s1-11 7-24c3-10 16-41 16-57 0-29-23-34-39-34-25 0-42 16-50 26-2-19-20-26-31-26-13 0-21 10-24 17-7 9-11 27-11 29 0 3 4 3 5 3 5 0 5-1 7-8 5-18 10-33 22-33 7 0 9 6 9 15 0 6-2 17-5 25-2 7-4 20-7 26z"><text:p/></draw:path><draw:path draw:style-name="gr192" draw:text-style-name="P18" svg:width="0.0303in" svg:height="0.1161in" svg:x="0.4252in" svg:y="0in" svg:viewBox="0 0 78 296" svg:d="M6 0c-2 0-6 0-6 4 0 1 1 2 2 3 27 24 54 64 54 140 0 63-19 109-50 138-6 6-6 6-6 7 0 2 1 4 4 4s32-19 51-58c15-23 23-56 23-91 0-40-13-106-72-147z"><text:p/></draw:path><draw:path draw:style-name="gr193" draw:text-style-name="P18" svg:width="0.0421in" svg:height="0.0772in" svg:x="0.0858in" svg:y="0.1406in" svg:viewBox="0 0 108 197" svg:d="M67 8c0-8-1-8-8-8-19 18-47 19-59 19v11c7 0 26 0 43-8v151c0 9 0 13-30 13h-11v11c5 0 42-2 53-2 10 0 47 2 53 2v-11h-11c-30 0-30-4-30-13z"><text:p/></draw:path></draw:g></text:span><text:span text:style-name="T2">,</text:span><text:span text:style-name="T2"><draw:g text:anchor-type="as-char" svg:y="-0.1736in" draw:z-index="5" draw:style-name="gr1"><svg:title>TexMaths</svg:title><svg:desc>12§display§V_{1}^{(short)}§svg§600§FALSE§</svg:desc><draw:polygon draw:style-name="gr194" draw:text-style-name="P17" svg:width="0.5594in" svg:height="0.2177in" svg:x="0in" svg:y="0in" svg:viewBox="0 0 1422 554" draw:points="711,554 0,554 0,0 1422,0 1422,554"><text:p/></draw:polygon><draw:path draw:style-name="gr195" draw:text-style-name="P18" svg:width="0.1181in" svg:height="0.1169in" svg:x="0.0094in" svg:y="0.0598in" svg:viewBox="0 0 301 298" svg:d="M243 48c20-32 38-34 54-35 4-1 4-7 4-8 0-3-1-5-4-5-11 0-24 1-35 1-15 0-29-1-42-1-3 0-9 0-9 7 0 5 4 6 8 6 10 1 19 5 19 13s-6 17-6 17l-130 206-29-223c0-8 10-13 29-13 6 0 11 0 11-8 0-4-4-5-6-5-18 0-36 1-53 1-8 0-16 0-23 0-8 0-15-1-24-1-2 0-7 0-7 7 0 6 4 6 11 6 24 0 24 4 25 15l34 261c1 7 2 9 8 9s8-2 11-7z"><text:p/></draw:path><draw:path draw:style-name="gr196" draw:text-style-name="P18" svg:width="0.0303in" svg:height="0.1161in" svg:x="0.1472in" svg:y="0in" svg:viewBox="0 0 78 296" svg:d="M72 0c-56 40-72 103-72 147 0 42 12 107 72 149 2 0 6 0 6-4 0-1-1-2-4-4-39-35-54-87-54-141 0-79 30-118 56-140 1-1 2-2 2-3 0-4-4-4-6-4z"><text:p/></draw:path><draw:path draw:style-name="gr197" draw:text-style-name="P18" svg:width="0.0465in" svg:height="0.0524in" svg:x="0.1937in" svg:y="0.0358in" svg:viewBox="0 0 119 134" svg:d="M108 19c-8 3-13 7-13 15 0 7 6 9 10 9 3 0 14-2 14-17 0-19-22-26-40-26-47 0-55 35-55 43 0 12 7 18 11 22 7 6 13 7 33 11 6 1 26 4 26 19 0 6-4 16-16 24-12 7-26 7-30 7-12 0-29-4-36-13 10 0 17-9 17-17 0-7-6-11-12-11-9 0-17 7-17 20 0 17 19 29 48 29 55 0 65-37 65-49 0-27-30-32-41-35-2 0-11-2-12-2-11-2-17-8-17-16 0-6 6-14 12-18 9-6 19-6 24-6 6 0 22 2 29 11z"><text:p/></draw:path><draw:path draw:style-name="gr198" draw:text-style-name="P18" svg:width="0.0634in" svg:height="0.0823in" svg:x="0.2571in" svg:y="0.0067in" svg:viewBox="0 0 162 210" svg:d="M71 8c0 0 1-3 1-4 0-2-1-4-5-4-6 0-31 2-38 2-3 0-6 2-6 8 0 4 3 4 8 4 13 0 13 3 13 4 0 2 0 4-1 7l-41 168c-2 5-2 6-2 7 0 4 4 10 11 10 2 0 8-3 11-10 1 0 4-12 4-18l9-25c1-5 3-17 5-20 2-12 2-14 8-22 10-16 24-31 47-31 18 0 18 13 18 19 0 19-13 52-18 64-3 9-4 12-4 16 0 16 12 27 28 27 30 0 43-42 43-47 0-4-3-4-5-4-4 0-4 3-6 5-6 24-19 36-31 36-7 0-7-3-7-9 0-8 1-11 6-24 4-10 17-41 17-59 0-5 0-17-12-24-5-5-13-10-27-10-23 0-37 13-49 25z"><text:p/></draw:path><draw:path draw:style-name="gr199" draw:text-style-name="P18" svg:width="0.0543in" svg:height="0.0524in" svg:x="0.3339in" svg:y="0.0358in" svg:viewBox="0 0 139 134" svg:d="M139 52c0-33-24-52-54-52-44 0-85 41-85 81 0 30 22 53 54 53 43 0 85-39 85-82zM55 126c-15 0-30-10-30-33 0-13 6-41 17-58 13-18 30-27 43-27 17 0 30 11 30 33 0 7-3 37-17 57-10 18-28 28-43 28z"><text:p/></draw:path><draw:path draw:style-name="gr200" draw:text-style-name="P18" svg:width="0.0539in" svg:height="0.0524in" svg:x="0.3976in" svg:y="0.0358in" svg:viewBox="0 0 138 134" svg:d="M55 71c1-1 9-29 9-30 1-3 9-17 19-24 2-3 11-9 24-9 2 0 11 0 16 4-10 4-14 11-14 17 0 7 6 12 14 12 6 0 15-6 15-19 0-15-15-22-31-22s-29 7-42 22c-5-20-24-22-30-22-12 0-19 7-24 16-7 10-11 28-11 30 0 3 4 3 5 3 5 0 5-1 7-8 5-19 10-33 22-33 7 0 9 6 9 15 0 6-2 17-5 25-2 7-4 20-7 26l-9 39c0 3-3 10-3 12 0 7 6 9 11 9 4 0 10-2 12-8 1-3 4-16 6-23z"><text:p/></draw:path><draw:path draw:style-name="gr201" draw:text-style-name="P18" svg:width="0.0394in" svg:height="0.0736in" svg:x="0.4626in" svg:y="0.0142in" svg:viewBox="0 0 101 188" svg:d="M60 68h31c6 0 10 0 10-7 0-3-4-3-9-3h-28l10-45c0-1 2-2 2-3 0-6-5-10-11-10-7 0-11 5-15 12-1 8 3-6-9 46h-31c-6 0-10 0-10 7 0 3 4 3 8 3h29l-18 70c-1 8-3 19-3 23 0 16 14 27 31 27 33 0 51-41 51-45s-3-4-4-4c-4 0-4 1-5 6-10 18-24 36-41 36-7 0-11-5-11-16 0-3 1-8 3-12z"><text:p/></draw:path><draw:path draw:style-name="gr202" draw:text-style-name="P18" svg:width="0.0303in" svg:height="0.1161in" svg:x="0.5154in" svg:y="0in" svg:viewBox="0 0 78 296" svg:d="M6 0c-2 0-6 0-6 4 0 1 1 2 2 3 27 24 54 64 54 140 0 63-19 109-50 138-6 6-6 6-6 7 0 2 1 4 4 4s32-19 51-58c15-23 23-56 23-91 0-40-13-106-72-147z"><text:p/></draw:path><draw:path draw:style-name="gr203" draw:text-style-name="P18" svg:width="0.0421in" svg:height="0.0772in" svg:x="0.1098in" svg:y="0.1406in" svg:viewBox="0 0 108 197" svg:d="M67 8c0-8 0-8-8-8-19 18-47 19-59 19v11c7 0 26 0 43-8v151c0 9 0 13-30 13h-11v11c5 0 42-2 53-2 10 0 47 2 53 2v-11h-11c-30 0-30-4-30-13z"><text:p/></draw:path></draw:g></text:span><text:span text:style-name="T2">, </text:span><text:span text:style-name="T2"><draw:g text:anchor-type="as-char" svg:y="-0.1736in" draw:z-index="6" draw:style-name="gr1"><svg:title>TexMaths</svg:title><svg:desc>12§display§I_{1}^{(short)}§svg§600§FALSE§</svg:desc><draw:polygon draw:style-name="gr204" draw:text-style-name="P17" svg:width="0.5102in" svg:height="0.2177in" svg:x="0in" svg:y="0in" svg:viewBox="0 0 1297 554" draw:points="649,554 0,554 0,0 1297,0 1297,554"><text:p/></draw:polygon><draw:path draw:style-name="gr205" draw:text-style-name="P18" svg:width="0.0764in" svg:height="0.1134in" svg:x="0.0055in" svg:y="0.0598in" svg:viewBox="0 0 195 289" svg:d="M144 32c3-15 5-19 38-19 11 0 13 0 13-8 0-5-3-5-6-5-12 0-43 1-55 1-13 0-44-1-56-1-4 0-8 0-8 8 0 5 3 5 10 5 18 0 30 0 30 9 0 1 0 2-1 6l-57 228c-4 16-5 20-39 20-9 0-13 0-13 8 0 5 5 5 7 5 11 0 43-1 54-1 13 0 45 1 58 1 3 0 8 0 8-7 0-6-4-6-13-6-7 0-10 0-18 0-8-2-11-4-11-9 0-3 1-6 3-9z"><text:p/></draw:path><draw:path draw:style-name="gr206" draw:text-style-name="P18" svg:width="0.0303in" svg:height="0.1161in" svg:x="0.0992in" svg:y="0in" svg:viewBox="0 0 78 296" svg:d="M72 0c-56 40-72 103-72 147 0 42 12 107 72 149 2 0 6 0 6-4 0-1-1-2-4-4-39-35-54-87-54-141 0-79 30-118 56-140 1-1 2-2 2-3 0-4-4-4-6-4z"><text:p/></draw:path><draw:path draw:style-name="gr207" draw:text-style-name="P18" svg:width="0.0465in" svg:height="0.0524in" svg:x="0.1457in" svg:y="0.0358in" svg:viewBox="0 0 119 134" svg:d="M108 19c-8 3-13 7-13 15 0 7 6 9 9 9 4 0 15-2 15-17 0-19-22-26-40-26-47 0-55 35-55 43 0 12 7 18 11 22 7 6 13 7 33 11 6 1 26 4 26 19 0 6-4 16-16 24-12 7-26 7-30 7-12 0-29-4-36-13 10 0 17-9 17-17 0-7-6-11-12-11-9 0-17 7-17 20 0 17 19 29 48 29 55 0 65-37 65-49 0-27-30-32-41-35-2 0-11-2-12-2-11-2-17-8-17-16 0-6 6-14 12-18 9-6 19-6 24-6 6 0 22 2 29 11z"><text:p/></draw:path><draw:path draw:style-name="gr208" draw:text-style-name="P18" svg:width="0.0634in" svg:height="0.0823in" svg:x="0.2091in" svg:y="0.0067in" svg:viewBox="0 0 162 210" svg:d="M71 8c0 0 1-3 1-4 0-2-1-4-5-4-6 0-31 2-38 2-3 0-6 2-6 8 0 4 3 4 8 4 13 0 13 3 13 4 0 2 0 4-1 7l-41 168c-2 5-2 6-2 7 0 4 4 10 11 10 2 0 8-3 11-10 1 0 4-12 4-18l9-25c1-5 3-17 5-20 2-12 2-14 8-22 10-16 24-31 47-31 18 0 18 13 18 19 0 19-13 52-18 64-3 9-4 12-4 16 0 16 12 27 28 27 30 0 43-42 43-47 0-4-4-4-5-4-5 0-5 3-6 5-6 24-19 36-31 36-7 0-7-3-7-9 0-8 1-11 6-24 3-10 16-41 16-59 0-5 0-17-12-24-4-5-13-10-26-10-23 0-37 13-49 25z"><text:p/></draw:path><draw:path draw:style-name="gr209" draw:text-style-name="P18" svg:width="0.0543in" svg:height="0.0524in" svg:x="0.285in" svg:y="0.0358in" svg:viewBox="0 0 139 134" svg:d="M139 52c0-33-24-52-54-52-44 0-85 41-85 81 0 30 22 53 54 53 43 0 85-39 85-82zM55 126c-15 0-30-10-30-33 0-13 6-41 17-58 13-18 30-27 43-27 17 0 30 11 30 33 0 7-3 37-17 57-10 18-28 28-43 28z"><text:p/></draw:path><draw:path draw:style-name="gr210" draw:text-style-name="P18" svg:width="0.0539in" svg:height="0.0524in" svg:x="0.3488in" svg:y="0.0358in" svg:viewBox="0 0 138 134" svg:d="M55 71c1-1 9-29 9-30 1-3 9-17 19-24 2-3 11-9 24-9 2 0 11 0 15 4-9 4-13 11-13 17 0 7 6 12 13 12 6 0 16-6 16-19 0-15-16-22-31-22-16 0-29 7-42 22-5-20-24-22-30-22-12 0-19 7-24 16-7 10-11 28-11 30 0 3 4 3 5 3 5 0 5-1 7-8 5-19 10-33 22-33 7 0 9 6 9 15 0 6-2 17-5 25-2 7-4 20-7 26l-9 39c0 3-3 10-3 12 0 7 6 9 11 9 4 0 10-2 12-8 1-3 4-16 6-23z"><text:p/></draw:path><draw:path draw:style-name="gr211" draw:text-style-name="P18" svg:width="0.0394in" svg:height="0.0736in" svg:x="0.4134in" svg:y="0.0142in" svg:viewBox="0 0 101 188" svg:d="M60 68h31c6 0 10 0 10-7 0-3-4-3-9-3h-28l10-45c0-1 2-2 2-3 0-6-5-10-11-10-7 0-11 5-15 12-1 8 3-6-9 46h-31c-6 0-10 0-10 7 0 3 4 3 8 3h29l-17 70c-2 8-4 19-4 23 0 16 14 27 31 27 33 0 51-41 51-45s-3-4-4-4c-4 0-4 1-5 6-10 18-24 36-41 36-7 0-11-5-11-16 0-3 1-8 3-12z"><text:p/></draw:path><draw:path draw:style-name="gr212" draw:text-style-name="P18" svg:width="0.0303in" svg:height="0.1161in" svg:x="0.4669in" svg:y="0in" svg:viewBox="0 0 78 296" svg:d="M6 0c-2 0-6 0-6 4 0 1 1 2 2 3 27 24 54 64 54 140 0 63-19 109-50 138-6 6-6 6-6 7 0 2 1 4 4 4s32-19 51-58c15-23 23-56 23-91 0-40-13-106-72-147z"><text:p/></draw:path><draw:path draw:style-name="gr213" draw:text-style-name="P18" svg:width="0.0421in" svg:height="0.0772in" svg:x="0.0858in" svg:y="0.1406in" svg:viewBox="0 0 108 197" svg:d="M67 8c0-8-1-8-8-8-19 18-47 19-59 19v11c7 0 26 0 43-8v151c0 9 0 13-30 13h-11v11c5 0 42-2 53-2 10 0 47 2 53 2v-11h-11c-30 0-30-4-30-13z"><text:p/></draw:path></draw:g></text:span><text:span text:style-name="T2">,</text:span><text:span text:style-name="T2"><draw:g text:anchor-type="as-char" svg:y="-0.1736in" draw:z-index="7" draw:style-name="gr1"><svg:title>TexMaths</svg:title><svg:desc>12§display§V_{1}^{(load)}§svg§600§FALSE§</svg:desc><draw:polygon draw:style-name="gr214" draw:text-style-name="P17" svg:width="0.4866in" svg:height="0.2177in" svg:x="0in" svg:y="0in" svg:viewBox="0 0 1237 554" draw:points="619,554 0,554 0,0 1237,0 1237,554"><text:p/></draw:polygon><draw:path draw:style-name="gr215" draw:text-style-name="P18" svg:width="0.1181in" svg:height="0.1169in" svg:x="0.0094in" svg:y="0.0598in" svg:viewBox="0 0 301 298" svg:d="M242 48c21-32 39-34 54-35 5-1 5-7 5-8 0-3-1-5-5-5-10 0-24 1-34 1-15 0-29-1-42-1-3 0-9 0-9 7 0 5 4 6 7 6 11 1 20 5 20 13s-6 17-6 17l-130 206-29-223c0-8 10-13 29-13 6 0 11 0 11-8 0-4-4-5-6-5-18 0-36 1-53 1-8 0-16 0-23 0-8 0-15-1-24-1-2 0-7 0-7 7 0 6 4 6 11 6 24 0 24 4 25 15l34 261c1 7 2 9 8 9s8-2 11-7z"><text:p/></draw:path><draw:path draw:style-name="gr216" draw:text-style-name="P18" svg:width="0.0303in" svg:height="0.1161in" svg:x="0.1469in" svg:y="0in" svg:viewBox="0 0 78 296" svg:d="M72 0c-56 40-72 103-72 147 0 42 12 107 72 149 2 0 6 0 6-4 0-1-1-2-4-4-39-35-54-87-54-141 0-79 30-118 56-140 1-1 2-2 2-3 0-4-4-4-6-4z"><text:p/></draw:path><draw:path draw:style-name="gr217" draw:text-style-name="P18" svg:width="0.026in" svg:height="0.0823in" svg:x="0.1929in" svg:y="0.0067in" svg:viewBox="0 0 67 210" svg:d="M66 8c0 0 1-3 1-4 0-2-1-4-5-4-6 0-31 2-38 2-2 0-7 2-7 8 0 4 5 4 8 4 15 0 15 3 15 4 0 2 0 4-2 7l-37 146c-1 4-1 6-1 10 0 19 17 29 31 29 7 0 17-4 24-17 6-11 11-29 11-30 0-4-4-4-5-4-5 0-5 3-6 8-5 14-9 33-23 33-7 0-10-7-10-14 0-4 1-10 2-12z"><text:p/></draw:path><draw:path draw:style-name="gr218" draw:text-style-name="P18" svg:width="0.0543in" svg:height="0.0524in" svg:x="0.2354in" svg:y="0.0358in" svg:viewBox="0 0 139 134" svg:d="M139 52c0-33-24-52-54-52-44 0-85 41-85 81 0 30 22 53 54 53 43 0 85-39 85-82zM55 126c-15 0-30-10-30-33 0-13 6-41 17-58 13-18 30-27 43-27 17 0 30 11 30 33 0 7-3 37-17 57-10 18-28 28-43 28z"><text:p/></draw:path><draw:path draw:style-name="gr219" draw:text-style-name="P18" svg:width="0.0591in" svg:height="0.0524in" svg:x="0.3008in" svg:y="0.0358in" svg:viewBox="0 0 151 134" svg:d="M108 17c-7-10-17-17-31-17-39 0-77 42-77 84 0 29 19 50 46 50 14 0 28-9 42-21 6 19 22 21 30 21 10 0 18-7 24-17s9-27 9-28c0-5-3-5-5-5-3 0-4 2-6 9-3 15-9 33-22 33-8 0-10-7-10-15 0-4 4-16 5-24 2-8 5-20 7-27l6-22c1-7 5-21 5-22 0-8-5-10-10-10s-12 4-13 11zM89 93c-3 10-10 15-16 21-3 2-14 12-27 12-11 0-22-9-22-29 0-16 8-49 16-61 13-24 28-28 37-28 21 0 26 23 26 27 0 1 0 2-1 3z"><text:p/></draw:path><draw:path draw:style-name="gr220" draw:text-style-name="P18" svg:width="0.0594in" svg:height="0.0823in" svg:x="0.3728in" svg:y="0.0067in" svg:viewBox="0 0 152 210" svg:d="M151 8c0 0 1-3 1-4 0-2-1-4-4-4-6 0-30 2-38 2-2 0-7 2-7 8 0 4 5 4 9 4 14 0 14 3 14 4 0 2-1 4-2 7l-16 67c-7-9-17-18-31-18-39 0-77 43-77 85 0 29 19 51 46 51 14 0 28-10 42-22 6 17 22 22 30 22 10 0 18-7 24-17 6-12 9-29 9-30 0-4-3-4-5-4-3 0-4 2-6 10-3 14-9 31-22 31-8 0-10-6-10-14 0-5 1-9 2-12zM89 169c-3 7-10 14-16 19-3 3-14 12-27 12-11 0-22-7-22-29 0-14 8-48 16-60 13-24 28-27 37-27 21 0 26 21 26 25 0 1 0 4-1 4z"><text:p/></draw:path><draw:path draw:style-name="gr221" draw:text-style-name="P18" svg:width="0.0303in" svg:height="0.1161in" svg:x="0.4433in" svg:y="0in" svg:viewBox="0 0 78 296" svg:d="M6 0c-2 0-6 0-6 4 0 1 1 2 2 3 27 24 54 64 54 140 0 63-19 109-50 138-6 6-6 6-6 7 0 2 1 4 4 4s32-19 51-58c15-23 23-56 23-91 0-40-13-106-72-147z"><text:p/></draw:path><draw:path draw:style-name="gr222" draw:text-style-name="P18" svg:width="0.0421in" svg:height="0.0772in" svg:x="0.1094in" svg:y="0.1406in" svg:viewBox="0 0 108 197" svg:d="M67 8c0-8 0-8-8-8-19 18-47 19-59 19v11c7 0 26 0 43-8v151c0 9 0 13-30 13h-11v11c5 0 42-2 53-2 10 0 47 2 53 2v-11h-11c-30 0-30-4-30-13z"><text:p/></draw:path></draw:g></text:span><text:span text:style-name="T2">, </text:span><text:span text:style-name="T2"><draw:g text:anchor-type="as-char" svg:y="-0.1736in" draw:z-index="8" draw:style-name="gr1"><svg:title>TexMaths</svg:title><svg:desc>12§display§I_{1}^{(load)}§svg§600§FALSE§</svg:desc><draw:polygon draw:style-name="gr223" draw:text-style-name="P17" svg:width="0.4394in" svg:height="0.2177in" svg:x="0in" svg:y="0in" svg:viewBox="0 0 1117 554" draw:points="559,554 0,554 0,0 1117,0 1117,554"><text:p/></draw:polygon><draw:path draw:style-name="gr224" draw:text-style-name="P18" svg:width="0.0768in" svg:height="0.1134in" svg:x="0.0055in" svg:y="0.0598in" svg:viewBox="0 0 196 289" svg:d="M144 32c4-15 5-19 39-19 10 0 13 0 13-8 0-5-4-5-6-5-12 0-43 1-55 1-14 0-45-1-57-1-4 0-8 0-8 8 0 5 3 5 10 5 18 0 31 0 31 9 0 1 0 2-2 6l-57 228c-4 16-5 20-39 20-9 0-13 0-13 8 0 5 5 5 7 5 11 0 43-1 54-1 13 0 45 1 58 1 4 0 8 0 8-7 0-6-3-6-13-6-7 0-10 0-18 0-8-2-11-4-11-9 0-3 1-6 3-9z"><text:p/></draw:path><draw:path draw:style-name="gr225" draw:text-style-name="P18" svg:width="0.0303in" svg:height="0.1161in" svg:x="0.0992in" svg:y="0in" svg:viewBox="0 0 78 296" svg:d="M72 0c-56 40-72 103-72 147 0 42 12 107 72 149 2 0 6 0 6-4 0-1-1-2-4-4-39-35-54-87-54-141 0-79 30-118 56-140 1-1 2-2 2-3 0-4-4-4-6-4z"><text:p/></draw:path><draw:path draw:style-name="gr226" draw:text-style-name="P18" svg:width="0.026in" svg:height="0.0823in" svg:x="0.1453in" svg:y="0.0067in" svg:viewBox="0 0 67 210" svg:d="M66 8c0 0 1-3 1-4 0-2-1-4-5-4-6 0-31 2-38 2-2 0-7 2-7 8 0 4 5 4 8 4 15 0 15 3 15 4 0 2 0 4-2 7l-37 146c-1 4-1 6-1 10 0 19 17 29 31 29 7 0 17-4 24-17 6-11 11-29 11-30 0-4-4-4-5-4-5 0-5 3-6 8-5 14-9 33-23 33-7 0-10-7-10-14 0-4 1-10 2-12z"><text:p/></draw:path><draw:path draw:style-name="gr227" draw:text-style-name="P18" svg:width="0.0543in" svg:height="0.0524in" svg:x="0.1878in" svg:y="0.0358in" svg:viewBox="0 0 139 134" svg:d="M139 52c0-33-24-52-54-52-44 0-85 41-85 81 0 30 22 53 54 53 43 0 85-39 85-82zM55 126c-15 0-30-10-30-33 0-13 6-41 17-58 13-18 30-27 43-27 17 0 30 11 30 33 0 7-3 37-17 57-10 18-28 28-43 28z"><text:p/></draw:path><draw:path draw:style-name="gr228" draw:text-style-name="P18" svg:width="0.0591in" svg:height="0.0524in" svg:x="0.2535in" svg:y="0.0358in" svg:viewBox="0 0 151 134" svg:d="M108 17c-7-10-17-17-31-17-39 0-77 42-77 84 0 29 19 50 46 50 14 0 28-9 42-21 6 19 23 21 30 21 11 0 18-7 24-17s9-27 9-28c0-5-3-5-4-5-4 0-5 2-6 9-4 15-10 33-23 33-7 0-10-7-10-15 0-4 4-16 5-24 2-8 5-20 7-27l6-22c1-7 5-21 5-22 0-8-5-10-10-10-4 0-12 4-13 11zM89 93c-3 10-10 15-16 21-3 2-14 12-27 12-11 0-22-9-22-29 0-16 8-49 16-61 13-24 28-28 37-28 21 0 26 23 26 27 0 1 0 2-1 3z"><text:p/></draw:path><draw:path draw:style-name="gr229" draw:text-style-name="P18" svg:width="0.0598in" svg:height="0.0823in" svg:x="0.326in" svg:y="0.0067in" svg:viewBox="0 0 153 210" svg:d="M151 8c0 0 2-3 2-4 0-2-2-4-5-4-6 0-30 2-37 2-3 0-8 2-8 8 0 4 5 4 9 4 14 0 14 3 14 4 0 2-1 4-2 7l-16 67c-7-9-17-18-31-18-39 0-77 43-77 85 0 29 19 51 46 51 14 0 28-10 42-22 6 17 23 22 30 22 11 0 18-7 24-17 6-12 9-29 9-30 0-4-3-4-4-4-4 0-5 2-6 10-4 14-10 31-23 31-7 0-10-6-10-14 0-5 1-9 3-12zM89 169c-3 7-10 14-16 19-3 3-14 12-27 12-11 0-22-7-22-29 0-14 8-48 16-60 13-24 28-27 37-27 21 0 26 21 26 25 0 1 0 4-1 4z"><text:p/></draw:path><draw:path draw:style-name="gr230" draw:text-style-name="P18" svg:width="0.0303in" svg:height="0.1161in" svg:x="0.3953in" svg:y="0in" svg:viewBox="0 0 78 296" svg:d="M6 0c-2 0-6 0-6 4 0 1 1 2 2 3 27 24 54 64 54 140 0 63-19 109-50 138-6 6-6 6-6 7 0 2 1 4 4 4s32-19 51-58c15-23 23-56 23-91 0-40-13-106-72-147z"><text:p/></draw:path><draw:path draw:style-name="gr231" draw:text-style-name="P18" svg:width="0.0421in" svg:height="0.0772in" svg:x="0.0862in" svg:y="0.1406in" svg:viewBox="0 0 108 197" svg:d="M67 8c0-8-1-8-8-8-19 18-47 19-59 19v11c7 0 26 0 43-8v151c0 9 0 13-30 13h-11v11c5 0 42-2 53-2 10 0 47 2 53 2v-11h-11c-30 0-30-4-30-13z"><text:p/></draw:path></draw:g></text:span><text:span text:style-name="T2">.</text:span></text:p>
      <text:p text:style-name="P3"/>
      <text:p text:style-name="P8">Divide these to form three trial impedances using complex division:</text:p>
      <text:p text:style-name="P8"/>
      <text:p text:style-name="P8"><draw:g text:anchor-type="as-char" svg:y="-0.2862in" draw:z-index="9" draw:style-name="gr1"><svg:title>TexMaths</svg:title><svg:desc>12§display§Z_1^{(open)} = \frac{V_1^{(open)}}{I_1^{(open)}}§svg§600§FALSE§</svg:desc><draw:polygon draw:style-name="gr232" draw:text-style-name="P17" svg:width="1.2827in" svg:height="0.4854in" svg:x="0in" svg:y="0in" svg:viewBox="0 0 3259 1234" draw:points="1630,1234 0,1234 0,0 3259,0 3259,1234"><text:p/></draw:polygon><draw:path draw:style-name="gr233" draw:text-style-name="P18" svg:width="0.1102in" svg:height="0.1134in" svg:x="0.0094in" svg:y="0.1724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234" draw:text-style-name="P18" svg:width="0.0303in" svg:height="0.1157in" svg:x="0.139in" svg:y="0.1126in" svg:viewBox="0 0 78 295" svg:d="M72 0c-56 40-72 103-72 148 0 42 12 107 72 147 2 0 6 0 6-2s-1-2-4-5c-39-36-54-86-54-140 0-80 30-119 56-141 1-1 2-2 2-3 0-4-4-4-6-4z"><text:p/></draw:path><draw:path draw:style-name="gr235" draw:text-style-name="P18" svg:width="0.0543in" svg:height="0.0524in" svg:x="0.1843in" svg:y="0.148in" svg:viewBox="0 0 139 134" svg:d="M139 52c0-33-24-52-54-52-44 0-85 41-85 82 0 30 22 52 54 52 43 0 85-39 85-82zM55 126c-15 0-30-10-30-32 0-14 6-42 17-59 13-18 30-27 43-27 17 0 30 11 30 33 0 7-3 37-17 57-10 18-28 28-43 28z"><text:p/></draw:path><draw:path draw:style-name="gr236" draw:text-style-name="P18" svg:width="0.065in" svg:height="0.074in" svg:x="0.2429in" svg:y="0.148in" svg:viewBox="0 0 166 189" svg:d="M23 167c-3 8-3 11-16 11-3 0-7 0-7 7 0 2 2 4 4 4 8 0 18-2 26-2 10 0 20 2 30 2 4 0 7-2 7-8 0-3-5-3-7-3-7 0-16 0-16-4 0-1 3-8 4-13 4-16 7-33 11-45 3 6 13 17 30 17 37 0 77-39 77-83 0-36-24-50-45-50-18 0-33 12-42 22-5-18-21-22-31-22-12 0-18 7-23 16-6 10-11 27-11 30s4 3 5 3c4 0 5-1 7-8 5-18 10-33 21-33 8 0 11 6 11 15 0 3-2 7-2 8zM79 36c17-24 31-28 41-28 12 0 22 9 22 29 0 12-6 42-15 60-8 15-23 29-38 29-21 0-25-23-25-26 0-2 0-4 1-5z"><text:p/></draw:path><draw:path draw:style-name="gr237" draw:text-style-name="P18" svg:width="0.0496in" svg:height="0.0524in" svg:x="0.3189in" svg:y="0.148in" svg:viewBox="0 0 127 134" svg:d="M47 64c8 0 32-2 48-8 21-7 26-20 26-30 0-16-17-26-37-26-36 0-84 26-84 78 0 30 19 56 54 56 49 0 73-30 73-33s-2-6-5-6c-2 0-2 1-4 3-24 28-58 28-64 28-18 0-30-12-30-36 0-5 0-11 4-26zM31 55c11-43 45-47 53-47 13 0 24 6 24 18 0 29-50 29-62 29z"><text:p/></draw:path><draw:path draw:style-name="gr238" draw:text-style-name="P18" svg:width="0.0709in" svg:height="0.0524in" svg:x="0.3795in" svg:y="0.14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239" draw:text-style-name="P18" svg:width="0.0303in" svg:height="0.1157in" svg:x="0.4646in" svg:y="0.1126in" svg:viewBox="0 0 78 295" svg:d="M6 0c-2 0-6 0-6 4 0 1 1 2 2 3 27 24 54 64 54 141 0 61-19 109-50 138-6 5-6 5-6 7 0 1 1 2 4 2s32-19 51-56c15-24 23-56 23-91 0-41-13-107-72-148z"><text:p/></draw:path><draw:path draw:style-name="gr240" draw:text-style-name="P18" svg:width="0.0421in" svg:height="0.0772in" svg:x="0.1256in" svg:y="0.2531in" svg:viewBox="0 0 108 197" svg:d="M67 8c0-8-1-8-8-8-19 18-47 19-59 19v11c7 0 26 0 43-8v151c0 10 0 13-30 13h-11v11c5 0 42-1 53-1 10 0 47 1 53 1v-11h-11c-30 0-30-3-30-13z"><text:p/></draw:path><draw:path draw:style-name="gr241" draw:text-style-name="P18" svg:width="0.1102in" svg:height="0.039in" svg:x="0.5717in" svg:y="0.2252in" svg:viewBox="0 0 281 100" svg:d="M266 17c8 0 15 0 15-9 0-8-7-8-13-8h-254c-7 0-14 0-14 8 0 9 7 9 14 9zM268 100c6 0 13 0 13-9 0-8-7-8-15-8h-252c-7 0-14 0-14 8 0 9 7 9 14 9z"><text:p/></draw:path><draw:path draw:style-name="gr242" draw:text-style-name="P18" svg:width="0.1181in" svg:height="0.1173in" svg:x="0.7669in" svg:y="0.0602in" svg:viewBox="0 0 301 299" svg:d="M242 48c21-32 39-34 54-35 5-1 5-7 5-8 0-3-1-5-5-5-10 0-24 1-34 1-15 0-29-1-42-1-3 0-9 0-9 7 0 5 4 6 7 6 11 1 20 5 20 13s-6 17-6 17l-130 207-29-224c0-8 10-13 29-13 6 0 11 0 11-8 0-4-4-5-6-5-18 0-36 1-53 1-8 0-16 0-23 0-8 0-15-1-24-1-2 0-7 0-7 7 0 6 4 6 11 6 24 0 24 4 25 15l34 261c1 8 2 10 8 10s8-2 11-8z"><text:p/></draw:path><draw:path draw:style-name="gr243" draw:text-style-name="P18" svg:width="0.0303in" svg:height="0.1157in" svg:x="0.9047in" svg:y="0in" svg:viewBox="0 0 78 295" svg:d="M72 0c-56 40-72 103-72 148 0 42 12 107 72 147 2 0 6 0 6-2s-1-2-4-5c-39-36-54-86-54-140 0-80 30-119 56-141 1-1 2-2 2-3 0-4-4-4-6-4z"><text:p/></draw:path><draw:path draw:style-name="gr244" draw:text-style-name="P18" svg:width="0.0543in" svg:height="0.0524in" svg:x="0.9504in" svg:y="0.0362in" svg:viewBox="0 0 139 134" svg:d="M139 52c0-33-24-52-54-52-44 0-85 41-85 82 0 30 22 52 54 52 43 0 85-39 85-82zM55 126c-15 0-30-10-30-32 0-14 6-42 17-59 13-18 30-27 43-27 17 0 30 11 30 33 0 7-3 37-17 57-10 18-28 28-43 28z"><text:p/></draw:path><draw:path draw:style-name="gr245" draw:text-style-name="P18" svg:width="0.065in" svg:height="0.074in" svg:x="1.0087in" svg:y="0.0362in" svg:viewBox="0 0 166 189" svg:d="M23 167c-3 8-3 11-16 11-3 0-7 0-7 7 0 2 2 4 4 4 8 0 18-2 26-2 10 0 20 2 30 2 4 0 7-2 7-8 0-3-5-3-7-3-7 0-16 0-16-4 0-1 3-8 4-13 4-16 7-33 11-45 3 6 13 17 30 17 37 0 77-39 77-83 0-36-24-50-45-50-18 0-33 12-42 22-5-18-21-22-31-22-12 0-18 7-23 16-6 10-11 27-11 30s4 3 5 3c4 0 5-1 7-8 5-18 10-33 21-33 8 0 11 6 11 15 0 3-2 7-2 8zM79 36c17-24 31-28 41-28 12 0 22 9 22 29 0 12-6 42-15 60-8 15-23 29-38 29-21 0-25-23-25-26 0-2 0-4 0-5z"><text:p/></draw:path><draw:path draw:style-name="gr246" draw:text-style-name="P18" svg:width="0.0496in" svg:height="0.0524in" svg:x="1.085in" svg:y="0.0362in" svg:viewBox="0 0 127 134" svg:d="M47 64c8 0 32-2 48-8 21-7 26-20 26-30 0-16-17-26-37-26-36 0-84 26-84 78 0 30 19 56 54 56 49 0 73-30 73-33s-2-6-5-6c-1 0-2 1-4 3-24 28-58 28-64 28-18 0-30-12-30-36 0-5 0-11 4-26zM31 55c11-43 45-47 53-47 13 0 24 6 24 18 0 29-50 29-62 29z"><text:p/></draw:path><draw:path draw:style-name="gr247" draw:text-style-name="P18" svg:width="0.0709in" svg:height="0.0524in" svg:x="1.1461in" svg:y="0.0362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248" draw:text-style-name="P18" svg:width="0.0303in" svg:height="0.1157in" svg:x="1.2307in" svg:y="0in" svg:viewBox="0 0 78 295" svg:d="M6 0c-2 0-6 0-6 4 0 1 1 2 2 3 27 24 54 64 54 141 0 61-19 109-50 138-6 5-6 5-6 7 0 1 1 2 4 2s32-19 51-56c15-24 23-56 23-91 0-41-13-107-72-148z"><text:p/></draw:path><draw:path draw:style-name="gr249" draw:text-style-name="P18" svg:width="0.0421in" svg:height="0.0772in" svg:x="0.8669in" svg:y="0.1409in" svg:viewBox="0 0 108 197" svg:d="M67 8c0-8 0-8-8-8-19 18-47 19-59 19v11c7 0 26 0 43-8v151c0 10 0 13-30 13h-11v11c5 0 42-1 53-1 10 0 47 1 53 1v-11h-11c-30 0-30-3-30-13z"><text:p/></draw:path><draw:polygon draw:style-name="gr250" draw:text-style-name="P18" svg:width="0.5248in" svg:height="0.0067in" svg:x="0.7579in" svg:y="0.2413in" svg:viewBox="0 0 1334 18" draw:points="667,18 0,18 0,0 1334,0 1334,18"><text:p/></draw:polygon><draw:path draw:style-name="gr251" draw:text-style-name="P18" svg:width="0.0768in" svg:height="0.1134in" svg:x="0.787in" svg:y="0.3283in" svg:viewBox="0 0 196 289" svg:d="M144 32c4-15 5-19 38-19 11 0 14 0 14-8 0-5-4-5-6-5-12 0-44 1-56 1-13 0-44-1-56-1-4 0-8 0-8 8 0 5 3 5 10 5 18 0 30 0 30 9 0 1 0 2-1 6l-57 229c-4 14-5 19-39 19-9 0-13 0-13 9 0 4 5 4 7 4 11 0 43-1 54-1 13 0 45 1 58 1 3 0 8 0 8-8 0-5-3-5-13-5-7 0-10 0-18 0-8-1-11-3-11-8 0-4 1-6 3-10z"><text:p/></draw:path><draw:path draw:style-name="gr252" draw:text-style-name="P18" svg:width="0.0303in" svg:height="0.1157in" svg:x="0.8811in" svg:y="0.2677in" svg:viewBox="0 0 78 295" svg:d="M72 0c-56 40-72 103-72 148 0 42 12 107 72 147 2 0 6 0 6-2s-1-2-4-5c-39-36-54-86-54-140 0-80 30-119 56-141 1-1 2-2 2-3 0-4-4-4-6-4z"><text:p/></draw:path><draw:path draw:style-name="gr253" draw:text-style-name="P18" svg:width="0.0543in" svg:height="0.0524in" svg:x="0.9268in" svg:y="0.3035in" svg:viewBox="0 0 139 134" svg:d="M139 52c0-33-24-52-54-52-44 0-85 41-85 82 0 30 22 52 54 52 43 0 85-39 85-82zM55 126c-15 0-30-10-30-32 0-14 6-42 17-59 13-18 30-27 43-27 17 0 30 11 30 33 0 7-3 37-17 57-10 18-28 28-43 28z"><text:p/></draw:path><draw:path draw:style-name="gr254" draw:text-style-name="P18" svg:width="0.065in" svg:height="0.074in" svg:x="0.985in" svg:y="0.3035in" svg:viewBox="0 0 166 189" svg:d="M23 167c-3 8-3 11-16 11-3 0-7 0-7 7 0 2 2 4 4 4 8 0 18-2 26-2 10 0 20 2 30 2 4 0 7-2 7-8 0-3-5-3-7-3-7 0-16 0-16-4 0-1 3-8 4-13 2-16 7-33 11-45 3 6 13 17 30 17 37 0 77-39 77-83 0-36-24-50-45-50-18 0-33 12-42 22-5-18-21-22-31-22-12 0-18 7-23 16-6 10-11 27-11 30s4 3 5 3c4 0 5-1 7-8 5-18 10-33 21-33 8 0 11 6 11 15 0 3-2 7-2 8zM79 36c17-24 31-28 41-28 12 0 22 9 22 29 0 12-6 42-15 60-8 15-23 29-38 29-21 0-25-23-25-26 0-2 0-4 0-5z"><text:p/></draw:path><draw:path draw:style-name="gr255" draw:text-style-name="P18" svg:width="0.0496in" svg:height="0.0524in" svg:x="1.061in" svg:y="0.3035in" svg:viewBox="0 0 127 134" svg:d="M47 64c8 0 32-2 48-8 21-7 26-20 26-30 0-16-17-26-37-26-36 0-84 26-84 78 0 30 19 56 54 56 49 0 73-30 73-33s-2-6-5-6c-1 0-2 1-4 3-24 28-58 28-64 28-18 0-30-12-30-36 0-5 0-11 4-26zM31 55c11-43 45-47 53-47 13 0 24 6 24 18 0 29-50 29-62 29z"><text:p/></draw:path><draw:path draw:style-name="gr256" draw:text-style-name="P18" svg:width="0.0709in" svg:height="0.0524in" svg:x="1.1217in" svg:y="0.3035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257" draw:text-style-name="P18" svg:width="0.0303in" svg:height="0.1157in" svg:x="1.2067in" svg:y="0.2677in" svg:viewBox="0 0 78 295" svg:d="M6 0c-2 0-6 0-6 4 0 1 1 2 2 3 27 24 54 64 54 141 0 61-19 109-50 138-6 5-6 5-6 7 0 1 1 2 4 2s32-19 51-56c15-24 23-56 23-91 0-41-13-107-72-148z"><text:p/></draw:path><draw:path draw:style-name="gr258" draw:text-style-name="P18" svg:width="0.0421in" svg:height="0.0772in" svg:x="0.8669in" svg:y="0.4087in" svg:viewBox="0 0 108 197" svg:d="M67 8c0-8 0-8-8-8-19 18-47 19-59 19v11c7 0 26 0 43-8v151c0 10 0 13-30 13h-11v11c5 0 42-1 53-1 10 0 47 1 53 1v-11h-11c-30 0-30-3-30-13z"><text:p/></draw:path></draw:g>, <text:s/><draw:g text:anchor-type="as-char" svg:y="-0.2862in" draw:z-index="10" draw:style-name="gr1"><svg:title>TexMaths</svg:title><svg:desc>12§display§Z_1^{(short)} = \frac{V_1^{(short)}}{I_1^{(short)}}§svg§600§FALSE§</svg:desc><draw:polygon draw:style-name="gr259" draw:text-style-name="P17" svg:width="1.3673in" svg:height="0.4854in" svg:x="0in" svg:y="0in" svg:viewBox="0 0 3474 1234" draw:points="1737,1234 0,1234 0,0 3474,0 3474,1234"><text:p/></draw:polygon><draw:path draw:style-name="gr260" draw:text-style-name="P18" svg:width="0.1102in" svg:height="0.1134in" svg:x="0.0094in" svg:y="0.1724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261" draw:text-style-name="P18" svg:width="0.0303in" svg:height="0.1157in" svg:x="0.139in" svg:y="0.1126in" svg:viewBox="0 0 78 295" svg:d="M72 0c-56 40-72 103-72 148 0 42 12 107 72 147 2 0 6 0 6-2s-1-2-4-5c-39-36-54-86-54-140 0-80 30-119 56-141 1-1 2-2 2-3 0-4-4-4-6-4z"><text:p/></draw:path><draw:path draw:style-name="gr262" draw:text-style-name="P18" svg:width="0.0465in" svg:height="0.0524in" svg:x="0.1854in" svg:y="0.148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263" draw:text-style-name="P18" svg:width="0.0634in" svg:height="0.0819in" svg:x="0.2484in" svg:y="0.1189in" svg:viewBox="0 0 162 209" svg:d="M71 8c0 0 1-3 1-4 0-2-1-4-5-4-6 0-31 2-38 2-3 0-6 2-6 8 0 4 3 4 8 4 13 0 13 3 13 4 0 2 0 4-1 7l-41 168c-2 5-2 6-2 6 0 5 4 10 11 10 2 0 8-1 11-8 1-2 4-12 4-18l9-27c1-5 3-16 5-19 2-12 2-13 8-22 10-15 24-31 47-31 18 0 18 13 18 19 0 19-13 52-18 64-3 8-4 12-4 17 0 15 12 25 28 25 30 0 43-41 43-46 0-3-4-3-5-3-5 0-5 1-6 4-6 25-19 37-31 37-7 0-7-4-7-11 0-6 1-10 6-24 3-10 17-40 17-58 0-5 0-17-12-24-5-5-14-10-27-10-23 0-37 14-49 26z"><text:p/></draw:path><draw:path draw:style-name="gr264" draw:text-style-name="P18" svg:width="0.0543in" svg:height="0.0524in" svg:x="0.3248in" svg:y="0.148in" svg:viewBox="0 0 139 134" svg:d="M139 52c0-33-24-52-54-52-44 0-85 41-85 82 0 30 22 52 54 52 43 0 85-39 85-82zM55 126c-15 0-30-10-30-32 0-14 6-42 17-59 13-18 30-27 43-27 17 0 30 11 30 33 0 7-3 37-17 57-10 18-28 28-43 28z"><text:p/></draw:path><draw:path draw:style-name="gr265" draw:text-style-name="P18" svg:width="0.0539in" svg:height="0.0524in" svg:x="0.3886in" svg:y="0.148in" svg:viewBox="0 0 138 134" svg:d="M55 71c1-1 9-29 9-30 1-3 9-17 19-24 2-3 11-9 24-9 2 0 11 0 15 4-9 4-13 11-13 17 0 7 6 12 13 12 6 0 16-6 16-19 0-15-16-22-31-22-16 0-29 7-42 22-5-20-24-22-30-22-12 0-19 7-24 16-7 10-11 28-11 30 0 3 4 3 5 3 5 0 5-1 7-8 5-19 10-33 22-33 7 0 9 6 9 15 0 6-2 17-5 25-2 7-4 20-7 26l-9 39c0 3-3 11-3 12 0 7 6 9 11 9 4 0 10-2 12-8 1-2 4-16 6-23z"><text:p/></draw:path><draw:path draw:style-name="gr266" draw:text-style-name="P18" svg:width="0.0394in" svg:height="0.074in" svg:x="0.4531in" svg:y="0.1272in" svg:viewBox="0 0 101 189" svg:d="M60 68h31c6 0 10 0 10-7 0-3-4-3-9-3h-28l10-45c0-1 2-2 2-3 0-6-5-10-11-10-7 0-11 5-15 12-1 8 3-6-9 46h-31c-6 0-10 0-10 7 0 3 4 3 8 3h29l-18 70c-1 8-3 18-3 23 0 17 14 28 31 28 33 0 51-43 51-46 0-4-3-4-4-4-4 0-4 1-5 6-10 18-24 35-41 35-7 0-11-3-11-14 0-4 1-10 3-12z"><text:p/></draw:path><draw:path draw:style-name="gr267" draw:text-style-name="P18" svg:width="0.0303in" svg:height="0.1157in" svg:x="0.5071in" svg:y="0.1126in" svg:viewBox="0 0 78 295" svg:d="M6 0c-2 0-6 0-6 4 0 1 1 2 2 3 27 24 54 64 54 141 0 61-19 109-50 138-6 5-6 5-6 7 0 1 1 2 4 2s32-19 51-56c15-24 23-56 23-91 0-41-13-107-72-148z"><text:p/></draw:path><draw:path draw:style-name="gr268" draw:text-style-name="P18" svg:width="0.0421in" svg:height="0.0772in" svg:x="0.1256in" svg:y="0.2531in" svg:viewBox="0 0 108 197" svg:d="M67 8c0-8-1-8-8-8-19 18-47 19-59 19v11c7 0 26 0 43-8v151c0 10 0 13-30 13h-11v11c5 0 42-1 53-1 10 0 47 1 53 1v-11h-11c-30 0-30-3-30-13z"><text:p/></draw:path><draw:path draw:style-name="gr269" draw:text-style-name="P18" svg:width="0.1102in" svg:height="0.039in" svg:x="0.6146in" svg:y="0.2252in" svg:viewBox="0 0 281 100" svg:d="M267 17c7 0 14 0 14-9 0-8-7-8-13-8h-254c-7 0-14 0-14 8 0 9 7 9 14 9zM268 100c6 0 13 0 13-9 0-8-7-8-14-8h-253c-7 0-14 0-14 8 0 9 7 9 14 9z"><text:p/></draw:path><draw:path draw:style-name="gr270" draw:text-style-name="P18" svg:width="0.1181in" svg:height="0.1173in" svg:x="0.8094in" svg:y="0.0602in" svg:viewBox="0 0 301 299" svg:d="M242 48c21-32 39-34 53-35 6-1 6-7 6-8 0-3-1-5-6-5-9 0-22 1-33 1-15 0-29-1-42-1-3 0-9 0-9 7 0 5 4 6 7 6 11 1 20 5 20 13s-6 17-6 17l-130 207-29-224c0-8 10-13 29-13 6 0 11 0 11-8 0-4-4-5-6-5-18 0-36 1-53 1-8 0-16 0-23 0-8 0-15-1-24-1-2 0-7 0-7 7 0 6 4 6 11 6 24 0 24 4 25 15l34 261c1 8 2 10 8 10s8-2 11-8z"><text:p/></draw:path><draw:path draw:style-name="gr271" draw:text-style-name="P18" svg:width="0.0303in" svg:height="0.1157in" svg:x="0.9476in" svg:y="0in" svg:viewBox="0 0 78 295" svg:d="M72 0c-56 40-72 103-72 148 0 42 12 107 72 147 2 0 6 0 6-2s-1-2-4-5c-39-36-54-86-54-140 0-80 30-119 56-141 1-1 2-2 2-3 0-4-4-4-6-4z"><text:p/></draw:path><draw:path draw:style-name="gr272" draw:text-style-name="P18" svg:width="0.0465in" svg:height="0.0524in" svg:x="0.9945in" svg:y="0.036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273" draw:text-style-name="P18" svg:width="0.0634in" svg:height="0.0819in" svg:x="1.0571in" svg:y="0.0067in" svg:viewBox="0 0 162 209" svg:d="M71 8c0 0 1-3 1-4 0-2-1-4-5-4-6 0-31 2-38 2-3 0-6 2-6 8 0 4 3 4 8 4 13 0 13 3 13 4 0 2 0 4-1 7l-41 168c-2 5-2 6-2 6 0 5 4 10 11 10 2 0 8-1 11-8 1-2 4-12 4-18l9-27c1-5 3-16 5-19 2-12 2-13 8-22 10-15 24-31 47-31 18 0 18 13 18 19 0 19-13 52-18 64-3 8-4 12-4 17 0 15 12 25 28 25 30 0 43-41 43-46 0-3-4-3-5-3-5 0-5 1-6 4-6 25-19 37-31 37-7 0-7-4-7-11 0-6 1-10 6-24 3-10 17-40 17-58 0-5 0-17-12-24-5-5-14-10-27-10-23 0-37 14-49 26z"><text:p/></draw:path><draw:path draw:style-name="gr274" draw:text-style-name="P18" svg:width="0.0543in" svg:height="0.0524in" svg:x="1.1335in" svg:y="0.0362in" svg:viewBox="0 0 139 134" svg:d="M139 52c0-33-24-52-54-52-44 0-85 41-85 82 0 30 22 52 54 52 43 0 85-39 85-82zM55 126c-15 0-30-10-30-32 0-14 6-42 17-59 13-18 30-27 43-27 17 0 30 11 30 33 0 7-3 37-17 57-10 18-28 28-43 28z"><text:p/></draw:path><draw:path draw:style-name="gr275" draw:text-style-name="P18" svg:width="0.0539in" svg:height="0.0524in" svg:x="1.1972in" svg:y="0.0362in" svg:viewBox="0 0 138 134" svg:d="M55 71c1-1 9-29 9-30 1-3 9-17 19-24 2-3 11-9 24-9 2 0 11 0 15 4-9 4-13 11-13 17 0 7 6 12 13 12 6 0 16-6 16-19 0-15-16-22-31-22-16 0-29 7-42 22-5-20-24-22-30-22-12 0-19 7-24 16-7 10-11 28-11 30 0 3 4 3 5 3 5 0 5-1 7-8 5-19 10-33 22-33 7 0 9 6 9 15 0 6-2 17-5 25-2 7-4 20-7 26l-9 39c0 3-3 11-3 12 0 7 6 9 11 9 4 0 11-2 12-8 1-2 4-16 6-23z"><text:p/></draw:path><draw:path draw:style-name="gr276" draw:text-style-name="P18" svg:width="0.0394in" svg:height="0.074in" svg:x="1.2618in" svg:y="0.0138in" svg:viewBox="0 0 101 189" svg:d="M60 68h31c6 0 10 0 10-7 0-3-4-3-9-3h-28l10-45c0-1 2-2 2-3 0-6-5-10-11-10-7 0-11 5-15 12-1 8 3-6-9 46h-31c-6 0-10 0-10 7 0 3 4 3 8 3h29l-18 70c-1 8-3 18-3 23 0 17 14 28 31 28 33 0 51-43 51-46 0-4-3-4-4-4-4 0-4 1-5 6-10 18-24 35-41 35-7 0-11-3-11-14 0-4 1-10 3-12z"><text:p/></draw:path><draw:path draw:style-name="gr277" draw:text-style-name="P18" svg:width="0.0303in" svg:height="0.1157in" svg:x="1.3157in" svg:y="0in" svg:viewBox="0 0 78 295" svg:d="M6 0c-2 0-6 0-6 4 0 1 1 2 2 3 27 24 54 64 54 141 0 61-19 109-50 138-6 5-6 5-6 7 0 1 1 2 4 2s32-19 51-56c15-24 23-56 23-91 0-41-13-107-72-148z"><text:p/></draw:path><draw:path draw:style-name="gr278" draw:text-style-name="P18" svg:width="0.0421in" svg:height="0.0772in" svg:x="0.9098in" svg:y="0.1409in" svg:viewBox="0 0 108 197" svg:d="M67 8c0-8-1-8-8-8-19 18-47 19-59 19v11c7 0 26 0 43-8v151c0 10 0 13-30 13h-11v11c5 0 42-1 53-1 10 0 47 1 53 1v-11h-11c-30 0-30-3-30-13z"><text:p/></draw:path><draw:polygon draw:style-name="gr279" draw:text-style-name="P18" svg:width="0.5677in" svg:height="0.0067in" svg:x="0.8in" svg:y="0.2413in" svg:viewBox="0 0 1443 18" draw:points="721,18 0,18 0,0 1443,0 1443,18"><text:p/></draw:polygon><draw:path draw:style-name="gr280" draw:text-style-name="P18" svg:width="0.0768in" svg:height="0.1134in" svg:x="0.8299in" svg:y="0.3283in" svg:viewBox="0 0 196 289" svg:d="M144 32c4-15 5-19 38-19 11 0 14 0 14-8 0-5-4-5-6-5-12 0-44 1-56 1-13 0-44-1-56-1-4 0-8 0-8 8 0 5 3 5 10 5 18 0 30 0 30 9 0 1 0 2-1 6l-57 229c-4 14-5 19-39 19-9 0-13 0-13 9 0 4 5 4 7 4 11 0 43-1 54-1 13 0 45 1 58 1 3 0 8 0 8-8 0-5-3-5-13-5-7 0-10 0-18 0-8-1-11-3-11-8 0-4 1-6 3-10z"><text:p/></draw:path><draw:path draw:style-name="gr281" draw:text-style-name="P18" svg:width="0.0303in" svg:height="0.1157in" svg:x="0.9236in" svg:y="0.2677in" svg:viewBox="0 0 78 295" svg:d="M72 0c-56 40-72 103-72 148 0 42 12 107 72 147 2 0 6 0 6-2s-1-2-4-5c-39-36-54-86-54-140 0-80 30-119 56-141 1-1 2-2 2-3 0-4-4-4-6-4z"><text:p/></draw:path><draw:path draw:style-name="gr282" draw:text-style-name="P18" svg:width="0.0465in" svg:height="0.0524in" svg:x="0.9705in" svg:y="0.303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283" draw:text-style-name="P18" svg:width="0.0634in" svg:height="0.0819in" svg:x="1.0331in" svg:y="0.2744in" svg:viewBox="0 0 162 209" svg:d="M71 8c0 0 1-3 1-4 0-2-1-4-5-4-6 0-31 2-38 2-3 0-6 2-6 8 0 4 3 4 8 4 13 0 13 3 13 4 0 2 0 4-1 7l-41 168c-2 5-2 6-2 6 0 5 4 10 11 10 2 0 8-1 11-8 1-2 4-12 4-18l9-27c1-5 3-16 5-20 2-11 2-12 8-21 10-15 24-31 47-31 18 0 18 13 18 19 0 19-13 52-18 64-3 8-4 12-4 17 0 15 12 25 28 25 30 0 43-41 43-46 0-3-4-3-5-3-5 0-5 1-6 4-6 25-19 37-31 37-7 0-7-4-7-11 0-6 1-10 6-24 3-10 17-40 17-58 0-5 0-17-12-24-5-5-14-10-27-10-23 0-37 14-49 26z"><text:p/></draw:path><draw:path draw:style-name="gr284" draw:text-style-name="P18" svg:width="0.0543in" svg:height="0.0524in" svg:x="1.1098in" svg:y="0.3035in" svg:viewBox="0 0 139 134" svg:d="M139 52c0-33-24-52-54-52-44 0-85 41-85 82 0 30 22 52 54 52 43 0 85-39 85-82zM55 126c-15 0-30-10-30-32 0-14 6-42 17-59 13-18 30-27 43-27 17 0 30 11 30 33 0 7-3 37-17 57-10 18-28 28-43 28z"><text:p/></draw:path><draw:path draw:style-name="gr285" draw:text-style-name="P18" svg:width="0.0539in" svg:height="0.0524in" svg:x="1.1736in" svg:y="0.3035in" svg:viewBox="0 0 138 134" svg:d="M55 71c1-1 9-29 9-30 1-3 9-17 19-24 2-3 11-9 24-9 2 0 11 0 15 4-9 4-13 11-13 17 0 7 6 12 13 12 6 0 16-6 16-19 0-15-16-22-31-22-16 0-29 7-42 22-5-20-24-22-30-22-12 0-19 7-24 16-7 10-11 28-11 30 0 3 4 3 5 3 5 0 5-1 7-8 5-19 10-33 22-33 7 0 9 6 9 15 0 6-2 17-5 25-2 7-4 20-7 26l-9 39c0 3-3 11-3 12 0 7 6 9 11 9 4 0 11-2 12-8 1-2 4-16 6-23z"><text:p/></draw:path><draw:path draw:style-name="gr286" draw:text-style-name="P18" svg:width="0.0394in" svg:height="0.074in" svg:x="1.2382in" svg:y="0.2823in" svg:viewBox="0 0 101 189" svg:d="M60 68h31c6 0 10 0 10-7 0-3-4-3-9-3h-28l10-45c0-1 2-2 2-3 0-6-5-10-11-10-7 0-11 5-15 12-1 8 3-6-9 46h-31c-6 0-10 0-10 7 0 3 4 3 8 3h29l-18 70c-1 8-3 18-3 23 0 17 14 28 31 28 33 0 51-43 51-46 0-4-3-4-4-4-4 0-4 1-5 6-10 18-24 35-41 35-7 0-11-3-11-14 0-4 1-10 3-12z"><text:p/></draw:path><draw:path draw:style-name="gr287" draw:text-style-name="P18" svg:width="0.0303in" svg:height="0.1157in" svg:x="1.2917in" svg:y="0.2677in" svg:viewBox="0 0 78 295" svg:d="M6 0c-2 0-6 0-6 4 0 1 1 2 2 3 27 24 54 64 54 141 0 61-19 109-50 138-6 5-6 5-6 7 0 1 1 2 4 2s32-19 51-56c15-24 23-56 23-91 0-41-13-107-72-148z"><text:p/></draw:path><draw:path draw:style-name="gr288" draw:text-style-name="P18" svg:width="0.0421in" svg:height="0.0772in" svg:x="0.9098in" svg:y="0.4087in" svg:viewBox="0 0 108 197" svg:d="M67 8c0-8 0-8-8-8-19 18-47 19-59 19v11c7 0 26 0 43-8v151c0 10 0 13-30 13h-11v11c5 0 42-1 53-1 10 0 47 1 53 1v-11h-11c-30 0-30-3-30-13z"><text:p/></draw:path></draw:g>, <draw:g text:anchor-type="as-char" svg:y="-0.2862in" draw:z-index="11" draw:style-name="gr1"><svg:title>TexMaths</svg:title><svg:desc>12§display§Z_1^{(load)} = \frac{V_1^{(load)}}{I_1^{(load)}}§svg§600§FALSE§</svg:desc><draw:polygon draw:style-name="gr289" draw:text-style-name="P17" svg:width="1.2228in" svg:height="0.4854in" svg:x="0in" svg:y="0in" svg:viewBox="0 0 3107 1234" draw:points="1553,1234 0,1234 0,0 3107,0 3107,1234"><text:p/></draw:polygon><draw:path draw:style-name="gr290" draw:text-style-name="P18" svg:width="0.1102in" svg:height="0.1134in" svg:x="0.0094in" svg:y="0.1724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291" draw:text-style-name="P18" svg:width="0.0303in" svg:height="0.1157in" svg:x="0.139in" svg:y="0.1126in" svg:viewBox="0 0 78 295" svg:d="M72 0c-56 40-72 103-72 148 0 42 12 107 72 147 2 0 6 0 6-2s-1-2-4-5c-39-36-54-86-54-140 0-80 30-119 56-141 1-1 2-2 2-3 0-4-4-4-6-4z"><text:p/></draw:path><draw:path draw:style-name="gr292" draw:text-style-name="P18" svg:width="0.026in" svg:height="0.0819in" svg:x="0.1843in" svg:y="0.1189in" svg:viewBox="0 0 67 209" svg:d="M66 8c0 0 1-3 1-4 0-2-1-4-5-4-6 0-31 2-38 2-2 0-7 2-7 8 0 4 5 4 8 4 15 0 15 3 15 4 0 2 0 4-2 7l-37 147c-1 3-1 6-1 8 0 19 17 29 31 29 7 0 17-2 24-16 6-10 11-29 11-30 0-3-4-3-5-3-5 0-5 1-6 7-5 14-9 34-23 34-7 0-10-8-10-15 0-3 1-9 2-12z"><text:p/></draw:path><draw:path draw:style-name="gr293" draw:text-style-name="P18" svg:width="0.0543in" svg:height="0.0524in" svg:x="0.2272in" svg:y="0.148in" svg:viewBox="0 0 139 134" svg:d="M139 52c0-33-24-52-54-52-44 0-85 41-85 82 0 30 22 52 54 52 43 0 85-39 85-82zM55 126c-15 0-30-10-30-32 0-14 6-42 17-59 13-18 30-27 43-27 17 0 30 11 30 33 0 7-3 37-17 57-10 18-28 28-43 28z"><text:p/></draw:path><draw:path draw:style-name="gr294" draw:text-style-name="P18" svg:width="0.0591in" svg:height="0.0524in" svg:x="0.2925in" svg:y="0.148in" svg:viewBox="0 0 151 134" svg:d="M108 17c-7-10-17-17-31-17-39 0-77 42-77 84 0 29 19 50 46 50 14 0 28-9 42-21 6 19 22 21 30 21 10 0 18-7 24-16 6-11 9-28 9-29 0-5-3-5-5-5-3 0-4 2-6 10-3 14-9 32-22 32-8 0-10-7-10-14 0-5 4-17 5-24 2-9 5-21 7-28l6-22c1-7 5-21 5-22 0-8-5-10-10-10s-12 4-13 11zM89 94c-3 9-10 14-16 20-3 2-14 12-27 12-11 0-22-8-22-29 0-15 8-49 16-61 13-24 28-28 37-28 21 0 26 23 26 27 0 1 0 2-1 3z"><text:p/></draw:path><draw:path draw:style-name="gr295" draw:text-style-name="P18" svg:width="0.0594in" svg:height="0.0819in" svg:x="0.3642in" svg:y="0.1189in" svg:viewBox="0 0 152 209" svg:d="M151 8c0 0 1-3 1-4 0-2-1-4-4-4-6 0-30 2-38 2-2 0-7 2-7 8 0 4 5 4 9 4 14 0 14 3 14 4 0 2-1 4-2 7l-16 67c-7-9-17-18-31-18-39 0-77 44-77 86 0 29 19 49 46 49 14 0 28-10 42-20 6 16 22 20 30 20 10 0 18-6 24-16 6-12 9-29 9-30 0-3-3-3-5-3-3 0-4 1-6 9-3 15-9 32-22 32-8 0-10-6-10-15 0-6 1-8 2-12zM89 169c-3 8-10 15-16 20-3 2-14 12-27 12-11 0-22-8-22-29 0-16 8-48 16-60 13-24 28-28 37-28 21 0 26 22 26 25 0 1 0 4-1 4z"><text:p/></draw:path><draw:path draw:style-name="gr296" draw:text-style-name="P18" svg:width="0.0303in" svg:height="0.1157in" svg:x="0.4346in" svg:y="0.1126in" svg:viewBox="0 0 78 295" svg:d="M6 0c-2 0-6 0-6 4 0 1 1 2 2 3 27 24 54 64 54 141 0 61-19 109-50 138-6 5-6 5-6 7 0 1 1 2 4 2s32-19 51-56c15-24 23-56 23-91 0-41-13-107-72-148z"><text:p/></draw:path><draw:path draw:style-name="gr297" draw:text-style-name="P18" svg:width="0.0421in" svg:height="0.0772in" svg:x="0.1256in" svg:y="0.2531in" svg:viewBox="0 0 108 197" svg:d="M67 8c0-8-1-8-8-8-19 18-47 19-59 19v11c7 0 26 0 43-8v151c0 10 0 13-30 13h-11v11c5 0 42-1 53-1 10 0 47 1 53 1v-11h-11c-30 0-30-3-30-13z"><text:p/></draw:path><draw:path draw:style-name="gr298" draw:text-style-name="P18" svg:width="0.1102in" svg:height="0.039in" svg:x="0.5417in" svg:y="0.2252in" svg:viewBox="0 0 281 100" svg:d="M266 17c8 0 15 0 15-9 0-8-7-8-13-8h-254c-7 0-14 0-14 8 0 9 7 9 14 9zM268 100c6 0 13 0 13-9 0-8-7-8-15-8h-252c-7 0-14 0-14 8 0 9 7 9 14 9z"><text:p/></draw:path><draw:path draw:style-name="gr299" draw:text-style-name="P18" svg:width="0.1181in" svg:height="0.1173in" svg:x="0.7374in" svg:y="0.0602in" svg:viewBox="0 0 301 299" svg:d="M242 48c21-32 39-34 53-35 6-1 6-7 6-8 0-3-1-5-6-5-9 0-23 1-33 1-15 0-29-1-42-1-3 0-9 0-9 7 0 5 4 6 7 6 11 1 20 5 20 13s-6 17-6 17l-130 207-29-224c0-8 10-13 29-13 6 0 11 0 11-8 0-4-4-5-6-5-18 0-36 1-53 1-8 0-16 0-23 0-8 0-15-1-24-1-2 0-7 0-7 7 0 6 4 6 11 6 24 0 24 4 25 15l34 261c1 8 2 10 8 10s8-2 11-8z"><text:p/></draw:path><draw:path draw:style-name="gr300" draw:text-style-name="P18" svg:width="0.0303in" svg:height="0.1157in" svg:x="0.8748in" svg:y="0in" svg:viewBox="0 0 78 295" svg:d="M72 0c-56 40-72 103-72 148 0 42 12 107 72 147 2 0 6 0 6-2s-1-2-4-5c-39-36-54-86-54-140 0-80 30-119 56-141 1-1 2-2 2-3 0-4-4-4-6-4z"><text:p/></draw:path><draw:path draw:style-name="gr301" draw:text-style-name="P18" svg:width="0.026in" svg:height="0.0819in" svg:x="0.9205in" svg:y="0.0067in" svg:viewBox="0 0 67 209" svg:d="M66 8c0 0 1-3 1-4 0-2-1-4-5-4-6 0-31 2-38 2-2 0-7 2-7 8 0 4 5 4 8 4 15 0 15 3 15 4 0 2 0 4-2 7l-37 147c-1 3-1 6-1 8 0 19 17 29 31 29 7 0 17-2 24-16 6-10 11-29 11-30 0-3-4-3-5-3-5 0-5 1-6 7-5 14-9 34-23 34-7 0-10-8-10-15 0-3 1-9 2-12z"><text:p/></draw:path><draw:path draw:style-name="gr302" draw:text-style-name="P18" svg:width="0.0543in" svg:height="0.0524in" svg:x="0.9634in" svg:y="0.0362in" svg:viewBox="0 0 139 134" svg:d="M139 52c0-33-24-52-54-52-44 0-85 41-85 82 0 30 22 52 54 52 43 0 85-39 85-82zM55 126c-15 0-30-10-30-32 0-14 6-42 17-59 13-18 30-27 43-27 17 0 30 11 30 33 0 7-3 37-17 57-10 18-28 28-43 28z"><text:p/></draw:path><draw:path draw:style-name="gr303" draw:text-style-name="P18" svg:width="0.0591in" svg:height="0.0524in" svg:x="1.0287in" svg:y="0.0362in" svg:viewBox="0 0 151 134" svg:d="M108 17c-7-10-17-17-31-17-39 0-77 42-77 84 0 29 19 50 46 50 14 0 28-9 42-21 6 19 22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04" draw:text-style-name="P18" svg:width="0.0594in" svg:height="0.0819in" svg:x="1.1008in" svg:y="0.0067in" svg:viewBox="0 0 152 209" svg:d="M151 8c0 0 1-3 1-4 0-2-1-4-4-4-6 0-30 2-39 2-1 0-6 2-6 8 0 4 5 4 9 4 14 0 14 3 14 4 0 2-1 4-2 7l-16 67c-7-9-17-18-31-18-39 0-77 44-77 86 0 29 19 49 46 49 14 0 28-10 42-20 6 16 21 20 30 20 10 0 18-6 24-16 6-12 9-29 9-30 0-3-3-3-5-3-3 0-4 1-6 9-3 15-9 32-22 32-8 0-10-6-10-15 0-6 1-8 2-12zM89 169c-3 8-10 15-16 20-3 2-14 12-27 12-11 0-22-8-22-29 0-16 8-48 16-60 13-24 28-28 37-28 20 0 26 22 26 25 0 1 0 4-1 4z"><text:p/></draw:path><draw:path draw:style-name="gr305" draw:text-style-name="P18" svg:width="0.0303in" svg:height="0.1157in" svg:x="1.1713in" svg:y="0in" svg:viewBox="0 0 78 295" svg:d="M6 0c-2 0-6 0-6 4 0 1 1 2 2 3 27 24 54 64 54 141 0 61-19 109-50 138-6 5-6 5-6 7 0 1 1 2 4 2s32-19 51-56c15-24 23-56 23-91 0-41-13-107-72-148z"><text:p/></draw:path><draw:path draw:style-name="gr306" draw:text-style-name="P18" svg:width="0.0421in" svg:height="0.0772in" svg:x="0.8374in" svg:y="0.1409in" svg:viewBox="0 0 108 197" svg:d="M67 8c0-8-1-8-8-8-19 18-47 19-59 19v11c7 0 26 0 43-8v151c0 10 0 13-30 13h-11v11c5 0 42-1 53-1 10 0 47 1 53 1v-11h-11c-30 0-30-3-30-13z"><text:p/></draw:path><draw:polygon draw:style-name="gr307" draw:text-style-name="P18" svg:width="0.4949in" svg:height="0.0067in" svg:x="0.728in" svg:y="0.2413in" svg:viewBox="0 0 1258 18" draw:points="630,18 0,18 0,0 1258,0 1258,18"><text:p/></draw:polygon><draw:path draw:style-name="gr308" draw:text-style-name="P18" svg:width="0.0768in" svg:height="0.1134in" svg:x="0.7571in" svg:y="0.3283in" svg:viewBox="0 0 196 289" svg:d="M144 32c4-15 5-19 38-19 11 0 14 0 14-8 0-5-4-5-6-5-12 0-44 1-56 1-13 0-44-1-56-1-4 0-8 0-8 8 0 5 3 5 10 5 18 0 30 0 30 9 0 1 0 2-1 6l-57 229c-4 14-5 19-39 19-9 0-13 0-13 9 0 4 5 4 7 4 11 0 43-1 54-1 13 0 45 1 58 1 3 0 8 0 8-8 0-5-3-5-13-5-7 0-10 0-18 0-8-1-11-3-11-8 0-4 1-6 3-10z"><text:p/></draw:path><draw:path draw:style-name="gr309" draw:text-style-name="P18" svg:width="0.0303in" svg:height="0.1157in" svg:x="0.8512in" svg:y="0.2677in" svg:viewBox="0 0 78 295" svg:d="M72 0c-56 40-72 103-72 148 0 42 12 107 72 147 2 0 6 0 6-2s-1-2-4-5c-39-36-54-86-54-140 0-80 30-119 56-141 1-1 2-2 2-3 0-4-4-4-6-4z"><text:p/></draw:path><draw:path draw:style-name="gr310" draw:text-style-name="P18" svg:width="0.026in" svg:height="0.0819in" svg:x="0.8969in" svg:y="0.2744in" svg:viewBox="0 0 67 209" svg:d="M66 8c0 0 1-3 1-4 0-2-1-4-5-4-6 0-31 2-38 2-2 0-7 2-7 8 0 4 5 4 8 4 15 0 15 3 15 4 0 2 0 4-2 7l-37 147c-1 3-1 6-1 8 0 19 17 29 31 29 7 0 17-2 24-16 6-10 11-29 11-30 0-3-4-3-5-3-5 0-5 1-6 7-5 14-9 34-23 34-7 0-10-8-10-15 0-3 1-9 2-12z"><text:p/></draw:path><draw:path draw:style-name="gr311" draw:text-style-name="P18" svg:width="0.0543in" svg:height="0.0524in" svg:x="0.9394in" svg:y="0.3035in" svg:viewBox="0 0 139 134" svg:d="M139 52c0-33-25-52-54-52-44 0-85 41-85 82 0 30 22 52 54 52 43 0 85-39 85-82zM55 126c-15 0-30-10-30-32 0-14 6-42 17-59 13-18 30-27 43-27 17 0 30 11 30 33 0 7-3 37-17 57-10 18-28 28-43 28z"><text:p/></draw:path><draw:path draw:style-name="gr312" draw:text-style-name="P18" svg:width="0.0591in" svg:height="0.0524in" svg:x="1.0051in" svg:y="0.3035in" svg:viewBox="0 0 151 134" svg:d="M108 17c-7-10-17-17-31-17-39 0-77 42-77 84 0 29 19 50 46 50 14 0 28-9 42-21 6 19 21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13" draw:text-style-name="P18" svg:width="0.0594in" svg:height="0.0819in" svg:x="1.0768in" svg:y="0.2744in" svg:viewBox="0 0 152 209" svg:d="M151 8c0 0 1-3 1-4 0-2-1-4-4-4-6 0-30 2-39 2-1 0-6 2-6 8 0 4 5 4 9 4 14 0 14 3 14 4 0 2-1 4-2 7l-16 67c-7-9-17-18-31-18-39 0-77 44-77 86 0 29 19 49 46 49 14 0 28-10 42-20 6 16 21 20 30 20 10 0 18-6 24-16 6-12 9-29 9-30 0-3-3-3-5-3-3 0-4 1-6 9-3 15-9 32-22 32-8 0-10-6-10-15 0-6 1-8 2-12zM89 169c-3 8-10 15-16 20-3 2-14 12-27 12-11 0-22-8-22-29 0-16 8-48 16-60 13-24 28-28 37-28 20 0 26 22 26 25 0 1 0 4-1 4z"><text:p/></draw:path><draw:path draw:style-name="gr314" draw:text-style-name="P18" svg:width="0.0303in" svg:height="0.1157in" svg:x="1.1472in" svg:y="0.2677in" svg:viewBox="0 0 78 295" svg:d="M6 0c-2 0-6 0-6 4 0 1 1 2 2 3 27 24 54 64 54 141 0 61-19 109-50 138-6 5-6 5-6 7 0 1 1 2 4 2s32-19 51-56c15-24 23-56 23-91 0-41-13-107-72-148z"><text:p/></draw:path><draw:path draw:style-name="gr315" draw:text-style-name="P18" svg:width="0.0421in" svg:height="0.0772in" svg:x="0.8374in" svg:y="0.4087in" svg:viewBox="0 0 108 197" svg:d="M67 8c0-8 0-8-8-8-19 18-47 19-59 19v11c7 0 26 0 43-8v151c0 10 0 13-30 13h-11v11c5 0 42-1 53-1 10 0 47 1 53 1v-11h-11c-30 0-30-3-30-13z"><text:p/></draw:path></draw:g></text:p>
      <text:p text:style-name="P8"/>
      <text:p text:style-name="P9">When you actually measure an impedance at channel 1, you will measure a complex-valued voltage and current which is <draw:g text:anchor-type="as-char" svg:y="-0.1736in" draw:z-index="12" draw:style-name="gr1"><svg:title>TexMaths</svg:title><svg:desc>12§display§V_{1}^{(dut)}§svg§600§FALSE§</svg:desc><draw:polygon draw:style-name="gr316" draw:text-style-name="P17" svg:width="0.4354in" svg:height="0.2177in" svg:x="0in" svg:y="0in" svg:viewBox="0 0 1107 554" draw:points="554,554 0,554 0,0 1107,0 1107,554"><text:p/></draw:polygon><draw:path draw:style-name="gr317" draw:text-style-name="P18" svg:width="0.1181in" svg:height="0.1169in" svg:x="0.0094in" svg:y="0.0598in" svg:viewBox="0 0 301 298" svg:d="M243 48c20-32 37-34 54-35 4-1 4-7 4-8 0-3-2-5-4-5-12 0-24 1-35 1-15 0-29-1-42-1-3 0-9 0-9 7 0 5 4 6 8 6 10 1 19 5 19 13s-6 17-6 17l-130 206-29-223c0-8 10-13 29-13 6 0 11 0 11-8 0-4-4-5-6-5-18 0-36 1-53 1-8 0-16 0-23 0-8 0-15-1-24-1-2 0-7 0-7 7 0 6 4 6 11 6 24 0 24 4 25 15l34 261c1 7 2 9 8 9s8-2 11-7z"><text:p/></draw:path><draw:path draw:style-name="gr318" draw:text-style-name="P18" svg:width="0.0303in" svg:height="0.1161in" svg:x="0.1469in" svg:y="0in" svg:viewBox="0 0 78 296" svg:d="M72 0c-56 40-72 103-72 147 0 42 12 107 72 149 2 0 6 0 6-4 0-1-1-2-4-4-39-35-54-87-54-141 0-79 30-118 56-140 1-1 2-2 2-3 0-4-4-4-6-4z"><text:p/></draw:path><draw:path draw:style-name="gr319" draw:text-style-name="P18" svg:width="0.0594in" svg:height="0.0823in" svg:x="0.1929in" svg:y="0.0067in" svg:viewBox="0 0 152 210" svg:d="M151 8c0 0 1-3 1-4 0-2-1-4-4-4-6 0-30 2-38 2-2 0-7 2-7 8 0 4 5 4 9 4 14 0 14 3 14 4 0 2-1 4-2 7l-16 67c-7-9-17-18-31-18-39 0-77 43-77 85 0 29 19 51 46 51 14 0 28-10 42-22 6 17 22 22 30 22 10 0 18-7 24-17 6-12 9-29 9-30 0-4-3-4-5-4-3 0-4 2-6 10-3 14-9 31-22 31-8 0-10-6-10-14 0-5 1-9 2-12zM89 169c-3 7-10 14-16 19-3 3-14 12-27 12-11 0-22-7-22-29 0-14 8-48 16-60 13-24 28-27 37-27 21 0 26 21 26 25 0 1 0 4-1 4z"><text:p/></draw:path><draw:path draw:style-name="gr320" draw:text-style-name="P18" svg:width="0.0677in" svg:height="0.0524in" svg:x="0.2606in" svg:y="0.0358in" svg:viewBox="0 0 173 134" svg:d="M112 83c-2 6-4 16-5 18-6 8-18 25-36 25-21 0-21-19-21-25 0-17 9-39 17-60 3-6 4-10 4-15 0-15-12-26-28-26-30 0-43 41-43 46 0 3 4 3 5 3 5 0 5-1 6-5 6-24 20-36 31-36 5 0 8 4 8 11s-3 12-6 19c-16 41-16 51-16 58 0 6 0 19 12 29 8 7 20 9 30 9 19 0 28-11 38-20 7 19 26 20 30 20 11 0 18-7 24-17s11-28 11-28c0-5-5-5-6-5-4 0-4 2-6 9-4 15-10 33-22 33-7 0-9-7-9-15 0-4 2-16 3-24 4-8 6-20 7-27l6-25c3-9 6-21 6-23 0-5-4-10-10-10-10 0-12 10-15 20z"><text:p/></draw:path><draw:path draw:style-name="gr321" draw:text-style-name="P18" svg:width="0.0394in" svg:height="0.0736in" svg:x="0.3386in" svg:y="0.0142in" svg:viewBox="0 0 101 188" svg:d="M60 68h31c6 0 10 0 10-7 0-3-4-3-9-3h-28l10-45c0-1 2-2 2-3 0-6-5-10-11-10-7 0-11 5-15 12-1 8 3-6-9 46h-31c-6 0-10 0-10 7 0 3 4 3 8 3h29l-18 70c-1 8-3 19-3 23 0 16 14 27 31 27 33 0 51-41 51-45s-3-4-4-4c-4 0-4 1-5 6-10 18-24 36-41 36-7 0-11-5-11-16 0-3 1-8 3-12z"><text:p/></draw:path><draw:path draw:style-name="gr322" draw:text-style-name="P18" svg:width="0.0303in" svg:height="0.1161in" svg:x="0.3913in" svg:y="0in" svg:viewBox="0 0 78 296" svg:d="M6 0c-2 0-6 0-6 4 0 1 1 2 2 3 27 24 54 64 54 140 0 63-19 109-50 138-6 6-6 6-6 7 0 2 1 4 4 4s32-19 51-58c15-23 23-56 23-91 0-40-13-106-72-147z"><text:p/></draw:path><draw:path draw:style-name="gr323" draw:text-style-name="P18" svg:width="0.0421in" svg:height="0.0772in" svg:x="0.1098in" svg:y="0.1406in" svg:viewBox="0 0 108 197" svg:d="M67 8c0-8 0-8-8-8-19 18-47 19-59 19v11c7 0 26 0 43-8v151c0 9 0 13-30 13h-11v11c5 0 42-2 53-2 10 0 47 2 53 2v-11h-11c-30 0-30-4-30-13z"><text:p/></draw:path></draw:g><text:s/>and <draw:g text:anchor-type="as-char" svg:y="-0.1736in" draw:z-index="13" draw:style-name="gr1"><svg:title>TexMaths</svg:title><svg:desc>12§display§I_{1}^{(dut)}§svg§600§FALSE§</svg:desc><draw:polygon draw:style-name="gr324" draw:text-style-name="P17" svg:width="0.3874in" svg:height="0.2177in" svg:x="0in" svg:y="0in" svg:viewBox="0 0 985 554" draw:points="493,554 0,554 0,0 985,0 985,554"><text:p/></draw:polygon><draw:path draw:style-name="gr325" draw:text-style-name="P18" svg:width="0.0768in" svg:height="0.1134in" svg:x="0.0055in" svg:y="0.0598in" svg:viewBox="0 0 196 289" svg:d="M144 32c4-15 5-19 38-19 11 0 14 0 14-8 0-5-4-5-6-5-12 0-44 1-56 1-13 0-44-1-56-1-4 0-8 0-8 8 0 5 3 5 10 5 18 0 30 0 30 9 0 1 0 2-1 6l-57 228c-4 16-5 20-39 20-9 0-13 0-13 8 0 5 5 5 7 5 11 0 43-1 54-1 13 0 45 1 58 1 3 0 8 0 8-7 0-6-3-6-13-6-7 0-10 0-18 0-8-2-11-4-11-9 0-3 1-6 3-9z"><text:p/></draw:path><draw:path draw:style-name="gr326" draw:text-style-name="P18" svg:width="0.0303in" svg:height="0.1161in" svg:x="0.0992in" svg:y="0in" svg:viewBox="0 0 78 296" svg:d="M72 0c-56 40-72 103-72 147 0 42 12 107 72 149 2 0 6 0 6-4 0-1-1-2-4-4-39-35-54-87-54-141 0-79 30-118 56-140 1-1 2-2 2-3 0-4-4-4-6-4z"><text:p/></draw:path><draw:path draw:style-name="gr327" draw:text-style-name="P18" svg:width="0.0594in" svg:height="0.0823in" svg:x="0.1449in" svg:y="0.0067in" svg:viewBox="0 0 152 210" svg:d="M151 8c0 0 1-3 1-4 0-2-1-4-4-4-6 0-30 2-38 2-2 0-7 2-7 8 0 4 5 4 9 4 14 0 14 3 14 4 0 2-1 4-2 7l-16 67c-7-9-17-18-31-18-39 0-77 43-77 85 0 29 19 51 46 51 14 0 28-10 42-22 6 17 22 22 30 22 10 0 18-7 24-17 6-12 9-29 9-30 0-4-3-4-5-4-3 0-4 2-6 10-3 14-9 31-22 31-8 0-10-6-10-14 0-5 1-9 2-12zM89 169c-3 7-10 14-16 19-3 3-14 12-27 12-11 0-22-7-22-29 0-14 8-48 16-60 13-24 28-27 37-27 21 0 26 21 26 25 0 1 0 4-1 4z"><text:p/></draw:path><draw:path draw:style-name="gr328" draw:text-style-name="P18" svg:width="0.0677in" svg:height="0.0524in" svg:x="0.2126in" svg:y="0.0358in" svg:viewBox="0 0 173 134" svg:d="M112 83c-2 6-4 16-5 18-6 8-18 25-36 25-21 0-21-19-21-25 0-17 9-39 17-60 3-6 4-10 4-15 0-15-12-26-28-26-30 0-43 41-43 46 0 3 4 3 5 3 5 0 5-1 6-5 6-24 20-36 31-36 5 0 8 4 8 11s-3 12-6 19c-16 41-16 51-16 58 0 6 0 19 12 29 8 7 20 9 30 9 19 0 28-11 38-20 7 19 26 20 30 20 11 0 18-7 24-17s11-28 11-28c0-5-5-5-6-5-4 0-4 2-6 9-4 15-10 33-22 33-7 0-9-7-9-15 0-4 2-16 3-24 4-8 6-20 7-27l6-25c3-9 6-21 6-23 0-5-4-10-10-10-10 0-12 10-15 20z"><text:p/></draw:path><draw:path draw:style-name="gr329" draw:text-style-name="P18" svg:width="0.0394in" svg:height="0.0736in" svg:x="0.2906in" svg:y="0.0142in" svg:viewBox="0 0 101 188" svg:d="M60 68h31c6 0 10 0 10-7 0-3-4-3-9-3h-28l10-45c0-1 2-2 2-3 0-6-5-10-11-10-7 0-11 5-15 12-1 8 3-6-9 46h-31c-6 0-10 0-10 7 0 3 4 3 8 3h29l-18 70c-1 8-3 19-3 23 0 16 14 27 31 27 33 0 51-41 51-45s-3-4-4-4c-4 0-4 1-5 6-10 18-24 36-41 36-7 0-11-5-11-16 0-3 1-8 3-12z"><text:p/></draw:path><draw:path draw:style-name="gr330" draw:text-style-name="P18" svg:width="0.0303in" svg:height="0.1161in" svg:x="0.3441in" svg:y="0in" svg:viewBox="0 0 78 296" svg:d="M6 0c-2 0-6 0-6 4 0 1 1 2 2 3 27 24 54 64 54 140 0 63-19 109-50 138-6 6-6 6-6 7 0 2 1 4 4 4s32-19 51-58c15-23 23-56 23-91 0-40-13-106-72-147z"><text:p/></draw:path><draw:path draw:style-name="gr331" draw:text-style-name="P18" svg:width="0.0421in" svg:height="0.0772in" svg:x="0.0858in" svg:y="0.1406in" svg:viewBox="0 0 108 197" svg:d="M67 8c0-8-1-8-8-8-19 18-47 19-59 19v11c7 0 26 0 43-8v151c0 9 0 13-30 13h-11v11c5 0 42-2 53-2 10 0 47 2 53 2v-11h-11c-30 0-30-4-30-13z"><text:p/></draw:path></draw:g>. <text:s text:c="2"/>These are divided to form <draw:g text:anchor-type="as-char" svg:y="-0.1736in" draw:z-index="14" draw:style-name="gr1"><svg:title>TexMaths</svg:title><svg:desc>12§display§Z_{1}^{(dut)} = V_{1}^{(dut)} / I_{1}^{(dut)}§svg§600§FALSE§</svg:desc><draw:polygon draw:style-name="gr332" draw:text-style-name="P17" svg:width="1.5709in" svg:height="0.2177in" svg:x="0in" svg:y="0in" svg:viewBox="0 0 3991 554" draw:points="1995,554 0,554 0,0 3991,0 3991,554"><text:p/></draw:polygon><draw:path draw:style-name="gr333" draw:text-style-name="P18" svg:width="0.1102in" svg:height="0.1134in" svg:x="0.0094in" svg:y="0.0598in" svg:viewBox="0 0 281 289" svg:d="M281 11c0-3 0-4 0-7 0-4-1-4-10-4h-179c-9 0-10 0-13 8l-24 76c0 2 0 5 0 6s0 5 5 5c4 0 5-3 5-4 17-50 38-78 104-78h69l-236 264c0 1-2 7-2 8 0 4 2 4 11 4h183c10 0 11 0 14-9l30-93c0-1 2-5 2-6 0-2-2-5-6-5s-5 1-7 10c-18 57-39 88-111 88h-73z"><text:p/></draw:path><draw:path draw:style-name="gr334" draw:text-style-name="P18" svg:width="0.0303in" svg:height="0.1161in" svg:x="0.139in" svg:y="0in" svg:viewBox="0 0 78 296" svg:d="M72 0c-56 40-72 103-72 147 0 42 12 107 72 149 2 0 6 0 6-4 0-1-1-2-4-4-39-35-54-87-54-141 0-79 30-118 56-140 1-1 2-2 2-3 0-4-4-4-6-4z"><text:p/></draw:path><draw:path draw:style-name="gr335" draw:text-style-name="P18" svg:width="0.0594in" svg:height="0.0823in" svg:x="0.1843in" svg:y="0.0067in" svg:viewBox="0 0 152 210" svg:d="M151 8c0 0 1-3 1-4 0-2-1-4-4-4-6 0-30 2-38 2-2 0-7 2-7 8 0 4 5 4 9 4 14 0 14 3 14 4 0 2-1 4-2 7l-16 67c-7-9-17-18-31-18-39 0-77 43-77 85 0 29 19 51 46 51 14 0 28-10 42-22 6 17 22 22 30 22 10 0 18-7 24-17 6-12 9-29 9-30 0-4-3-4-5-4-3 0-4 2-6 10-3 14-9 31-22 31-8 0-10-6-10-14 0-5 1-9 2-12zM89 169c-3 7-10 14-16 19-3 3-14 12-27 12-11 0-22-7-22-29 0-14 8-48 16-60 13-24 28-27 37-27 21 0 26 21 26 25 0 1 0 4-1 4z"><text:p/></draw:path><draw:path draw:style-name="gr336" draw:text-style-name="P18" svg:width="0.0677in" svg:height="0.0524in" svg:x="0.252in" svg:y="0.0358in" svg:viewBox="0 0 173 134" svg:d="M112 83c-2 6-4 16-5 18-6 8-18 25-36 25-21 0-21-19-21-25 0-17 9-39 17-60 3-6 4-10 4-15 0-15-12-26-28-26-30 0-43 41-43 46 0 3 4 3 5 3 5 0 5-1 6-5 6-24 20-36 31-36 5 0 8 4 8 11s-3 12-6 19c-16 41-16 51-16 58 0 6 0 19 12 29 8 7 20 9 30 9 19 0 28-11 38-20 7 19 26 20 30 20 11 0 18-7 24-17s11-28 11-28c0-5-5-5-6-5-4 0-4 2-6 9-4 15-10 33-22 33-7 0-9-7-9-15 0-4 2-16 3-24 4-8 6-20 7-27l6-25c3-9 6-21 6-23 0-5-4-10-10-10-10 0-12 10-15 20z"><text:p/></draw:path><draw:path draw:style-name="gr337" draw:text-style-name="P18" svg:width="0.0394in" svg:height="0.0736in" svg:x="0.3299in" svg:y="0.0142in" svg:viewBox="0 0 101 188" svg:d="M60 68h31c6 0 10 0 10-7 0-3-4-3-9-3h-28l10-45c0-1 2-2 2-3 0-6-5-10-11-10-7 0-11 5-15 12-1 8 3-6-9 46h-31c-6 0-10 0-10 7 0 3 4 3 8 3h29l-18 70c-1 8-3 19-3 23 0 16 14 27 31 27 33 0 51-41 51-45s-3-4-4-4c-4 0-4 1-5 6-10 18-24 36-41 36-7 0-11-5-11-16 0-3 1-8 3-12z"><text:p/></draw:path><draw:path draw:style-name="gr338" draw:text-style-name="P18" svg:width="0.0303in" svg:height="0.1161in" svg:x="0.3831in" svg:y="0in" svg:viewBox="0 0 78 296" svg:d="M6 0c-2 0-6 0-6 4 0 1 1 2 2 3 27 24 54 64 54 140 0 63-19 109-50 138-6 6-6 6-6 7 0 2 1 4 4 4s32-19 51-58c15-23 23-56 23-91 0-40-13-106-72-147z"><text:p/></draw:path><draw:path draw:style-name="gr339" draw:text-style-name="P18" svg:width="0.0421in" svg:height="0.0772in" svg:x="0.1256in" svg:y="0.1406in" svg:viewBox="0 0 108 197" svg:d="M67 8c0-8-1-8-8-8-19 18-47 19-59 19v11c7 0 26 0 43-8v151c0 9 0 13-30 13h-11v11c5 0 42-2 53-2 10 0 47 2 53 2v-11h-11c-30 0-30-4-30-13z"><text:p/></draw:path><draw:path draw:style-name="gr340" draw:text-style-name="P18" svg:width="0.1102in" svg:height="0.0386in" svg:x="0.4909in" svg:y="0.1126in" svg:viewBox="0 0 281 99" svg:d="M266 17c8 0 15 0 15-9 0-8-7-8-13-8h-254c-7 0-14 0-14 8 0 9 7 9 14 9zM268 99c6 0 13 0 13-8s-7-8-15-8h-252c-7 0-14 0-14 8s7 8 14 8z"><text:p/></draw:path><draw:path draw:style-name="gr341" draw:text-style-name="P18" svg:width="0.1181in" svg:height="0.1169in" svg:x="0.6661in" svg:y="0.0598in" svg:viewBox="0 0 301 298" svg:d="M242 48c21-32 39-34 54-35 5-1 5-7 5-8 0-3-1-5-5-5-10 0-24 1-34 1-15 0-29-1-42-1-3 0-9 0-9 7 0 5 4 6 7 6 11 1 20 5 20 13s-6 17-6 17l-130 206-29-223c0-8 10-13 29-13 6 0 11 0 11-8 0-4-4-5-6-5-18 0-36 1-53 1-8 0-16 0-23 0-8 0-15-1-24-1-2 0-7 0-7 7 0 6 4 6 11 6 24 0 24 4 25 15l34 261c1 7 2 9 8 9s8-2 11-7z"><text:p/></draw:path><draw:path draw:style-name="gr342" draw:text-style-name="P18" svg:width="0.0303in" svg:height="0.1161in" svg:x="0.8035in" svg:y="0in" svg:viewBox="0 0 78 296" svg:d="M72 0c-56 40-72 103-72 147 0 42 12 107 72 149 2 0 6 0 6-4 0-1-1-2-4-4-39-35-54-87-54-141 0-79 30-118 56-140 1-1 2-2 2-3 0-4-4-4-6-4z"><text:p/></draw:path><draw:path draw:style-name="gr343" draw:text-style-name="P18" svg:width="0.0594in" svg:height="0.0823in" svg:x="0.8492in" svg:y="0.0067in" svg:viewBox="0 0 152 210" svg:d="M151 8c0 0 1-3 1-4 0-2-1-4-4-4-6 0-30 2-39 2-1 0-6 2-6 8 0 4 5 4 9 4 14 0 14 3 14 4 0 2-1 4-2 7l-16 67c-7-9-17-18-31-18-39 0-77 43-77 85 0 29 19 51 46 51 14 0 28-10 42-22 6 17 21 22 30 22 10 0 18-7 24-17 6-12 9-29 9-30 0-4-3-4-5-4-3 0-4 2-6 10-3 14-9 31-22 31-8 0-10-6-10-14 0-5 1-9 2-12zM89 169c-3 7-10 14-16 19-3 3-14 12-27 12-11 0-22-7-22-29 0-14 8-48 16-60 13-24 28-27 37-27 20 0 26 21 26 25 0 1 0 4-1 4z"><text:p/></draw:path><draw:path draw:style-name="gr344" draw:text-style-name="P18" svg:width="0.0677in" svg:height="0.0524in" svg:x="0.9165in" svg:y="0.0358in" svg:viewBox="0 0 173 134" svg:d="M112 83c-2 6-4 16-5 18-6 8-18 25-36 25-21 0-21-19-21-25 0-17 9-39 17-60 3-6 4-10 4-15 0-15-12-26-28-26-30 0-43 41-43 46 0 3 4 3 5 3 5 0 5-1 6-5 6-24 20-36 31-36 5 0 8 4 8 11s-3 12-6 19c-16 41-16 51-16 58 0 6 0 19 12 29 8 7 20 9 30 9 19 0 28-11 38-20 7 19 26 20 30 20 11 0 18-7 24-17s11-28 11-28c0-5-5-5-6-5-4 0-4 2-6 9-4 15-10 33-22 33-7 0-9-7-9-15 0-4 2-16 3-24 4-8 6-20 7-27l6-25c3-9 6-21 6-23 0-5-4-10-10-10-10 0-12 10-15 20z"><text:p/></draw:path><draw:path draw:style-name="gr345" draw:text-style-name="P18" svg:width="0.0394in" svg:height="0.0736in" svg:x="0.9949in" svg:y="0.0142in" svg:viewBox="0 0 101 188" svg:d="M60 68h31c6 0 10 0 10-7 0-3-4-3-9-3h-28l10-45c0-1 2-2 2-3 0-6-5-10-11-10-7 0-11 5-15 12-1 8 3-6-9 46h-31c-6 0-10 0-10 7 0 3 4 3 8 3h29l-18 70c-1 8-3 19-3 23 0 16 14 27 31 27 33 0 51-41 51-45s-3-4-4-4c-4 0-4 1-5 6-10 18-24 36-41 36-7 0-11-5-11-16 0-3 1-8 3-12z"><text:p/></draw:path><draw:path draw:style-name="gr346" draw:text-style-name="P18" svg:width="0.0303in" svg:height="0.1161in" svg:x="1.0484in" svg:y="0in" svg:viewBox="0 0 78 296" svg:d="M6 0c-2 0-6 0-6 4 0 1 1 2 2 3 27 24 54 64 54 140 0 63-19 109-50 138-6 6-6 6-6 7 0 2 1 4 4 4s32-19 51-58c15-23 23-56 23-91 0-40-13-106-72-147z"><text:p/></draw:path><draw:path draw:style-name="gr347" draw:text-style-name="P18" svg:width="0.0421in" svg:height="0.0772in" svg:x="0.7661in" svg:y="0.1406in" svg:viewBox="0 0 108 197" svg:d="M67 8c0-8-1-8-8-8-19 18-47 19-59 19v11c7 0 26 0 43-8v151c0 9 0 13-30 13h-11v11c5 0 42-2 53-2 10 0 47 2 53 2v-11h-11c-30 0-30-4-30-13z"><text:p/></draw:path><draw:path draw:style-name="gr348" draw:text-style-name="P18" svg:width="0.065in" svg:height="0.1657in" svg:x="1.1091in" svg:y="0.0484in" svg:viewBox="0 0 166 422" svg:d="M163 17c3-6 3-9 3-9 0-4-5-8-10-8-2 0-5 1-6 4l-148 402c-2 5-2 7-2 9 0 3 4 7 8 7 6 0 8-3 10-10z"><text:p/></draw:path><draw:path draw:style-name="gr349" draw:text-style-name="P18" svg:width="0.0768in" svg:height="0.1134in" svg:x="1.1886in" svg:y="0.0598in" svg:viewBox="0 0 196 289" svg:d="M144 32c4-15 5-19 38-19 11 0 14 0 14-8 0-5-4-5-6-5-12 0-44 1-56 1-13 0-44-1-56-1-4 0-8 0-8 8 0 5 3 5 10 5 18 0 30 0 30 9 0 1 0 2-1 6l-57 228c-4 16-5 20-39 20-9 0-13 0-13 8 0 5 5 5 7 5 11 0 43-1 54-1 13 0 45 1 58 1 3 0 8 0 8-7 0-6-3-6-13-6-7 0-10 0-18 0-8-2-11-4-11-9 0-3 1-6 3-9z"><text:p/></draw:path><draw:path draw:style-name="gr350" draw:text-style-name="P18" svg:width="0.0303in" svg:height="0.1161in" svg:x="1.2827in" svg:y="0in" svg:viewBox="0 0 78 296" svg:d="M72 0c-56 40-72 103-72 147 0 42 12 107 72 149 2 0 6 0 6-4 0-1-1-2-4-4-39-35-54-87-54-141 0-79 30-118 56-140 1-1 2-2 2-3 0-4-4-4-6-4z"><text:p/></draw:path><draw:path draw:style-name="gr351" draw:text-style-name="P18" svg:width="0.0594in" svg:height="0.0823in" svg:x="1.3283in" svg:y="0.0067in" svg:viewBox="0 0 152 210" svg:d="M151 8c0 0 1-3 1-4 0-2-1-4-4-4-6 0-30 2-39 2-1 0-6 2-6 8 0 4 5 4 9 4 14 0 14 3 14 4 0 2-1 4-2 7l-16 67c-7-9-17-18-31-18-39 0-77 43-77 85 0 29 19 51 46 51 14 0 28-10 42-22 6 17 21 22 30 22 10 0 18-7 24-17 6-12 9-29 9-30 0-4-3-4-5-4-3 0-4 2-6 10-3 14-8 31-22 31-8 0-10-6-10-14 0-5 1-9 2-12zM89 169c-3 7-10 14-16 19-3 3-14 12-27 12-11 0-22-7-22-29 0-14 8-48 16-60 13-24 28-27 37-27 21 0 26 21 26 25 0 1 0 4-1 4z"><text:p/></draw:path><draw:path draw:style-name="gr352" draw:text-style-name="P18" svg:width="0.0677in" svg:height="0.0524in" svg:x="1.3961in" svg:y="0.0358in" svg:viewBox="0 0 173 134" svg:d="M112 83c-2 6-4 16-5 18-6 8-18 25-36 25-21 0-21-19-21-25 0-17 9-39 17-60 3-6 4-10 4-15 0-15-12-26-28-26-30 0-43 41-43 46 0 3 4 3 5 3 5 0 5-1 6-5 6-24 20-36 31-36 5 0 8 4 8 11s-3 12-6 19c-16 41-16 51-16 58 0 6 0 19 12 29 8 7 20 9 30 9 19 0 28-11 38-20 7 19 26 20 30 20 11 0 18-7 24-17s11-28 11-28c0-5-5-5-6-5-4 0-4 2-6 9-4 15-10 33-22 33-7 0-9-7-9-15 0-4 2-16 3-24 4-8 6-20 7-27l6-25c3-9 6-21 6-23 0-5-4-10-10-10-10 0-12 10-15 20z"><text:p/></draw:path><draw:path draw:style-name="gr353" draw:text-style-name="P18" svg:width="0.0394in" svg:height="0.0736in" svg:x="1.474in" svg:y="0.0142in" svg:viewBox="0 0 101 188" svg:d="M60 68h31c6 0 10 0 10-7 0-3-4-3-9-3h-28l10-45c0-1 2-2 2-3 0-6-5-10-11-10-7 0-11 5-15 12-1 8 3-6-9 46h-31c-6 0-10 0-10 7 0 3 4 3 8 3h29l-17 70c-2 8-4 19-4 23 0 16 14 27 31 27 33 0 51-41 51-45s-3-4-4-4c-4 0-4 1-5 6-10 18-24 36-41 36-7 0-11-5-11-16 0-3 1-8 3-12z"><text:p/></draw:path><draw:path draw:style-name="gr354" draw:text-style-name="P18" svg:width="0.0303in" svg:height="0.1161in" svg:x="1.5268in" svg:y="0in" svg:viewBox="0 0 78 296" svg:d="M6 0c-2 0-6 0-6 4 0 1 1 2 2 3 27 24 54 64 54 140 0 63-19 109-50 138-6 6-6 6-6 7 0 2 1 4 4 4s32-19 51-58c15-23 23-56 23-91 0-40-13-106-72-147z"><text:p/></draw:path><draw:path draw:style-name="gr355" draw:text-style-name="P18" svg:width="0.0421in" svg:height="0.0772in" svg:x="1.2689in" svg:y="0.1406in" svg:viewBox="0 0 108 197" svg:d="M67 8c0-8-1-8-8-8-19 18-47 19-59 19v11c7 0 26 0 43-8v151c0 9 0 13-30 13h-11v11c5 0 42-2 53-2 10 0 47 2 53 2v-11h-11c-30 0-30-4-30-13z"><text:p/></draw:path></draw:g>. <text:s/><text:span text:style-name="T3">The actual impedance is then calibrated from the following bilinear transformation</text:span></text:p>
      <text:p text:style-name="P9"/>
      <text:p text:style-name="P9"><draw:g text:anchor-type="as-char" svg:y="-0.2862in" draw:z-index="34" draw:style-name="gr1"><svg:title>TexMaths</svg:title><svg:desc>12§display§Z_1^{(estimated)} = \frac{Z_1^{(dut)} + B }{C Z_1^{(dut)} + D }§svg§600§FALSE§</svg:desc><draw:polygon draw:style-name="gr817" draw:text-style-name="P17" svg:width="1.9839in" svg:height="0.4854in" svg:x="0in" svg:y="0in" svg:viewBox="0 0 5040 1234" draw:points="2520,1234 0,1234 0,0 5040,0 5040,1234"><text:p/></draw:polygon><draw:path draw:style-name="gr818" draw:text-style-name="P18" svg:width="0.1102in" svg:height="0.1134in" svg:x="0.0094in" svg:y="0.1724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819" draw:text-style-name="P18" svg:width="0.0303in" svg:height="0.1157in" svg:x="0.139in" svg:y="0.1126in" svg:viewBox="0 0 78 295" svg:d="M72 0c-56 40-72 103-72 148 0 42 12 107 72 147 2 0 6 0 6-2s-1-2-4-5c-39-36-54-86-54-140 0-80 30-119 56-141 1-1 2-2 2-3 0-4-4-4-6-4z"><text:p/></draw:path><draw:path draw:style-name="gr820" draw:text-style-name="P18" svg:width="0.0496in" svg:height="0.0524in" svg:x="0.1846in" svg:y="0.148in" svg:viewBox="0 0 127 134" svg:d="M47 64c8 0 32-2 48-8 21-7 26-20 26-30 0-16-17-26-37-26-36 0-84 26-84 78 0 30 19 56 54 56 49 0 73-30 73-33s-2-6-5-6c-2 0-2 1-4 3-24 28-58 28-64 28-18 0-30-12-30-36 0-5 0-11 4-26zM31 55c11-43 45-47 53-47 13 0 24 6 24 18 0 29-50 29-62 29z"><text:p/></draw:path><draw:path draw:style-name="gr821" draw:text-style-name="P18" svg:width="0.0465in" svg:height="0.0524in" svg:x="0.2484in" svg:y="0.148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822" draw:text-style-name="P18" svg:width="0.0394in" svg:height="0.074in" svg:x="0.3075in" svg:y="0.1272in" svg:viewBox="0 0 101 189" svg:d="M60 68h31c6 0 10 0 10-7 0-3-4-3-9-3h-28l10-45c0-1 2-2 2-3 0-6-5-10-11-10-7 0-11 5-15 12-1 8 3-6-9 46h-31c-6 0-10 0-10 7 0 3 4 3 8 3h29l-18 70c-1 8-3 18-3 23 0 17 14 28 31 28 33 0 51-43 51-46 0-4-3-4-4-4-4 0-4 1-5 6-10 18-24 35-41 35-7 0-11-3-11-14 0-4 1-10 3-12z"><text:p/></draw:path><draw:path draw:style-name="gr823" draw:text-style-name="P18" svg:width="0.035in" svg:height="0.078in" svg:x="0.3579in" svg:y="0.122in" svg:viewBox="0 0 90 199" svg:d="M83 12c0-5-4-12-12-12-9 0-17 7-17 17 0 5 4 11 12 11s17-9 17-16zM22 162c-2 4-3 7-3 13 0 14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824" draw:text-style-name="P18" svg:width="0.1063in" svg:height="0.0524in" svg:x="0.4051in" svg:y="0.148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825" draw:text-style-name="P18" svg:width="0.0591in" svg:height="0.0524in" svg:x="0.5248in" svg:y="0.148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826" draw:text-style-name="P18" svg:width="0.0394in" svg:height="0.074in" svg:x="0.5941in" svg:y="0.1272in" svg:viewBox="0 0 101 189" svg:d="M60 68h31c6 0 10 0 10-7 0-3-4-3-9-3h-28l10-45c0-1 2-2 2-3 0-6-5-10-11-10-7 0-11 5-15 12-1 8 3-6-9 46h-31c-6 0-10 0-10 7 0 3 4 3 8 3h29l-18 70c-1 8-3 18-3 23 0 17 14 28 31 28 33 0 51-43 51-46 0-4-3-4-4-4-4 0-4 1-5 6-10 18-24 35-41 35-7 0-11-3-11-14 0-4 1-10 3-12z"><text:p/></draw:path><draw:path draw:style-name="gr827" draw:text-style-name="P18" svg:width="0.0496in" svg:height="0.0524in" svg:x="0.6476in" svg:y="0.148in" svg:viewBox="0 0 127 134" svg:d="M47 64c8 0 32-2 48-8 21-7 26-20 26-30 0-16-17-26-37-26-36 0-84 26-84 78 0 30 19 56 54 56 49 0 73-30 73-33s-2-6-5-6c-2 0-2 1-4 3-24 28-58 28-64 28-18 0-30-12-30-36 0-5 0-11 4-26zM31 55c11-43 45-47 53-47 13 0 24 6 24 18 0 29-50 29-62 29z"><text:p/></draw:path><draw:path draw:style-name="gr828" draw:text-style-name="P18" svg:width="0.0594in" svg:height="0.0819in" svg:x="0.7098in" svg:y="0.1189in" svg:viewBox="0 0 152 209" svg:d="M151 8c0 0 1-3 1-4 0-2-1-4-4-4-6 0-30 2-39 2-1 0-6 2-6 8 0 4 5 4 9 4 14 0 14 3 14 4 0 2-1 4-2 7l-16 67c-7-9-17-18-31-18-39 0-77 44-77 86 0 29 19 49 46 49 14 0 28-10 42-20 6 16 21 20 30 20 10 0 18-6 24-16 6-12 9-29 9-30 0-3-3-3-5-3-3 0-4 1-6 9-3 15-9 32-22 32-8 0-10-6-10-15 0-6 1-8 2-12zM89 169c-3 8-10 15-16 20-3 2-14 12-27 12-11 0-22-8-22-29 0-16 8-48 16-60 13-24 28-28 37-28 20 0 26 22 26 25 0 1 0 4-1 4z"><text:p/></draw:path><draw:path draw:style-name="gr829" draw:text-style-name="P18" svg:width="0.0303in" svg:height="0.1157in" svg:x="0.7803in" svg:y="0.1126in" svg:viewBox="0 0 78 295" svg:d="M6 0c-2 0-6 0-6 4 0 1 1 2 2 3 27 24 54 64 54 141 0 61-19 109-50 138-6 5-6 5-6 7 0 1 1 2 4 2s32-19 51-56c15-24 23-56 23-91 0-41-13-107-72-148z"><text:p/></draw:path><draw:path draw:style-name="gr830" draw:text-style-name="P18" svg:width="0.0421in" svg:height="0.0772in" svg:x="0.1256in" svg:y="0.2531in" svg:viewBox="0 0 108 197" svg:d="M67 8c0-8-1-8-8-8-19 18-47 19-59 19v11c7 0 26 0 43-8v151c0 10 0 13-30 13h-11v11c5 0 42-1 53-1 10 0 47 1 53 1v-11h-11c-30 0-30-3-30-13z"><text:p/></draw:path><draw:path draw:style-name="gr831" draw:text-style-name="P18" svg:width="0.1102in" svg:height="0.039in" svg:x="0.8874in" svg:y="0.2252in" svg:viewBox="0 0 281 100" svg:d="M266 17c8 0 15 0 15-9 0-8-7-8-13-8h-254c-7 0-14 0-14 8 0 9 7 9 14 9zM268 100c6 0 13 0 13-9 0-8-7-8-15-8h-252c-7 0-14 0-14 8 0 9 7 9 14 9z"><text:p/></draw:path><draw:path draw:style-name="gr832" draw:text-style-name="P18" svg:width="0.1102in" svg:height="0.1134in" svg:x="1.152in" svg:y="0.0602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833" draw:text-style-name="P18" svg:width="0.0303in" svg:height="0.1157in" svg:x="1.2811in" svg:y="0in" svg:viewBox="0 0 78 295" svg:d="M72 0c-56 40-72 103-72 148 0 42 12 107 72 147 2 0 6 0 6-2s-1-2-4-5c-39-36-54-86-54-140 0-80 30-119 56-141 1-1 2-2 2-3 0-4-4-4-6-4z"><text:p/></draw:path><draw:path draw:style-name="gr834" draw:text-style-name="P18" svg:width="0.0594in" svg:height="0.0819in" svg:x="1.3268in" svg:y="0.0067in" svg:viewBox="0 0 152 209" svg:d="M151 8c0 0 1-3 1-4 0-2-1-4-4-4-6 0-30 2-39 2-1 0-6 2-6 8 0 4 5 4 9 4 14 0 14 3 14 4 0 2-1 4-2 7l-16 67c-7-9-17-18-31-18-39 0-77 44-77 86 0 29 19 49 46 49 14 0 28-10 42-20 6 16 21 20 30 20 10 0 18-6 24-16 6-12 9-29 9-30 0-3-3-3-5-3-3 0-4 1-6 9-3 15-9 32-22 32-8 0-10-6-10-15 0-6 1-8 2-12zM89 169c-3 8-10 15-16 20-3 2-14 12-27 12-11 0-22-8-22-29 0-16 8-48 16-60 13-24 28-28 37-28 20 0 26 22 26 25 0 1 0 4-1 4z"><text:p/></draw:path><draw:path draw:style-name="gr835" draw:text-style-name="P18" svg:width="0.0677in" svg:height="0.0524in" svg:x="1.3941in" svg:y="0.036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836" draw:text-style-name="P18" svg:width="0.0394in" svg:height="0.074in" svg:x="1.4724in" svg:y="0.0138in" svg:viewBox="0 0 101 189" svg:d="M60 68h31c6 0 10 0 10-7 0-3-4-3-9-3h-28l10-45c0-1 2-2 2-3 0-6-5-10-11-10-7 0-11 5-15 12-1 8 3-6-9 46h-31c-6 0-10 0-10 7 0 3 4 3 8 3h29l-18 70c-1 8-3 18-3 23 0 17 14 28 31 28 33 0 51-43 51-46 0-4-3-4-4-4-4 0-4 1-5 6-10 18-24 35-41 35-7 0-11-3-11-14 0-4 1-10 3-12z"><text:p/></draw:path><draw:path draw:style-name="gr837" draw:text-style-name="P18" svg:width="0.0303in" svg:height="0.1157in" svg:x="1.5256in" svg:y="0in" svg:viewBox="0 0 78 295" svg:d="M6 0c-2 0-6 0-6 4 0 1 1 2 2 3 27 24 54 64 54 141 0 61-19 109-50 138-6 5-6 5-6 7 0 1 1 2 4 2s32-19 51-56c15-24 23-56 23-91 0-41-13-107-72-148z"><text:p/></draw:path><draw:path draw:style-name="gr838" draw:text-style-name="P18" svg:width="0.0421in" svg:height="0.0772in" svg:x="1.2689in" svg:y="0.1409in" svg:viewBox="0 0 108 197" svg:d="M67 8c0-8-1-8-8-8-19 18-47 19-59 19v11c7 0 26 0 43-8v151c0 10 0 13-30 13h-11v11c5 0 42-1 53-1 10 0 47 1 53 1v-11h-11c-30 0-30-3-30-13z"><text:p/></draw:path><draw:path draw:style-name="gr839" draw:text-style-name="P18" svg:width="0.1102in" svg:height="0.1106in" svg:x="1.624in" svg:y="0.0768in" svg:viewBox="0 0 281 282" svg:d="M150 150h118c6 0 13 0 13-8 0-10-7-10-13-10h-118v-118c0-7 0-14-8-14-10 0-10 7-10 14v118h-118c-7 0-14 0-14 10 0 8 7 8 14 8h118v118c0 6 0 14 10 14 8 0 8-8 8-14z"><text:p/></draw:path><draw:path draw:style-name="gr840" draw:text-style-name="P18" svg:width="0.1185in" svg:height="0.1134in" svg:x="1.7874in" svg:y="0.0602in" svg:viewBox="0 0 302 289" svg:d="M50 257c-4 16-4 19-38 19-8 0-12 0-12 9 0 4 4 4 12 4h150c67 0 118-50 118-91 0-31-26-55-66-60 43-8 88-40 88-79 0-33-27-59-79-59h-141c-9 0-12 0-12 8 0 5 3 5 10 5 2 0 9 0 17 1 7 0 11 2 11 8 0 0 0 2-1 7zM114 134l26-105c4-15 5-16 23-16h55c36 0 46 25 46 43 0 38-36 78-89 78zM95 276c-6 0-6 0-10 0-3 0-6-1-6-5 0-1 0-2 4-9l29-119h79c42 0 49 32 49 50 0 42-37 83-88 83z"><text:p/></draw:path><draw:polygon draw:style-name="gr841" draw:text-style-name="P18" svg:width="0.9102in" svg:height="0.0067in" svg:x="1.0732in" svg:y="0.2413in" svg:viewBox="0 0 2313 18" draw:points="1157,18 0,18 0,0 2313,0 2313,18"><text:p/></draw:polygon><draw:path draw:style-name="gr842" draw:text-style-name="P18" svg:width="0.1177in" svg:height="0.1205in" svg:x="1.0819in" svg:y="0.3244in" svg:viewBox="0 0 300 307" svg:d="M300 4c0-2 0-4-5-4 0 0-1 0-6 5l-29 32c-3-6-24-37-70-37-95 0-190 94-190 192 0 70 50 115 114 115 37 0 70-16 92-36 40-34 46-73 46-74 0-4-4-4-5-4-2 0-5 0-5 4-4 12-14 42-43 67-29 23-56 31-78 31-37 0-83-22-83-88 0-24 9-93 51-142 26-30 67-52 104-52 43 0 69 33 69 82 0 17-2 18-2 21 0 5 4 5 6 5 5 0 5-1 8-8z"><text:p/></draw:path><draw:path draw:style-name="gr843" draw:text-style-name="P18" svg:width="0.1102in" svg:height="0.1134in" svg:x="1.2134in" svg:y="0.3283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844" draw:text-style-name="P18" svg:width="0.0303in" svg:height="0.1157in" svg:x="1.3429in" svg:y="0.2677in" svg:viewBox="0 0 78 295" svg:d="M72 0c-56 40-72 103-72 148 0 42 12 107 72 147 2 0 6 0 6-2s-1-2-4-5c-39-36-54-86-54-140 0-80 30-119 56-141 1-1 2-2 2-3 0-4-4-4-6-4z"><text:p/></draw:path><draw:path draw:style-name="gr845" draw:text-style-name="P18" svg:width="0.0594in" svg:height="0.0819in" svg:x="1.3882in" svg:y="0.2744in" svg:viewBox="0 0 152 209" svg:d="M151 8c0 0 1-3 1-4 0-2-1-4-4-4-6 0-30 2-38 2-2 0-7 2-7 8 0 4 5 4 9 4 14 0 14 3 14 4 0 2-1 4-2 7l-16 67c-7-9-17-18-31-18-39 0-77 44-77 86 0 29 19 49 46 49 14 0 28-10 42-20 6 16 22 20 30 20 10 0 18-6 24-16 6-12 9-29 9-30 0-3-3-3-5-3-3 0-4 1-6 9-3 15-8 32-22 32-8 0-10-6-10-15 0-6 1-8 2-12zM89 169c-3 8-10 15-16 20-3 2-14 12-27 12-11 0-22-8-22-29 0-16 8-48 16-60 13-24 28-28 37-28 21 0 26 22 26 25 0 1 0 4-1 4z"><text:p/></draw:path><draw:path draw:style-name="gr846" draw:text-style-name="P18" svg:width="0.0677in" svg:height="0.0524in" svg:x="1.4559in" svg:y="0.3035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847" draw:text-style-name="P18" svg:width="0.0394in" svg:height="0.074in" svg:x="1.5339in" svg:y="0.2823in" svg:viewBox="0 0 101 189" svg:d="M60 68h31c6 0 10 0 10-7 0-3-4-3-9-3h-28l10-45c0-1 2-2 2-3 0-6-5-10-11-10-7 0-11 5-15 12-1 8 3-6-9 46h-31c-6 0-10 0-10 7 0 3 4 3 8 3h29l-17 70c-2 8-4 18-4 23 0 17 14 28 31 28 33 0 51-43 51-46 0-4-3-4-4-4-4 0-4 1-5 6-10 18-24 35-41 35-7 0-11-3-11-14 0-4 1-10 3-12z"><text:p/></draw:path><draw:path draw:style-name="gr848" draw:text-style-name="P18" svg:width="0.0303in" svg:height="0.1157in" svg:x="1.587in" svg:y="0.2677in" svg:viewBox="0 0 78 295" svg:d="M6 0c-2 0-6 0-6 4 0 1 1 2 2 3 27 24 54 64 54 141 0 61-19 109-50 138-6 5-6 5-6 7 0 1 1 2 4 2s32-19 51-56c15-24 23-56 23-91 0-41-13-107-72-148z"><text:p/></draw:path><draw:path draw:style-name="gr849" draw:text-style-name="P18" svg:width="0.0421in" svg:height="0.0772in" svg:x="1.3299in" svg:y="0.4087in" svg:viewBox="0 0 108 197" svg:d="M67 8c0-8-1-8-8-8-19 18-47 19-59 19v11c7 0 26 0 43-8v151c0 10 0 13-30 13h-11v11c5 0 42-1 53-1 10 0 47 1 53 1v-11h-11c-30 0-30-3-30-13z"><text:p/></draw:path><draw:path draw:style-name="gr850" draw:text-style-name="P18" svg:width="0.1102in" svg:height="0.1106in" svg:x="1.685in" svg:y="0.3441in" svg:viewBox="0 0 281 282" svg:d="M150 150h118c6 0 13 0 13-8 0-10-7-10-13-10h-118v-118c0-7 0-14-8-14-10 0-10 7-10 14v118h-118c-7 0-14 0-14 10 0 8 7 8 14 8h118v118c0 6 0 14 10 14 8 0 8-8 8-14z"><text:p/></draw:path><draw:path draw:style-name="gr851" draw:text-style-name="P18" svg:width="0.1272in" svg:height="0.1134in" svg:x="1.8488in" svg:y="0.3283in" svg:viewBox="0 0 324 289" svg:d="M50 257c-4 16-4 19-38 19-7 0-12 0-12 9 0 4 4 4 12 4h139c89 0 173-90 173-181 0-61-37-108-101-108h-141c-8 0-12 0-12 7 0 6 3 6 12 6 4 0 12 0 18 1 7 0 8 3 8 8 0 0 0 2-1 7zM142 29c4-15 4-16 22-16h46c42 0 76 23 76 78 0 22-9 90-44 137-13 16-46 48-98 48h-48c-6 0-7 0-8 0-5 0-6-1-6-5 0-1 0-2 2-9z"><text:p/></draw:path></draw:g></text:p>
      <text:p text:style-name="P9"/>
      <text:p text:style-name="P10">where <text:span text:style-name="T4">B, C, D</text:span>, are the three complex-valued calibration parameters for port 1. <text:s/><text:span text:style-name="T5">These parameters are captured for each frequency.</text:span> <text:s/>These are calculated using:</text:p>
      <text:p text:style-name="P10"><text:soft-page-break/></text:p>
      <text:p text:style-name="P10"><draw:g text:anchor-type="as-char" svg:y="-0.1736in" draw:z-index="15" draw:style-name="gr1"><svg:title>TexMaths</svg:title><svg:desc>12§display§B = -Z_1^{(short)}§svg§600§FALSE§</svg:desc><draw:polygon draw:style-name="gr356" draw:text-style-name="P17" svg:width="1.0354in" svg:height="0.2177in" svg:x="0in" svg:y="0in" svg:viewBox="0 0 2631 554" draw:points="1316,554 0,554 0,0 2631,0 2631,554"><text:p/></draw:polygon><draw:path draw:style-name="gr357" draw:text-style-name="P18" svg:width="0.1185in" svg:height="0.1134in" svg:x="0.0067in" svg:y="0.0598in" svg:viewBox="0 0 302 289" svg:d="M50 256c-4 16-4 20-38 20-8 0-12 0-12 8 0 5 4 5 12 5h150c67 0 118-51 118-91 0-31-26-55-66-60 43-9 88-40 88-79 0-33-27-59-79-59h-141c-9 0-12 0-12 8 0 5 3 5 10 5 2 0 9 0 17 1 7 0 11 2 11 8 0 0 0 2-1 7zM114 134l26-105c4-15 5-16 23-16h55c36 0 46 25 46 43 0 37-36 78-89 78zM95 276c-6 0-6 0-10 0-3 0-6-2-6-4s0-4 3-11l30-118h79c42 0 49 32 49 50 0 42-37 83-88 83z"><text:p/></draw:path><draw:path draw:style-name="gr358" draw:text-style-name="P18" svg:width="0.1102in" svg:height="0.0386in" svg:x="0.1902in" svg:y="0.1126in" svg:viewBox="0 0 281 99" svg:d="M266 17c8 0 15 0 15-9 0-8-7-8-13-8h-254c-7 0-14 0-14 8 0 9 7 9 14 9zM268 99c6 0 13 0 13-8s-7-8-15-8h-252c-7 0-14 0-14 8s7 8 14 8z"><text:p/></draw:path><draw:path draw:style-name="gr359" draw:text-style-name="P18" svg:width="0.1012in" svg:height="0.0067in" svg:x="0.3697in" svg:y="0.1283in" svg:viewBox="0 0 258 18" svg:d="M244 18c7 0 14 0 14-10 0-8-7-8-14-8h-230c-7 0-14 0-14 8 0 10 7 10 14 10z"><text:p/></draw:path><draw:path draw:style-name="gr360" draw:text-style-name="P18" svg:width="0.1102in" svg:height="0.1134in" svg:x="0.4945in" svg:y="0.0598in" svg:viewBox="0 0 281 289" svg:d="M281 11c0-3 0-4 0-7 0-4-1-4-10-4h-179c-9 0-10 0-13 8l-24 76c0 2 0 5 0 6s0 5 5 5c4 0 5-3 5-4 17-50 38-78 104-78h69l-236 264c0 1-2 7-2 8 0 4 2 4 11 4h183c10 0 11 0 14-9l30-93c0-1 2-5 2-6 0-2-2-5-6-5s-5 1-7 10c-18 57-39 88-111 88h-73z"><text:p/></draw:path><draw:path draw:style-name="gr361" draw:text-style-name="P18" svg:width="0.0303in" svg:height="0.1161in" svg:x="0.6232in" svg:y="0in" svg:viewBox="0 0 78 296" svg:d="M72 0c-56 40-72 103-72 147 0 42 12 107 72 149 2 0 6 0 6-4 0-1-1-2-4-4-39-35-54-87-54-141 0-79 30-118 56-140 1-1 2-2 2-3 0-4-4-4-6-4z"><text:p/></draw:path><draw:path draw:style-name="gr362" draw:text-style-name="P18" svg:width="0.0465in" svg:height="0.0524in" svg:x="0.6701in" svg:y="0.0358in" svg:viewBox="0 0 119 134" svg:d="M108 19c-8 3-13 7-13 15 0 7 6 9 9 9 4 0 15-2 15-17 0-19-22-26-40-26-47 0-55 35-55 43 0 12 7 18 11 22 7 6 13 7 33 11 6 1 26 4 26 19 0 6-4 16-16 24-12 7-26 7-30 7-12 0-29-4-36-13 10 0 17-9 17-17 0-7-6-11-12-11-9 0-17 7-17 20 0 17 19 29 48 29 55 0 65-37 65-49 0-27-30-32-41-35-2 0-11-2-12-2-11-2-17-8-17-16 0-6 6-14 12-18 9-6 19-6 24-6 6 0 22 2 29 11z"><text:p/></draw:path><draw:path draw:style-name="gr363" draw:text-style-name="P18" svg:width="0.0634in" svg:height="0.0823in" svg:x="0.7335in" svg:y="0.0067in" svg:viewBox="0 0 162 210" svg:d="M71 8c0 0 1-3 1-4 0-2-1-4-5-4-6 0-31 2-38 2-3 0-6 2-6 8 0 4 3 4 8 4 13 0 13 3 13 4 0 2 0 4-1 7l-41 168c-2 5-2 6-2 7 0 4 4 10 11 10 2 0 8-3 11-10 1 0 4-12 4-18l9-25c1-5 3-17 5-20 2-12 2-14 8-22 10-16 24-31 47-31 18 0 18 13 18 19 0 19-13 52-18 64-3 9-4 12-4 16 0 16 12 27 28 27 30 0 43-42 43-47 0-4-4-4-5-4-5 0-5 3-6 5-6 24-19 36-31 36-7 0-7-3-7-9 0-8 1-11 6-24 3-10 17-41 17-59 0-5 0-17-12-24-5-5-14-10-27-10-23 0-37 13-49 25z"><text:p/></draw:path><draw:path draw:style-name="gr364" draw:text-style-name="P18" svg:width="0.0543in" svg:height="0.0524in" svg:x="0.8098in" svg:y="0.0358in" svg:viewBox="0 0 139 134" svg:d="M139 52c0-33-24-52-54-52-44 0-85 41-85 81 0 30 22 53 54 53 43 0 85-39 85-82zM55 126c-15 0-30-10-30-33 0-13 6-41 17-58 13-18 30-27 43-27 17 0 30 11 30 33 0 7-3 37-17 57-10 18-28 28-43 28z"><text:p/></draw:path><draw:path draw:style-name="gr365" draw:text-style-name="P18" svg:width="0.0539in" svg:height="0.0524in" svg:x="0.8736in" svg:y="0.0358in" svg:viewBox="0 0 138 134" svg:d="M55 71c1-1 9-29 9-30 1-3 9-17 19-24 2-3 11-9 24-9 2 0 11 0 15 4-9 4-13 11-13 17 0 7 6 12 13 12 6 0 16-6 16-19 0-15-16-22-31-22-16 0-29 7-42 22-5-20-24-22-30-22-12 0-19 7-24 16-7 10-11 28-11 30 0 3 4 3 5 3 5 0 5-1 7-8 5-19 10-33 22-33 7 0 9 6 9 15 0 6-2 17-5 25-2 7-4 20-7 26l-9 39c0 3-3 10-3 12 0 7 6 9 11 9 4 0 10-2 12-8 1-3 4-16 6-23z"><text:p/></draw:path><draw:path draw:style-name="gr366" draw:text-style-name="P18" svg:width="0.0394in" svg:height="0.0736in" svg:x="0.9386in" svg:y="0.0142in" svg:viewBox="0 0 101 188" svg:d="M60 68h31c6 0 10 0 10-7 0-3-4-3-9-3h-28l10-45c0-1 2-2 2-3 0-6-5-10-11-10-7 0-11 5-15 12-1 8 3-6-9 46h-31c-6 0-10 0-10 7 0 3 4 3 8 3h29l-17 70c-2 8-4 19-4 23 0 16 14 27 31 27 33 0 51-41 51-45s-3-4-4-4c-4 0-4 1-5 6-10 18-24 36-41 36-7 0-11-5-11-16 0-3 1-8 3-12z"><text:p/></draw:path><draw:path draw:style-name="gr367" draw:text-style-name="P18" svg:width="0.0303in" svg:height="0.1161in" svg:x="0.9913in" svg:y="0in" svg:viewBox="0 0 78 296" svg:d="M6 0c-2 0-6 0-6 4 0 1 1 2 2 3 27 24 54 64 54 140 0 63-19 109-50 138-6 6-6 6-6 7 0 2 1 4 4 4s32-19 51-58c15-23 23-56 23-91 0-40-13-106-72-147z"><text:p/></draw:path><draw:path draw:style-name="gr368" draw:text-style-name="P18" svg:width="0.0421in" svg:height="0.0772in" svg:x="0.611in" svg:y="0.1406in" svg:viewBox="0 0 108 197" svg:d="M67 8c0-8-1-8-8-8-19 18-47 19-59 19v11c7 0 26 0 43-8v151c0 9 0 13-30 13h-11v11c5 0 42-2 53-2 10 0 47 2 53 2v-11h-11c-30 0-30-4-30-13z"><text:p/></draw:path></draw:g></text:p>
      <text:p text:style-name="P10"/>
      <text:p text:style-name="P11"><draw:g text:anchor-type="as-char" svg:y="-0.2862in" draw:z-index="16" draw:style-name="gr1"><svg:title>TexMaths</svg:title><svg:desc>12§display§C = \frac{1}{Z_0} \frac{Z_1^{(short)} - Z_1^{(load)}}{Z_1^{(open)} - Z_1^{(load)}}§svg§600§FALSE§</svg:desc><draw:polygon draw:style-name="gr369" draw:text-style-name="P17" svg:width="1.8472in" svg:height="0.4854in" svg:x="0in" svg:y="0in" svg:viewBox="0 0 4693 1234" draw:points="2347,1234 0,1234 0,0 4693,0 4693,1234"><text:p/></draw:polygon><draw:path draw:style-name="gr370" draw:text-style-name="P18" svg:width="0.1177in" svg:height="0.1205in" svg:x="0.0087in" svg:y="0.1689in" svg:viewBox="0 0 300 307" svg:d="M300 4c0-2 0-4-5-4 0 0-1 0-6 5l-29 32c-3-6-24-37-70-37-95 0-190 94-190 192 0 70 50 115 114 115 37 0 70-16 92-36 40-34 46-73 46-74 0-4-4-4-5-4-2 0-5 0-5 4-4 12-14 42-43 67-29 23-56 31-78 31-37 0-83-22-83-88 0-24 9-93 51-142 26-30 67-52 104-52 43 0 69 33 69 82 0 17-2 18-2 21 0 5 4 5 6 5 5 0 5-1 8-8z"><text:p/></draw:path><draw:path draw:style-name="gr371" draw:text-style-name="P18" svg:width="0.1102in" svg:height="0.039in" svg:x="0.1862in" svg:y="0.2252in" svg:viewBox="0 0 281 100" svg:d="M266 17c8 0 15 0 15-9 0-8-7-8-13-8h-254c-7 0-14 0-14 8 0 9 7 9 14 9zM268 100c6 0 13 0 13-9 0-8-7-8-15-8h-252c-7 0-14 0-14 8 0 9 7 9 14 9z"><text:p/></draw:path><draw:path draw:style-name="gr372" draw:text-style-name="P18" svg:width="0.0547in" svg:height="0.1106in" svg:x="0.4394in" svg:y="0.063in" svg:viewBox="0 0 140 282" svg:d="M88 11c0-10 0-11-11-11-27 26-64 26-77 26v15c8 0 34 0 55-12v220c0 15 0 20-38 20h-15v13c15-1 53-1 69-1 18 0 54 0 69 1v-13h-13c-38 0-39-5-39-20z"><text:p/></draw:path><draw:polygon draw:style-name="gr373" draw:text-style-name="P18" svg:width="0.1874in" svg:height="0.0067in" svg:x="0.3717in" svg:y="0.2413in" svg:viewBox="0 0 477 18" draw:points="239,18 0,18 0,0 477,0 477,18"><text:p/></draw:polygon><draw:path draw:style-name="gr374" draw:text-style-name="P18" svg:width="0.1102in" svg:height="0.1134in" svg:x="0.3811in" svg:y="0.2862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375" draw:text-style-name="P18" svg:width="0.0539in" svg:height="0.0795in" svg:x="0.4913in" svg:y="0.3476in" svg:viewBox="0 0 138 203" svg:d="M138 103c0-33-4-57-18-77-8-14-26-26-50-26-70 0-70 80-70 103 0 21 0 100 70 100 68 0 68-79 68-100zM70 195c-15 0-33-9-39-33-5-17-5-42-5-64 0-21 0-43 5-60 6-24 25-30 39-30 15 0 31 10 36 28 4 14 4 37 4 62 0 22 0 44-3 63-6 28-27 34-37 34z"><text:p/></draw:path><draw:path draw:style-name="gr376" draw:text-style-name="P18" svg:width="0.1102in" svg:height="0.1134in" svg:x="0.6094in" svg:y="0.0602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377" draw:text-style-name="P18" svg:width="0.0303in" svg:height="0.1157in" svg:x="0.7378in" svg:y="0in" svg:viewBox="0 0 78 295" svg:d="M72 0c-56 40-72 103-72 148 0 42 12 107 72 147 2 0 6 0 6-2s-1-2-4-5c-39-36-54-86-54-140 0-80 30-119 56-141 1-1 2-2 2-3 0-4-4-4-6-4z"><text:p/></draw:path><draw:path draw:style-name="gr378" draw:text-style-name="P18" svg:width="0.0465in" svg:height="0.0524in" svg:x="0.785in" svg:y="0.036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79" draw:text-style-name="P18" svg:width="0.0634in" svg:height="0.0819in" svg:x="0.848in" svg:y="0.0067in" svg:viewBox="0 0 162 209" svg:d="M71 8c0 0 1-3 1-4 0-2-1-4-5-4-6 0-31 2-38 2-3 0-6 2-6 8 0 4 3 4 8 4 13 0 13 3 13 4 0 2 0 4-1 7l-41 168c-2 5-2 6-2 6 0 5 4 10 11 10 2 0 8-1 11-8 1-2 4-12 4-18l9-27c1-5 3-16 5-19 2-12 2-13 8-22 10-15 24-31 47-31 18 0 18 13 18 19 0 19-13 52-18 64-3 8-4 12-4 17 0 15 12 25 28 25 30 0 43-41 43-46 0-3-4-3-5-3-5 0-5 1-6 4-6 25-19 37-31 37-7 0-7-4-7-11 0-6 1-10 6-24 3-10 17-40 17-58 0-5 0-17-12-24-5-5-14-10-27-10-23 0-37 14-49 26z"><text:p/></draw:path><draw:path draw:style-name="gr380" draw:text-style-name="P18" svg:width="0.0543in" svg:height="0.0524in" svg:x="0.924in" svg:y="0.0362in" svg:viewBox="0 0 139 134" svg:d="M139 52c0-33-24-52-54-52-44 0-85 41-85 82 0 30 22 52 54 52 43 0 85-39 85-82zM55 126c-15 0-30-10-30-32 0-14 6-42 17-59 13-18 30-27 43-27 17 0 30 11 30 33 0 7-3 37-17 57-10 18-28 28-43 28z"><text:p/></draw:path><draw:path draw:style-name="gr381" draw:text-style-name="P18" svg:width="0.0539in" svg:height="0.0524in" svg:x="0.9878in" svg:y="0.0362in" svg:viewBox="0 0 138 134" svg:d="M55 71c1-1 9-29 9-30 1-3 9-17 19-24 2-3 11-9 24-9 2 0 11 0 15 4-9 4-13 11-13 17 0 7 6 12 13 12 6 0 16-6 16-19 0-15-16-22-31-22-16 0-29 7-42 22-5-20-24-22-30-22-12 0-19 7-24 16-7 10-11 28-11 30 0 3 4 3 5 3 5 0 5-1 7-8 5-19 10-33 22-33 7 0 9 6 9 15 0 6-2 17-5 25-2 7-4 20-7 26l-9 39c0 3-3 11-3 12 0 7 6 9 11 9 4 0 11-2 12-8 1-2 4-16 6-23z"><text:p/></draw:path><draw:path draw:style-name="gr382" draw:text-style-name="P18" svg:width="0.0394in" svg:height="0.074in" svg:x="1.0524in" svg:y="0.0138in" svg:viewBox="0 0 101 189" svg:d="M60 68h31c6 0 10 0 10-7 0-3-4-3-9-3h-28l10-45c0-1 2-2 2-3 0-6-5-10-11-10-7 0-11 5-15 12-1 8 3-6-9 46h-31c-6 0-10 0-10 7 0 3 4 3 8 3h29l-18 70c-1 8-3 18-3 23 0 17 14 28 31 28 33 0 51-43 51-46 0-4-3-4-4-4-4 0-4 1-5 6-10 18-24 35-41 35-7 0-11-3-11-14 0-4 1-10 3-12z"><text:p/></draw:path><draw:path draw:style-name="gr383" draw:text-style-name="P18" svg:width="0.0303in" svg:height="0.1157in" svg:x="1.1063in" svg:y="0in" svg:viewBox="0 0 78 295" svg:d="M6 0c-2 0-6 0-6 4 0 1 1 2 2 3 27 24 54 64 54 141 0 61-19 109-50 138-6 5-6 5-6 7 0 1 1 2 4 2s32-19 51-56c15-24 23-56 23-91 0-41-13-107-72-148z"><text:p/></draw:path><draw:path draw:style-name="gr384" draw:text-style-name="P18" svg:width="0.0421in" svg:height="0.0772in" svg:x="0.7256in" svg:y="0.1409in" svg:viewBox="0 0 108 197" svg:d="M67 8c0-8-1-8-8-8-19 18-47 19-59 19v11c7 0 26 0 43-8v151c0 10 0 13-30 13h-11v11c5 0 42-1 53-1 10 0 47 1 53 1v-11h-11c-30 0-30-3-30-13z"><text:p/></draw:path><draw:path draw:style-name="gr385" draw:text-style-name="P18" svg:width="0.1012in" svg:height="0.0067in" svg:x="1.2083in" svg:y="0.1283in" svg:viewBox="0 0 258 18" svg:d="M244 18c7 0 14 0 14-10 0-8-7-8-14-8h-230c-7 0-14 0-14 8 0 10 7 10 14 10z"><text:p/></draw:path><draw:path draw:style-name="gr386" draw:text-style-name="P18" svg:width="0.1102in" svg:height="0.1134in" svg:x="1.3709in" svg:y="0.0602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387" draw:text-style-name="P18" svg:width="0.0303in" svg:height="0.1157in" svg:x="1.4992in" svg:y="0in" svg:viewBox="0 0 78 295" svg:d="M72 0c-56 40-72 103-72 148 0 42 12 107 72 147 2 0 6 0 6-2s-1-2-4-5c-39-36-54-86-54-140 0-80 30-119 56-141 1-1 2-2 2-3 0-4-4-4-6-4z"><text:p/></draw:path><draw:path draw:style-name="gr388" draw:text-style-name="P18" svg:width="0.026in" svg:height="0.0819in" svg:x="1.5449in" svg:y="0.0067in" svg:viewBox="0 0 67 209" svg:d="M66 8c0 0 1-3 1-4 0-2-1-4-5-4-6 0-31 2-38 2-2 0-7 2-7 8 0 4 5 4 8 4 15 0 15 3 15 4 0 2 0 4-2 7l-37 147c-1 3-1 6-1 8 0 19 17 29 31 29 7 0 17-2 24-16 6-10 11-29 11-30 0-3-4-3-5-3-5 0-5 1-6 7-5 14-9 34-23 34-7 0-10-8-10-15 0-3 1-9 2-12z"><text:p/></draw:path><draw:path draw:style-name="gr389" draw:text-style-name="P18" svg:width="0.0543in" svg:height="0.0524in" svg:x="1.5878in" svg:y="0.0362in" svg:viewBox="0 0 139 134" svg:d="M139 52c0-33-24-52-54-52-44 0-85 41-85 82 0 30 22 52 54 52 43 0 85-39 85-82zM55 126c-15 0-30-10-30-32 0-14 6-42 17-59 13-18 30-27 43-27 17 0 30 11 30 33 0 7-3 37-17 57-10 18-28 28-43 28z"><text:p/></draw:path><draw:path draw:style-name="gr390" draw:text-style-name="P18" svg:width="0.0591in" svg:height="0.0524in" svg:x="1.6531in" svg:y="0.0362in" svg:viewBox="0 0 151 134" svg:d="M108 17c-7-10-17-17-31-17-39 0-77 42-77 84 0 29 19 50 46 50 14 0 28-9 42-21 6 19 21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91" draw:text-style-name="P18" svg:width="0.0594in" svg:height="0.0819in" svg:x="1.7256in" svg:y="0.0067in" svg:viewBox="0 0 152 209" svg:d="M151 8c0 0 1-3 1-4 0-2-1-4-4-4-6 0-30 2-39 2-1 0-6 2-6 8 0 4 5 4 9 4 14 0 14 3 14 4 0 2-1 4-2 7l-16 67c-7-9-17-18-31-18-39 0-77 44-77 86 0 29 19 49 46 49 14 0 28-10 42-20 6 16 21 20 30 20 10 0 18-6 24-16 6-12 9-29 9-30 0-3-3-3-5-3-3 0-4 1-6 9-3 15-9 32-22 32-8 0-10-6-10-15 0-6 1-8 2-12zM89 169c-3 8-10 15-16 20-3 2-14 12-27 12-11 0-22-8-22-29 0-16 8-48 16-60 13-24 28-28 37-28 20 0 26 22 26 25 0 1 0 4-1 4z"><text:p/></draw:path><draw:path draw:style-name="gr392" draw:text-style-name="P18" svg:width="0.0303in" svg:height="0.1157in" svg:x="1.7957in" svg:y="0in" svg:viewBox="0 0 78 295" svg:d="M6 0c-2 0-6 0-6 4 0 1 1 2 2 3 27 24 54 64 54 141 0 61-19 109-50 138-6 5-6 5-6 7 0 1 1 2 4 2s32-19 51-56c15-24 23-56 23-91 0-41-13-107-72-148z"><text:p/></draw:path><draw:path draw:style-name="gr393" draw:text-style-name="P18" svg:width="0.0421in" svg:height="0.0772in" svg:x="1.487in" svg:y="0.1409in" svg:viewBox="0 0 108 197" svg:d="M67 8c0-8-1-8-8-8-19 18-47 19-59 19v11c7 0 26 0 43-8v151c0 10 0 13-30 13h-11v11c5 0 42-1 53-1 10 0 47 1 53 1v-11h-11c-30 0-30-3-30-13z"><text:p/></draw:path><draw:polygon draw:style-name="gr394" draw:text-style-name="P18" svg:width="1.248in" svg:height="0.0067in" svg:x="0.5992in" svg:y="0.2413in" svg:viewBox="0 0 3171 18" draw:points="1586,18 0,18 0,0 3171,0 3171,18"><text:p/></draw:polygon><draw:path draw:style-name="gr395" draw:text-style-name="P18" svg:width="0.1102in" svg:height="0.1134in" svg:x="0.6299in" svg:y="0.3283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396" draw:text-style-name="P18" svg:width="0.0303in" svg:height="0.1157in" svg:x="0.7591in" svg:y="0.2677in" svg:viewBox="0 0 78 295" svg:d="M72 0c-56 40-72 103-72 148 0 42 12 107 72 147 2 0 6 0 6-2s-1-2-4-5c-39-36-54-86-54-140 0-80 30-119 56-141 1-1 2-2 2-3 0-4-4-4-6-4z"><text:p/></draw:path><draw:path draw:style-name="gr397" draw:text-style-name="P18" svg:width="0.0543in" svg:height="0.0524in" svg:x="0.8047in" svg:y="0.3035in" svg:viewBox="0 0 139 134" svg:d="M139 52c0-33-24-52-54-52-44 0-85 41-85 82 0 30 22 52 54 52 43 0 85-39 85-82zM55 126c-15 0-30-10-30-32 0-14 6-42 17-59 13-18 30-27 43-27 17 0 30 11 30 33 0 7-3 37-17 57-10 18-28 28-43 28z"><text:p/></draw:path><draw:path draw:style-name="gr398" draw:text-style-name="P18" svg:width="0.065in" svg:height="0.074in" svg:x="0.863in" svg:y="0.3035in" svg:viewBox="0 0 166 189" svg:d="M23 167c-3 8-3 11-16 11-3 0-7 0-7 7 0 2 2 4 4 4 8 0 18-2 26-2 10 0 20 2 30 2 4 0 7-2 7-8 0-3-5-3-7-3-7 0-16 0-16-4 0-1 3-8 4-13 2-16 7-33 11-45 3 6 13 17 30 17 37 0 77-39 77-83 0-36-24-50-45-50-18 0-33 12-42 22-5-18-21-22-31-22-12 0-18 7-23 16-6 10-11 27-11 30s4 3 5 3c4 0 5-1 7-8 5-18 10-33 21-33 8 0 11 6 11 15 0 3-2 7-2 8zM79 36c17-24 31-28 41-28 12 0 22 9 22 29 0 12-6 42-15 60-8 15-23 29-38 29-21 0-25-23-25-26 0-2 0-4 0-5z"><text:p/></draw:path><draw:path draw:style-name="gr399" draw:text-style-name="P18" svg:width="0.0496in" svg:height="0.0524in" svg:x="0.9394in" svg:y="0.3035in" svg:viewBox="0 0 127 134" svg:d="M47 64c8 0 32-2 48-8 21-7 26-20 26-30 0-16-17-26-37-26-36 0-84 26-84 78 0 30 19 56 54 56 49 0 73-30 73-33s-2-6-5-6c-1 0-2 1-4 3-24 28-58 28-64 28-18 0-30-12-30-36 0-5 0-11 4-26zM31 55c11-43 45-47 53-47 13 0 24 6 24 18 0 29-50 29-62 29z"><text:p/></draw:path><draw:path draw:style-name="gr400" draw:text-style-name="P18" svg:width="0.0709in" svg:height="0.0524in" svg:x="1.0004in" svg:y="0.3035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401" draw:text-style-name="P18" svg:width="0.0303in" svg:height="0.1157in" svg:x="1.085in" svg:y="0.2677in" svg:viewBox="0 0 78 295" svg:d="M6 0c-2 0-6 0-6 4 0 1 1 2 2 3 27 24 54 64 54 141 0 61-19 109-50 138-6 5-6 5-6 7 0 1 1 2 4 2s32-19 51-56c15-24 23-56 23-91 0-41-13-107-72-148z"><text:p/></draw:path><draw:path draw:style-name="gr402" draw:text-style-name="P18" svg:width="0.0421in" svg:height="0.0772in" svg:x="0.7469in" svg:y="0.4087in" svg:viewBox="0 0 108 197" svg:d="M67 8c0-8-1-8-8-8-19 18-47 19-59 19v11c7 0 26 0 43-8v151c0 10 0 13-30 13h-11v11c5 0 42-1 53-1 10 0 47 1 53 1v-11h-11c-30 0-30-3-30-13z"><text:p/></draw:path><draw:path draw:style-name="gr403" draw:text-style-name="P18" svg:width="0.1012in" svg:height="0.0067in" svg:x="1.1874in" svg:y="0.3957in" svg:viewBox="0 0 258 18" svg:d="M244 18c7 0 14 0 14-10 0-8-7-8-14-8h-230c-7 0-14 0-14 8 0 10 7 10 14 10z"><text:p/></draw:path><draw:path draw:style-name="gr404" draw:text-style-name="P18" svg:width="0.1102in" svg:height="0.1134in" svg:x="1.3496in" svg:y="0.3283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405" draw:text-style-name="P18" svg:width="0.0303in" svg:height="0.1157in" svg:x="1.4783in" svg:y="0.2677in" svg:viewBox="0 0 78 295" svg:d="M72 0c-56 40-72 103-72 148 0 42 12 107 72 147 2 0 6 0 6-2s-1-2-4-5c-39-36-54-86-54-140 0-80 30-119 56-141 1-1 2-2 2-3 0-4-4-4-6-4z"><text:p/></draw:path><draw:path draw:style-name="gr406" draw:text-style-name="P18" svg:width="0.026in" svg:height="0.0819in" svg:x="1.5236in" svg:y="0.2744in" svg:viewBox="0 0 67 209" svg:d="M66 8c0 0 1-3 1-4 0-2-1-4-5-4-6 0-31 2-38 2-2 0-7 2-7 8 0 4 5 4 8 4 15 0 15 3 15 4 0 2 0 4-2 7l-37 147c-1 3-1 6-1 8 0 19 17 29 31 29 7 0 17-2 24-16 6-10 11-29 11-30 0-3-4-3-5-3-5 0-5 1-6 7-5 14-9 34-23 34-7 0-10-8-10-15 0-3 1-9 2-12z"><text:p/></draw:path><draw:path draw:style-name="gr407" draw:text-style-name="P18" svg:width="0.0543in" svg:height="0.0524in" svg:x="1.5669in" svg:y="0.3035in" svg:viewBox="0 0 139 134" svg:d="M139 52c0-33-24-52-54-52-44 0-85 41-85 82 0 30 22 52 54 52 43 0 85-39 85-82zM55 126c-15 0-30-10-30-32 0-14 6-42 17-59 13-18 30-27 43-27 17 0 30 11 30 33 0 7-3 37-17 57-10 18-28 28-43 28z"><text:p/></draw:path><draw:path draw:style-name="gr408" draw:text-style-name="P18" svg:width="0.0591in" svg:height="0.0524in" svg:x="1.6319in" svg:y="0.3035in" svg:viewBox="0 0 151 134" svg:d="M108 17c-7-10-17-17-31-17-39 0-77 42-77 84 0 29 19 50 46 50 14 0 28-9 42-21 6 19 22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409" draw:text-style-name="P18" svg:width="0.0594in" svg:height="0.0819in" svg:x="1.7043in" svg:y="0.2744in" svg:viewBox="0 0 152 209" svg:d="M151 8c0 0 1-3 1-4 0-2-1-4-4-4-6 0-30 2-39 2-1 0-6 2-6 8 0 4 5 4 9 4 14 0 14 3 14 4 0 2-1 4-2 7l-16 67c-7-9-17-18-31-18-39 0-77 44-77 86 0 29 19 49 46 49 14 0 28-10 42-20 6 16 21 20 30 20 10 0 18-6 24-16 6-12 9-29 9-30 0-3-3-3-5-3-3 0-4 1-6 9-3 15-9 32-22 32-8 0-10-6-10-15 0-6 1-8 2-12zM89 169c-3 8-10 15-16 20-3 2-14 12-27 12-11 0-22-8-22-29 0-16 8-48 16-60 13-24 28-28 37-28 20 0 26 22 26 25 0 1 0 4-1 4z"><text:p/></draw:path><draw:path draw:style-name="gr410" draw:text-style-name="P18" svg:width="0.0303in" svg:height="0.1157in" svg:x="1.7744in" svg:y="0.2677in" svg:viewBox="0 0 78 295" svg:d="M6 0c-2 0-6 0-6 4 0 1 1 2 2 3 27 24 54 64 54 141 0 61-19 109-50 138-6 5-6 5-6 7 0 1 1 2 4 2s32-19 51-56c15-24 23-56 23-91 0-41-13-107-72-148z"><text:p/></draw:path><draw:path draw:style-name="gr411" draw:text-style-name="P18" svg:width="0.0421in" svg:height="0.0772in" svg:x="1.4657in" svg:y="0.4087in" svg:viewBox="0 0 108 197" svg:d="M67 8c0-8-1-8-8-8-19 18-47 19-59 19v11c7 0 26 0 43-8v151c0 10 0 13-30 13h-11v11c5 0 42-1 53-1 10 0 47 1 53 1v-11h-11c-30 0-30-3-30-13z"><text:p/></draw:path></draw:g><text:s text:c="2"/>where <draw:g text:anchor-type="as-char" svg:y="-0.1161in" draw:z-index="17" draw:style-name="gr1"><svg:title>TexMaths</svg:title><svg:desc>12§display§Z_0§svg§600§FALSE§</svg:desc><draw:polygon draw:style-name="gr412" draw:text-style-name="P17" svg:width="0.1795in" svg:height="0.1382in" svg:x="0in" svg:y="0in" svg:viewBox="0 0 457 352" draw:points="229,352 0,352 0,0 457,0 457,352"><text:p/></draw:polygon><draw:path draw:style-name="gr413" draw:text-style-name="P18" svg:width="0.1106in" svg:height="0.113in" svg:x="0.0094in" svg:y="0in" svg:viewBox="0 0 282 288" svg:d="M281 11c0-3 1-4 1-7 0-4-3-4-11-4h-179c-9 0-10 0-13 8l-24 76c0 2 0 5 0 6s0 5 5 5c4 0 5-3 5-4 17-50 38-78 104-78h70l-237 264c0 2-2 6-2 8 0 3 2 3 11 3h183c10 0 11 0 13-8l32-93c0-2 1-4 1-7 0-1-1-5-6-5-4 0-5 3-7 11-18 58-39 88-111 88h-73z"><text:p/></draw:path><draw:path draw:style-name="gr414" draw:text-style-name="P18" svg:width="0.0539in" svg:height="0.0795in" svg:x="0.1193in" svg:y="0.0606in" svg:viewBox="0 0 138 203" svg:d="M138 102c0-32-4-56-18-76-8-14-26-26-50-26-70 0-70 80-70 102s0 101 70 101c68 0 68-79 68-101zM70 195c-15 0-33-9-39-33-5-17-5-42-5-64 0-21 0-43 5-60 6-24 25-30 39-30 15 0 31 10 36 28 4 14 6 37 6 62 0 22 0 44-5 63-6 28-27 34-37 34z"><text:p/></draw:path></draw:g><text:s/><text:span text:style-name="T5">is the characteristic impedance (usually 50 ohms)</text:span></text:p>
      <text:p text:style-name="P11"/>
      <text:p text:style-name="P12"><draw:g text:anchor-type="as-char" svg:y="-0.2862in" draw:z-index="18" draw:style-name="gr1"><svg:title>TexMaths</svg:title><svg:desc>12§display§D = -\frac{Z_1^{(open)}}{Z_0} \frac{Z_1^{(short)} - Z_1^{(load)}}{Z_1^{(open)} - Z_1^{(load)}} = - Z_1^{(open)} C§svg§600§FALSE§</svg:desc><draw:polygon draw:style-name="gr415" draw:text-style-name="P17" svg:width="3.3339in" svg:height="0.4854in" svg:x="0in" svg:y="0in" svg:viewBox="0 0 8469 1234" draw:points="4235,1234 0,1234 0,0 8469,0 8469,1234"><text:p/></draw:polygon><draw:path draw:style-name="gr416" draw:text-style-name="P18" svg:width="0.1272in" svg:height="0.1134in" svg:x="0.0067in" svg:y="0.1724in" svg:viewBox="0 0 324 289" svg:d="M50 257c-4 16-4 19-38 19-7 0-12 0-12 9 0 4 4 4 12 4h139c89 0 173-90 173-181 0-61-37-108-101-108h-141c-8 0-12 0-12 7 0 6 3 6 12 6 4 0 12 0 18 1 7 0 8 3 8 8 0 0 0 2-1 7zM142 29c4-15 4-16 22-16h46c42 0 76 23 76 78 0 22-9 90-44 137-13 16-46 48-98 48h-48c-6 0-7 0-8 0-5 0-6-1-6-5 0-1 0-2 2-9z"><text:p/></draw:path><draw:path draw:style-name="gr417" draw:text-style-name="P18" svg:width="0.1102in" svg:height="0.039in" svg:x="0.1976in" svg:y="0.2252in" svg:viewBox="0 0 281 100" svg:d="M266 17c8 0 15 0 15-9 0-8-7-8-13-8h-254c-7 0-14 0-14 8 0 9 7 9 14 9zM268 100c6 0 13 0 13-9 0-8-7-8-15-8h-252c-7 0-14 0-14 8 0 9 7 9 14 9z"><text:p/></draw:path><draw:path draw:style-name="gr418" draw:text-style-name="P18" svg:width="0.1012in" svg:height="0.0067in" svg:x="0.3772in" svg:y="0.2413in" svg:viewBox="0 0 258 18" svg:d="M244 18c7 0 14 0 14-10 0-8-7-8-14-8h-230c-7 0-14 0-14 8 0 10 7 10 14 10z"><text:p/></draw:path><draw:path draw:style-name="gr419" draw:text-style-name="P18" svg:width="0.1102in" svg:height="0.1134in" svg:x="0.5224in" svg:y="0.0602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420" draw:text-style-name="P18" svg:width="0.0303in" svg:height="0.1157in" svg:x="0.6512in" svg:y="0in" svg:viewBox="0 0 78 295" svg:d="M72 0c-56 40-72 103-72 148 0 42 12 107 72 147 2 0 6 0 6-2s-1-2-4-5c-39-36-54-86-54-140 0-80 30-119 56-141 1-1 2-2 2-3 0-4-4-4-6-4z"><text:p/></draw:path><draw:path draw:style-name="gr421" draw:text-style-name="P18" svg:width="0.0543in" svg:height="0.0524in" svg:x="0.6969in" svg:y="0.0362in" svg:viewBox="0 0 139 134" svg:d="M139 52c0-33-24-52-54-52-44 0-85 41-85 82 0 30 22 52 54 52 43 0 85-39 85-82zM55 126c-15 0-30-10-30-32 0-14 6-42 17-59 13-18 30-27 43-27 17 0 30 11 30 33 0 7-3 37-17 57-10 18-28 28-43 28z"><text:p/></draw:path><draw:path draw:style-name="gr422" draw:text-style-name="P18" svg:width="0.065in" svg:height="0.074in" svg:x="0.7551in" svg:y="0.0362in" svg:viewBox="0 0 166 189" svg:d="M23 167c-3 8-3 11-16 11-3 0-7 0-7 7 0 2 2 4 4 4 8 0 18-2 26-2 10 0 20 2 30 2 4 0 7-2 7-8 0-3-5-3-7-3-7 0-16 0-16-4 0-1 3-8 4-13 4-16 7-33 11-45 3 6 13 17 30 17 37 0 77-39 77-83 0-36-24-50-45-50-18 0-33 12-42 22-5-18-21-22-31-22-12 0-18 7-23 16-6 10-11 27-11 30s4 3 5 3c4 0 5-1 7-8 5-18 10-33 21-33 8 0 11 6 11 15 0 3-2 7-2 8zM79 36c17-24 31-28 41-28 12 0 22 9 22 29 0 12-6 42-15 60-8 15-23 29-38 29-21 0-25-23-25-26 0-2 0-4 1-5z"><text:p/></draw:path><draw:path draw:style-name="gr423" draw:text-style-name="P18" svg:width="0.0496in" svg:height="0.0524in" svg:x="0.8315in" svg:y="0.0362in" svg:viewBox="0 0 127 134" svg:d="M47 64c8 0 32-2 48-8 21-7 26-20 26-30 0-16-17-26-37-26-36 0-84 26-84 78 0 30 19 56 54 56 49 0 73-30 73-33s-2-6-5-6c-2 0-2 1-4 3-24 28-58 28-64 28-18 0-30-12-30-36 0-5 0-11 4-26zM31 55c11-43 45-47 53-47 13 0 24 6 24 18 0 29-50 29-62 29z"><text:p/></draw:path><draw:path draw:style-name="gr424" draw:text-style-name="P18" svg:width="0.0709in" svg:height="0.0524in" svg:x="0.8921in" svg:y="0.0362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425" draw:text-style-name="P18" svg:width="0.0303in" svg:height="0.1157in" svg:x="0.9768in" svg:y="0in" svg:viewBox="0 0 78 295" svg:d="M6 0c-2 0-6 0-6 4 0 1 1 2 2 3 27 24 54 64 54 141 0 61-19 109-50 138-6 5-6 5-6 7 0 1 1 2 4 2s32-19 51-56c15-24 23-56 23-91 0-41-13-107-72-148z"><text:p/></draw:path><draw:path draw:style-name="gr426" draw:text-style-name="P18" svg:width="0.0421in" svg:height="0.0772in" svg:x="0.6386in" svg:y="0.1409in" svg:viewBox="0 0 108 197" svg:d="M67 8c0-8-1-8-8-8-19 18-47 19-59 19v11c7 0 26 0 43-8v151c0 10 0 13-30 13h-11v11c5 0 42-1 53-1 10 0 47 1 53 1v-11h-11c-30 0-30-3-30-13z"><text:p/></draw:path><draw:polygon draw:style-name="gr427" draw:text-style-name="P18" svg:width="0.5165in" svg:height="0.0067in" svg:x="0.5126in" svg:y="0.2413in" svg:viewBox="0 0 1313 18" draw:points="656,18 0,18 0,0 1313,0 1313,18"><text:p/></draw:polygon><draw:path draw:style-name="gr428" draw:text-style-name="P18" svg:width="0.1102in" svg:height="0.1134in" svg:x="0.6866in" svg:y="0.2862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429" draw:text-style-name="P18" svg:width="0.0539in" svg:height="0.0795in" svg:x="0.7965in" svg:y="0.3476in" svg:viewBox="0 0 138 203" svg:d="M138 103c0-33-4-57-18-77-8-14-26-26-50-26-70 0-70 80-70 103 0 21 0 100 70 100 68 0 68-79 68-100zM70 195c-15 0-33-9-39-33-5-17-5-42-5-64 0-21 0-43 5-60 6-24 25-30 39-30 15 0 31 10 36 28 4 14 4 37 4 62 0 22 0 44-3 63-6 28-27 34-37 34z"><text:p/></draw:path><draw:path draw:style-name="gr430" draw:text-style-name="P18" svg:width="0.1102in" svg:height="0.1134in" svg:x="1.078in" svg:y="0.0602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431" draw:text-style-name="P18" svg:width="0.0303in" svg:height="0.1157in" svg:x="1.2071in" svg:y="0in" svg:viewBox="0 0 78 295" svg:d="M72 0c-56 40-72 103-72 148 0 42 12 107 72 147 2 0 6 0 6-2s-1-2-4-5c-39-36-54-86-54-140 0-80 30-119 56-141 1-1 2-2 2-3 0-4-4-4-6-4z"><text:p/></draw:path><draw:path draw:style-name="gr432" draw:text-style-name="P18" svg:width="0.0465in" svg:height="0.0524in" svg:x="1.2539in" svg:y="0.036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433" draw:text-style-name="P18" svg:width="0.0634in" svg:height="0.0819in" svg:x="1.3169in" svg:y="0.0067in" svg:viewBox="0 0 162 209" svg:d="M71 8c0 0 1-3 1-4 0-2-1-4-5-4-6 0-31 2-38 2-3 0-6 2-6 8 0 4 3 4 8 4 13 0 13 3 13 4 0 2 0 4-1 7l-41 168c-2 5-2 6-2 6 0 5 4 10 11 10 2 0 8-1 11-8 1-2 4-12 4-18l9-27c1-5 3-16 5-19 2-12 2-13 8-22 10-15 24-31 47-31 18 0 18 13 18 19 0 19-13 52-18 64-3 8-4 12-4 17 0 15 12 25 28 25 30 0 43-41 43-46 0-3-4-3-5-3-5 0-5 1-6 4-6 25-19 37-31 37-7 0-7-4-7-11 0-6 1-10 6-24 3-10 17-40 17-58 0-5 0-17-12-24-5-5-14-10-27-10-23 0-37 14-49 26z"><text:p/></draw:path><draw:path draw:style-name="gr434" draw:text-style-name="P18" svg:width="0.0543in" svg:height="0.0524in" svg:x="1.3933in" svg:y="0.0362in" svg:viewBox="0 0 139 134" svg:d="M139 52c0-33-24-52-54-52-44 0-85 41-85 82 0 30 22 52 54 52 43 0 85-39 85-82zM55 126c-15 0-30-10-30-32 0-14 6-42 17-59 13-18 30-27 43-27 17 0 30 11 30 33 0 7-3 37-17 57-10 18-28 28-43 28z"><text:p/></draw:path><draw:path draw:style-name="gr435" draw:text-style-name="P18" svg:width="0.0539in" svg:height="0.0524in" svg:x="1.4575in" svg:y="0.0362in" svg:viewBox="0 0 138 134" svg:d="M55 71c1-1 9-29 9-30 1-3 9-17 19-24 2-3 11-9 24-9 2 0 11 0 15 4-9 4-13 11-13 17 0 7 6 12 13 12 6 0 16-6 16-19 0-15-16-22-31-22-16 0-29 7-42 22-5-20-24-22-30-22-12 0-19 7-24 16-7 10-11 28-11 30 0 3 4 3 5 3 5 0 5-1 7-8 5-19 10-33 22-33 7 0 9 6 9 15 0 6-2 17-5 25-2 7-4 20-7 26l-9 39c0 3-3 11-3 12 0 7 6 9 11 9 4 0 11-2 12-8 1-2 4-16 6-23z"><text:p/></draw:path><draw:path draw:style-name="gr436" draw:text-style-name="P18" svg:width="0.0394in" svg:height="0.074in" svg:x="1.5217in" svg:y="0.0138in" svg:viewBox="0 0 101 189" svg:d="M60 68h31c6 0 10 0 10-7 0-3-4-3-9-3h-28l10-45c0-1 2-2 2-3 0-6-5-10-11-10-7 0-11 5-15 12-1 8 3-6-9 46h-31c-6 0-10 0-10 7 0 3 4 3 8 3h29l-18 70c-1 8-3 18-3 23 0 17 14 28 31 28 33 0 51-43 51-46 0-4-3-4-4-4-4 0-4 1-5 6-10 18-24 35-41 35-7 0-11-3-11-14 0-4 1-10 3-12z"><text:p/></draw:path><draw:path draw:style-name="gr437" draw:text-style-name="P18" svg:width="0.0303in" svg:height="0.1157in" svg:x="1.5752in" svg:y="0in" svg:viewBox="0 0 78 295" svg:d="M6 0c-2 0-6 0-6 4 0 1 1 2 2 3 27 24 54 64 54 141 0 61-19 109-50 138-6 5-6 5-6 7 0 1 1 2 4 2s32-19 51-56c15-24 23-56 23-91 0-41-13-107-72-148z"><text:p/></draw:path><draw:path draw:style-name="gr438" draw:text-style-name="P18" svg:width="0.0421in" svg:height="0.0772in" svg:x="1.1949in" svg:y="0.1409in" svg:viewBox="0 0 108 197" svg:d="M67 8c0-8-1-8-8-8-19 18-47 19-59 19v11c7 0 26 0 43-8v151c0 10 0 13-30 13h-11v11c5 0 42-1 53-1 10 0 47 1 53 1v-11h-11c-30 0-30-3-30-13z"><text:p/></draw:path><draw:path draw:style-name="gr439" draw:text-style-name="P18" svg:width="0.1012in" svg:height="0.0067in" svg:x="1.678in" svg:y="0.1283in" svg:viewBox="0 0 258 18" svg:d="M244 18c7 0 14 0 14-10 0-8-7-8-14-8h-230c-7 0-14 0-14 8 0 10 7 10 14 10z"><text:p/></draw:path><draw:path draw:style-name="gr440" draw:text-style-name="P18" svg:width="0.1102in" svg:height="0.1134in" svg:x="1.8398in" svg:y="0.0602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441" draw:text-style-name="P18" svg:width="0.0303in" svg:height="0.1157in" svg:x="1.9689in" svg:y="0in" svg:viewBox="0 0 78 295" svg:d="M72 0c-56 40-72 103-72 148 0 42 12 107 72 147 2 0 6 0 6-2s-1-2-4-5c-39-36-54-86-54-140 0-80 30-119 56-141 1-1 2-2 2-3 0-4-4-4-6-4z"><text:p/></draw:path><draw:path draw:style-name="gr442" draw:text-style-name="P18" svg:width="0.026in" svg:height="0.0819in" svg:x="2.015in" svg:y="0.0067in" svg:viewBox="0 0 67 209" svg:d="M66 8c0 0 1-3 1-4 0-2-1-4-5-4-6 0-31 2-38 2-2 0-7 2-7 8 0 4 5 4 8 4 15 0 15 3 15 4 0 2 0 4-2 7l-37 147c-1 3-1 6-1 8 0 19 17 29 31 29 7 0 17-2 24-16 6-10 11-29 11-30 0-3-4-3-5-3-5 0-5 1-6 7-5 14-9 34-23 34-7 0-10-8-10-15 0-3 1-9 2-12z"><text:p/></draw:path><draw:path draw:style-name="gr443" draw:text-style-name="P18" svg:width="0.0543in" svg:height="0.0524in" svg:x="2.0571in" svg:y="0.0362in" svg:viewBox="0 0 139 134" svg:d="M139 52c0-33-25-52-54-52-44 0-85 41-85 82 0 30 22 52 54 52 43 0 85-39 85-82zM55 126c-15 0-30-10-30-32 0-14 6-42 17-59 13-18 30-27 43-27 17 0 30 11 30 33 0 7-3 37-17 57-10 18-28 28-43 28z"><text:p/></draw:path><draw:path draw:style-name="gr444" draw:text-style-name="P18" svg:width="0.0591in" svg:height="0.0524in" svg:x="2.1224in" svg:y="0.0362in" svg:viewBox="0 0 151 134" svg:d="M108 17c-7-10-17-17-31-17-39 0-77 42-77 84 0 29 19 50 46 50 14 0 28-9 42-21 6 19 21 21 30 21 10 0 18-7 24-16 6-11 9-28 9-29 0-5-3-5-5-5-3 0-4 2-6 10-3 14-9 32-21 32-9 0-11-7-11-14 0-5 4-17 5-24 2-9 5-21 7-28l6-22c1-7 5-21 5-22 0-8-5-10-10-10s-12 4-13 11zM89 94c-3 9-10 14-16 20-3 2-14 12-27 12-11 0-22-8-22-29 0-15 8-49 16-61 13-24 28-28 37-28 20 0 26 23 26 27 0 1 0 2-1 3z"><text:p/></draw:path><draw:path draw:style-name="gr445" draw:text-style-name="P18" svg:width="0.0594in" svg:height="0.0819in" svg:x="2.1945in" svg:y="0.0067in" svg:viewBox="0 0 152 209" svg:d="M151 8c0 0 1-3 1-4 0-2-1-4-4-4-6 0-30 2-38 2-2 0-7 2-7 8 0 4 5 4 9 4 14 0 14 3 14 4 0 2-1 4-2 7l-16 67c-7-9-17-18-31-18-39 0-77 44-77 86 0 29 19 49 46 49 14 0 28-10 42-20 6 16 22 20 30 20 10 0 18-6 24-16 6-12 9-29 9-30 0-3-3-3-5-3-3 0-4 1-6 9-3 15-8 32-22 32-8 0-10-6-10-15 0-6 1-8 2-12zM89 169c-3 8-10 15-16 20-3 2-14 12-27 12-11 0-22-8-22-29 0-16 8-48 16-60 13-24 28-28 37-28 21 0 26 22 26 25 0 1 0 4-1 4z"><text:p/></draw:path><draw:path draw:style-name="gr446" draw:text-style-name="P18" svg:width="0.0303in" svg:height="0.1157in" svg:x="2.265in" svg:y="0in" svg:viewBox="0 0 78 295" svg:d="M6 0c-2 0-6 0-6 4 0 1 1 2 2 3 27 24 54 64 54 141 0 61-19 109-50 138-6 5-6 5-6 7 0 1 1 2 4 2s32-19 51-56c15-24 23-56 23-91 0-41-13-107-72-148z"><text:p/></draw:path><draw:path draw:style-name="gr447" draw:text-style-name="P18" svg:width="0.0421in" svg:height="0.0772in" svg:x="1.9563in" svg:y="0.1409in" svg:viewBox="0 0 108 197" svg:d="M67 8c0-8 0-8-8-8-19 18-47 19-59 19v11c7 0 26 0 43-8v151c0 10 0 13-30 13h-11v11c5 0 42-1 53-1 10 0 47 1 53 1v-11h-11c-30 0-30-3-30-13z"><text:p/></draw:path><draw:polygon draw:style-name="gr448" draw:text-style-name="P18" svg:width="1.248in" svg:height="0.0067in" svg:x="1.0685in" svg:y="0.2413in" svg:viewBox="0 0 3171 18" draw:points="1586,18 0,18 0,0 3171,0 3171,18"><text:p/></draw:polygon><draw:path draw:style-name="gr449" draw:text-style-name="P18" svg:width="0.1102in" svg:height="0.1134in" svg:x="1.0992in" svg:y="0.3283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450" draw:text-style-name="P18" svg:width="0.0303in" svg:height="0.1157in" svg:x="1.2283in" svg:y="0.2677in" svg:viewBox="0 0 78 295" svg:d="M72 0c-56 40-72 103-72 148 0 42 12 107 72 147 2 0 6 0 6-2s-1-2-4-5c-39-36-54-86-54-140 0-80 30-119 56-141 1-1 2-2 2-3 0-4-4-4-6-4z"><text:p/></draw:path><draw:path draw:style-name="gr451" draw:text-style-name="P18" svg:width="0.0543in" svg:height="0.0524in" svg:x="1.274in" svg:y="0.3035in" svg:viewBox="0 0 139 134" svg:d="M139 52c0-33-24-52-54-52-44 0-85 41-85 82 0 30 22 52 54 52 43 0 85-39 85-82zM55 126c-15 0-30-10-30-32 0-14 6-42 17-59 13-18 30-27 43-27 17 0 30 11 30 33 0 7-3 37-17 57-10 18-28 28-43 28z"><text:p/></draw:path><draw:path draw:style-name="gr452" draw:text-style-name="P18" svg:width="0.065in" svg:height="0.074in" svg:x="1.3323in" svg:y="0.3035in" svg:viewBox="0 0 166 189" svg:d="M23 167c-3 8-3 11-16 11-3 0-7 0-7 7 0 2 2 4 4 4 8 0 18-2 26-2 10 0 20 2 30 2 4 0 7-2 7-8 0-3-5-3-7-3-7 0-16 0-16-4 0-1 3-8 4-13 2-16 7-33 11-45 3 6 13 17 30 17 37 0 77-39 77-83 0-36-24-50-45-50-18 0-33 12-42 22-5-18-21-22-31-22-12 0-18 7-23 16-6 10-11 27-11 30s4 3 5 3c4 0 5-1 7-8 5-18 10-33 21-33 8 0 11 6 11 15 0 3-2 7-2 8zM79 36c17-24 31-28 41-28 12 0 22 9 22 29 0 12-6 42-15 60-8 15-23 29-38 29-21 0-25-23-25-26 0-2 0-4 0-5z"><text:p/></draw:path><draw:path draw:style-name="gr453" draw:text-style-name="P18" svg:width="0.0496in" svg:height="0.0524in" svg:x="1.4083in" svg:y="0.3035in" svg:viewBox="0 0 127 134" svg:d="M47 64c8 0 32-2 48-8 21-7 26-20 26-30 0-16-17-26-37-26-36 0-84 26-84 78 0 30 19 56 54 56 49 0 73-30 73-33s-2-6-5-6c-2 0-2 1-4 3-24 28-58 28-64 28-18 0-30-12-30-36 0-5 0-11 4-26zM31 55c11-43 45-47 53-47 13 0 24 6 24 18 0 29-50 29-62 29z"><text:p/></draw:path><draw:path draw:style-name="gr454" draw:text-style-name="P18" svg:width="0.0709in" svg:height="0.0524in" svg:x="1.4693in" svg:y="0.3035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455" draw:text-style-name="P18" svg:width="0.0303in" svg:height="0.1157in" svg:x="1.5543in" svg:y="0.2677in" svg:viewBox="0 0 78 295" svg:d="M6 0c-2 0-6 0-6 4 0 1 1 2 2 3 27 24 54 64 54 141 0 61-19 109-50 138-6 5-6 5-6 7 0 1 1 2 4 2s32-19 51-56c15-24 23-56 23-91 0-41-13-107-72-148z"><text:p/></draw:path><draw:path draw:style-name="gr456" draw:text-style-name="P18" svg:width="0.0421in" svg:height="0.0772in" svg:x="1.2154in" svg:y="0.4087in" svg:viewBox="0 0 108 197" svg:d="M67 8c0-8-1-8-8-8-19 18-47 19-59 19v11c7 0 26 0 43-8v151c0 10 0 13-30 13h-11v11c5 0 42-1 53-1 10 0 47 1 53 1v-11h-11c-30 0-30-3-30-13z"><text:p/></draw:path><draw:path draw:style-name="gr457" draw:text-style-name="P18" svg:width="0.1012in" svg:height="0.0067in" svg:x="1.6567in" svg:y="0.3957in" svg:viewBox="0 0 258 18" svg:d="M244 18c7 0 14 0 14-10 0-8-7-8-14-8h-230c-7 0-14 0-14 8 0 10 7 10 14 10z"><text:p/></draw:path><draw:path draw:style-name="gr458" draw:text-style-name="P18" svg:width="0.1102in" svg:height="0.1134in" svg:x="1.8185in" svg:y="0.3283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459" draw:text-style-name="P18" svg:width="0.0303in" svg:height="0.1157in" svg:x="1.9476in" svg:y="0.2677in" svg:viewBox="0 0 78 295" svg:d="M72 0c-56 40-72 103-72 148 0 42 12 107 72 147 2 0 6 0 6-2s-1-2-4-5c-39-36-54-86-54-140 0-80 30-119 56-141 1-1 2-2 2-3 0-4-4-4-6-4z"><text:p/></draw:path><draw:path draw:style-name="gr460" draw:text-style-name="P18" svg:width="0.026in" svg:height="0.0819in" svg:x="1.9937in" svg:y="0.2744in" svg:viewBox="0 0 67 209" svg:d="M66 8c0 0 1-3 1-4 0-2-1-4-5-4-6 0-31 2-38 2-2 0-7 2-7 8 0 4 5 4 8 4 15 0 15 3 15 4 0 2 0 4-2 7l-37 147c-1 3-1 6-1 8 0 19 17 29 31 29 7 0 17-2 24-16 6-10 11-29 11-30 0-3-4-3-5-3-5 0-5 1-6 7-5 14-9 34-23 34-7 0-10-8-10-15 0-3 1-9 2-12z"><text:p/></draw:path><draw:path draw:style-name="gr461" draw:text-style-name="P18" svg:width="0.0543in" svg:height="0.0524in" svg:x="2.0358in" svg:y="0.3035in" svg:viewBox="0 0 139 134" svg:d="M139 52c0-33-25-52-54-52-44 0-85 41-85 82 0 30 22 52 54 52 43 0 85-39 85-82zM55 126c-15 0-30-10-30-32 0-14 6-42 17-59 13-18 30-27 43-27 17 0 30 11 30 33 0 7-3 37-17 57-10 18-28 28-43 28z"><text:p/></draw:path><draw:path draw:style-name="gr462" draw:text-style-name="P18" svg:width="0.0591in" svg:height="0.0524in" svg:x="2.102in" svg:y="0.3035in" svg:viewBox="0 0 151 134" svg:d="M108 17c-7-10-17-17-31-17-39 0-77 42-77 84 0 29 19 50 46 50 14 0 28-9 42-21 6 19 21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463" draw:text-style-name="P18" svg:width="0.0594in" svg:height="0.0819in" svg:x="2.1736in" svg:y="0.2744in" svg:viewBox="0 0 152 209" svg:d="M151 8c0 0 1-3 1-4 0-2-1-4-4-4-6 0-30 2-39 2-1 0-6 2-6 8 0 4 5 4 9 4 14 0 14 3 14 4 0 2-1 4-2 7l-16 67c-7-9-17-18-31-18-39 0-77 44-77 86 0 29 19 49 46 49 14 0 28-10 42-20 6 16 21 20 30 20 10 0 18-6 24-16 6-12 9-29 9-30 0-3-3-3-5-3-3 0-4 1-6 9-3 15-9 32-22 32-8 0-10-6-10-15 0-6 1-8 2-12zM89 169c-3 8-10 15-16 20-3 2-14 12-27 12-11 0-22-8-22-29 0-16 8-48 16-60 13-24 28-28 37-28 20 0 26 22 26 25 0 1 0 4-1 4z"><text:p/></draw:path><draw:path draw:style-name="gr464" draw:text-style-name="P18" svg:width="0.0303in" svg:height="0.1157in" svg:x="2.2437in" svg:y="0.2677in" svg:viewBox="0 0 78 295" svg:d="M6 0c-2 0-6 0-6 4 0 1 1 2 2 3 27 24 54 64 54 141 0 61-19 109-50 138-6 5-6 5-6 7 0 1 1 2 4 2s32-19 51-56c15-24 23-56 23-91 0-41-13-107-72-148z"><text:p/></draw:path><draw:path draw:style-name="gr465" draw:text-style-name="P18" svg:width="0.0421in" svg:height="0.0772in" svg:x="1.935in" svg:y="0.4087in" svg:viewBox="0 0 108 197" svg:d="M67 8c0-8-1-8-8-8-19 18-47 19-59 19v11c7 0 26 0 43-8v151c0 10 0 13-30 13h-11v11c5 0 42-1 53-1 10 0 47 1 53 1v-11h-11c-30 0-30-3-30-13z"><text:p/></draw:path><draw:path draw:style-name="gr466" draw:text-style-name="P18" svg:width="0.1102in" svg:height="0.039in" svg:x="2.3925in" svg:y="0.2252in" svg:viewBox="0 0 281 100" svg:d="M266 17c8 0 15 0 15-9 0-8-7-8-13-8h-254c-7 0-14 0-14 8 0 9 7 9 14 9zM268 100c6 0 13 0 13-9 0-8-7-8-15-8h-252c-7 0-14 0-14 8 0 9 7 9 14 9z"><text:p/></draw:path><draw:path draw:style-name="gr467" draw:text-style-name="P18" svg:width="0.1012in" svg:height="0.0067in" svg:x="2.572in" svg:y="0.2413in" svg:viewBox="0 0 258 18" svg:d="M244 18c7 0 14 0 14-10 0-8-7-8-14-8h-230c-7 0-14 0-14 8 0 10 7 10 14 10z"><text:p/></draw:path><draw:path draw:style-name="gr468" draw:text-style-name="P18" svg:width="0.1102in" svg:height="0.1134in" svg:x="2.6965in" svg:y="0.1724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469" draw:text-style-name="P18" svg:width="0.0303in" svg:height="0.1157in" svg:x="2.8256in" svg:y="0.1126in" svg:viewBox="0 0 78 295" svg:d="M72 0c-56 40-72 103-72 148 0 42 12 107 72 147 2 0 6 0 6-2s-1-2-4-5c-39-36-54-86-54-140 0-80 30-119 56-141 1-1 2-2 2-3 0-4-4-4-6-4z"><text:p/></draw:path><draw:path draw:style-name="gr470" draw:text-style-name="P18" svg:width="0.0543in" svg:height="0.0524in" svg:x="2.8713in" svg:y="0.148in" svg:viewBox="0 0 139 134" svg:d="M139 52c0-33-24-52-54-52-44 0-85 41-85 82 0 30 22 52 54 52 43 0 85-39 85-82zM55 126c-15 0-30-10-30-32 0-14 6-42 17-59 13-18 30-27 43-27 17 0 30 11 30 33 0 7-3 37-17 57-10 18-28 28-43 28z"><text:p/></draw:path><draw:path draw:style-name="gr471" draw:text-style-name="P18" svg:width="0.065in" svg:height="0.074in" svg:x="2.9295in" svg:y="0.148in" svg:viewBox="0 0 166 189" svg:d="M23 167c-3 8-3 11-16 11-3 0-7 0-7 7 0 2 2 4 4 4 8 0 18-2 26-2 10 0 20 2 30 2 4 0 7-2 7-8 0-3-5-3-7-3-7 0-16 0-16-4 0-1 3-8 4-13 2-16 7-33 11-45 3 6 13 17 30 17 37 0 77-39 77-83 0-36-24-50-45-50-18 0-33 12-42 22-5-18-21-22-31-22-12 0-18 7-23 16-6 10-11 27-11 30s4 3 5 3c4 0 5-1 7-8 5-18 10-33 21-33 8 0 11 6 11 15 0 3-2 7-2 8zM79 36c17-24 31-28 41-28 12 0 22 9 22 29 0 12-6 42-15 60-8 15-23 29-38 29-21 0-25-23-25-26 0-2 0-4 0-5z"><text:p/></draw:path><draw:path draw:style-name="gr472" draw:text-style-name="P18" svg:width="0.0496in" svg:height="0.0524in" svg:x="3.0059in" svg:y="0.148in" svg:viewBox="0 0 127 134" svg:d="M47 64c8 0 32-2 48-8 21-7 26-20 26-30 0-16-17-26-37-26-36 0-84 26-84 78 0 30 19 56 54 56 49 0 73-30 73-33s-2-6-5-6c-2 0-2 1-4 3-24 28-58 28-64 28-18 0-30-12-30-36 0-5 0-11 4-26zM31 55c11-43 45-47 53-47 13 0 24 6 24 18 0 29-50 29-62 29z"><text:p/></draw:path><draw:path draw:style-name="gr473" draw:text-style-name="P18" svg:width="0.0709in" svg:height="0.0524in" svg:x="3.0669in" svg:y="0.14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474" draw:text-style-name="P18" svg:width="0.0303in" svg:height="0.1157in" svg:x="3.1516in" svg:y="0.1126in" svg:viewBox="0 0 78 295" svg:d="M6 0c-2 0-6 0-6 4 0 1 1 2 2 3 27 24 54 64 54 141 0 61-19 109-50 138-6 5-6 5-6 7 0 1 1 2 4 2s32-19 51-56c15-24 23-56 23-91 0-41-13-107-72-148z"><text:p/></draw:path><draw:path draw:style-name="gr475" draw:text-style-name="P18" svg:width="0.0421in" svg:height="0.0772in" svg:x="2.8134in" svg:y="0.2531in" svg:viewBox="0 0 108 197" svg:d="M67 8c0-8-1-8-8-8-19 18-47 19-59 19v11c7 0 26 0 43-8v151c0 10 0 13-30 13h-11v11c5 0 42-1 53-1 10 0 47 1 53 1v-11h-11c-30 0-30-3-30-13z"><text:p/></draw:path><draw:path draw:style-name="gr476" draw:text-style-name="P18" svg:width="0.1177in" svg:height="0.1205in" svg:x="3.2118in" svg:y="0.1689in" svg:viewBox="0 0 300 307" svg:d="M300 4c0-2 0-4-5-4 0 0-1 0-6 5l-29 32c-3-6-24-37-70-37-95 0-190 94-190 192 0 70 50 115 114 115 37 0 70-16 92-36 40-34 46-73 46-74 0-4-4-4-5-4-2 0-5 0-5 4-4 12-14 42-43 67-29 23-56 31-78 31-37 0-83-22-83-88 0-24 9-93 51-142 26-30 67-52 104-52 43 0 69 33 69 82 0 17-2 18-2 21 0 5 4 5 6 5 5 0 5-1 8-8z"><text:p/></draw:path></draw:g></text:p>
      <text:p text:style-name="P15"/>
      <text:p text:style-name="P16">For port two calibration, first the isolation between port 1 and port 2 is found. <text:s/><text:span text:style-name="T5">The raw </text:span>complex-valued <text:span text:style-name="T5">current at port 2 is </text:span><text:span text:style-name="T5"><draw:g text:anchor-type="as-char" svg:y="-0.1138in" draw:z-index="26" draw:style-name="gr1"><svg:title>TexMaths</svg:title><svg:desc>12§display§I_2§svg§600§FALSE§</svg:desc><draw:polygon draw:style-name="gr549" draw:text-style-name="P17" svg:width="0.1394in" svg:height="0.139in" svg:x="0in" svg:y="0in" svg:viewBox="0 0 355 354" draw:points="178,354 0,354 0,0 355,0 355,354"><text:p/></draw:polygon><draw:path draw:style-name="gr550" draw:text-style-name="P18" svg:width="0.0768in" svg:height="0.1138in" svg:x="0.0055in" svg:y="0in" svg:viewBox="0 0 196 290" svg:d="M144 32c4-15 5-19 39-19 11 0 13 0 13-8 0-5-3-5-6-5-12 0-43 1-55 1-13 0-45-1-57-1-3 0-8 0-8 8 0 5 3 5 11 5 18 0 30 0 30 9 0 1 0 2-1 6l-58 230c-4 15-5 19-39 19-9 0-13 0-13 8 0 5 5 5 7 5 11 0 44-1 54-1 14 0 45 1 58 1 4 0 9 0 9-7 0-6-4-6-14-6-7 0-9 0-18 0-8-1-11-3-11-7 0-5 2-8 3-11z"><text:p/></draw:path><draw:path draw:style-name="gr551" draw:text-style-name="P18" svg:width="0.0516in" svg:height="0.0772in" svg:x="0.0799in" svg:y="0.0614in" svg:viewBox="0 0 132 197" svg:d="M132 143h-10c-2 7-4 24-9 28-1 1-24 1-29 1h-54c30-28 41-35 59-49 23-18 43-36 43-65 0-36-32-58-71-58-36 0-61 26-61 53 0 16 12 17 16 17 7 0 15-5 15-16 0-5-1-15-17-15 9-22 29-28 44-28 30 0 46 23 46 47 0 26-20 47-29 58l-73 71c-2 2-2 3-2 10h123z"><text:p/></draw:path></draw:g></text:span><text:span text:style-name="T5">. <text:s text:c="2"/>I measure the current at port 2 during the port 1 short-circuit measurement step:</text:span></text:p>
      <text:p text:style-name="P14"/>
      <text:p text:style-name="P14"><draw:g text:anchor-type="as-char" svg:y="-0.228in" draw:z-index="27" draw:style-name="gr1"><svg:title>TexMaths</svg:title><svg:desc>12§display§S_2 = \frac{I_2}{\mbox{\# averages}}§svg§600§FALSE§</svg:desc><draw:polygon draw:style-name="gr552" draw:text-style-name="P17" svg:width="1.2169in" svg:height="0.372in" svg:x="0in" svg:y="0in" svg:viewBox="0 0 3092 946" draw:points="1545,946 0,946 0,0 3092,0 3092,946"><text:p/></draw:polygon><draw:path draw:style-name="gr553" draw:text-style-name="P18" svg:width="0.0988in" svg:height="0.1205in" svg:x="0.0087in" svg:y="0.1083in" svg:viewBox="0 0 252 307" svg:d="M252 4c0-2-1-4-5-4-3 0-3 0-8 7l-21 24c-10-20-33-31-61-31-54 0-103 49-103 100 0 34 22 54 43 61l46 11c15 3 38 10 38 45 0 37-35 78-75 78-27 0-75-9-75-62 0-10 3-21 3-23 1-1 1-2 1-2 0-5-4-5-5-5-2 0-4 0-5 1s-25 98-25 100 2 3 5 3c2 0 2 0 7-6l20-24c18 24 47 30 72 30 58 0 108-55 108-108 0-29-14-43-21-49-10-11-16-12-54-22-9-2-24-7-28-7-11-3-25-17-25-39 0-34 34-70 73-70 36 0 61 18 61 66 0 13-1 20-1 23 0 1 0 5 5 5 4 0 5-3 6-9z"><text:p/></draw:path><draw:path draw:style-name="gr554" draw:text-style-name="P18" svg:width="0.0516in" svg:height="0.0772in" svg:x="0.1091in" svg:y="0.173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555" draw:text-style-name="P18" svg:width="0.1102in" svg:height="0.039in" svg:x="0.2315in" svg:y="0.165in" svg:viewBox="0 0 281 100" svg:d="M266 17c8 0 15 0 15-9 0-8-7-8-13-8h-254c-7 0-14 0-14 8 0 9 7 9 14 9zM268 100c6 0 13 0 13-9 0-8-7-8-15-8h-252c-7 0-14 0-14 8 0 9 7 9 14 9z"><text:p/></draw:path><draw:path draw:style-name="gr556" draw:text-style-name="P18" svg:width="0.0768in" svg:height="0.1134in" svg:x="0.7492in" svg:y="0in" svg:viewBox="0 0 196 289" svg:d="M144 32c4-15 5-19 38-19 11 0 14 0 14-8 0-5-4-5-6-5-12 0-44 1-56 1-13 0-44-1-56-1-4 0-8 0-8 8 0 5 3 5 10 5 18 0 30 0 30 9 0 1 0 2-1 6l-57 229c-4 14-5 19-39 19-9 0-13 0-13 8 0 5 5 5 7 5 11 0 43-1 54-1 13 0 45 1 58 1 3 0 8 0 8-8 0-5-3-5-13-5-7 0-10 0-18 0-8-1-11-4-11-8s1-6 3-10z"><text:p/></draw:path><draw:path draw:style-name="gr557" draw:text-style-name="P18" svg:width="0.0516in" svg:height="0.0772in" svg:x="0.824in" svg:y="0.061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olygon draw:style-name="gr558" draw:text-style-name="P18" svg:width="0.7992in" svg:height="0.0067in" svg:x="0.4177in" svg:y="0.1807in" svg:viewBox="0 0 2031 18" draw:points="1015,18 0,18 0,0 2031,0 2031,18"><text:p/></draw:polygon><draw:path draw:style-name="gr559" draw:text-style-name="P18" svg:width="0.1197in" svg:height="0.1476in" svg:x="0.4272in" svg:y="0.2244in" svg:viewBox="0 0 305 376" svg:d="M196 238h94c6 0 15 0 15-10 0-8-9-8-15-8h-90l18-64h72c6 0 15 0 15-10 0-8-9-8-15-8h-67l34-121c0-1 0-6 0-9 0-4-4-8-7-8-8 0-9 6-10 11l-35 127h-79l34-121c0-1 1-6 1-9 0-4-5-8-9-8-6 0-8 6-9 11l-35 127h-94c-7 0-14 0-14 8 0 10 7 10 14 10h89l-17 64h-72c-7 0-14 0-14 8 0 10 7 10 14 10h68l-33 121c-1 1-2 7-2 8 0 5 3 9 8 9 7 0 9-6 10-10l33-128h81l-33 121c-1 1-2 7-2 8 0 5 4 9 8 9 8 0 9-6 9-10zM103 220l18-64h79l-16 64z"><text:p/></draw:path><draw:path draw:style-name="gr560" draw:text-style-name="P18" svg:width="0.0748in" svg:height="0.076in" svg:x="0.6185in" svg:y="0.2657in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561" draw:text-style-name="P18" svg:width="0.0815in" svg:height="0.0732in" svg:x="0.6929in" svg:y="0.2681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562" draw:text-style-name="P18" svg:width="0.0642in" svg:height="0.076in" svg:x="0.7776in" svg:y="0.2657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563" draw:text-style-name="P18" svg:width="0.0559in" svg:height="0.0732in" svg:x="0.8512in" svg:y="0.2661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564" draw:text-style-name="P18" svg:width="0.0748in" svg:height="0.076in" svg:x="0.9185in" svg:y="0.2657in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565" draw:text-style-name="P18" svg:width="0.076in" svg:height="0.1098in" svg:x="0.9992in" svg:y="0.2646in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566" draw:text-style-name="P18" svg:width="0.0642in" svg:height="0.076in" svg:x="1.0823in" svg:y="0.2657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567" draw:text-style-name="P18" svg:width="0.0543in" svg:height="0.076in" svg:x="1.1567in" svg:y="0.2657in" svg:viewBox="0 0 139 194" svg:d="M74 108c10 1 44 8 44 38 0 22-15 39-48 39-35 0-51-24-58-60-1-5-2-7-6-7-6 0-6 3-6 10v57c0 7 0 9 5 9 2 0 2 0 11-8 1-1 1-1 8-10 18 18 37 18 46 18 49 0 69-28 69-58 0-23-13-35-18-41-14-13-31-16-48-21-24-4-53-9-53-33 0-16 11-34 48-34 46 0 50 39 50 53 0 4 4 4 4 4 6 0 6-3 6-11v-42c0-9 0-11-4-11-2 0-3 0-9 5-1 2-6 6-7 7-16-12-34-12-40-12-51 0-68 29-68 52 0 15 7 27 18 37 13 9 26 13 56 19z"><text:p/></draw:path></draw:g></text:p>
      <text:p text:style-name="P14"/>
      <text:p text:style-name="P14">The total amount of signal leaking from port 1 to 2 scales with the number of averages, so the calibration is stored normalized by the number of averages.</text:p>
      <text:p text:style-name="P14"/>
      <text:p text:style-name="P16">To calibrate the impedance and gain at port 2, <text:span text:style-name="T5"><text:s/>port 1 is connected to port 2. <text:s/>The raw current at port 2 is </text:span><text:span text:style-name="T5"><draw:g text:anchor-type="as-char" svg:y="-0.1138in" draw:z-index="19" draw:style-name="gr1"><svg:title>TexMaths</svg:title><svg:desc>12§display§I_2§svg§600§FALSE§</svg:desc><draw:polygon draw:style-name="gr477" draw:text-style-name="P17" svg:width="0.1394in" svg:height="0.139in" svg:x="0in" svg:y="0in" svg:viewBox="0 0 355 354" draw:points="178,354 0,354 0,0 355,0 355,354"><text:p/></draw:polygon><draw:path draw:style-name="gr478" draw:text-style-name="P18" svg:width="0.0768in" svg:height="0.1138in" svg:x="0.0055in" svg:y="0in" svg:viewBox="0 0 196 290" svg:d="M144 32c4-15 5-19 39-19 11 0 13 0 13-8 0-5-3-5-6-5-12 0-43 1-55 1-13 0-45-1-57-1-3 0-8 0-8 8 0 5 3 5 11 5 18 0 30 0 30 9 0 1 0 2-1 6l-58 230c-4 15-5 19-39 19-9 0-13 0-13 8 0 5 5 5 7 5 11 0 44-1 54-1 14 0 45 1 58 1 4 0 9 0 9-7 0-6-4-6-14-6-7 0-9 0-18 0-8-1-11-3-11-7 0-5 2-8 3-11z"><text:p/></draw:path><draw:path draw:style-name="gr479" draw:text-style-name="P18" svg:width="0.0516in" svg:height="0.0772in" svg:x="0.0799in" svg:y="0.0614in" svg:viewBox="0 0 132 197" svg:d="M132 143h-10c-2 7-4 24-9 28-1 1-24 1-29 1h-54c30-28 41-35 59-49 23-18 43-36 43-65 0-36-32-58-71-58-36 0-61 26-61 53 0 16 12 17 16 17 7 0 15-5 15-16 0-5-1-15-17-15 9-22 29-28 44-28 30 0 46 23 46 47 0 26-20 47-29 58l-73 71c-2 2-2 3-2 10h123z"><text:p/></draw:path></draw:g></text:span><text:span text:style-name="T5">. <text:s/>The calibrated voltage </text:span>and current <text:span text:style-name="T5">at port 2 from port 1 are calculated from the raw samples </text:span><text:span text:style-name="T5"><draw:g text:anchor-type="as-char" svg:y="-0.1138in" draw:z-index="21" draw:style-name="gr1"><svg:title>TexMaths</svg:title><svg:desc>12§display§V_1§svg§600§FALSE§</svg:desc><draw:polygon draw:style-name="gr497" draw:text-style-name="P17" svg:width="0.163in" svg:height="0.139in" svg:x="0in" svg:y="0in" svg:viewBox="0 0 415 354" draw:points="207,354 0,354 0,0 415,0 415,354"><text:p/></draw:polygon><draw:path draw:style-name="gr498" draw:text-style-name="P18" svg:width="0.1181in" svg:height="0.1177in" svg:x="0.0094in" svg:y="0in" svg:viewBox="0 0 301 300" svg:d="M242 48c21-32 39-34 54-35 5-1 5-7 5-8 0-3-1-5-5-5-11 0-24 1-35 1-13 0-27-1-42-1-2 0-8 0-8 7 0 5 4 6 7 6 11 1 21 5 21 13s-8 17-8 17l-129 207-29-224c0-8 10-13 29-13 6 0 11 0 11-8 0-4-4-5-6-5-18 0-36 1-53 1-8 0-16 0-23 0-8 0-15-1-24-1-2 0-7 0-7 7 0 6 4 6 11 6 24 0 24 4 25 15l34 262c1 8 2 10 8 10s8-2 11-8z"><text:p/></draw:path><draw:path draw:style-name="gr499" draw:text-style-name="P18" svg:width="0.0425in" svg:height="0.0772in" svg:x="0.1094in" svg:y="0.0614in" svg:viewBox="0 0 109 197" svg:d="M67 8c0-8 0-8-8-8-19 18-47 19-59 19v11c7 0 26 0 43-8v151c0 10 0 14-30 14h-11v10c5 0 42-1 53-1 10 0 47 1 54 1v-10h-12c-30 0-30-4-30-14z"><text:p/></draw:path></draw:g></text:span><text:span text:style-name="T5"><text:s/>and </text:span><text:span text:style-name="T5"><draw:g text:anchor-type="as-char" svg:y="-0.1138in" draw:z-index="22" draw:style-name="gr1"><svg:title>TexMaths</svg:title><svg:desc>12§display§I_1§svg§600§FALSE§</svg:desc><draw:polygon draw:style-name="gr500" draw:text-style-name="P17" svg:width="0.1394in" svg:height="0.139in" svg:x="0in" svg:y="0in" svg:viewBox="0 0 355 354" draw:points="178,354 0,354 0,0 355,0 355,354"><text:p/></draw:polygon><draw:path draw:style-name="gr501" draw:text-style-name="P18" svg:width="0.0768in" svg:height="0.1138in" svg:x="0.0055in" svg:y="0in" svg:viewBox="0 0 196 290" svg:d="M144 32c4-15 5-19 39-19 11 0 13 0 13-8 0-5-3-5-6-5-12 0-43 1-55 1-13 0-45-1-57-1-3 0-8 0-8 8 0 5 3 5 11 5 18 0 30 0 30 9 0 1 0 2-1 6l-58 230c-4 15-5 19-39 19-9 0-13 0-13 8 0 5 5 5 7 5 11 0 44-1 54-1 14 0 45 1 58 1 4 0 9 0 9-7 0-6-4-6-14-6-7 0-9 0-18 0-8-1-11-3-11-7 0-5 2-8 3-11z"><text:p/></draw:path><draw:path draw:style-name="gr502" draw:text-style-name="P18" svg:width="0.0421in" svg:height="0.0772in" svg:x="0.0858in" svg:y="0.0614in" svg:viewBox="0 0 108 197" svg:d="M67 8c0-8-1-8-8-8-19 18-47 19-59 19v11c7 0 26 0 43-8v151c0 10 0 14-30 14h-11v10c5 0 43-1 53-1s47 1 53 1v-10h-11c-30 0-30-4-30-14z"><text:p/></draw:path></draw:g></text:span><text:span text:style-name="T5"><text:s/>when they are connected together by</text:span></text:p>
      <text:p text:style-name="P13"/>
      <text:p text:style-name="P13"><draw:g text:anchor-type="as-char" svg:y="-0.1736in" draw:z-index="20" draw:style-name="gr1"><svg:title>TexMaths</svg:title><svg:desc>12§display§V_1^{(calib)} = V_1 + B I_1§svg§600§FALSE§</svg:desc><draw:polygon draw:style-name="gr480" draw:text-style-name="P17" svg:width="1.3945in" svg:height="0.2177in" svg:x="0in" svg:y="0in" svg:viewBox="0 0 3543 554" draw:points="1771,554 0,554 0,0 3543,0 3543,554"><text:p/></draw:polygon><draw:path draw:style-name="gr481" draw:text-style-name="P18" svg:width="0.1181in" svg:height="0.1169in" svg:x="0.0094in" svg:y="0.0598in" svg:viewBox="0 0 301 298" svg:d="M242 48c21-32 39-34 54-35 5-1 5-7 5-8 0-3-1-5-5-5-10 0-24 1-34 1-15 0-29-1-42-1-3 0-9 0-9 7 0 5 4 6 7 6 11 1 20 5 20 13s-6 17-6 17l-130 206-29-223c0-8 10-13 29-13 6 0 11 0 11-8 0-4-4-5-6-5-18 0-36 1-53 1-8 0-16 0-23 0-8 0-15-1-24-1-2 0-7 0-7 7 0 6 4 6 11 6 24 0 24 4 25 15l34 261c1 7 2 9 8 9s8-2 11-7z"><text:p/></draw:path><draw:path draw:style-name="gr482" draw:text-style-name="P18" svg:width="0.0303in" svg:height="0.1161in" svg:x="0.1469in" svg:y="0in" svg:viewBox="0 0 78 296" svg:d="M72 0c-56 40-72 103-72 147 0 42 12 107 72 149 2 0 6 0 6-4 0-1-1-2-4-4-39-35-54-87-54-141 0-79 30-118 56-140 1-1 2-2 2-3 0-4-4-4-6-4z"><text:p/></draw:path><draw:path draw:style-name="gr483" draw:text-style-name="P18" svg:width="0.05in" svg:height="0.0524in" svg:x="0.1929in" svg:y="0.0358in" svg:viewBox="0 0 128 134" svg:d="M113 17c-12 2-16 9-16 17s6 12 11 12c7 0 17-5 17-20 0-20-23-26-39-26-45 0-86 41-86 83 0 25 18 51 55 51 51 0 73-30 73-33s-2-6-4-6-3 1-5 3c-23 28-58 28-64 28-20 0-30-15-30-33 0-9 4-41 19-62 11-14 27-23 42-23 4 0 18 0 27 9z"><text:p/></draw:path><draw:path draw:style-name="gr484" draw:text-style-name="P18" svg:width="0.0591in" svg:height="0.0524in" svg:x="0.2524in" svg:y="0.0358in" svg:viewBox="0 0 151 134" svg:d="M108 17c-7-10-17-17-31-17-39 0-77 42-77 84 0 29 19 50 46 50 14 0 28-9 42-21 6 19 22 21 30 21 10 0 18-7 24-17s9-27 9-28c0-5-3-5-5-5-3 0-4 2-6 9-3 15-9 33-22 33-8 0-10-7-10-15 0-4 4-16 5-24 2-8 5-20 7-27l6-22c1-7 5-21 5-22 0-8-5-10-10-10s-12 4-13 11zM89 93c-3 10-10 15-16 21-3 2-14 12-27 12-11 0-22-9-22-29 0-16 8-49 16-61 13-24 28-28 37-28 21 0 26 23 26 27 0 1 0 2-1 3z"><text:p/></draw:path><draw:path draw:style-name="gr485" draw:text-style-name="P18" svg:width="0.026in" svg:height="0.0823in" svg:x="0.324in" svg:y="0.0067in" svg:viewBox="0 0 67 210" svg:d="M66 8c0 0 1-3 1-4 0-2-1-4-5-4-6 0-31 2-38 2-2 0-7 2-7 8 0 4 5 4 8 4 15 0 15 3 15 4 0 2 0 4-2 7l-37 146c-1 4-1 6-1 10 0 19 17 29 31 29 7 0 17-4 24-17 6-11 11-29 11-30 0-4-4-4-5-4-5 0-5 3-6 8-5 14-9 33-23 33-7 0-10-7-10-14 0-4 1-10 2-12z"><text:p/></draw:path><draw:path draw:style-name="gr486" draw:text-style-name="P18" svg:width="0.035in" svg:height="0.0783in" svg:x="0.3654in" svg:y="0.0102in" svg:viewBox="0 0 90 200" svg:d="M83 12c0-5-4-12-12-12-9 0-17 7-17 17 0 5 4 11 12 11s17-9 17-16zM22 162c-2 5-3 7-3 13 0 13 12 25 28 25 31 0 43-42 43-45 0-4-4-4-5-4-3 0-3 1-6 5-6 24-19 35-31 35-6 0-7-4-7-10 0-7 2-12 5-19 3-9 6-16 9-24 3-6 15-35 15-37 1-3 2-8 2-10 0-14-12-25-29-25-30 0-43 41-43 45s4 4 5 4c5 0 5-2 6-5 7-26 20-36 31-36 5 0 8 3 8 10s-2 12-9 30z"><text:p/></draw:path><draw:path draw:style-name="gr487" draw:text-style-name="P18" svg:width="0.0472in" svg:height="0.0823in" svg:x="0.4146in" svg:y="0.0067in" svg:viewBox="0 0 121 210" svg:d="M59 8c1 0 1-3 1-4 0-2-1-4-5-4-6 0-30 2-38 2-1 0-6 2-6 8 0 4 5 4 7 4 14 0 14 3 14 4 0 2-2 14-4 22l-6 26c-4 11-20 75-20 79-2 7-2 12-2 16 0 30 19 49 44 49 36 0 77-42 77-85 0-35-25-51-45-51-16 0-29 10-38 17zM44 200c-14 0-22-12-22-30 0-11 2-21 9-55 3-5 3-6 9-12 10-13 25-19 34-19 12 0 23 8 23 29 0 10-7 42-15 58-8 15-22 29-38 29z"><text:p/></draw:path><draw:path draw:style-name="gr488" draw:text-style-name="P18" svg:width="0.0303in" svg:height="0.1161in" svg:x="0.4736in" svg:y="0in" svg:viewBox="0 0 78 296" svg:d="M6 0c-2 0-6 0-6 4 0 1 1 2 2 3 27 24 54 64 54 140 0 63-19 109-50 138-6 6-6 6-6 7 0 2 1 4 4 4s32-19 51-58c15-23 23-56 23-91 0-40-13-106-72-147z"><text:p/></draw:path><draw:path draw:style-name="gr489" draw:text-style-name="P18" svg:width="0.0421in" svg:height="0.0772in" svg:x="0.1094in" svg:y="0.1406in" svg:viewBox="0 0 108 197" svg:d="M67 8c0-8 0-8-8-8-19 18-47 19-59 19v11c7 0 26 0 43-8v151c0 9 0 13-30 13h-11v11c5 0 42-2 53-2 10 0 47 2 53 2v-11h-11c-30 0-30-4-30-13z"><text:p/></draw:path><draw:path draw:style-name="gr490" draw:text-style-name="P18" svg:width="0.1102in" svg:height="0.0386in" svg:x="0.5807in" svg:y="0.1126in" svg:viewBox="0 0 281 99" svg:d="M266 17c8 0 15 0 15-9 0-8-7-8-13-8h-254c-7 0-14 0-14 8 0 9 7 9 14 9zM268 99c6 0 13 0 13-8s-7-8-15-8h-252c-7 0-14 0-14 8s7 8 14 8z"><text:p/></draw:path><draw:path draw:style-name="gr491" draw:text-style-name="P18" svg:width="0.1181in" svg:height="0.1169in" svg:x="0.7559in" svg:y="0.0598in" svg:viewBox="0 0 301 298" svg:d="M242 48c21-32 39-34 54-35 5-1 5-7 5-8 0-3-1-5-5-5-10 0-24 1-34 1-15 0-29-1-42-1-3 0-9 0-9 7 0 5 4 6 7 6 11 1 20 5 20 13s-6 17-6 17l-130 206-29-223c0-8 10-13 29-13 6 0 11 0 11-8 0-4-4-5-6-5-18 0-36 1-53 1-8 0-16 0-23 0-8 0-15-1-24-1-2 0-7 0-7 7 0 6 4 6 11 6 24 0 24 4 25 15l34 261c1 7 2 9 8 9s8-2 11-7z"><text:p/></draw:path><draw:path draw:style-name="gr492" draw:text-style-name="P18" svg:width="0.0421in" svg:height="0.0772in" svg:x="0.8563in" svg:y="0.1213in" svg:viewBox="0 0 108 197" svg:d="M67 8c0-8-1-8-8-8-19 18-47 19-59 19v11c7 0 26 0 43-8v151c0 9 0 13-30 13h-11v11c5 0 42-2 53-2 10 0 47 2 53 2v-11h-11c-30 0-30-4-30-13z"><text:p/></draw:path><draw:path draw:style-name="gr493" draw:text-style-name="P18" svg:width="0.1102in" svg:height="0.1106in" svg:x="0.9642in" svg:y="0.0768in" svg:viewBox="0 0 281 282" svg:d="M150 150h118c6 0 13 0 13-9s-7-9-13-9h-118v-118c0-7 0-14-8-14-10 0-10 7-10 14v118h-118c-7 0-14 0-14 9s7 9 14 9h118v117c0 6 0 15 10 15 8 0 8-9 8-15z"><text:p/></draw:path><draw:path draw:style-name="gr494" draw:text-style-name="P18" svg:width="0.1185in" svg:height="0.1134in" svg:x="1.128in" svg:y="0.0598in" svg:viewBox="0 0 302 289" svg:d="M50 256c-4 16-4 20-38 20-8 0-12 0-12 8 0 5 4 5 12 5h150c67 0 118-51 118-91 0-31-26-55-66-60 43-9 88-40 88-79 0-33-27-59-79-59h-141c-9 0-12 0-12 8 0 5 3 5 10 5 2 0 9 0 17 1 7 0 11 2 11 8 0 0 0 2-1 7zM114 134l26-105c4-15 5-16 23-16h55c36 0 46 25 46 43 0 37-36 78-89 78zM95 276c-6 0-6 0-10 0-3 0-6-2-6-4s0-4 4-11l29-118h79c41 0 49 32 49 50 0 42-37 83-88 83z"><text:p/></draw:path><draw:path draw:style-name="gr495" draw:text-style-name="P18" svg:width="0.0768in" svg:height="0.1134in" svg:x="1.261in" svg:y="0.0598in" svg:viewBox="0 0 196 289" svg:d="M144 32c4-15 5-19 38-19 11 0 14 0 14-8 0-5-4-5-6-5-12 0-44 1-56 1-13 0-44-1-56-1-4 0-8 0-8 8 0 5 3 5 10 5 18 0 30 0 30 9 0 1 0 2-1 6l-57 228c-4 16-5 20-39 20-9 0-13 0-13 8 0 5 5 5 7 5 11 0 43-1 54-1 13 0 45 1 58 1 3 0 8 0 8-7 0-6-3-6-13-6-7 0-10 0-18 0-8-2-11-4-11-9 0-3 1-6 3-9z"><text:p/></draw:path><draw:path draw:style-name="gr496" draw:text-style-name="P18" svg:width="0.0421in" svg:height="0.0772in" svg:x="1.3409in" svg:y="0.1213in" svg:viewBox="0 0 108 197" svg:d="M67 8c0-8-1-8-8-8-19 18-47 19-59 19v11c7 0 26 0 43-8v151c0 9 0 13-30 13h-11v11c5 0 42-2 53-2 10 0 47 2 53 2v-11h-11c-30 0-30-4-30-13z"><text:p/></draw:path></draw:g></text:p>
      <text:p text:style-name="P13"><draw:g text:anchor-type="as-char" svg:y="-0.1736in" draw:z-index="28" draw:style-name="gr1"><svg:title>TexMaths</svg:title><svg:desc>12§display§I_1^{(calib)} = C V_1 + D I_1§svg§600§FALSE§</svg:desc><draw:polygon draw:style-name="gr568" draw:text-style-name="P17" svg:width="1.4846in" svg:height="0.2177in" svg:x="0in" svg:y="0in" svg:viewBox="0 0 3772 554" draw:points="1886,554 0,554 0,0 3772,0 3772,554"><text:p/></draw:polygon><draw:path draw:style-name="gr569" draw:text-style-name="P18" svg:width="0.0768in" svg:height="0.1134in" svg:x="0.0055in" svg:y="0.0598in" svg:viewBox="0 0 196 289" svg:d="M144 32c4-15 5-19 38-19 11 0 14 0 14-8 0-5-4-5-6-5-12 0-44 1-56 1-13 0-44-1-56-1-4 0-8 0-8 8 0 5 3 5 10 5 18 0 30 0 30 9 0 1 0 2-1 6l-57 228c-4 16-5 20-39 20-9 0-13 0-13 8 0 5 5 5 7 5 11 0 43-1 54-1 13 0 45 1 58 1 3 0 8 0 8-7 0-6-3-6-13-6-7 0-10 0-18 0-8-2-11-4-11-9 0-3 1-6 3-9z"><text:p/></draw:path><draw:path draw:style-name="gr570" draw:text-style-name="P18" svg:width="0.0303in" svg:height="0.1161in" svg:x="0.0992in" svg:y="0in" svg:viewBox="0 0 78 296" svg:d="M72 0c-56 40-72 103-72 147 0 42 12 107 72 149 2 0 6 0 6-4 0-1-1-2-4-4-39-35-54-87-54-141 0-79 30-118 56-140 1-1 2-2 2-3 0-4-4-4-6-4z"><text:p/></draw:path><draw:path draw:style-name="gr571" draw:text-style-name="P18" svg:width="0.05in" svg:height="0.0524in" svg:x="0.1449in" svg:y="0.0358in" svg:viewBox="0 0 128 134" svg:d="M113 17c-12 2-16 9-16 17s6 12 11 12c7 0 17-5 17-20 0-20-23-26-39-26-45 0-86 41-86 83 0 25 18 51 55 51 51 0 73-30 73-33s-2-6-4-6-3 1-5 3c-23 28-58 28-64 28-20 0-30-15-30-33 0-9 4-41 19-62 11-14 27-23 42-23 4 0 18 0 27 9z"><text:p/></draw:path><draw:path draw:style-name="gr572" draw:text-style-name="P18" svg:width="0.0591in" svg:height="0.0524in" svg:x="0.2047in" svg:y="0.0358in" svg:viewBox="0 0 151 134" svg:d="M108 17c-7-10-17-17-31-17-39 0-77 42-77 84 0 29 19 50 46 50 14 0 28-9 42-21 6 19 22 21 30 21 10 0 18-7 24-17s9-27 9-28c0-5-3-5-5-5-3 0-4 2-6 9-3 15-9 33-22 33-8 0-10-7-10-15 0-4 4-16 5-24 2-8 5-20 7-27l6-22c1-7 5-21 5-22 0-8-5-10-10-10s-12 4-13 11zM89 93c-3 10-10 15-16 21-3 2-14 12-27 12-11 0-22-9-22-29 0-16 8-49 16-61 13-24 28-28 37-28 21 0 26 23 26 27 0 1 0 2-1 3z"><text:p/></draw:path><draw:path draw:style-name="gr573" draw:text-style-name="P18" svg:width="0.026in" svg:height="0.0823in" svg:x="0.2768in" svg:y="0.0067in" svg:viewBox="0 0 67 210" svg:d="M66 8c0 0 1-3 1-4 0-2-1-4-5-4-6 0-31 2-38 2-2 0-7 2-7 8 0 4 5 4 8 4 15 0 15 3 15 4 0 2 0 4-2 7l-37 146c-1 4-1 6-1 10 0 19 17 29 31 29 7 0 17-4 24-17 6-11 11-29 11-30 0-4-4-4-5-4-5 0-5 3-6 8-5 14-9 33-23 33-7 0-10-7-10-14 0-4 1-10 2-12z"><text:p/></draw:path><draw:path draw:style-name="gr574" draw:text-style-name="P18" svg:width="0.035in" svg:height="0.0783in" svg:x="0.3173in" svg:y="0.0102in" svg:viewBox="0 0 90 200" svg:d="M83 12c0-5-4-12-12-12-9 0-17 7-17 17 0 5 4 11 12 11s17-9 17-16zM22 162c-2 5-3 7-3 13 0 13 12 25 28 25 31 0 43-42 43-45 0-4-4-4-5-4-3 0-3 1-6 5-6 24-19 35-31 35-6 0-7-4-7-10 0-7 2-12 5-19 3-9 6-16 9-24 3-6 13-35 15-37 1-3 2-8 2-10 0-14-12-25-29-25-30 0-43 41-43 45s4 4 5 4c5 0 5-2 6-5 7-26 20-36 31-36 5 0 8 3 8 10s-2 12-9 30z"><text:p/></draw:path><draw:path draw:style-name="gr575" draw:text-style-name="P18" svg:width="0.0472in" svg:height="0.0823in" svg:x="0.3665in" svg:y="0.0067in" svg:viewBox="0 0 121 210" svg:d="M59 8c1 0 1-3 1-4 0-2-1-4-5-4-6 0-30 2-38 2-3 0-6 2-6 8 0 4 3 4 7 4 14 0 14 3 14 4 0 2-2 14-4 22l-6 26c-4 11-20 75-20 79-2 7-2 12-2 16 0 30 19 49 44 49 36 0 77-42 77-85 0-35-25-51-45-51-16 0-29 10-38 17zM44 200c-14 0-22-12-22-30 0-11 2-21 9-55 3-5 3-6 9-12 10-13 25-19 34-19 12 0 23 8 23 29 0 10-7 42-15 58-8 15-22 29-38 29z"><text:p/></draw:path><draw:path draw:style-name="gr576" draw:text-style-name="P18" svg:width="0.0303in" svg:height="0.1161in" svg:x="0.4256in" svg:y="0in" svg:viewBox="0 0 78 296" svg:d="M6 0c-2 0-6 0-6 4 0 1 1 2 2 3 27 24 54 64 54 140 0 63-19 109-50 138-6 6-6 6-6 7 0 2 1 4 4 4s32-19 51-58c15-23 23-56 23-91 0-40-13-106-72-147z"><text:p/></draw:path><draw:path draw:style-name="gr577" draw:text-style-name="P18" svg:width="0.0421in" svg:height="0.0772in" svg:x="0.0858in" svg:y="0.1406in" svg:viewBox="0 0 108 197" svg:d="M67 8c0-8-1-8-8-8-19 18-47 19-59 19v11c7 0 26 0 43-8v151c0 9 0 13-30 13h-11v11c5 0 42-2 53-2 10 0 47 2 53 2v-11h-11c-30 0-30-4-30-13z"><text:p/></draw:path><draw:path draw:style-name="gr578" draw:text-style-name="P18" svg:width="0.1102in" svg:height="0.0386in" svg:x="0.5327in" svg:y="0.1126in" svg:viewBox="0 0 281 99" svg:d="M266 17c8 0 15 0 15-9 0-8-7-8-13-8h-254c-7 0-14 0-14 8 0 9 7 9 14 9zM268 99c6 0 13 0 13-8s-7-8-15-8h-252c-7 0-14 0-14 8s7 8 14 8z"><text:p/></draw:path><draw:path draw:style-name="gr579" draw:text-style-name="P18" svg:width="0.1177in" svg:height="0.1205in" svg:x="0.7071in" svg:y="0.0563in" svg:viewBox="0 0 300 307" svg:d="M300 4c0-2 0-4-5-4 0 0-1 0-6 5l-29 32c-3-6-24-37-70-37-95 0-190 93-190 192 0 69 50 115 114 115 37 0 70-16 92-36 40-35 46-73 46-74 0-4-4-4-5-4-2 0-5 0-5 4-4 13-14 41-43 67-29 22-56 31-78 31-37 0-83-23-83-89 0-24 9-92 51-141 26-30 67-52 104-52 43 0 69 33 69 82 0 16-2 18-2 21 0 5 4 5 6 5 5 0 5-1 8-8z"><text:p/></draw:path><draw:path draw:style-name="gr580" draw:text-style-name="P18" svg:width="0.1181in" svg:height="0.1169in" svg:x="0.8386in" svg:y="0.0598in" svg:viewBox="0 0 301 298" svg:d="M242 48c21-32 39-34 54-35 5-1 5-7 5-8 0-3-1-5-5-5-10 0-24 1-34 1-15 0-29-1-42-1-3 0-9 0-9 7 0 5 4 6 7 6 11 1 20 5 20 13s-6 17-6 17l-130 206-29-223c0-8 10-13 29-13 6 0 11 0 11-8 0-4-4-5-6-5-18 0-36 1-53 1-8 0-16 0-23 0-8 0-15-1-24-1-2 0-7 0-7 7 0 6 4 6 11 6 24 0 24 4 25 15l34 261c1 7 2 9 8 9s8-2 11-7z"><text:p/></draw:path><draw:path draw:style-name="gr581" draw:text-style-name="P18" svg:width="0.0421in" svg:height="0.0772in" svg:x="0.9386in" svg:y="0.1213in" svg:viewBox="0 0 108 197" svg:d="M67 8c0-8 0-8-8-8-19 18-47 19-59 19v11c7 0 26 0 43-8v151c0 9 0 13-30 13h-11v11c5 0 42-2 53-2 10 0 47 2 53 2v-11h-11c-30 0-30-4-30-13z"><text:p/></draw:path><draw:path draw:style-name="gr582" draw:text-style-name="P18" svg:width="0.1102in" svg:height="0.1106in" svg:x="1.0469in" svg:y="0.0768in" svg:viewBox="0 0 281 282" svg:d="M150 150h118c6 0 13 0 13-9s-7-9-13-9h-118v-118c0-7 0-14-8-14-10 0-10 7-10 14v118h-118c-7 0-14 0-14 9s7 9 14 9h118v117c0 6 0 15 10 15 8 0 8-9 8-15z"><text:p/></draw:path><draw:path draw:style-name="gr583" draw:text-style-name="P18" svg:width="0.1272in" svg:height="0.1134in" svg:x="1.2102in" svg:y="0.0598in" svg:viewBox="0 0 324 289" svg:d="M50 256c-4 16-4 20-38 20-7 0-12 0-12 8 0 5 4 5 12 5h139c89 0 173-89 173-181 0-61-37-108-101-108h-141c-8 0-12 0-12 7 0 6 3 6 12 6 4 0 12 0 18 1 7 0 8 3 8 8 0 0 0 2-1 7zM142 29c4-15 4-16 22-16h46c42 0 76 23 76 78 0 22-9 90-44 138-13 14-46 47-98 47h-48c-6 0-7 0-8 0-5 0-6-2-6-4s0-4 2-11z"><text:p/></draw:path><draw:path draw:style-name="gr584" draw:text-style-name="P18" svg:width="0.0768in" svg:height="0.1134in" svg:x="1.3516in" svg:y="0.0598in" svg:viewBox="0 0 196 289" svg:d="M144 32c4-15 5-19 38-19 11 0 14 0 14-8 0-5-4-5-6-5-12 0-44 1-56 1-13 0-44-1-56-1-4 0-8 0-8 8 0 5 3 5 10 5 18 0 30 0 30 9 0 1 0 2-1 6l-57 228c-4 16-5 20-39 20-9 0-13 0-13 8 0 5 5 5 7 5 11 0 43-1 54-1 13 0 45 1 58 1 3 0 8 0 8-7 0-6-3-6-13-6-7 0-10 0-18 0-8-2-11-4-11-9 0-3 1-6 3-9z"><text:p/></draw:path><draw:path draw:style-name="gr585" draw:text-style-name="P18" svg:width="0.0421in" svg:height="0.0772in" svg:x="1.4311in" svg:y="0.1213in" svg:viewBox="0 0 108 197" svg:d="M67 8c0-8-1-8-8-8-19 18-47 19-59 19v11c7 0 26 0 43-8v151c0 9 0 13-30 13h-11v11c5 0 42-2 53-2 10 0 47 2 53 2v-11h-11c-30 0-30-4-30-13z"><text:p/></draw:path></draw:g></text:p>
      <text:p text:style-name="P13"/>
      <text:p text:style-name="P13">and the following two parameters are captured:</text:p>
      <text:p text:style-name="P13"/>
      <text:p text:style-name="P13"><draw:g text:anchor-type="as-char" svg:y="-0.2874in" draw:z-index="29" draw:style-name="gr1"><svg:title>TexMaths</svg:title><svg:desc>12§display§Z_2 = \frac{V_1^{(calib)}}{I_2 - S_2 &lt;\mbox{\# averages}&gt;}§svg§600§FALSE§</svg:desc><draw:polygon draw:style-name="gr586" draw:text-style-name="P17" svg:width="2.1512in" svg:height="0.4319in" svg:x="0in" svg:y="0in" svg:viewBox="0 0 5465 1098" draw:points="2733,1098 0,1098 0,0 5465,0 5465,1098"><text:p/></draw:polygon><draw:path draw:style-name="gr587" draw:text-style-name="P18" svg:width="0.1102in" svg:height="0.1134in" svg:x="0.0094in" svg:y="0.1724in" svg:viewBox="0 0 281 289" svg:d="M281 11c0-3 0-4 0-7 0-4-1-4-10-4h-179c-9 0-10 0-13 8l-24 76c0 2 0 5 0 6s0 5 5 5c4 0 5-3 5-4 17-50 38-78 104-78h69l-236 264c0 1-2 7-2 9 0 3 2 3 11 3h183c10 0 11 0 14-8l30-94c0-2 2-5 2-7 0-1-2-5-6-5s-5 3-7 11c-18 58-39 89-111 89h-73z"><text:p/></draw:path><draw:path draw:style-name="gr588" draw:text-style-name="P18" svg:width="0.0516in" svg:height="0.0772in" svg:x="0.1205in" svg:y="0.2335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589" draw:text-style-name="P18" svg:width="0.1102in" svg:height="0.039in" svg:x="0.2433in" svg:y="0.2252in" svg:viewBox="0 0 281 100" svg:d="M266 17c8 0 15 0 15-9 0-8-7-8-13-8h-254c-7 0-14 0-14 8 0 9 7 9 14 9zM268 100c6 0 13 0 13-9 0-8-7-8-15-8h-252c-7 0-14 0-14 8 0 9 7 9 14 9z"><text:p/></draw:path><draw:path draw:style-name="gr590" draw:text-style-name="P18" svg:width="0.1181in" svg:height="0.1173in" svg:x="1.037in" svg:y="0.0602in" svg:viewBox="0 0 301 299" svg:d="M242 48c21-32 39-34 54-35 5-1 5-7 5-8 0-3-1-5-5-5-10 0-24 1-34 1-15 0-29-1-42-1-3 0-9 0-9 7 0 5 4 6 7 6 11 1 20 5 20 13s-6 17-6 17l-130 207-29-224c0-8 10-13 29-13 6 0 11 0 11-8 0-4-4-5-6-5-18 0-36 1-53 1-8 0-16 0-23 0-8 0-15-1-24-1-2 0-7 0-7 7 0 6 4 6 11 6 24 0 24 4 25 15l34 261c1 7 2 10 8 10s8-3 11-9z"><text:p/></draw:path><draw:path draw:style-name="gr591" draw:text-style-name="P18" svg:width="0.0303in" svg:height="0.1157in" svg:x="1.1748in" svg:y="0in" svg:viewBox="0 0 78 295" svg:d="M72 0c-56 40-72 103-72 148 0 42 12 106 72 147 2 0 6 0 6-2 0-3-1-3-4-5-39-36-54-86-54-140 0-80 30-119 56-141 1-1 2-2 2-3 0-4-4-4-6-4z"><text:p/></draw:path><draw:path draw:style-name="gr592" draw:text-style-name="P18" svg:width="0.05in" svg:height="0.0524in" svg:x="1.2205in" svg:y="0.0362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ath draw:style-name="gr593" draw:text-style-name="P18" svg:width="0.0591in" svg:height="0.0524in" svg:x="1.2795in" svg:y="0.0362in" svg:viewBox="0 0 151 134" svg:d="M108 17c-7-10-17-17-31-17-39 0-77 42-77 84 0 29 19 50 46 50 14 0 28-9 42-21 6 19 21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594" draw:text-style-name="P18" svg:width="0.026in" svg:height="0.0819in" svg:x="1.3516in" svg:y="0.0071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595" draw:text-style-name="P18" svg:width="0.035in" svg:height="0.078in" svg:x="1.3929in" svg:y="0.0102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596" draw:text-style-name="P18" svg:width="0.0472in" svg:height="0.0819in" svg:x="1.4421in" svg:y="0.0071in" svg:viewBox="0 0 121 209" svg:d="M59 8c1 0 1-3 1-4 0-2-1-4-5-4-6 0-30 2-38 2-1 0-6 2-6 8 0 4 5 4 7 4 14 0 14 3 14 4 0 2-2 14-4 22l-6 26c-4 11-20 76-20 79-2 7-2 11-2 16 0 29 19 48 44 48 36 0 77-41 77-84 0-35-25-51-45-51-16 0-29 10-38 17zM44 200c-14 0-22-12-22-30 0-10 2-21 9-55 3-5 3-6 9-12 10-13 25-19 34-19 12 0 23 8 23 29 0 11-7 42-15 59-8 14-22 28-38 28z"><text:p/></draw:path><draw:path draw:style-name="gr597" draw:text-style-name="P18" svg:width="0.0303in" svg:height="0.1157in" svg:x="1.5008in" svg:y="0in" svg:viewBox="0 0 78 295" svg:d="M6 0c-2 0-6 0-6 4 0 1 1 2 2 3 27 24 54 64 54 141 0 61-19 109-50 138-6 4-6 4-6 7 0 1 1 2 4 2s32-19 51-56c15-24 23-57 23-91 0-41-13-107-72-148z"><text:p/></draw:path><draw:path draw:style-name="gr598" draw:text-style-name="P18" svg:width="0.0421in" svg:height="0.0772in" svg:x="1.137in" svg:y="0.1406in" svg:viewBox="0 0 108 197" svg:d="M67 8c0-8-1-8-8-8-19 18-47 19-59 19v11c7 0 26 0 43-8v151c0 9 0 13-30 13h-11v11c5 0 42-1 53-1 10 0 47 1 53 1v-11h-11c-30 0-30-4-30-13z"><text:p/></draw:path><draw:polygon draw:style-name="gr599" draw:text-style-name="P18" svg:width="1.7224in" svg:height="0.0067in" svg:x="0.4287in" svg:y="0.2402in" svg:viewBox="0 0 4376 18" draw:points="2187,18 0,18 0,0 4376,0 4376,18"><text:p/></draw:polygon><draw:path draw:style-name="gr600" draw:text-style-name="P18" svg:width="0.0768in" svg:height="0.1134in" svg:x="0.4346in" svg:y="0.2858in" svg:viewBox="0 0 196 289" svg:d="M144 32c4-15 5-19 38-19 11 0 14 0 14-8 0-5-4-5-6-5-12 0-44 1-56 1-13 0-44-1-56-1-4 0-8 0-8 8 0 5 3 5 10 5 18 0 30 0 30 9 0 1 0 2-1 6l-57 229c-4 14-5 19-39 19-9 0-13 0-13 8 0 5 5 5 7 5 11 0 43-1 54-1 13 0 45 1 58 1 3 0 8 0 8-8 0-5-3-5-13-5-7 0-10 0-18 0-8-1-11-4-11-8s1-6 3-10z"><text:p/></draw:path><draw:path draw:style-name="gr601" draw:text-style-name="P18" svg:width="0.0516in" svg:height="0.0772in" svg:x="0.5091in" svg:y="0.346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602" draw:text-style-name="P18" svg:width="0.1012in" svg:height="0.0067in" svg:x="0.6272in" svg:y="0.3547in" svg:viewBox="0 0 258 18" svg:d="M244 18c7 0 14 0 14-10 0-8-7-8-14-8h-230c-7 0-14 0-14 8 0 10 7 10 14 10z"><text:p/></draw:path><draw:path draw:style-name="gr603" draw:text-style-name="P18" svg:width="0.0988in" svg:height="0.1205in" svg:x="0.7878in" svg:y="0.2823in" svg:viewBox="0 0 252 307" svg:d="M252 4c0-2-1-4-5-4-3 0-3 0-8 7l-21 24c-10-20-33-31-61-31-54 0-103 49-103 100 0 34 22 54 43 61l46 11c15 3 38 10 38 45 0 37-35 78-75 78-27 0-75-9-75-62 0-10 3-21 3-23 1-1 1-2 1-2 0-5-4-5-5-5-2 0-4 0-5 1s-25 98-25 100 2 3 5 3c2 0 2 0 7-6l20-24c18 24 47 30 72 30 58 0 108-55 108-108 0-29-14-43-21-49-10-11-16-12-54-22-9-2-24-7-28-7-11-3-25-17-25-39 0-34 34-70 73-70 36 0 61 18 61 66 0 13-1 20-1 23 0 1 0 5 5 5 4 0 5-3 6-9z"><text:p/></draw:path><draw:path draw:style-name="gr604" draw:text-style-name="P18" svg:width="0.0516in" svg:height="0.0772in" svg:x="0.8886in" svg:y="0.346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605" draw:text-style-name="P18" svg:width="0.1012in" svg:height="0.0965in" svg:x="1.0157in" svg:y="0.3102in" svg:viewBox="0 0 258 246" svg:d="M251 18c5-2 7-5 7-10 0-4-4-8-7-8s-4 0-9 2l-235 111c-3 2-7 5-7 9 0 5 4 8 7 10l235 110c5 4 6 4 9 4s7-4 7-8c0-5-2-8-7-10l-222-106z"><text:p/></draw:path><draw:path draw:style-name="gr606" draw:text-style-name="P18" svg:width="0.1197in" svg:height="0.1472in" svg:x="1.1862in" svg:y="0.2843in" svg:viewBox="0 0 305 375" svg:d="M196 238h94c6 0 15 0 15-10 0-8-9-8-15-8h-90l18-64h72c6 0 15 0 15-10 0-8-9-8-15-8h-67l34-121c0-1 0-6 0-9 0-4-4-8-7-8-8 0-9 6-10 11l-35 127h-79l34-121c0-1 1-6 1-9 0-4-5-8-9-8-6 0-8 6-9 11l-35 127h-94c-7 0-14 0-14 8 0 10 7 10 14 10h89l-17 64h-72c-7 0-14 0-14 8 0 10 7 10 14 10h68l-33 121c-1 1-2 7-2 8 0 5 3 8 8 8 7 0 9-6 10-9l33-128h81l-33 121c-1 1-2 7-2 8 0 5 4 8 8 8 8 0 9-6 9-9zM103 220l18-64h79l-16 64z"><text:p/></draw:path><draw:path draw:style-name="gr607" draw:text-style-name="P18" svg:width="0.0748in" svg:height="0.076in" svg:x="1.378in" svg:y="0.3252in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608" draw:text-style-name="P18" svg:width="0.0815in" svg:height="0.0732in" svg:x="1.452in" svg:y="0.328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609" draw:text-style-name="P18" svg:width="0.0642in" svg:height="0.076in" svg:x="1.5366in" svg:y="0.3252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610" draw:text-style-name="P18" svg:width="0.0559in" svg:height="0.0732in" svg:x="1.6102in" svg:y="0.3256in" svg:viewBox="0 0 143 187" svg:d="M59 47v-47l-59 5v13c30 0 34 4 34 23v115c0 18-5 18-34 18v13c17 0 36-1 48-1 17 0 37 0 55 1v-13h-9c-32 0-33-4-33-19v-66c0-42 18-79 51-79 2 0 3 0 4 0-2 1-9 6-9 16 0 12 8 18 18 18 7 0 18-4 18-18s-13-26-31-26c-32 0-47 29-53 47z"><text:p/></draw:path><draw:path draw:style-name="gr611" draw:text-style-name="P18" svg:width="0.0748in" svg:height="0.076in" svg:x="1.678in" svg:y="0.3252in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612" draw:text-style-name="P18" svg:width="0.076in" svg:height="0.1098in" svg:x="1.7587in" svg:y="0.3244in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613" draw:text-style-name="P18" svg:width="0.0642in" svg:height="0.076in" svg:x="1.8413in" svg:y="0.3252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614" draw:text-style-name="P18" svg:width="0.0543in" svg:height="0.076in" svg:x="1.9165in" svg:y="0.3252in" svg:viewBox="0 0 139 194" svg:d="M74 108c10 1 44 8 44 38 0 22-15 39-48 39-35 0-51-24-58-60-1-5-2-7-6-7-6 0-6 3-6 10v57c0 7 0 9 5 9 2 0 2 0 11-8 1-1 1-1 8-10 18 18 37 18 46 18 49 0 69-28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615" draw:text-style-name="P18" svg:width="0.1012in" svg:height="0.0965in" svg:x="2.0358in" svg:y="0.3102in" svg:viewBox="0 0 258 246" svg:d="M251 132c5-2 7-5 7-10 0-4-2-7-7-9l-234-111c-6-2-7-2-9-2-4 0-8 4-8 8s2 6 7 10l223 104-223 106c-5 2-7 5-7 10 0 4 4 8 8 8 2 0 3 0 9-4z"><text:p/></draw:path></draw:g></text:p>
      <text:p text:style-name="P13"/>
      <text:p text:style-name="P13"><draw:g text:anchor-type="as-char" svg:y="-0.2874in" draw:z-index="30" draw:style-name="gr1"><svg:title>TexMaths</svg:title><svg:desc>12§display§G_2 = \frac{I_1^{(calib)}}{I_2-S_2&lt;\mbox{\# averages}&gt;}§svg§600§FALSE§</svg:desc><draw:polygon draw:style-name="gr616" draw:text-style-name="P17" svg:width="2.1685in" svg:height="0.4319in" svg:x="0in" svg:y="0in" svg:viewBox="0 0 5509 1098" draw:points="2755,1098 0,1098 0,0 5509,0 5509,1098"><text:p/></draw:polygon><draw:path draw:style-name="gr617" draw:text-style-name="P18" svg:width="0.1177in" svg:height="0.1205in" svg:x="0.0087in" svg:y="0.1689in" svg:viewBox="0 0 300 307" svg:d="M300 4c0-2 0-4-5-4 0 0-1 0-6 5l-29 32c-3-6-24-37-70-37-95 0-190 94-190 192 0 67 47 115 115 115 19 0 39-3 53-9 22-9 30-17 37-27 4 11 15 27 19 27 3 0 4-2 4-3 0 0 5-15 6-24l8-33c2-8 5-15 5-22 5-19 6-20 30-20 3 0 7 0 7-9 0-2-2-5-6-5-9 0-34 3-44 3-13 0-46-3-59-3-5 0-9 0-9 9 0 5 3 5 13 5 0 0 12 0 21 1 12 1 14 2 14 7s-5 24-9 38c-12 48-67 53-81 53-41 0-86-24-86-90 0-12 5-83 50-137 22-28 63-55 105-55 43 0 69 33 69 82 0 17-2 18-2 21 0 5 4 5 6 5 5 0 5-1 8-8z"><text:p/></draw:path><draw:path draw:style-name="gr618" draw:text-style-name="P18" svg:width="0.0516in" svg:height="0.0772in" svg:x="0.1378in" svg:y="0.2335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619" draw:text-style-name="P18" svg:width="0.1102in" svg:height="0.039in" svg:x="0.2602in" svg:y="0.2252in" svg:viewBox="0 0 281 100" svg:d="M266 17c8 0 15 0 15-9 0-8-7-8-13-8h-254c-7 0-14 0-14 8 0 9 7 9 14 9zM268 100c6 0 13 0 13-9 0-8-7-8-15-8h-252c-7 0-14 0-14 8 0 9 7 9 14 9z"><text:p/></draw:path><draw:path draw:style-name="gr620" draw:text-style-name="P18" svg:width="0.0768in" svg:height="0.1134in" svg:x="1.074in" svg:y="0.0602in" svg:viewBox="0 0 196 289" svg:d="M144 32c4-15 5-19 38-19 11 0 14 0 14-8 0-5-4-5-6-5-12 0-44 1-56 1-13 0-44-1-56-1-4 0-8 0-8 8 0 5 3 5 10 5 18 0 30 0 30 9 0 1 0 2-1 6l-57 229c-4 14-5 19-39 19-9 0-13 0-13 8 0 5 5 5 7 5 11 0 43-1 54-1 13 0 45 1 58 1 3 0 8 0 8-8 0-5-3-5-13-5-7 0-10 0-18 0-8-1-11-4-11-8s1-6 3-10z"><text:p/></draw:path><draw:path draw:style-name="gr621" draw:text-style-name="P18" svg:width="0.0303in" svg:height="0.1157in" svg:x="1.1681in" svg:y="0in" svg:viewBox="0 0 78 295" svg:d="M72 0c-56 40-72 103-72 148 0 42 12 106 72 147 2 0 6 0 6-2 0-3-1-3-4-5-39-36-54-86-54-140 0-80 30-119 56-141 1-1 2-2 2-3 0-4-4-4-6-4z"><text:p/></draw:path><draw:path draw:style-name="gr622" draw:text-style-name="P18" svg:width="0.05in" svg:height="0.0524in" svg:x="1.2138in" svg:y="0.0362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ath draw:style-name="gr623" draw:text-style-name="P18" svg:width="0.0591in" svg:height="0.0524in" svg:x="1.2728in" svg:y="0.0362in" svg:viewBox="0 0 151 134" svg:d="M108 17c-7-10-17-17-31-17-39 0-77 42-77 84 0 29 19 50 46 50 14 0 28-9 42-21 6 19 22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624" draw:text-style-name="P18" svg:width="0.026in" svg:height="0.0819in" svg:x="1.3453in" svg:y="0.0071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625" draw:text-style-name="P18" svg:width="0.035in" svg:height="0.078in" svg:x="1.3858in" svg:y="0.0102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626" draw:text-style-name="P18" svg:width="0.0472in" svg:height="0.0819in" svg:x="1.435in" svg:y="0.0071in" svg:viewBox="0 0 121 209" svg:d="M59 8c1 0 1-3 1-4 0-2-1-4-5-4-6 0-30 2-38 2-1 0-6 2-6 8 0 4 5 4 7 4 14 0 14 3 14 4 0 2-2 14-4 22l-6 26c-4 11-20 76-20 79-2 7-2 11-2 16 0 29 19 48 44 48 36 0 77-41 77-84 0-35-25-51-45-51-16 0-29 10-38 17zM44 200c-14 0-22-12-22-30 0-10 2-21 9-55 3-5 3-6 9-12 10-13 25-19 34-19 12 0 23 8 23 29 0 11-7 42-15 59-8 14-22 28-38 28z"><text:p/></draw:path><draw:path draw:style-name="gr627" draw:text-style-name="P18" svg:width="0.0303in" svg:height="0.1157in" svg:x="1.4941in" svg:y="0in" svg:viewBox="0 0 78 295" svg:d="M6 0c-2 0-6 0-6 4 0 1 1 2 2 3 27 24 54 64 54 141 0 61-19 109-50 138-6 4-6 4-6 7 0 1 1 2 4 2s32-19 51-56c15-24 23-57 23-91 0-41-13-107-72-148z"><text:p/></draw:path><draw:path draw:style-name="gr628" draw:text-style-name="P18" svg:width="0.0421in" svg:height="0.0772in" svg:x="1.1543in" svg:y="0.1406in" svg:viewBox="0 0 108 197" svg:d="M67 8c0-8 0-8-8-8-19 18-47 19-59 19v11c7 0 26 0 43-8v151c0 9 0 13-30 13h-11v11c5 0 42-1 53-1 10 0 47 1 53 1v-11h-11c-30 0-30-4-30-13z"><text:p/></draw:path><draw:polygon draw:style-name="gr629" draw:text-style-name="P18" svg:width="1.7224in" svg:height="0.0067in" svg:x="0.4465in" svg:y="0.2402in" svg:viewBox="0 0 4376 18" draw:points="2187,18 0,18 0,0 4376,0 4376,18"><text:p/></draw:polygon><draw:path draw:style-name="gr630" draw:text-style-name="P18" svg:width="0.0768in" svg:height="0.1134in" svg:x="0.452in" svg:y="0.2858in" svg:viewBox="0 0 196 289" svg:d="M144 32c4-15 5-19 38-19 11 0 14 0 14-8 0-5-4-5-6-5-12 0-44 1-56 1-13 0-44-1-56-1-4 0-8 0-8 8 0 5 3 5 10 5 18 0 30 0 30 9 0 1 0 2-1 6l-57 229c-4 14-5 19-39 19-9 0-13 0-13 8 0 5 5 5 7 5 11 0 43-1 54-1 13 0 45 1 58 1 3 0 8 0 8-8 0-5-3-5-13-5-7 0-10 0-18 0-8-1-11-4-11-8s1-6 3-10z"><text:p/></draw:path><draw:path draw:style-name="gr631" draw:text-style-name="P18" svg:width="0.0516in" svg:height="0.0772in" svg:x="0.5268in" svg:y="0.346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632" draw:text-style-name="P18" svg:width="0.1012in" svg:height="0.0067in" svg:x="0.6441in" svg:y="0.3547in" svg:viewBox="0 0 258 18" svg:d="M244 18c7 0 14 0 14-10 0-8-7-8-14-8h-230c-7 0-14 0-14 8 0 10 7 10 14 10z"><text:p/></draw:path><draw:path draw:style-name="gr633" draw:text-style-name="P18" svg:width="0.0988in" svg:height="0.1205in" svg:x="0.8055in" svg:y="0.2823in" svg:viewBox="0 0 252 307" svg:d="M252 4c0-2-1-4-5-4-3 0-3 0-8 7l-21 24c-10-20-33-31-61-31-54 0-103 49-103 100 0 34 22 54 43 61l46 11c15 3 38 10 38 45 0 37-35 78-75 78-27 0-75-9-75-62 0-10 3-21 3-23 1-1 1-2 1-2 0-5-4-5-5-5-2 0-4 0-5 1s-25 98-25 100 2 3 5 3c2 0 2 0 7-6l20-24c18 24 47 30 72 30 58 0 108-55 108-108 0-29-14-43-21-49-10-11-16-12-54-22-9-2-24-7-28-7-11-3-25-17-25-39 0-34 34-70 73-70 36 0 61 18 61 66 0 13-1 20-1 23 0 1 0 5 5 5 4 0 5-3 6-9z"><text:p/></draw:path><draw:path draw:style-name="gr634" draw:text-style-name="P18" svg:width="0.0516in" svg:height="0.0772in" svg:x="0.9059in" svg:y="0.346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635" draw:text-style-name="P18" svg:width="0.1012in" svg:height="0.0965in" svg:x="1.0327in" svg:y="0.3102in" svg:viewBox="0 0 258 246" svg:d="M251 18c5-2 7-5 7-10 0-4-4-8-7-8s-4 0-9 2l-235 111c-5 2-7 5-7 9 0 5 2 8 7 10l235 110c5 4 6 4 9 4s7-4 7-8c0-5-2-8-7-10l-222-106z"><text:p/></draw:path><draw:path draw:style-name="gr636" draw:text-style-name="P18" svg:width="0.1197in" svg:height="0.1472in" svg:x="1.2035in" svg:y="0.2843in" svg:viewBox="0 0 305 375" svg:d="M196 238h94c6 0 15 0 15-10 0-8-9-8-15-8h-90l18-64h72c6 0 15 0 15-10 0-8-9-8-15-8h-67l34-121c0-1 0-6 0-9 0-4-4-8-7-8-8 0-9 6-10 11l-35 127h-79l34-121c0-1 1-6 1-9 0-4-5-8-9-8-6 0-8 6-9 11l-35 127h-94c-7 0-14 0-14 8 0 10 7 10 14 10h89l-17 64h-72c-7 0-14 0-14 8 0 10 7 10 14 10h68l-33 121c-1 1-2 7-2 8 0 5 3 8 8 8 7 0 9-6 10-9l33-128h81l-33 121c-1 1-2 7-2 8 0 5 4 8 8 8 8 0 9-6 9-9zM103 220l18-64h79l-16 64z"><text:p/></draw:path><draw:path draw:style-name="gr637" draw:text-style-name="P18" svg:width="0.0748in" svg:height="0.076in" svg:x="1.3949in" svg:y="0.3252in" svg:viewBox="0 0 191 194" svg:d="M124 157c1 18 13 35 32 35 10 0 35-6 35-41v-23h-11v23c0 25-10 29-14 29-15 0-16-19-16-22v-85c0-18 0-33-16-50-16-16-37-23-57-23-36 0-65 20-65 48 0 12 10 20 19 20 13 0 19-8 19-20 0-5-1-19-20-19 11-15 31-19 46-19 20 0 44 16 44 54v15c-22 1-50 3-78 15-31 14-42 37-42 56 0 35 41 44 68 44 28 0 47-16 56-37zM120 89v42c0 39-30 54-49 54-21 0-39-15-39-36 0-23 18-59 88-60z"><text:p/></draw:path><draw:path draw:style-name="gr638" draw:text-style-name="P18" svg:width="0.0815in" svg:height="0.0732in" svg:x="1.4693in" svg:y="0.328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639" draw:text-style-name="P18" svg:width="0.0642in" svg:height="0.076in" svg:x="1.5539in" svg:y="0.3252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640" draw:text-style-name="P18" svg:width="0.0559in" svg:height="0.0732in" svg:x="1.6276in" svg:y="0.3256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641" draw:text-style-name="P18" svg:width="0.0748in" svg:height="0.076in" svg:x="1.6953in" svg:y="0.3252in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642" draw:text-style-name="P18" svg:width="0.076in" svg:height="0.1098in" svg:x="1.7756in" svg:y="0.3244in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643" draw:text-style-name="P18" svg:width="0.0642in" svg:height="0.076in" svg:x="1.8587in" svg:y="0.3252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644" draw:text-style-name="P18" svg:width="0.0543in" svg:height="0.076in" svg:x="1.9335in" svg:y="0.3252in" svg:viewBox="0 0 139 194" svg:d="M74 108c10 1 44 8 44 38 0 22-15 39-48 39-35 0-51-24-58-60-1-5-2-7-6-7-6 0-6 3-6 10v57c0 7 0 9 5 9 2 0 2 0 11-8 1-1 1-1 8-10 18 18 37 18 46 18 49 0 69-28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645" draw:text-style-name="P18" svg:width="0.1012in" svg:height="0.0965in" svg:x="2.0531in" svg:y="0.3102in" svg:viewBox="0 0 258 246" svg:d="M251 132c5-2 7-5 7-10 0-4-2-7-7-9l-234-111c-6-2-7-2-9-2-4 0-8 4-8 8s2 6 7 10l223 104-223 106c-5 2-7 5-7 10 0 4 4 8 8 8 2 0 3 0 9-4z"><text:p/></draw:path></draw:g></text:p>
      <text:p text:style-name="P13"/>
      <text:p text:style-name="P13">To calculate the complex-valued <draw:g text:anchor-type="as-char" svg:y="-0.1165in" draw:z-index="23" draw:style-name="gr1"><svg:title>TexMaths</svg:title><svg:desc>12§display§S_{11}§svg§600§FALSE§</svg:desc><draw:polygon draw:style-name="gr503" draw:text-style-name="P17" svg:width="0.2343in" svg:height="0.1382in" svg:x="0in" svg:y="0.0039in" svg:viewBox="0 0 596 352" draw:points="297,352 0,352 0,0 596,0 596,352"><text:p/></draw:polygon><draw:path draw:style-name="gr504" draw:text-style-name="P18" svg:width="0.0988in" svg:height="0.1205in" svg:x="0.0087in" svg:y="0in" svg:viewBox="0 0 252 307" svg:d="M252 4c0-2-1-4-5-4s-4 0-8 7l-21 24c-11-20-33-31-61-31-54 0-103 49-103 100 0 34 22 53 43 61l46 10c15 5 38 11 38 46 0 37-35 78-76 78-26 0-74-10-74-62 0-10 3-21 3-23 1-1 1-3 1-3 0-4-4-4-5-4-2 0-4 0-5 1s-25 98-25 99c0 4 2 4 5 4 2 0 2 0 7-5l20-24c18 24 47 29 72 29 58 0 108-55 108-108 0-29-14-43-21-49-10-11-16-12-54-22-9-2-24-7-28-7-11-4-25-17-25-39 0-34 33-70 73-70 36 0 61 18 61 66 0 13-1 22-1 23s0 4 5 4c3 0 5-1 6-8z"><text:p/></draw:path><draw:path draw:style-name="gr505" draw:text-style-name="P18" svg:width="0.0421in" svg:height="0.0772in" svg:x="0.1142in" svg:y="0.0654in" svg:viewBox="0 0 108 197" svg:d="M67 8c0-8 0-8-8-8-19 18-47 19-59 19v11c7 0 26 0 43-8v151c0 9 0 13-30 13h-11v11c5 0 42-2 53-2 10 0 47 2 53 2v-11h-11c-30 0-30-4-30-13z"><text:p/></draw:path><draw:path draw:style-name="gr506" draw:text-style-name="P18" svg:width="0.0421in" svg:height="0.0772in" svg:x="0.1807in" svg:y="0.0654in" svg:viewBox="0 0 108 197" svg:d="M67 8c0-8-1-8-8-8-19 18-47 19-59 19v11c7 0 26 0 43-8v151c0 9 0 13-30 13h-11v11c5 0 42-2 53-2 10 0 47 2 53 2v-11h-11c-30 0-30-4-30-13z"><text:p/></draw:path></draw:g>, use </text:p>
      <text:p text:style-name="P13"/>
      <text:p text:style-name="P13"><draw:g text:anchor-type="as-char" svg:y="-0.2862in" draw:z-index="24" draw:style-name="gr1"><svg:title>TexMaths</svg:title><svg:desc>12§display§S_{11} = \frac{Z_1^{(estimated)} - Z_0}{Z_1^{(estimated)} + Z_0}§svg§600§FALSE§</svg:desc><draw:polygon draw:style-name="gr507" draw:text-style-name="P17" svg:width="1.7071in" svg:height="0.4854in" svg:x="0in" svg:y="0in" svg:viewBox="0 0 4337 1234" draw:points="2169,1234 0,1234 0,0 4337,0 4337,1234"><text:p/></draw:polygon><draw:path draw:style-name="gr508" draw:text-style-name="P18" svg:width="0.0988in" svg:height="0.1205in" svg:x="0.0087in" svg:y="0.1689in" svg:viewBox="0 0 252 307" svg:d="M252 4c0-2-1-4-5-4-3 0-3 0-8 7l-21 24c-10-20-33-31-61-31-54 0-103 49-103 100 0 34 22 54 43 61l46 11c15 3 38 11 38 45 0 38-35 78-75 78-27 0-75-9-75-62 0-10 3-20 3-23 1-1 1-2 1-2 0-5-4-5-5-5-2 0-4 0-5 1s-25 99-25 100c0 2 2 3 5 3 2 0 2 0 7-6l20-24c18 24 47 30 72 30 58 0 108-55 108-108 0-29-14-43-21-49-10-11-16-12-54-22-9-2-24-7-28-7-11-3-25-17-25-39 0-34 34-70 73-70 36 0 61 18 61 66 0 13-1 20-1 23 0 1 0 5 5 5 4 0 5-3 6-9z"><text:p/></draw:path><draw:path draw:style-name="gr509" draw:text-style-name="P18" svg:width="0.0421in" svg:height="0.0772in" svg:x="0.1142in" svg:y="0.2335in" svg:viewBox="0 0 108 197" svg:d="M67 8c0-8 0-8-8-8-19 18-47 19-59 19v11c7 0 26 0 43-8v151c0 10 0 13-30 13h-11v11c5 0 42-1 53-1 10 0 47 1 53 1v-11h-11c-30 0-30-3-30-13z"><text:p/></draw:path><draw:path draw:style-name="gr510" draw:text-style-name="P18" svg:width="0.0421in" svg:height="0.0772in" svg:x="0.1803in" svg:y="0.2335in" svg:viewBox="0 0 108 197" svg:d="M67 8c0-8-1-8-8-8-19 18-47 19-59 19v11c7 0 26 0 43-8v151c0 10 0 13-30 13h-11v11c5 0 42-1 53-1 10 0 47 1 53 1v-11h-11c-30 0-30-3-30-13z"><text:p/></draw:path><draw:path draw:style-name="gr511" draw:text-style-name="P18" svg:width="0.1102in" svg:height="0.039in" svg:x="0.2976in" svg:y="0.2252in" svg:viewBox="0 0 281 100" svg:d="M266 17c8 0 15 0 15-9 0-8-7-8-13-8h-254c-7 0-14 0-14 8 0 9 7 9 14 9zM268 100c6 0 13 0 13-9 0-8-7-8-15-8h-252c-7 0-14 0-14 8 0 9 7 9 14 9z"><text:p/></draw:path><draw:path draw:style-name="gr512" draw:text-style-name="P18" svg:width="0.1102in" svg:height="0.1134in" svg:x="0.4937in" svg:y="0.0602in" svg:viewBox="0 0 281 289" svg:d="M281 11c0-3 0-4 0-7 0-4-1-4-10-4h-179c-10 0-10 0-13 8l-24 76c0 2 0 5 0 6s0 5 5 5c4 0 5-3 5-4 17-50 38-78 104-78h69l-236 264c0 2-2 8-2 9 0 3 2 3 11 3h183c10 0 11 0 14-8l30-94c0-2 2-4 2-7 0-1-2-5-6-5s-5 3-7 11c-18 58-39 89-111 89h-73z"><text:p/></draw:path><draw:path draw:style-name="gr513" draw:text-style-name="P18" svg:width="0.0303in" svg:height="0.1157in" svg:x="0.6228in" svg:y="0in" svg:viewBox="0 0 78 295" svg:d="M72 0c-56 40-72 103-72 148 0 42 12 107 72 147 2 0 6 0 6-2s-1-2-4-5c-39-36-54-86-54-140 0-80 30-119 56-141 1-1 2-2 2-3 0-4-4-4-6-4z"><text:p/></draw:path><draw:path draw:style-name="gr514" draw:text-style-name="P18" svg:width="0.0496in" svg:height="0.0524in" svg:x="0.6685in" svg:y="0.0362in" svg:viewBox="0 0 127 134" svg:d="M47 64c8 0 32-2 48-8 21-7 26-20 26-30 0-16-17-26-37-26-36 0-84 26-84 78 0 30 19 56 54 56 49 0 73-30 73-33s-2-6-5-6c-2 0-2 1-4 3-24 28-58 28-64 28-18 0-30-12-30-36 0-5 0-11 4-26zM31 55c11-43 45-47 53-47 13 0 24 6 24 18 0 29-50 29-62 29z"><text:p/></draw:path><draw:path draw:style-name="gr515" draw:text-style-name="P18" svg:width="0.0465in" svg:height="0.0524in" svg:x="0.7323in" svg:y="0.036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516" draw:text-style-name="P18" svg:width="0.0394in" svg:height="0.074in" svg:x="0.7913in" svg:y="0.0138in" svg:viewBox="0 0 101 189" svg:d="M60 68h31c6 0 10 0 10-7 0-3-4-3-9-3h-28l10-45c0-1 2-2 2-3 0-6-5-10-11-10-7 0-11 5-15 12-1 8 3-6-9 46h-31c-6 0-10 0-10 7 0 3 4 3 8 3h29l-18 70c-1 8-3 18-3 23 0 17 14 28 31 28 33 0 51-43 51-46 0-4-3-4-4-4-4 0-4 1-5 6-10 18-24 35-41 35-7 0-11-3-11-14 0-4 1-10 3-12z"><text:p/></draw:path><draw:path draw:style-name="gr517" draw:text-style-name="P18" svg:width="0.035in" svg:height="0.078in" svg:x="0.8425in" svg:y="0.0102in" svg:viewBox="0 0 90 199" svg:d="M83 12c0-5-4-12-12-12-9 0-17 7-17 17 0 5 4 11 12 11s17-9 17-16zM22 162c-2 4-3 7-3 13 0 14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518" draw:text-style-name="P18" svg:width="0.1063in" svg:height="0.0524in" svg:x="0.8898in" svg:y="0.0362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519" draw:text-style-name="P18" svg:width="0.0591in" svg:height="0.0524in" svg:x="1.0087in" svg:y="0.0362in" svg:viewBox="0 0 151 134" svg:d="M108 17c-7-10-17-17-31-17-39 0-77 42-77 84 0 29 19 50 46 50 14 0 28-9 42-21 6 19 22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520" draw:text-style-name="P18" svg:width="0.0394in" svg:height="0.074in" svg:x="1.0787in" svg:y="0.0138in" svg:viewBox="0 0 101 189" svg:d="M60 68h31c6 0 10 0 10-7 0-3-4-3-9-3h-28l10-45c0-1 2-2 2-3 0-6-5-10-11-10-7 0-11 5-15 12-1 8 3-6-9 46h-31c-6 0-10 0-10 7 0 3 4 3 8 3h29l-18 70c-1 8-3 18-3 23 0 17 14 28 31 28 33 0 51-43 51-46 0-4-3-4-4-4-4 0-4 1-5 6-10 18-24 35-41 35-7 0-11-3-11-14 0-4 1-10 3-12z"><text:p/></draw:path><draw:path draw:style-name="gr521" draw:text-style-name="P18" svg:width="0.0496in" svg:height="0.0524in" svg:x="1.1315in" svg:y="0.0362in" svg:viewBox="0 0 127 134" svg:d="M47 64c8 0 32-2 48-8 21-7 26-20 26-30 0-16-17-26-37-26-36 0-84 26-84 78 0 30 19 56 54 56 49 0 73-30 73-33s-2-6-5-6c-2 0-2 1-4 3-24 28-58 28-64 28-18 0-30-12-30-36 0-5 0-11 4-26zM31 55c11-43 45-47 53-47 13 0 24 6 24 18 0 29-50 29-62 29z"><text:p/></draw:path><draw:path draw:style-name="gr522" draw:text-style-name="P18" svg:width="0.0594in" svg:height="0.0819in" svg:x="1.1941in" svg:y="0.0067in" svg:viewBox="0 0 152 209" svg:d="M151 8c0 0 1-3 1-4 0-2-1-4-4-4-6 0-30 2-38 2-2 0-7 2-7 8 0 4 5 4 9 4 14 0 14 3 14 4 0 2-1 4-2 7l-16 67c-7-9-17-18-31-18-39 0-77 44-77 86 0 29 19 49 46 49 14 0 28-10 42-20 6 16 22 20 30 20 10 0 18-6 24-16 6-12 9-29 9-30 0-3-3-3-5-3-3 0-4 1-6 9-3 15-8 32-22 32-8 0-10-6-10-15 0-6 1-8 2-12zM89 169c-3 8-10 15-16 20-3 2-14 12-27 12-11 0-22-8-22-29 0-16 8-48 16-60 13-24 28-28 37-28 21 0 26 22 26 25 0 1 0 4-1 4z"><text:p/></draw:path><draw:path draw:style-name="gr523" draw:text-style-name="P18" svg:width="0.0303in" svg:height="0.1157in" svg:x="1.2642in" svg:y="0in" svg:viewBox="0 0 78 295" svg:d="M6 0c-2 0-6 0-6 4 0 1 1 2 2 3 27 24 54 64 54 141 0 61-19 109-50 138-6 5-6 5-6 7 0 1 1 2 4 2s32-19 51-56c15-24 23-56 23-91 0-41-13-107-72-148z"><text:p/></draw:path><draw:path draw:style-name="gr524" draw:text-style-name="P18" svg:width="0.0421in" svg:height="0.0772in" svg:x="0.6098in" svg:y="0.1409in" svg:viewBox="0 0 108 197" svg:d="M67 8c0-8-1-8-8-8-19 18-47 19-59 19v11c7 0 26 0 43-8v151c0 10 0 13-30 13h-11v11c5 0 42-1 53-1 10 0 47 1 53 1v-11h-11c-30 0-30-3-30-13z"><text:p/></draw:path><draw:path draw:style-name="gr525" draw:text-style-name="P18" svg:width="0.1012in" svg:height="0.0067in" svg:x="1.3669in" svg:y="0.1283in" svg:viewBox="0 0 258 18" svg:d="M244 18c7 0 14 0 14-10 0-8-7-8-14-8h-230c-7 0-14 0-14 8 0 10 7 10 14 10z"><text:p/></draw:path><draw:path draw:style-name="gr526" draw:text-style-name="P18" svg:width="0.1102in" svg:height="0.1134in" svg:x="1.5291in" svg:y="0.0602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527" draw:text-style-name="P18" svg:width="0.0539in" svg:height="0.0795in" svg:x="1.6386in" svg:y="0.1217in" svg:viewBox="0 0 138 203" svg:d="M138 103c0-33-4-57-18-77-8-14-26-26-50-26-70 0-70 80-70 103 0 21 0 100 70 100 68 0 68-79 68-100zM70 195c-15 0-33-9-39-33-5-17-5-42-5-64 0-21 0-43 5-60 6-24 25-30 39-30 15 0 31 10 36 28 4 14 4 37 4 62 0 22 0 44-3 63-6 28-27 34-37 34z"><text:p/></draw:path><draw:polygon draw:style-name="gr528" draw:text-style-name="P18" svg:width="1.2232in" svg:height="0.0067in" svg:x="0.4839in" svg:y="0.2413in" svg:viewBox="0 0 3108 18" draw:points="1554,18 0,18 0,0 3108,0 3108,18"><text:p/></draw:polygon><draw:path draw:style-name="gr529" draw:text-style-name="P18" svg:width="0.1102in" svg:height="0.1134in" svg:x="0.4937in" svg:y="0.3283in" svg:viewBox="0 0 281 289" svg:d="M281 11c0-3 0-4 0-7 0-4-1-4-10-4h-179c-10 0-10 0-13 8l-24 76c0 2 0 5 0 6s0 5 5 5c4 0 5-3 5-4 17-50 38-78 104-78h69l-236 264c0 2-2 8-2 9 0 3 2 3 11 3h183c10 0 11 0 14-8l30-94c0-2 2-4 2-7 0-1-2-5-6-5s-5 3-7 11c-18 58-39 89-111 89h-73z"><text:p/></draw:path><draw:path draw:style-name="gr530" draw:text-style-name="P18" svg:width="0.0303in" svg:height="0.1157in" svg:x="0.6228in" svg:y="0.2677in" svg:viewBox="0 0 78 295" svg:d="M72 0c-56 40-72 103-72 148 0 42 12 107 72 147 2 0 6 0 6-2s-1-2-4-5c-39-36-54-86-54-140 0-80 30-119 56-141 1-1 2-2 2-3 0-4-4-4-6-4z"><text:p/></draw:path><draw:path draw:style-name="gr531" draw:text-style-name="P18" svg:width="0.0496in" svg:height="0.0524in" svg:x="0.6685in" svg:y="0.3035in" svg:viewBox="0 0 127 134" svg:d="M47 64c8 0 32-2 48-8 21-7 26-20 26-30 0-16-17-26-37-26-36 0-84 26-84 78 0 30 19 56 54 56 49 0 73-30 73-33s-2-6-5-6c-2 0-2 1-4 3-24 28-58 28-64 28-18 0-30-12-30-36 0-5 0-11 4-26zM31 55c11-43 45-47 53-47 13 0 24 6 24 18 0 29-50 29-62 29z"><text:p/></draw:path><draw:path draw:style-name="gr532" draw:text-style-name="P18" svg:width="0.0465in" svg:height="0.0524in" svg:x="0.7323in" svg:y="0.303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533" draw:text-style-name="P18" svg:width="0.0394in" svg:height="0.074in" svg:x="0.7913in" svg:y="0.2823in" svg:viewBox="0 0 101 189" svg:d="M60 68h31c6 0 10 0 10-7 0-3-4-3-9-3h-28l10-45c0-1 2-2 2-3 0-6-5-10-11-10-7 0-11 5-15 12-1 8 3-6-9 46h-31c-6 0-10 0-10 7 0 3 4 3 8 3h29l-18 70c-1 8-3 18-3 23 0 17 14 28 31 28 33 0 51-43 51-46 0-4-3-4-4-4-4 0-4 1-5 6-10 18-24 35-41 35-7 0-11-3-11-14 0-4 1-10 3-12z"><text:p/></draw:path><draw:path draw:style-name="gr534" draw:text-style-name="P18" svg:width="0.035in" svg:height="0.078in" svg:x="0.8425in" svg:y="0.2776in" svg:viewBox="0 0 90 199" svg:d="M83 12c0-5-4-12-12-12-9 0-17 7-17 17 0 5 4 11 12 11s17-9 17-16zM22 162c-2 4-3 7-3 13 0 14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535" draw:text-style-name="P18" svg:width="0.1063in" svg:height="0.0524in" svg:x="0.8898in" svg:y="0.3035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536" draw:text-style-name="P18" svg:width="0.0591in" svg:height="0.0524in" svg:x="1.0087in" svg:y="0.3035in" svg:viewBox="0 0 151 134" svg:d="M108 17c-7-10-17-17-31-17-39 0-77 42-77 84 0 29 19 50 46 50 14 0 28-9 42-21 6 19 22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537" draw:text-style-name="P18" svg:width="0.0394in" svg:height="0.074in" svg:x="1.0787in" svg:y="0.2823in" svg:viewBox="0 0 101 189" svg:d="M60 68h31c6 0 10 0 10-7 0-3-4-3-9-3h-28l10-45c0-1 2-2 2-3 0-6-5-10-11-10-7 0-11 5-15 12-1 8 3-6-9 46h-31c-6 0-10 0-10 7 0 3 4 3 8 3h29l-18 70c-1 8-3 18-3 23 0 17 14 28 31 28 33 0 51-43 51-46 0-4-3-4-4-4-4 0-4 1-5 6-10 18-24 35-41 35-7 0-11-3-11-14 0-4 1-10 3-12z"><text:p/></draw:path><draw:path draw:style-name="gr538" draw:text-style-name="P18" svg:width="0.0496in" svg:height="0.0524in" svg:x="1.1315in" svg:y="0.3035in" svg:viewBox="0 0 127 134" svg:d="M47 64c8 0 32-2 48-8 21-7 26-20 26-30 0-16-17-26-37-26-36 0-84 26-84 78 0 30 19 56 54 56 49 0 73-30 73-33s-2-6-5-6c-2 0-2 1-4 3-24 28-58 28-64 28-18 0-30-12-30-36 0-5 0-11 4-26zM31 55c11-43 45-47 53-47 13 0 24 6 24 18 0 29-50 29-62 29z"><text:p/></draw:path><draw:path draw:style-name="gr539" draw:text-style-name="P18" svg:width="0.0594in" svg:height="0.0819in" svg:x="1.1941in" svg:y="0.2744in" svg:viewBox="0 0 152 209" svg:d="M151 8c0 0 1-3 1-4 0-2-1-4-4-4-6 0-30 2-38 2-2 0-7 2-7 8 0 4 5 4 9 4 14 0 14 3 14 4 0 2-1 4-2 7l-16 67c-7-9-17-18-31-18-39 0-77 44-77 86 0 29 19 49 46 49 14 0 28-10 42-20 6 16 22 20 30 20 10 0 18-6 24-16 6-12 9-29 9-30 0-3-3-3-5-3-3 0-4 1-6 9-3 15-8 32-22 32-8 0-10-6-10-15 0-6 1-8 2-12zM89 169c-3 8-10 15-16 20-3 2-14 12-27 12-11 0-22-8-22-29 0-16 8-48 16-60 13-24 28-28 37-28 21 0 26 22 26 25 0 1 0 4-1 4z"><text:p/></draw:path><draw:path draw:style-name="gr540" draw:text-style-name="P18" svg:width="0.0303in" svg:height="0.1157in" svg:x="1.2642in" svg:y="0.2677in" svg:viewBox="0 0 78 295" svg:d="M6 0c-2 0-6 0-6 4 0 1 1 2 2 3 27 24 54 64 54 141 0 61-19 109-50 138-6 5-6 5-6 7 0 1 1 2 4 2s32-19 51-56c15-24 23-56 23-91 0-41-13-107-72-148z"><text:p/></draw:path><draw:path draw:style-name="gr541" draw:text-style-name="P18" svg:width="0.0421in" svg:height="0.0772in" svg:x="0.6098in" svg:y="0.4087in" svg:viewBox="0 0 108 197" svg:d="M67 8c0-8-1-8-8-8-19 18-47 19-59 19v11c7 0 26 0 43-8v151c0 10 0 13-30 13h-11v11c5 0 42-1 53-1 10 0 47 1 53 1v-11h-11c-30 0-30-3-30-13z"><text:p/></draw:path><draw:path draw:style-name="gr542" draw:text-style-name="P18" svg:width="0.1102in" svg:height="0.1106in" svg:x="1.3626in" svg:y="0.3441in" svg:viewBox="0 0 281 282" svg:d="M150 150h118c6 0 13 0 13-8 0-10-7-10-13-10h-118v-118c0-7 0-14-8-14-10 0-10 7-10 14v118h-118c-7 0-14 0-14 10 0 8 7 8 14 8h118v118c0 6 0 14 10 14 8 0 8-8 8-14z"><text:p/></draw:path><draw:path draw:style-name="gr543" draw:text-style-name="P18" svg:width="0.1102in" svg:height="0.1134in" svg:x="1.5291in" svg:y="0.3283in" svg:viewBox="0 0 281 289" svg:d="M281 11c0-3 0-4 0-7 0-4-1-4-10-4h-179c-9 0-10 0-13 8l-24 76c0 2 0 5 0 6s0 5 5 5c4 0 5-3 5-4 17-50 38-78 104-78h69l-236 264c0 2-2 8-2 9 0 3 2 3 11 3h183c10 0 11 0 14-8l30-94c0-2 2-4 2-7 0-1-2-5-6-5s-5 3-7 11c-18 58-39 89-111 89h-73z"><text:p/></draw:path><draw:path draw:style-name="gr544" draw:text-style-name="P18" svg:width="0.0539in" svg:height="0.0795in" svg:x="1.6386in" svg:y="0.3886in" svg:viewBox="0 0 138 203" svg:d="M138 103c0-33-4-57-18-77-8-14-26-26-50-26-70 0-70 80-70 103 0 21 0 100 70 100 68 0 68-79 68-100zM70 195c-15 0-33-9-39-33-5-17-5-42-5-64 0-21 0-43 5-60 6-24 25-30 39-30 15 0 31 10 36 28 4 14 4 37 4 62 0 22 0 44-3 63-6 28-27 34-37 34z"><text:p/></draw:path></draw:g></text:p>
      <text:p text:style-name="P13"/>
      <text:p text:style-name="P13">from which SWR, dB, and degrees may be determined.</text:p>
      <text:p text:style-name="P13"/>
      <text:p text:style-name="P13">To calculate <draw:g text:anchor-type="as-char" svg:y="-0.1165in" draw:z-index="25" draw:style-name="gr1"><svg:title>TexMaths</svg:title><svg:desc>12§display§S_{21}§svg§600§FALSE§</svg:desc><draw:polygon draw:style-name="gr545" draw:text-style-name="P17" svg:width="0.2343in" svg:height="0.1382in" svg:x="0in" svg:y="0.0039in" svg:viewBox="0 0 596 352" draw:points="297,352 0,352 0,0 596,0 596,352"><text:p/></draw:polygon><draw:path draw:style-name="gr546" draw:text-style-name="P18" svg:width="0.0988in" svg:height="0.1205in" svg:x="0.0087in" svg:y="0in" svg:viewBox="0 0 252 307" svg:d="M252 4c0-2-1-4-5-4s-4 0-8 7l-21 24c-11-20-33-31-61-31-54 0-103 49-103 100 0 34 22 53 43 61l46 10c15 5 38 11 38 46 0 37-35 78-76 78-26 0-74-10-74-62 0-10 3-21 3-23 1-1 1-3 1-3 0-4-4-4-5-4-2 0-4 0-5 1s-25 98-25 99c0 4 2 4 5 4 2 0 2 0 7-5l20-24c18 24 47 29 72 29 58 0 108-55 108-108 0-29-14-43-21-49-10-11-16-12-54-22-9-2-24-7-28-7-11-4-25-17-25-39 0-34 33-70 73-70 36 0 61 18 61 66 0 13-1 22-1 23s0 4 5 4c3 0 5-1 6-8z"><text:p/></draw:path><draw:path draw:style-name="gr547" draw:text-style-name="P18" svg:width="0.0516in" svg:height="0.0772in" svg:x="0.1091in" svg:y="0.0654in" svg:viewBox="0 0 132 197" svg:d="M132 143h-11c-1 7-4 24-8 27-2 1-24 1-29 1h-54c30-27 41-34 59-49 22-18 43-36 43-64 0-36-33-58-71-58-36 0-61 26-61 53 0 15 12 17 16 17 7 0 15-5 15-16 0-5-1-16-17-16 9-21 29-27 44-27 29 0 45 23 45 47 0 26-19 46-29 57l-72 71c-2 2-2 3-2 11h122z"><text:p/></draw:path><draw:path draw:style-name="gr548" draw:text-style-name="P18" svg:width="0.0421in" svg:height="0.0772in" svg:x="0.1807in" svg:y="0.0654in" svg:viewBox="0 0 108 197" svg:d="M67 8c0-8-1-8-8-8-19 18-47 19-59 19v11c7 0 26 0 43-8v151c0 9 0 13-30 13h-11v11c5 0 42-2 53-2 10 0 47 2 53 2v-11h-11c-30 0-30-4-30-13z"><text:p/></draw:path></draw:g></text:p>
      <text:p text:style-name="P13"/>
      <text:p text:style-name="P13"><draw:g text:anchor-type="as-char" svg:y="-0.228in" draw:z-index="31" draw:style-name="gr1"><svg:title>TexMaths</svg:title><svg:desc>12§display§S_{21} = 
\left(I_2 - S_2 &lt;\mbox{\# averages}&gt;\right) \frac{Z_2 + Z_0 G_2}{V_1^{(calib)} + Z_0 I_1^{(calib)}}
§svg§600§FALSE§</svg:desc><draw:polygon draw:style-name="gr646" draw:text-style-name="P17" svg:width="3.7571in" svg:height="0.4252in" svg:x="0in" svg:y="0.0039in" svg:viewBox="0 0 9544 1081" draw:points="4771,1081 0,1081 0,0 9544,0 9544,1081"><text:p/></draw:polygon><draw:path draw:style-name="gr647" draw:text-style-name="P18" svg:width="0.0988in" svg:height="0.1205in" svg:x="0.0087in" svg:y="0.1126in" svg:viewBox="0 0 252 307" svg:d="M252 4c0-2-1-4-5-4-3 0-3 0-8 7l-21 24c-10-20-33-31-61-31-54 0-103 49-103 100 0 34 22 54 43 61l46 11c15 3 38 10 38 45 0 37-35 78-75 78-27 0-75-9-75-62 0-10 3-21 3-23 1-1 1-2 1-2 0-5-4-5-5-5-2 0-4 0-5 1s-25 98-25 100 2 3 5 3c2 0 2 0 7-6l20-24c18 24 47 30 72 30 58 0 108-55 108-108 0-29-14-43-21-49-10-11-16-12-54-22-9-2-24-7-28-7-11-3-25-17-25-39 0-34 34-70 73-70 36 0 61 18 61 66 0 13-1 20-1 23 0 1 0 5 5 5 4 0 5-3 6-9z"><text:p/></draw:path><draw:path draw:style-name="gr648" draw:text-style-name="P18" svg:width="0.0516in" svg:height="0.0772in" svg:x="0.1091in" svg:y="0.177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649" draw:text-style-name="P18" svg:width="0.0421in" svg:height="0.0772in" svg:x="0.1803in" svg:y="0.1772in" svg:viewBox="0 0 108 197" svg:d="M67 8c0-8-1-8-8-8-19 18-47 19-59 19v11c7 0 26 0 43-8v151c0 9 0 13-30 13h-11v11c5 0 42-1 53-1 10 0 47 1 53 1v-11h-11c-30 0-30-4-30-13z"><text:p/></draw:path><draw:path draw:style-name="gr650" draw:text-style-name="P18" svg:width="0.1102in" svg:height="0.039in" svg:x="0.2976in" svg:y="0.1689in" svg:viewBox="0 0 281 100" svg:d="M266 17c8 0 15 0 15-9 0-8-7-8-13-8h-254c-7 0-14 0-14 8 0 9 7 9 14 9zM268 100c6 0 13 0 13-9 0-8-7-8-15-8h-252c-7 0-14 0-14 8 0 9 7 9 14 9z"><text:p/></draw:path><draw:path draw:style-name="gr651" draw:text-style-name="P18" svg:width="0.0382in" svg:height="0.1657in" svg:x="0.4803in" svg:y="0.1047in" svg:viewBox="0 0 98 422" svg:d="M98 419c0-1 0-3-7-10-53-53-66-133-66-198 0-73 16-146 69-199 4-5 4-6 4-8 0-3-1-4-4-4-4 0-42 29-68 83-21 45-26 92-26 128 0 34 5 84 28 132 26 53 62 79 66 79 3 0 4-1 4-3z"><text:p/></draw:path><draw:path draw:style-name="gr652" draw:text-style-name="P18" svg:width="0.0768in" svg:height="0.1134in" svg:x="0.5339in" svg:y="0.1165in" svg:viewBox="0 0 196 289" svg:d="M144 32c4-15 5-19 38-19 11 0 14 0 14-8 0-5-4-5-6-5-12 0-44 1-56 1-13 0-44-1-56-1-4 0-8 0-8 8 0 5 3 5 10 5 18 0 30 0 30 9 0 1 0 2-1 6l-57 229c-4 14-5 19-39 19-9 0-13 0-13 8 0 5 5 5 7 5 11 0 43-1 54-1 13 0 45 1 58 1 3 0 8 0 8-8 0-5-3-5-13-5-7 0-10 0-18 0-8-1-11-4-11-8s1-6 3-10z"><text:p/></draw:path><draw:path draw:style-name="gr653" draw:text-style-name="P18" svg:width="0.0516in" svg:height="0.0772in" svg:x="0.6091in" svg:y="0.177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654" draw:text-style-name="P18" svg:width="0.1012in" svg:height="0.0067in" svg:x="0.7268in" svg:y="0.1846in" svg:viewBox="0 0 258 18" svg:d="M244 18c7 0 14 0 14-10 0-8-7-8-14-8h-230c-7 0-14 0-14 8 0 10 7 10 14 10z"><text:p/></draw:path><draw:path draw:style-name="gr655" draw:text-style-name="P18" svg:width="0.0988in" svg:height="0.1205in" svg:x="0.8874in" svg:y="0.1126in" svg:viewBox="0 0 252 307" svg:d="M252 4c0-2-1-4-5-4-3 0-3 0-8 7l-21 24c-10-20-33-31-61-31-54 0-103 49-103 100 0 34 22 54 43 61l46 11c15 3 38 10 38 45 0 37-35 78-75 78-27 0-75-9-75-62 0-10 3-21 3-23 1-1 1-2 1-2 0-5-4-5-5-5-2 0-4 0-5 1s-25 98-25 100 2 3 5 3c2 0 2 0 7-6l20-24c18 24 47 30 72 30 58 0 108-55 108-108 0-29-14-43-21-49-10-11-16-12-54-22-9-2-24-7-28-7-11-3-25-17-25-39 0-34 34-70 73-70 36 0 61 18 61 66 0 13-1 20-1 23 0 1 0 5 5 5 4 0 5-3 6-9z"><text:p/></draw:path><draw:path draw:style-name="gr656" draw:text-style-name="P18" svg:width="0.0516in" svg:height="0.0772in" svg:x="0.9878in" svg:y="0.177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657" draw:text-style-name="P18" svg:width="0.1012in" svg:height="0.0965in" svg:x="1.115in" svg:y="0.1402in" svg:viewBox="0 0 258 246" svg:d="M251 18c5-2 7-5 7-10 0-4-4-8-7-8s-4 0-9 2l-235 111c-5 2-7 5-7 9 0 5 2 8 7 10l235 110c5 4 6 4 9 4s7-4 7-8c0-5-2-8-7-10l-222-106z"><text:p/></draw:path><draw:path draw:style-name="gr658" draw:text-style-name="P18" svg:width="0.1197in" svg:height="0.1476in" svg:x="1.2862in" svg:y="0.1146in" svg:viewBox="0 0 305 376" svg:d="M196 238h94c6 0 15 0 15-10 0-8-9-8-15-8h-90l18-64h72c6 0 15 0 15-10 0-8-9-8-15-8h-67l34-121c0-1 0-6 0-9 0-4-4-8-7-8-8 0-9 6-10 11l-35 127h-79l34-121c0-1 1-6 1-9 0-4-5-8-9-8-6 0-8 6-9 11l-35 127h-94c-7 0-14 0-14 8 0 10 7 10 14 10h89l-17 64h-72c-7 0-14 0-14 8 0 10 7 10 14 10h68l-33 121c-1 1-2 7-2 8 0 5 3 9 8 9 7 0 9-6 10-10l33-128h81l-33 121c-1 1-2 7-2 8 0 5 4 9 8 9 8 0 9-6 9-10zM103 220l18-64h79l-16 64z"><text:p/></draw:path><draw:path draw:style-name="gr659" draw:text-style-name="P18" svg:width="0.0748in" svg:height="0.076in" svg:x="1.4776in" svg:y="0.1551in" svg:viewBox="0 0 191 194" svg:d="M124 157c1 18 13 35 32 35 10 0 35-6 35-41v-23h-11v23c0 25-10 29-14 29-15 0-16-19-16-22v-85c0-18 0-33-16-50-16-16-37-23-57-23-36 0-65 20-65 48 0 12 10 20 19 20 13 0 19-8 19-20 0-5-1-19-20-19 11-15 31-19 46-19 20 0 44 16 44 54v15c-22 1-50 3-78 15-31 14-42 37-42 56 0 35 41 44 68 44 28 0 47-16 56-37zM120 89v42c0 39-30 54-49 54-21 0-39-15-39-36 0-23 18-59 88-60z"><text:p/></draw:path><draw:path draw:style-name="gr660" draw:text-style-name="P18" svg:width="0.0815in" svg:height="0.0732in" svg:x="1.552in" svg:y="0.1575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661" draw:text-style-name="P18" svg:width="0.0642in" svg:height="0.076in" svg:x="1.6366in" svg:y="0.1551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662" draw:text-style-name="P18" svg:width="0.0559in" svg:height="0.0732in" svg:x="1.7102in" svg:y="0.1559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663" draw:text-style-name="P18" svg:width="0.0748in" svg:height="0.076in" svg:x="1.7776in" svg:y="0.1551in" svg:viewBox="0 0 191 194" svg:d="M122 157c3 18 15 35 34 35 10 0 35-6 35-41v-23h-11v23c0 25-10 29-14 29-15 0-16-19-16-22v-85c0-18 0-33-16-50-16-16-37-23-57-23-36 0-65 20-65 48 0 12 10 20 19 20 12 0 19-8 19-20 0-5-1-19-20-19 11-15 31-19 46-19 20 0 44 16 44 54v15c-22 1-50 3-78 15-31 14-42 37-42 56 0 35 41 44 68 44 28 0 47-16 54-37zM120 89v42c0 39-30 54-49 54-21 0-39-15-39-36 0-23 18-59 88-60z"><text:p/></draw:path><draw:path draw:style-name="gr664" draw:text-style-name="P18" svg:width="0.076in" svg:height="0.1098in" svg:x="1.8587in" svg:y="0.1543in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665" draw:text-style-name="P18" svg:width="0.0642in" svg:height="0.076in" svg:x="1.9413in" svg:y="0.1551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666" draw:text-style-name="P18" svg:width="0.0543in" svg:height="0.076in" svg:x="2.0161in" svg:y="0.1551in" svg:viewBox="0 0 139 194" svg:d="M74 108c10 1 44 8 44 38 0 22-15 39-48 39-35 0-51-24-58-60-1-5-2-7-6-7-6 0-6 3-6 10v57c0 7 0 9 5 9 2 0 2 0 11-8 1-1 1-1 8-10 18 18 37 18 46 18 49 0 69-28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667" draw:text-style-name="P18" svg:width="0.1012in" svg:height="0.0965in" svg:x="2.1358in" svg:y="0.1402in" svg:viewBox="0 0 258 246" svg:d="M251 132c5-2 7-5 7-10 0-4-2-7-7-9l-234-111c-6-2-7-2-9-2-4 0-8 4-8 8s2 6 7 10l223 104-223 106c-5 2-7 5-7 10 0 4 4 8 8 8 2 0 3 0 9-4z"><text:p/></draw:path><draw:path draw:style-name="gr668" draw:text-style-name="P18" svg:width="0.0382in" svg:height="0.1657in" svg:x="2.2606in" svg:y="0.1047in" svg:viewBox="0 0 98 422" svg:d="M98 211c0-32-4-84-27-132-25-51-63-79-67-79-2 0-4 2-4 4s0 3 7 10c43 41 67 108 67 197 0 72-15 147-68 199-6 6-6 8-6 9 0 2 2 3 4 3 4 0 43-28 68-82 22-46 26-93 26-129z"><text:p/></draw:path><draw:path draw:style-name="gr669" draw:text-style-name="P18" svg:width="0.1102in" svg:height="0.1134in" svg:x="2.678in" svg:y="0.0039in" svg:viewBox="0 0 281 289" svg:d="M281 11c0-3 0-4 0-7 0-4-1-4-10-4h-179c-9 0-10 0-13 8l-24 76c0 2 0 5 0 6s0 5 5 5c4 0 5-3 5-4 17-50 38-78 104-78h69l-236 264c0 1-2 7-2 9 0 3 2 3 11 3h183c10 0 11 0 14-8l30-94c0-2 2-5 2-7 0-1-2-5-6-5s-5 3-7 11c-18 58-39 89-111 89h-73z"><text:p/></draw:path><draw:path draw:style-name="gr670" draw:text-style-name="P18" svg:width="0.0516in" svg:height="0.0772in" svg:x="2.789in" svg:y="0.065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671" draw:text-style-name="P18" svg:width="0.1102in" svg:height="0.1106in" svg:x="2.9024in" svg:y="0.0201in" svg:viewBox="0 0 281 282" svg:d="M150 150h118c6 0 13 0 13-8 0-10-7-10-13-10h-118v-118c0-7 0-14-8-14-10 0-10 7-10 14v118h-118c-7 0-14 0-14 10 0 8 7 8 14 8h118v118c0 6 0 14 10 14 8 0 8-8 8-14z"><text:p/></draw:path><draw:path draw:style-name="gr672" draw:text-style-name="P18" svg:width="0.1102in" svg:height="0.1134in" svg:x="3.0685in" svg:y="0.0039in" svg:viewBox="0 0 281 289" svg:d="M281 11c0-3 0-4 0-7 0-4-1-4-10-4h-179c-10 0-10 0-13 8l-24 76c0 2 0 5 0 6s0 5 5 5c4 0 5-3 5-4 17-50 38-78 104-78h69l-236 264c0 1-2 7-2 9 0 3 2 3 11 3h183c10 0 11 0 14-8l30-94c0-2 1-5 1-7 0-1-1-5-5-5s-5 3-7 11c-18 58-39 89-111 89h-73z"><text:p/></draw:path><draw:path draw:style-name="gr673" draw:text-style-name="P18" svg:width="0.0539in" svg:height="0.0795in" svg:x="3.1787in" svg:y="0.0654in" svg:viewBox="0 0 138 203" svg:d="M138 103c0-33-4-57-18-77-8-14-26-26-50-26-70 0-70 80-70 103 0 21 0 100 70 100 68 0 68-79 68-100zM70 194c-15 0-33-8-39-32-5-17-5-42-5-64 0-21 0-43 5-60 6-24 25-30 39-30 15 0 31 10 36 28 4 14 6 37 6 62 0 22 0 44-4 63-7 27-28 33-38 33z"><text:p/></draw:path><draw:path draw:style-name="gr674" draw:text-style-name="P18" svg:width="0.1177in" svg:height="0.1205in" svg:x="3.2559in" svg:y="0in" svg:viewBox="0 0 300 307" svg:d="M300 4c0-2 0-4-5-4 0 0-1 0-6 5l-29 32c-3-6-24-37-70-37-95 0-190 94-190 192 0 67 47 115 115 115 19 0 39-3 53-9 22-9 30-17 37-27 4 11 15 27 19 27 3 0 4-2 4-3 0 0 5-15 6-24l8-33c2-8 4-15 5-22 5-19 6-20 30-20 3 0 7 0 7-9 0-2-2-5-6-5-9 0-34 3-44 3-13 0-46-3-59-3-5 0-9 0-9 9 0 5 3 5 13 5 0 0 12 0 21 1 12 1 14 2 14 7s-5 24-9 38c-12 48-67 53-81 53-41 0-86-24-86-90 0-12 5-83 50-137 22-28 63-55 105-55 43 0 69 33 69 82 0 17-2 18-2 21 0 5 4 5 6 5 5 0 5-1 8-8z"><text:p/></draw:path><draw:path draw:style-name="gr675" draw:text-style-name="P18" svg:width="0.0516in" svg:height="0.0772in" svg:x="3.3846in" svg:y="0.065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olygon draw:style-name="gr676" draw:text-style-name="P18" svg:width="1.3933in" svg:height="0.0067in" svg:x="2.3638in" svg:y="0.1846in" svg:viewBox="0 0 3540 18" draw:points="1770,18 0,18 0,0 3540,0 3540,18"><text:p/></draw:polygon><draw:path draw:style-name="gr677" draw:text-style-name="P18" svg:width="0.1181in" svg:height="0.1173in" svg:x="2.3732in" svg:y="0.2717in" svg:viewBox="0 0 301 299" svg:d="M242 48c21-32 39-34 54-35 5-1 5-7 5-8 0-3-1-5-5-5-10 0-24 1-34 1-15 0-29-1-42-1-3 0-9 0-9 7 0 5 4 6 7 6 11 1 20 5 20 13s-6 17-6 17l-130 207-29-224c0-8 10-13 29-13 6 0 11 0 11-8 0-4-4-5-6-5-18 0-36 1-53 1-8 0-16 0-23 0-8 0-15-1-24-1-2 0-7 0-7 7 0 6 4 6 11 6 24 0 24 4 25 15l34 261c1 7 2 10 8 10s8-3 11-9z"><text:p/></draw:path><draw:path draw:style-name="gr678" draw:text-style-name="P18" svg:width="0.0303in" svg:height="0.1157in" svg:x="2.5106in" svg:y="0.211in" svg:viewBox="0 0 78 295" svg:d="M72 0c-56 40-72 103-72 148 0 42 12 106 72 147 2 0 6 0 6-2 0-3-1-3-4-5-39-36-54-86-54-140 0-80 30-119 56-141 1-1 2-2 2-3 0-4-4-4-6-4z"><text:p/></draw:path><draw:path draw:style-name="gr679" draw:text-style-name="P18" svg:width="0.05in" svg:height="0.0524in" svg:x="2.5563in" svg:y="0.2472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ath draw:style-name="gr680" draw:text-style-name="P18" svg:width="0.0591in" svg:height="0.0524in" svg:x="2.6154in" svg:y="0.2472in" svg:viewBox="0 0 151 134" svg:d="M108 17c-7-10-17-17-31-17-39 0-77 42-77 84 0 29 19 50 46 50 14 0 28-9 42-21 6 19 21 21 30 21 10 0 18-7 24-16 6-11 9-28 9-29 0-5-3-5-5-5-3 0-4 2-6 10-3 14-9 32-21 32-9 0-11-7-11-14 0-5 4-17 5-24 2-9 5-21 7-28l6-22c1-7 5-21 5-22 0-8-5-10-10-10s-12 4-13 11zM89 94c-3 9-10 14-16 20-3 2-14 12-27 12-11 0-22-8-22-29 0-15 8-49 16-61 13-24 28-28 37-28 20 0 26 23 26 27 0 1 0 2-1 3z"><text:p/></draw:path><draw:path draw:style-name="gr681" draw:text-style-name="P18" svg:width="0.026in" svg:height="0.0819in" svg:x="2.6878in" svg:y="0.2181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682" draw:text-style-name="P18" svg:width="0.035in" svg:height="0.078in" svg:x="2.7283in" svg:y="0.2217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683" draw:text-style-name="P18" svg:width="0.0472in" svg:height="0.0819in" svg:x="2.7776in" svg:y="0.2181in" svg:viewBox="0 0 121 209" svg:d="M59 8c1 0 1-3 1-4 0-2-1-4-5-4-6 0-30 2-38 2-1 0-6 2-6 8 0 4 5 4 7 4 14 0 14 3 14 4 0 2-2 14-4 22l-6 26c-4 11-20 76-20 79-2 7-2 11-2 16 0 29 19 48 44 48 36 0 77-41 77-84 0-35-25-51-45-51-16 0-29 10-38 17zM44 200c-14 0-22-12-22-30 0-10 2-21 9-55 3-5 3-6 9-12 10-13 25-19 34-19 12 0 23 8 23 29 0 11-7 42-15 59-8 14-22 28-38 28z"><text:p/></draw:path><draw:path draw:style-name="gr684" draw:text-style-name="P18" svg:width="0.0303in" svg:height="0.1157in" svg:x="2.8366in" svg:y="0.211in" svg:viewBox="0 0 78 295" svg:d="M6 0c-2 0-6 0-6 4 0 1 1 2 2 3 27 24 54 64 54 141 0 61-19 109-50 138-6 4-6 4-6 7 0 1 1 2 4 2s32-19 51-56c15-24 23-57 23-91 0-41-13-107-72-148z"><text:p/></draw:path><draw:path draw:style-name="gr685" draw:text-style-name="P18" svg:width="0.0421in" svg:height="0.0772in" svg:x="2.4732in" svg:y="0.3516in" svg:viewBox="0 0 108 197" svg:d="M67 8c0-8-1-8-8-8-19 18-47 19-59 19v11c7 0 26 0 43-8v151c0 9 0 13-30 13h-11v11c5 0 42-1 53-1 10 0 47 1 53 1v-11h-11c-30 0-30-4-30-13z"><text:p/></draw:path><draw:path draw:style-name="gr686" draw:text-style-name="P18" svg:width="0.1102in" svg:height="0.1106in" svg:x="2.935in" svg:y="0.2882in" svg:viewBox="0 0 281 282" svg:d="M150 150h118c6 0 13 0 13-8 0-10-7-10-13-10h-118v-118c0-7 0-14-8-14-10 0-10 7-10 14v118h-118c-7 0-14 0-14 10 0 8 7 8 14 8h118v118c0 6 0 14 10 14 8 0 8-8 8-14z"><text:p/></draw:path><draw:path draw:style-name="gr687" draw:text-style-name="P18" svg:width="0.1102in" svg:height="0.1134in" svg:x="3.1012in" svg:y="0.2717in" svg:viewBox="0 0 281 289" svg:d="M281 11c0-3 0-4 0-7 0-4-1-4-10-4h-179c-9 0-10 0-13 8l-24 76c0 2 0 5 0 6s0 5 5 5c4 0 5-3 5-4 17-50 38-78 104-78h69l-236 264c0 1-2 7-2 9 0 3 2 3 11 3h183c10 0 11 0 14-8l30-94c0-2 2-5 2-7 0-1-2-5-6-5s-5 3-7 11c-18 58-39 89-111 89h-73z"><text:p/></draw:path><draw:path draw:style-name="gr688" draw:text-style-name="P18" svg:width="0.0539in" svg:height="0.0795in" svg:x="3.2114in" svg:y="0.3327in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689" draw:text-style-name="P18" svg:width="0.0768in" svg:height="0.1134in" svg:x="3.2854in" svg:y="0.2717in" svg:viewBox="0 0 196 289" svg:d="M144 32c4-15 5-19 38-19 11 0 14 0 14-8 0-5-4-5-6-5-12 0-44 1-56 1-13 0-44-1-56-1-4 0-8 0-8 8 0 5 3 5 10 5 18 0 30 0 30 9 0 1 0 2-1 6l-57 229c-4 14-5 19-39 19-9 0-13 0-13 8 0 5 5 5 7 5 11 0 43-1 54-1 13 0 45 1 58 1 3 0 8 0 8-8 0-5-3-5-13-5-7 0-10 0-18 0-8-1-11-4-11-8s1-6 3-10z"><text:p/></draw:path><draw:path draw:style-name="gr690" draw:text-style-name="P18" svg:width="0.0303in" svg:height="0.1157in" svg:x="3.3791in" svg:y="0.211in" svg:viewBox="0 0 78 295" svg:d="M72 0c-56 40-72 103-72 148 0 42 12 106 72 147 2 0 6 0 6-2 0-3-1-3-4-5-39-36-54-86-54-140 0-80 30-119 56-141 1-1 2-2 2-3 0-4-4-4-6-4z"><text:p/></draw:path><draw:path draw:style-name="gr691" draw:text-style-name="P18" svg:width="0.05in" svg:height="0.0524in" svg:x="3.4248in" svg:y="0.2472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692" draw:text-style-name="P18" svg:width="0.0591in" svg:height="0.0524in" svg:x="3.4839in" svg:y="0.2472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693" draw:text-style-name="P18" svg:width="0.026in" svg:height="0.0819in" svg:x="3.5563in" svg:y="0.2181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694" draw:text-style-name="P18" svg:width="0.035in" svg:height="0.078in" svg:x="3.5969in" svg:y="0.2217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695" draw:text-style-name="P18" svg:width="0.0472in" svg:height="0.0819in" svg:x="3.6465in" svg:y="0.2181in" svg:viewBox="0 0 121 209" svg:d="M59 8c1 0 1-3 1-4 0-2-1-4-5-4-6 0-30 2-38 2-3 0-6 2-6 8 0 4 3 4 7 4 14 0 14 3 14 4 0 2-2 14-4 22l-6 26c-4 11-20 76-20 79-2 7-2 11-2 16 0 29 19 48 44 48 36 0 77-41 77-84 0-35-25-51-45-51-16 0-29 10-38 17zM44 200c-14 0-22-12-22-30 0-10 2-21 9-55 3-5 3-6 9-12 10-13 25-19 34-19 12 0 23 8 23 29 0 11-7 42-15 59-8 14-22 28-38 28z"><text:p/></draw:path><draw:path draw:style-name="gr696" draw:text-style-name="P18" svg:width="0.0303in" svg:height="0.1157in" svg:x="3.7055in" svg:y="0.211in" svg:viewBox="0 0 78 295" svg:d="M6 0c-2 0-6 0-6 4 0 1 1 2 2 3 27 24 54 64 54 141 0 61-19 109-50 138-6 4-6 4-6 7 0 1 1 2 4 2s32-19 51-56c15-24 23-57 23-91 0-41-13-107-72-148z"><text:p/></draw:path><draw:path draw:style-name="gr697" draw:text-style-name="P18" svg:width="0.0421in" svg:height="0.0772in" svg:x="3.3654in" svg:y="0.3516in" svg:viewBox="0 0 108 197" svg:d="M67 8c0-8-1-8-8-8-19 18-47 19-59 19v11c7 0 26 0 43-8v151c0 9 0 13-30 13h-11v11c5 0 42-1 53-1 10 0 47 1 53 1v-11h-11c-30 0-30-4-30-13z"><text:p/></draw:path></draw:g></text:p>
      <text:p text:style-name="P13"/>
      <text:p text:style-name="P16">To calculate the thru impedance in series impedance mode</text:p>
      <text:p text:style-name="P16"><text:soft-page-break/></text:p>
      <text:p text:style-name="P16"><draw:g text:anchor-type="as-char" svg:y="-0.2862in" draw:z-index="32" draw:style-name="gr1"><svg:title>TexMaths</svg:title><svg:desc>12§display§Z_{series} = 
\frac{V_1^{(calib)} - Z_2 \left(I_2 - S_2 &lt;\mbox{\# averages}&gt;\right)}
{G_2 \left(I_2 - S_2 &lt;\mbox{\# averages}&gt;\right)}§svg§600§FALSE§</svg:desc><draw:polygon draw:style-name="gr698" draw:text-style-name="P17" svg:width="3.5217in" svg:height="0.4409in" svg:x="0in" svg:y="0in" svg:viewBox="0 0 8946 1121" draw:points="4473,1121 0,1121 0,0 8946,0 8946,1121"><text:p/></draw:polygon><draw:path draw:style-name="gr699" draw:text-style-name="P18" svg:width="0.1102in" svg:height="0.1134in" svg:x="0.0094in" svg:y="0.172in" svg:viewBox="0 0 281 289" svg:d="M281 11c0-3 0-4 0-7 0-4-1-4-10-4h-179c-9 0-10 0-13 8l-24 76c0 2 0 5 0 6s0 5 5 5c4 0 5-3 5-4 17-50 38-78 104-78h69l-236 264c0 1-2 7-2 7 0 5 2 5 11 5h183c10 0 11 0 14-8l30-94c0-2 2-5 2-7 0-1-2-5-6-5s-5 3-7 11c-18 58-39 89-111 89h-73z"><text:p/></draw:path><draw:path draw:style-name="gr700" draw:text-style-name="P18" svg:width="0.0465in" svg:height="0.0524in" svg:x="0.122in" svg:y="0.2594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701" draw:text-style-name="P18" svg:width="0.0496in" svg:height="0.0524in" svg:x="0.1839in" svg:y="0.2594in" svg:viewBox="0 0 127 134" svg:d="M47 64c8 0 32-2 48-8 21-7 26-20 26-30 0-16-17-26-37-26-36 0-84 26-84 78 0 30 19 56 54 56 49 0 73-30 73-33s-2-6-5-6c-2 0-2 1-4 3-24 28-58 28-64 28-18 0-30-12-30-36 0-5 0-11 4-26zM31 55c11-43 45-47 53-47 13 0 24 6 24 18 0 29-50 29-62 29z"><text:p/></draw:path><draw:path draw:style-name="gr702" draw:text-style-name="P18" svg:width="0.0539in" svg:height="0.0524in" svg:x="0.2449in" svg:y="0.2594in" svg:viewBox="0 0 138 134" svg:d="M55 71c1-1 9-29 9-30 1-3 9-17 19-24 2-3 11-9 24-9 2 0 11 0 15 4-9 4-13 11-13 17 0 7 6 12 13 12 6 0 16-6 16-19 0-15-16-22-31-22-16 0-29 7-42 22-5-20-24-22-30-22-12 0-19 7-24 16-7 10-11 28-11 30 0 3 4 3 5 3 5 0 5-1 7-8 5-19 10-33 22-33 7 0 9 6 9 15 0 6-2 17-5 25-2 7-4 20-7 26l-9 39c0 3-3 11-3 12 0 7 6 9 11 9 4 0 10-2 12-8 1-2 4-16 6-23z"><text:p/></draw:path><draw:path draw:style-name="gr703" draw:text-style-name="P18" svg:width="0.035in" svg:height="0.078in" svg:x="0.3094in" svg:y="0.2335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704" draw:text-style-name="P18" svg:width="0.0496in" svg:height="0.0524in" svg:x="0.3591in" svg:y="0.2594in" svg:viewBox="0 0 127 134" svg:d="M47 64c8 0 32-2 48-8 21-7 26-20 26-30 0-16-17-26-37-26-36 0-84 26-84 78 0 30 19 56 54 56 49 0 73-30 73-33s-2-6-5-6c-2 0-2 1-4 3-24 28-58 28-64 28-18 0-30-12-30-36 0-5 0-11 4-26zM31 55c11-43 45-47 53-47 13 0 24 6 24 18 0 29-50 29-62 29z"><text:p/></draw:path><draw:path draw:style-name="gr705" draw:text-style-name="P18" svg:width="0.0465in" svg:height="0.0524in" svg:x="0.4224in" svg:y="0.2594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706" draw:text-style-name="P18" svg:width="0.1102in" svg:height="0.039in" svg:x="0.5406in" svg:y="0.2248in" svg:viewBox="0 0 281 100" svg:d="M266 17c8 0 15 0 15-9 0-8-7-8-13-8h-254c-7 0-14 0-14 8 0 9 7 9 14 9zM268 100c6 0 13 0 13-9 0-8-7-8-15-8h-252c-7 0-14 0-14 8 0 9 7 9 14 9z"><text:p/></draw:path><draw:path draw:style-name="gr707" draw:text-style-name="P18" svg:width="0.1181in" svg:height="0.1173in" svg:x="0.7358in" svg:y="0.0602in" svg:viewBox="0 0 301 299" svg:d="M242 48c21-32 39-34 54-35 5-1 5-7 5-8 0-3-1-5-5-5-10 0-24 1-34 1-15 0-29-1-42-1-3 0-9 0-9 7 0 5 4 6 7 6 11 1 20 5 20 13s-6 17-6 17l-130 207-29-224c0-8 10-13 29-13 6 0 11 0 11-8 0-4-4-5-6-5-18 0-36 1-53 1-8 0-16 0-23 0-8 0-15-1-24-1-2 0-7 0-7 7 0 6 4 6 11 6 24 0 24 4 25 15l34 261c1 7 2 10 8 10s8-3 11-9z"><text:p/></draw:path><draw:path draw:style-name="gr708" draw:text-style-name="P18" svg:width="0.0303in" svg:height="0.1157in" svg:x="0.8736in" svg:y="0in" svg:viewBox="0 0 78 295" svg:d="M72 0c-56 40-72 103-72 148 0 42 12 106 72 147 2 0 6 0 6-2 0-3-1-4-4-5-39-36-54-86-54-140 0-80 30-119 56-141 1-1 2-2 2-3 0-4-4-4-6-4z"><text:p/></draw:path><draw:path draw:style-name="gr709" draw:text-style-name="P18" svg:width="0.05in" svg:height="0.0524in" svg:x="0.9193in" svg:y="0.0358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710" draw:text-style-name="P18" svg:width="0.0591in" svg:height="0.0524in" svg:x="0.9783in" svg:y="0.0358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711" draw:text-style-name="P18" svg:width="0.026in" svg:height="0.0819in" svg:x="1.0508in" svg:y="0.0067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712" draw:text-style-name="P18" svg:width="0.035in" svg:height="0.078in" svg:x="1.0913in" svg:y="0.0102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713" draw:text-style-name="P18" svg:width="0.0472in" svg:height="0.0819in" svg:x="1.1406in" svg:y="0.0067in" svg:viewBox="0 0 121 209" svg:d="M59 8c1 0 1-3 1-4 0-2-1-4-5-4-6 0-30 2-38 2-1 0-6 2-6 8 0 4 5 4 7 4 14 0 14 3 14 4 0 2-2 14-4 22l-6 26c-4 11-20 76-20 79-2 7-2 11-2 16 0 29 19 48 44 48 36 0 77-41 77-84 0-35-25-51-45-51-16 0-29 10-38 17zM44 200c-14 0-22-12-22-30 0-10 2-21 10-55 2-5 2-6 8-12 10-13 25-19 34-19 12 0 23 8 23 29 0 11-7 42-15 59-8 14-22 28-38 28z"><text:p/></draw:path><draw:path draw:style-name="gr714" draw:text-style-name="P18" svg:width="0.0303in" svg:height="0.1157in" svg:x="1.2in" svg:y="0in" svg:viewBox="0 0 78 295" svg:d="M6 0c-2 0-6 0-6 4 0 1 1 2 2 3 27 24 54 64 54 141 0 61-19 109-50 136-6 6-6 6-6 9 0 1 1 2 4 2s32-19 51-56c15-24 23-57 23-91 0-41-13-107-72-148z"><text:p/></draw:path><draw:path draw:style-name="gr715" draw:text-style-name="P18" svg:width="0.0421in" svg:height="0.0772in" svg:x="0.8362in" svg:y="0.1402in" svg:viewBox="0 0 108 197" svg:d="M67 8c0-8-1-8-8-8-19 18-47 19-59 19v11c7 0 26 0 43-8v151c0 9 0 13-30 13h-11v11c5 0 42-1 53-1 10 0 47 1 53 1v-11h-11c-30 0-30-4-30-13z"><text:p/></draw:path><draw:path draw:style-name="gr716" draw:text-style-name="P18" svg:width="0.1012in" svg:height="0.0067in" svg:x="1.3024in" svg:y="0.1283in" svg:viewBox="0 0 258 18" svg:d="M244 18c7 0 14 0 14-10 0-8-7-8-14-8h-230c-7 0-14 0-14 8 0 10 7 10 14 10z"><text:p/></draw:path><draw:path draw:style-name="gr717" draw:text-style-name="P18" svg:width="0.1102in" svg:height="0.1134in" svg:x="1.4642in" svg:y="0.0602in" svg:viewBox="0 0 281 289" svg:d="M281 11c0-3 0-4 0-7 0-4-1-4-10-4h-179c-9 0-10 0-13 8l-24 76c0 2 0 5 0 6s0 5 5 5c4 0 5-3 5-4 17-50 38-78 104-78h69l-236 264c0 1-2 7-2 7 0 5 2 5 11 5h183c10 0 11 0 14-8l30-94c0-2 2-5 2-7 0-1-2-5-6-5s-5 3-7 11c-18 58-39 89-111 89h-73z"><text:p/></draw:path><draw:path draw:style-name="gr718" draw:text-style-name="P18" svg:width="0.0516in" svg:height="0.0772in" svg:x="1.5748in" svg:y="0.121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719" draw:text-style-name="P18" svg:width="0.0382in" svg:height="0.1657in" svg:x="1.6866in" svg:y="0.0484in" svg:viewBox="0 0 98 422" svg:d="M98 419c0-1 0-3-7-10-53-53-66-133-66-198 0-73 16-146 69-199 4-5 4-6 4-8 0-3-1-4-4-4-4 0-42 29-68 83-21 45-26 92-26 128 0 34 5 84 28 132 26 52 62 79 66 79 3 0 4-1 4-3z"><text:p/></draw:path><draw:path draw:style-name="gr720" draw:text-style-name="P18" svg:width="0.0768in" svg:height="0.1134in" svg:x="1.7402in" svg:y="0.0602in" svg:viewBox="0 0 196 289" svg:d="M144 32c4-15 5-19 38-19 11 0 14 0 14-8 0-5-4-5-6-5-12 0-44 1-56 1-13 0-44-1-56-1-4 0-8 0-8 8 0 5 3 5 10 5 18 0 30 0 30 9 0 1 0 2-1 6l-57 229c-4 14-5 19-39 19-9 0-13 0-13 8 0 5 5 5 7 5 11 0 43-1 54-1 13 0 45 1 58 1 3 0 8 0 8-8 0-5-3-5-13-5-7 0-10 0-18 0-8-1-11-4-11-8s1-6 3-10z"><text:p/></draw:path><draw:path draw:style-name="gr721" draw:text-style-name="P18" svg:width="0.0516in" svg:height="0.0772in" svg:x="1.815in" svg:y="0.121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722" draw:text-style-name="P18" svg:width="0.1012in" svg:height="0.0067in" svg:x="1.9327in" svg:y="0.1283in" svg:viewBox="0 0 258 18" svg:d="M244 18c7 0 14 0 14-10 0-8-7-8-14-8h-230c-7 0-14 0-14 8 0 10 7 10 14 10z"><text:p/></draw:path><draw:path draw:style-name="gr723" draw:text-style-name="P18" svg:width="0.0988in" svg:height="0.1205in" svg:x="2.0937in" svg:y="0.0563in" svg:viewBox="0 0 252 307" svg:d="M252 4c0-2-1-4-5-4-3 0-3 0-8 7l-21 24c-10-20-33-31-61-31-54 0-103 49-103 100 0 34 22 54 43 61l46 11c15 3 38 10 38 45 0 37-35 77-75 77-27 0-75-10-75-61 0-10 3-21 3-23 1-1 1-2 1-2 0-5-4-5-5-5-2 0-4 0-5 1s-25 98-25 100 2 3 5 3c2 0 2 0 7-6l20-24c18 24 47 30 72 30 58 0 108-55 108-108 0-29-14-43-21-49-10-11-16-12-54-22-9-2-24-7-28-7-11-3-25-17-25-39 0-34 34-70 73-70 36 0 61 18 61 66 0 13-1 20-1 23 0 1 0 5 5 5 4 0 5-3 6-9z"><text:p/></draw:path><draw:path draw:style-name="gr724" draw:text-style-name="P18" svg:width="0.0516in" svg:height="0.0772in" svg:x="2.1945in" svg:y="0.121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725" draw:text-style-name="P18" svg:width="0.1012in" svg:height="0.0965in" svg:x="2.3213in" svg:y="0.0839in" svg:viewBox="0 0 258 246" svg:d="M251 18c5-2 7-5 7-10 0-4-4-8-7-8s-4 0-9 2l-235 111c-5 2-7 5-7 9 0 5 2 8 7 10l235 110c5 4 6 4 9 4s7-4 7-8c0-5-2-8-7-10l-222-106z"><text:p/></draw:path><draw:path draw:style-name="gr726" draw:text-style-name="P18" svg:width="0.1197in" svg:height="0.1476in" svg:x="2.4921in" svg:y="0.0583in" svg:viewBox="0 0 305 376" svg:d="M196 238h94c6 0 15 0 15-10 0-8-9-8-15-8h-90l18-64h72c6 0 15 0 15-10 0-8-9-8-15-8h-67l34-121c0-1 0-6 0-9 0-4-4-8-7-8-8 0-9 6-10 11l-35 127h-79l34-121c0-1 1-6 1-9 0-4-5-8-9-8-6 0-8 6-9 11l-35 127h-94c-7 0-14 0-14 8 0 10 7 10 14 10h89l-17 64h-72c-7 0-14 0-14 8 0 10 7 10 14 10h68l-33 121c-1 1-2 7-2 7 0 5 3 10 8 10 7 0 9-6 10-10l33-128h81l-33 121c-1 1-2 7-2 7 0 5 4 10 8 10 8 0 9-6 9-10zM103 220l18-64h79l-16 64z"><text:p/></draw:path><draw:path draw:style-name="gr727" draw:text-style-name="P18" svg:width="0.0748in" svg:height="0.076in" svg:x="2.6831in" svg:y="0.0988in" svg:viewBox="0 0 191 194" svg:d="M122 157c3 18 15 35 34 35 10 0 35-6 35-41v-23h-11v23c0 25-10 29-14 29-15 0-16-19-16-22v-85c0-18 0-33-16-50-16-16-37-23-57-23-36 0-65 20-65 48 0 12 10 20 19 20 12 0 19-8 19-20 0-5-1-19-20-19 11-15 31-19 46-19 20 0 44 16 44 54v15c-22 1-50 3-78 15-31 14-42 37-42 56 0 35 41 44 68 44 28 0 47-16 54-37zM120 89v42c0 39-30 54-49 54-21 0-39-15-39-36 0-23 18-59 88-60z"><text:p/></draw:path><draw:path draw:style-name="gr728" draw:text-style-name="P18" svg:width="0.0815in" svg:height="0.0732in" svg:x="2.7579in" svg:y="0.1016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729" draw:text-style-name="P18" svg:width="0.0642in" svg:height="0.076in" svg:x="2.8425in" svg:y="0.0988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730" draw:text-style-name="P18" svg:width="0.0559in" svg:height="0.0732in" svg:x="2.9165in" svg:y="0.1004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731" draw:text-style-name="P18" svg:width="0.0748in" svg:height="0.076in" svg:x="2.9839in" svg:y="0.0988in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732" draw:text-style-name="P18" svg:width="0.076in" svg:height="0.1098in" svg:x="3.0642in" svg:y="0.098in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733" draw:text-style-name="P18" svg:width="0.0642in" svg:height="0.076in" svg:x="3.1472in" svg:y="0.0988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734" draw:text-style-name="P18" svg:width="0.0543in" svg:height="0.076in" svg:x="3.2217in" svg:y="0.0988in" svg:viewBox="0 0 139 194" svg:d="M74 108c10 1 44 8 44 38 0 22-15 39-48 39-35 0-51-24-58-60-1-5-2-7-6-7-6 0-6 3-6 10v57c0 7 0 9 5 9 2 0 2 0 11-8 1-1 1-1 8-10 18 18 37 18 46 18 49 0 69-28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735" draw:text-style-name="P18" svg:width="0.1012in" svg:height="0.0965in" svg:x="3.3417in" svg:y="0.0839in" svg:viewBox="0 0 258 246" svg:d="M251 132c5-2 7-5 7-10 0-4-2-7-7-9l-234-111c-6-2-7-2-9-2-4 0-8 4-8 8s2 6 7 10l223 104-223 106c-5 2-7 5-7 10 0 4 4 8 8 8 2 0 3 0 9-4z"><text:p/></draw:path><draw:path draw:style-name="gr736" draw:text-style-name="P18" svg:width="0.0382in" svg:height="0.1657in" svg:x="3.4665in" svg:y="0.0484in" svg:viewBox="0 0 98 422" svg:d="M98 211c0-32-4-84-27-132-25-51-63-79-67-79-2 0-4 2-4 4s0 3 7 10c43 41 67 108 67 197 0 72-15 147-68 199-6 6-6 8-6 9 0 2 2 3 4 3 4 0 43-28 68-82 22-46 26-93 26-129z"><text:p/></draw:path><draw:polygon draw:style-name="gr737" draw:text-style-name="P18" svg:width="2.7953in" svg:height="0.0067in" svg:x="0.7264in" svg:y="0.2402in" svg:viewBox="0 0 7101 18" draw:points="3551,18 0,18 0,0 7101,0 7101,18"><text:p/></draw:polygon><draw:path draw:style-name="gr738" draw:text-style-name="P18" svg:width="0.1177in" svg:height="0.1205in" svg:x="1.0902in" svg:y="0.2827in" svg:viewBox="0 0 300 307" svg:d="M300 4c0-2 0-4-5-4 0 0-1 0-6 5l-29 32c-3-6-24-37-70-37-95 0-190 94-190 192 0 67 47 115 115 115 19 0 39-3 53-9 22-9 30-18 37-27 4 11 15 27 19 27 3 0 4-2 4-3 0 0 5-15 6-24l8-33c2-8 5-15 5-22 5-19 6-20 30-20 3 0 7 0 7-9 0-2-2-5-6-5-9 0-34 3-44 3-13 0-46-3-59-3-5 0-9 0-9 9 0 5 3 5 13 5 0 0 12 0 21 1 12 1 14 2 14 7s-5 24-9 38c-12 47-67 52-81 52-41 0-86-23-86-89 0-12 5-83 50-137 22-28 63-55 105-55 43 0 69 33 69 82 0 17-2 18-2 21 0 5 4 5 6 5 5 0 5-1 8-8z"><text:p/></draw:path><draw:path draw:style-name="gr739" draw:text-style-name="P18" svg:width="0.0516in" svg:height="0.0772in" svg:x="1.2197in" svg:y="0.347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740" draw:text-style-name="P18" svg:width="0.0382in" svg:height="0.1657in" svg:x="1.3311in" svg:y="0.2752in" svg:viewBox="0 0 98 422" svg:d="M98 419c0-1 0-3-7-10-53-53-66-133-66-198 0-73 16-146 69-199 4-5 4-6 4-8 0-3-1-4-4-4-4 0-42 29-68 83-21 45-26 92-26 128 0 34 5 84 28 132 26 52 62 79 66 79 3 0 4-1 4-3z"><text:p/></draw:path><draw:path draw:style-name="gr741" draw:text-style-name="P18" svg:width="0.0768in" svg:height="0.1134in" svg:x="1.3846in" svg:y="0.2858in" svg:viewBox="0 0 196 289" svg:d="M144 32c4-15 5-19 38-19 11 0 14 0 14-8 0-5-4-5-6-5-12 0-44 1-56 1-13 0-44-1-56-1-4 0-8 0-8 8 0 5 3 5 10 5 18 0 30 0 30 9 0 1 0 2-1 6l-57 229c-4 14-5 19-39 19-9 0-13 0-13 8 0 5 5 5 7 5 11 0 43-1 54-1 13 0 45 1 58 1 3 0 8 0 8-8 0-5-3-5-13-5-7 0-10 0-18 0-8-1-11-4-11-8s1-6 3-10z"><text:p/></draw:path><draw:path draw:style-name="gr742" draw:text-style-name="P18" svg:width="0.0516in" svg:height="0.0772in" svg:x="1.4598in" svg:y="0.347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743" draw:text-style-name="P18" svg:width="0.1012in" svg:height="0.0067in" svg:x="1.5772in" svg:y="0.3543in" svg:viewBox="0 0 258 18" svg:d="M244 18c7 0 14 0 14-10 0-8-7-8-14-8h-230c-7 0-14 0-14 8 0 10 7 10 14 10z"><text:p/></draw:path><draw:path draw:style-name="gr744" draw:text-style-name="P18" svg:width="0.0988in" svg:height="0.1205in" svg:x="1.7378in" svg:y="0.2827in" svg:viewBox="0 0 252 307" svg:d="M252 4c0-2-1-4-5-4-3 0-3 0-8 7l-21 24c-10-20-33-31-61-31-54 0-103 49-103 100 0 34 22 54 43 61l46 11c15 3 38 10 38 45 0 37-35 77-75 77-27 0-75-10-75-61 0-10 3-21 3-23 1-1 1-2 1-2 0-5-4-5-5-5-2 0-4 0-5 1s-25 98-25 100 2 3 5 3c2 0 2 0 7-6l20-24c18 24 47 30 72 30 58 0 108-55 108-108 0-29-14-43-21-49-10-11-16-12-54-22-9-2-24-7-28-7-11-3-25-17-25-39 0-34 34-70 73-70 36 0 61 18 61 66 0 13-1 20-1 23 0 1 0 5 5 5 4 0 5-3 6-9z"><text:p/></draw:path><draw:path draw:style-name="gr745" draw:text-style-name="P18" svg:width="0.0516in" svg:height="0.0772in" svg:x="1.8386in" svg:y="0.347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746" draw:text-style-name="P18" svg:width="0.1012in" svg:height="0.0965in" svg:x="1.9657in" svg:y="0.3098in" svg:viewBox="0 0 258 246" svg:d="M251 18c5-2 7-5 7-10 0-4-4-8-7-8s-4 0-9 2l-235 111c-3 2-7 5-7 9 0 5 4 8 7 10l235 110c5 4 6 4 9 4s7-4 7-8c0-5-2-8-7-10l-222-106z"><text:p/></draw:path><draw:path draw:style-name="gr747" draw:text-style-name="P18" svg:width="0.1197in" svg:height="0.1476in" svg:x="2.1362in" svg:y="0.2846in" svg:viewBox="0 0 305 376" svg:d="M196 238h94c6 0 15 0 15-10 0-8-9-8-15-8h-90l18-64h72c6 0 15 0 15-10 0-8-9-8-15-8h-67l34-121c0-1 0-6 0-9 0-4-4-8-7-8-8 0-9 6-10 11l-35 127h-79l34-121c0-1 1-6 1-9 0-4-4-8-9-8-6 0-8 6-9 11l-35 127h-94c-7 0-14 0-14 8 0 10 7 10 14 10h89l-17 64h-72c-7 0-14 0-14 8 0 10 7 10 14 10h68l-33 121c-1 1-2 7-2 7 0 5 3 10 8 10 7 0 9-6 10-10l33-128h81l-33 121c-1 1-2 7-2 7 0 5 4 10 8 10 8 0 9-6 9-10zM103 220l18-64h79l-16 64z"><text:p/></draw:path><draw:path draw:style-name="gr748" draw:text-style-name="P18" svg:width="0.0748in" svg:height="0.076in" svg:x="2.328in" svg:y="0.3252in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749" draw:text-style-name="P18" svg:width="0.0815in" svg:height="0.0732in" svg:x="2.4028in" svg:y="0.328in" svg:viewBox="0 0 208 187" svg:d="M168 41c4-10 12-28 40-28v-13c-10 1-23 1-33 1-9 0-29-1-37-1v13c17 0 22 10 22 18 0 5-2 5-4 10l-43 109-48-119c-1-5-1-6-1-7 0-11 15-11 24-11v-13c-14 0-38 1-47 1-11 0-29 0-41-1v13c26 0 29 3 34 16l61 151c3 5 3 7 8 7 6 0 9-3 10-7z"><text:p/></draw:path><draw:path draw:style-name="gr750" draw:text-style-name="P18" svg:width="0.0642in" svg:height="0.076in" svg:x="2.4874in" svg:y="0.3252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751" draw:text-style-name="P18" svg:width="0.0559in" svg:height="0.0732in" svg:x="2.561in" svg:y="0.3256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752" draw:text-style-name="P18" svg:width="0.0748in" svg:height="0.076in" svg:x="2.628in" svg:y="0.3252in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753" draw:text-style-name="P18" svg:width="0.076in" svg:height="0.1098in" svg:x="2.7087in" svg:y="0.324in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754" draw:text-style-name="P18" svg:width="0.0642in" svg:height="0.076in" svg:x="2.7917in" svg:y="0.3252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755" draw:text-style-name="P18" svg:width="0.0543in" svg:height="0.076in" svg:x="2.8665in" svg:y="0.3252in" svg:viewBox="0 0 139 194" svg:d="M74 108c10 1 44 8 44 38 0 22-15 39-48 39-35 0-51-24-58-60-1-5-2-7-6-7-6 0-6 3-6 10v57c0 7 0 9 5 9 2 0 2 0 11-8 1-1 1-1 8-10 18 18 37 18 46 18 49 0 69-28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756" draw:text-style-name="P18" svg:width="0.1012in" svg:height="0.0965in" svg:x="2.9866in" svg:y="0.3098in" svg:viewBox="0 0 258 246" svg:d="M251 132c5-2 7-5 7-10 0-4-2-7-7-9l-234-111c-6-2-7-2-9-2-4 0-8 4-8 8s2 6 7 10l223 104-223 106c-5 2-7 5-7 10 0 4 4 8 8 8 2 0 3 0 9-4z"><text:p/></draw:path><draw:path draw:style-name="gr757" draw:text-style-name="P18" svg:width="0.0382in" svg:height="0.1657in" svg:x="3.1114in" svg:y="0.2752in" svg:viewBox="0 0 98 422" svg:d="M98 211c0-32-4-84-27-132-25-51-63-79-67-79-2 0-4 2-4 4s0 3 7 10c43 41 67 108 67 197 0 72-15 147-68 199-6 6-6 8-6 9 0 2 2 3 4 3 4 0 43-28 68-82 22-46 26-93 26-129z"><text:p/></draw:path></draw:g></text:p>
      <text:p text:style-name="P16"/>
      <text:p text:style-name="P16">and the thru impedance in shunt mode</text:p>
      <text:p text:style-name="P16"/>
      <text:p text:style-name="P16"><draw:g text:anchor-type="as-char" svg:y="-0.2366in" draw:z-index="33" draw:style-name="gr1"><svg:title>TexMaths</svg:title><svg:desc>12§display§Z_{shunt} = 
\frac{Z_2 \left(I_2 - S_2 &lt;\mbox{\# averages}&gt;\right)}
{I_1^{(calib)}  - G_2 \left(I_2 - S_2 &lt;\mbox{\# averages}&gt;\right)}§svg§600§FALSE§</svg:desc><draw:polygon draw:style-name="gr758" draw:text-style-name="P17" svg:width="3.4791in" svg:height="0.4362in" svg:x="0in" svg:y="0in" svg:viewBox="0 0 8838 1109" draw:points="4420,1109 0,1109 0,0 8838,0 8838,1109"><text:p/></draw:polygon><draw:path draw:style-name="gr759" draw:text-style-name="P18" svg:width="0.1102in" svg:height="0.1134in" svg:x="0.0094in" svg:y="0.124in" svg:viewBox="0 0 281 289" svg:d="M281 11c0-3 0-4 0-7 0-4-1-4-10-4h-179c-9 0-10 0-13 8l-24 76c0 2 0 5 0 6s0 5 5 5c4 0 5-3 5-4 17-50 38-78 104-78h69l-236 264c0 1-2 7-2 9 0 3 2 3 11 3h183c10 0 11 0 14-8l30-94c0-2 2-5 2-7 0-1-2-5-6-5s-5 3-7 11c-18 58-39 89-111 89h-73z"><text:p/></draw:path><draw:path draw:style-name="gr760" draw:text-style-name="P18" svg:width="0.0465in" svg:height="0.0524in" svg:x="0.122in" svg:y="0.2106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761" draw:text-style-name="P18" svg:width="0.0634in" svg:height="0.0819in" svg:x="0.1846in" svg:y="0.1807in" svg:viewBox="0 0 162 209" svg:d="M71 8c0 0 1-3 1-4 0-2-1-4-5-4-6 0-31 2-38 2-3 0-6 2-6 8 0 4 3 4 8 4 13 0 13 3 13 4 0 2 0 4-1 7l-41 168c-2 5-2 6-2 6 0 5 4 10 11 10 2 0 8-1 11-9 1-1 4-12 4-18l9-26c1-5 3-16 5-20 2-11 2-12 8-21 10-15 24-31 47-31 18 0 18 13 18 19 0 19-13 52-18 64-3 8-4 12-4 17 0 15 12 25 28 25 30 0 43-41 43-46 0-3-4-3-5-3-5 0-5 1-6 4-6 24-19 36-31 36-7 0-7-3-7-10 0-6 1-10 6-24 3-10 17-40 17-58 0-5 0-17-12-24-5-5-14-10-27-10-23 0-37 14-49 26z"><text:p/></draw:path><draw:path draw:style-name="gr762" draw:text-style-name="P18" svg:width="0.0677in" svg:height="0.0524in" svg:x="0.2594in" svg:y="0.210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763" draw:text-style-name="P18" svg:width="0.0709in" svg:height="0.0524in" svg:x="0.3378in" svg:y="0.210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764" draw:text-style-name="P18" svg:width="0.0394in" svg:height="0.0736in" svg:x="0.4189in" svg:y="0.189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765" draw:text-style-name="P18" svg:width="0.1102in" svg:height="0.039in" svg:x="0.5283in" svg:y="0.1756in" svg:viewBox="0 0 281 100" svg:d="M266 17c8 0 15 0 15-9 0-8-7-8-13-8h-254c-7 0-14 0-14 8 0 9 7 9 14 9zM268 100c6 0 13 0 13-9 0-8-7-8-15-8h-252c-7 0-14 0-14 8 0 9 7 9 14 9z"><text:p/></draw:path><draw:path draw:style-name="gr766" draw:text-style-name="P18" svg:width="0.1102in" svg:height="0.1134in" svg:x="1.0724in" svg:y="0.0106in" svg:viewBox="0 0 281 289" svg:d="M281 11c0-3 0-4 0-7 0-4-1-4-10-4h-179c-10 0-10 0-13 8l-24 76c0 2 0 5 0 6s0 5 5 5c4 0 5-3 5-4 17-50 38-78 104-78h69l-236 264c0 1-2 7-2 9 0 3 2 3 11 3h183c10 0 11 0 14-8l30-94c0-2 2-5 2-7 0-1-2-5-6-5s-5 3-7 11c-18 58-39 89-111 89h-73z"><text:p/></draw:path><draw:path draw:style-name="gr767" draw:text-style-name="P18" svg:width="0.0516in" svg:height="0.0772in" svg:x="1.1839in" svg:y="0.07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768" draw:text-style-name="P18" svg:width="0.0382in" svg:height="0.1661in" svg:x="1.2949in" svg:y="0in" svg:viewBox="0 0 98 423" svg:d="M98 419c0-1 0-2-7-10-53-52-66-133-66-198 0-73 16-146 69-199 4-5 4-6 4-8 0-3-1-4-4-4-4 0-42 29-68 83-21 45-26 92-26 128 0 34 5 84 28 132 26 53 62 80 66 80 3 0 4-2 4-4z"><text:p/></draw:path><draw:path draw:style-name="gr769" draw:text-style-name="P18" svg:width="0.0768in" svg:height="0.1134in" svg:x="1.3484in" svg:y="0.0106in" svg:viewBox="0 0 196 289" svg:d="M144 32c4-15 5-19 38-19 11 0 14 0 14-8 0-5-4-5-6-5-12 0-44 1-56 1-13 0-44-1-56-1-4 0-8 0-8 8 0 5 3 5 10 5 18 0 30 0 30 9 0 1 0 2-1 6l-57 229c-4 14-5 19-39 19-9 0-13 0-13 8 0 5 5 5 7 5 11 0 43-1 54-1 13 0 45 1 58 1 3 0 8 0 8-8 0-5-3-5-13-5-7 0-10 0-18 0-8-1-11-4-11-8s1-6 3-10z"><text:p/></draw:path><draw:path draw:style-name="gr770" draw:text-style-name="P18" svg:width="0.0516in" svg:height="0.0772in" svg:x="1.4236in" svg:y="0.07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771" draw:text-style-name="P18" svg:width="0.1012in" svg:height="0.0067in" svg:x="1.5409in" svg:y="0.0799in" svg:viewBox="0 0 258 18" svg:d="M244 18c7 0 14 0 14-10 0-8-7-8-14-8h-230c-7 0-14 0-14 8 0 10 7 10 14 10z"><text:p/></draw:path><draw:path draw:style-name="gr772" draw:text-style-name="P18" svg:width="0.0988in" svg:height="0.1205in" svg:x="1.7016in" svg:y="0.0075in" svg:viewBox="0 0 252 307" svg:d="M252 4c0-2-1-4-5-4-3 0-3 0-8 7l-21 24c-10-20-33-31-61-31-54 0-103 49-103 100 0 34 22 54 43 61l46 11c15 3 38 10 38 45 0 37-35 78-75 78-27 0-75-9-75-62 0-10 3-21 3-23 1-1 1-2 1-2 0-5-4-5-5-5-2 0-4 0-5 1s-25 98-25 100 2 3 5 3c2 0 2 0 7-6l20-24c18 24 47 30 72 30 58 0 108-55 108-108 0-29-14-43-21-49-10-11-16-12-54-22-9-2-24-7-28-7-11-3-25-17-25-39 0-34 34-70 73-70 36 0 61 18 61 66 0 13-1 20-1 23 0 1 0 5 5 5 4 0 5-3 6-9z"><text:p/></draw:path><draw:path draw:style-name="gr773" draw:text-style-name="P18" svg:width="0.0516in" svg:height="0.0772in" svg:x="1.8024in" svg:y="0.07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774" draw:text-style-name="P18" svg:width="0.1012in" svg:height="0.0965in" svg:x="1.9299in" svg:y="0.0346in" svg:viewBox="0 0 258 246" svg:d="M251 18c5-2 7-5 7-10 0-4-4-8-7-8s-4 0-9 2l-235 111c-3 2-7 5-7 9 0 5 4 8 7 10l235 110c5 4 6 4 9 4s7-4 7-8c0-5-2-8-7-10l-222-106z"><text:p/></draw:path><draw:path draw:style-name="gr775" draw:text-style-name="P18" svg:width="0.1197in" svg:height="0.1476in" svg:x="2.1004in" svg:y="0.0098in" svg:viewBox="0 0 305 376" svg:d="M196 238h94c6 0 15 0 15-10 0-8-9-8-15-8h-90l18-64h72c6 0 15 0 15-10 0-8-9-8-15-8h-67l34-121c0-1 0-6 0-9 0-4-4-8-7-8-8 0-9 6-10 11l-35 127h-79l34-121c0-1 1-6 1-9 0-4-5-8-9-8-6 0-8 6-9 11l-35 127h-94c-7 0-14 0-14 8 0 10 7 10 14 10h89l-17 64h-72c-7 0-14 0-14 8 0 10 7 10 14 10h68l-33 121c-1 1-2 7-2 8 0 5 3 9 8 9 7 0 9-6 10-10l33-128h81l-33 121c-1 1-2 7-2 8 0 5 4 9 8 9 8 0 9-6 9-10zM103 220l18-64h79l-16 64z"><text:p/></draw:path><draw:path draw:style-name="gr776" draw:text-style-name="P18" svg:width="0.0748in" svg:height="0.076in" svg:x="2.2917in" svg:y="0.05in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777" draw:text-style-name="P18" svg:width="0.0815in" svg:height="0.0732in" svg:x="2.3665in" svg:y="0.0528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778" draw:text-style-name="P18" svg:width="0.0642in" svg:height="0.076in" svg:x="2.4512in" svg:y="0.05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779" draw:text-style-name="P18" svg:width="0.0559in" svg:height="0.0732in" svg:x="2.5248in" svg:y="0.0512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780" draw:text-style-name="P18" svg:width="0.0748in" svg:height="0.076in" svg:x="2.5921in" svg:y="0.05in" svg:viewBox="0 0 191 194" svg:d="M124 157c1 18 13 35 32 35 10 0 35-6 35-41v-23h-11v23c0 25-10 29-14 29-15 0-16-19-16-22v-85c0-18 0-33-16-50-16-16-37-23-57-23-36 0-65 20-65 48 0 12 10 20 19 20 13 0 19-8 19-20 0-5-1-19-20-19 11-15 31-19 46-19 20 0 44 16 44 54v15c-22 1-50 3-78 15-31 14-42 37-42 56 0 35 41 44 68 44 28 0 47-16 56-37zM120 89v42c0 39-30 54-49 54-21 0-39-15-39-36 0-23 18-59 88-60z"><text:p/></draw:path><draw:path draw:style-name="gr781" draw:text-style-name="P18" svg:width="0.076in" svg:height="0.1098in" svg:x="2.6732in" svg:y="0.0488in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782" draw:text-style-name="P18" svg:width="0.0642in" svg:height="0.076in" svg:x="2.7559in" svg:y="0.05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783" draw:text-style-name="P18" svg:width="0.0543in" svg:height="0.076in" svg:x="2.8303in" svg:y="0.05in" svg:viewBox="0 0 139 194" svg:d="M74 108c10 1 44 8 44 38 0 22-15 39-48 39-35 0-51-24-58-60-1-5-2-7-6-7-6 0-6 3-6 10v57c0 7 0 9 5 9 2 0 2 0 11-8 1-1 1-1 8-10 18 18 37 18 46 18 49 0 69-28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784" draw:text-style-name="P18" svg:width="0.1012in" svg:height="0.0965in" svg:x="2.9504in" svg:y="0.0346in" svg:viewBox="0 0 258 246" svg:d="M251 132c5-2 7-5 7-10 0-4-2-7-7-9l-234-111c-6-2-7-2-9-2-4 0-8 4-8 8s2 6 7 10l223 104-223 106c-5 2-7 5-7 10 0 4 4 8 8 8 2 0 3 0 9-4z"><text:p/></draw:path><draw:path draw:style-name="gr785" draw:text-style-name="P18" svg:width="0.0382in" svg:height="0.1661in" svg:x="3.0752in" svg:y="0in" svg:viewBox="0 0 98 423" svg:d="M98 211c0-32-4-84-27-132-25-51-63-79-67-79-2 0-4 2-4 4s0 3 7 10c43 41 67 108 67 197 0 72-15 147-68 200-6 6-6 7-6 8 0 2 2 4 4 4 4 0 43-29 68-83 22-46 26-93 26-129z"><text:p/></draw:path><draw:polygon draw:style-name="gr786" draw:text-style-name="P18" svg:width="2.7654in" svg:height="0.0067in" svg:x="0.7138in" svg:y="0.1921in" svg:viewBox="0 0 7025 18" draw:points="3511,18 0,18 0,0 7025,0 7025,18"><text:p/></draw:polygon><draw:path draw:style-name="gr787" draw:text-style-name="P18" svg:width="0.0768in" svg:height="0.1134in" svg:x="0.7197in" svg:y="0.2787in" svg:viewBox="0 0 196 289" svg:d="M144 32c4-15 5-19 38-19 11 0 14 0 14-8 0-5-4-5-6-5-12 0-44 1-56 1-13 0-44-1-56-1-4 0-8 0-8 8 0 5 3 5 10 5 18 0 30 0 30 9 0 1 0 2-1 6l-57 229c-4 14-5 19-39 19-9 0-13 0-13 8 0 5 5 5 7 5 11 0 43-1 54-1 13 0 45 1 58 1 3 0 8 0 8-8 0-5-3-5-13-5-7 0-10 0-18 0-8-1-11-4-11-8s1-6 3-10z"><text:p/></draw:path><draw:path draw:style-name="gr788" draw:text-style-name="P18" svg:width="0.0303in" svg:height="0.1157in" svg:x="0.8134in" svg:y="0.2185in" svg:viewBox="0 0 78 295" svg:d="M72 0c-56 40-72 103-72 148 0 42 12 106 72 147 2 0 6 0 6-2 0-3-1-3-4-5-39-36-54-86-54-140 0-80 30-119 56-141 1-1 2-2 2-3 0-4-4-4-6-4z"><text:p/></draw:path><draw:path draw:style-name="gr789" draw:text-style-name="P18" svg:width="0.05in" svg:height="0.0524in" svg:x="0.8591in" svg:y="0.2543in" svg:viewBox="0 0 128 134" svg:d="M113 17c-12 2-16 9-16 17s6 12 11 12c7 0 17-5 17-20 0-20-23-26-39-26-45 0-86 41-86 83 0 25 18 51 55 51 51 0 73-30 73-33s-2-6-4-6-3 1-5 3c-23 28-58 28-64 28-20 0-30-14-30-32 0-10 4-42 19-63 11-14 27-23 42-23 4 0 18 0 27 9z"><text:p/></draw:path><draw:path draw:style-name="gr790" draw:text-style-name="P18" svg:width="0.0591in" svg:height="0.0524in" svg:x="0.9185in" svg:y="0.2543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791" draw:text-style-name="P18" svg:width="0.026in" svg:height="0.0819in" svg:x="0.9906in" svg:y="0.2252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792" draw:text-style-name="P18" svg:width="0.035in" svg:height="0.078in" svg:x="1.0315in" svg:y="0.2283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793" draw:text-style-name="P18" svg:width="0.0472in" svg:height="0.0819in" svg:x="1.0803in" svg:y="0.2252in" svg:viewBox="0 0 121 209" svg:d="M59 8c1 0 1-3 1-4 0-2-1-4-5-4-6 0-30 2-38 2-1 0-6 2-6 8 0 4 5 4 7 4 14 0 14 3 14 4 0 2-2 14-4 22l-6 26c-4 11-20 76-20 79-2 7-2 11-2 16 0 29 19 48 44 48 36 0 77-41 77-84 0-35-25-51-45-51-16 0-29 10-38 17zM44 200c-14 0-22-12-22-30 0-10 2-21 9-55 3-5 3-6 9-12 10-13 25-19 34-19 12 0 23 8 23 29 0 11-7 42-15 59-8 14-22 28-38 28z"><text:p/></draw:path><draw:path draw:style-name="gr794" draw:text-style-name="P18" svg:width="0.0303in" svg:height="0.1157in" svg:x="1.1394in" svg:y="0.2185in" svg:viewBox="0 0 78 295" svg:d="M6 0c-2 0-6 0-6 4 0 1 1 2 2 3 27 24 54 64 54 141 0 61-19 109-50 138-6 4-6 4-6 7 0 1 1 2 4 2s32-19 51-56c15-24 23-57 23-91 0-41-13-107-72-148z"><text:p/></draw:path><draw:path draw:style-name="gr795" draw:text-style-name="P18" svg:width="0.0421in" svg:height="0.0772in" svg:x="0.8in" svg:y="0.3594in" svg:viewBox="0 0 108 197" svg:d="M67 8c0-8-1-8-8-8-19 18-47 19-59 19v11c7 0 26 0 43-8v151c0 9 0 13-30 13h-11v11c5 0 42-1 53-1 10 0 47 1 53 1v-11h-11c-30 0-30-4-30-13z"><text:p/></draw:path><draw:path draw:style-name="gr796" draw:text-style-name="P18" svg:width="0.1012in" svg:height="0.0067in" svg:x="1.2425in" svg:y="0.3476in" svg:viewBox="0 0 258 18" svg:d="M244 18c7 0 14 0 14-10 0-8-7-8-14-8h-230c-7 0-14 0-14 8 0 10 7 10 14 10z"><text:p/></draw:path><draw:path draw:style-name="gr797" draw:text-style-name="P18" svg:width="0.1177in" svg:height="0.1205in" svg:x="1.4031in" svg:y="0.2752in" svg:viewBox="0 0 300 307" svg:d="M300 4c0-2 0-4-5-4 0 0-1 0-6 5l-29 32c-3-6-24-37-70-37-95 0-190 94-190 192 0 67 47 115 115 115 19 0 39-3 53-9 22-9 30-17 37-27 4 11 15 27 19 27 3 0 4-2 4-3 0 0 5-15 6-24l8-33c2-8 4-15 5-22 5-19 6-20 30-20 3 0 7 0 7-9 0-2-2-5-6-5-9 0-34 3-44 3-13 0-46-3-59-3-5 0-9 0-9 9 0 5 3 5 13 5 0 0 12 0 21 1 12 1 14 2 14 7s-5 24-9 38c-12 48-67 53-81 53-41 0-86-24-86-90 0-12 5-83 50-137 22-28 63-55 105-55 43 0 69 33 69 82 0 17-2 18-2 21 0 5 4 5 6 5 5 0 5-1 8-8z"><text:p/></draw:path><draw:path draw:style-name="gr798" draw:text-style-name="P18" svg:width="0.0516in" svg:height="0.0772in" svg:x="1.5327in" svg:y="0.340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799" draw:text-style-name="P18" svg:width="0.0382in" svg:height="0.1661in" svg:x="1.6437in" svg:y="0.2673in" svg:viewBox="0 0 98 423" svg:d="M98 419c0-1 0-2-7-10-53-52-66-133-66-198 0-73 16-146 69-199 4-5 4-6 4-8 0-3-1-4-4-4-4 0-42 29-68 83-21 45-26 92-26 128 0 34 5 84 28 132 26 53 62 80 66 80 3 0 4-2 4-4z"><text:p/></draw:path><draw:path draw:style-name="gr800" draw:text-style-name="P18" svg:width="0.0768in" svg:height="0.1134in" svg:x="1.6976in" svg:y="0.2787in" svg:viewBox="0 0 196 289" svg:d="M144 32c4-15 5-19 38-19 11 0 14 0 14-8 0-5-4-5-6-5-12 0-44 1-56 1-13 0-44-1-56-1-4 0-8 0-8 8 0 5 3 5 10 5 18 0 30 0 30 9 0 1 0 2-1 6l-57 229c-4 14-5 19-39 19-9 0-13 0-13 8 0 5 5 5 7 5 11 0 43-1 54-1 13 0 45 1 58 1 3 0 8 0 8-8 0-5-3-5-13-5-7 0-10 0-18 0-8-1-11-4-11-8s1-6 3-10z"><text:p/></draw:path><draw:path draw:style-name="gr801" draw:text-style-name="P18" svg:width="0.0516in" svg:height="0.0772in" svg:x="1.772in" svg:y="0.340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802" draw:text-style-name="P18" svg:width="0.1012in" svg:height="0.0067in" svg:x="1.8902in" svg:y="0.3476in" svg:viewBox="0 0 258 18" svg:d="M244 18c7 0 14 0 14-10 0-8-7-8-14-8h-230c-7 0-14 0-14 8 0 10 7 10 14 10z"><text:p/></draw:path><draw:path draw:style-name="gr803" draw:text-style-name="P18" svg:width="0.0984in" svg:height="0.1205in" svg:x="2.0508in" svg:y="0.2752in" svg:viewBox="0 0 251 307" svg:d="M251 4c0-2 0-4-4-4-3 0-3 0-8 7l-21 24c-10-20-33-31-61-31-54 0-103 49-103 100 0 34 22 54 43 61l46 11c15 3 38 10 38 45 0 37-35 78-75 78-27 0-75-9-75-62 0-10 3-21 3-23 1-1 1-2 1-2 0-5-4-5-5-5-2 0-4 0-5 1s-25 98-25 100 2 3 5 3c2 0 2 0 7-6l20-24c18 24 47 30 72 30 58 0 108-55 108-108 0-29-14-43-21-49-10-11-16-12-54-22-9-2-24-7-28-7-11-3-25-17-25-39 0-34 34-70 73-70 36 0 61 18 61 66 0 13-1 20-1 23 0 1 0 5 5 5 4 0 5-3 6-9z"><text:p/></draw:path><draw:path draw:style-name="gr804" draw:text-style-name="P18" svg:width="0.0516in" svg:height="0.0772in" svg:x="2.1516in" svg:y="0.340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805" draw:text-style-name="P18" svg:width="0.1012in" svg:height="0.0965in" svg:x="2.2787in" svg:y="0.3024in" svg:viewBox="0 0 258 246" svg:d="M251 18c5-2 7-5 7-10 0-4-4-8-7-8s-4 0-9 2l-235 111c-3 2-7 5-7 9 0 5 4 8 7 10l235 110c5 4 6 4 9 4s7-4 7-8c0-5-2-8-7-10l-222-106z"><text:p/></draw:path><draw:path draw:style-name="gr806" draw:text-style-name="P18" svg:width="0.1197in" svg:height="0.1476in" svg:x="2.4492in" svg:y="0.2772in" svg:viewBox="0 0 305 376" svg:d="M196 238h94c6 0 15 0 15-10 0-8-9-8-15-8h-90l18-64h72c6 0 15 0 15-10 0-8-9-8-15-8h-67l34-121c0-1 0-6 0-9 0-4-4-8-7-8-8 0-9 6-10 11l-35 127h-79l34-121c0-1 1-6 1-9 0-4-5-8-9-8-6 0-8 6-9 11l-35 127h-94c-7 0-14 0-14 8 0 10 7 10 14 10h89l-17 64h-72c-7 0-14 0-14 8 0 10 7 10 14 10h68l-33 121c-1 1-2 7-2 8 0 5 3 9 8 9 7 0 9-6 10-10l33-128h81l-33 121c-1 1-2 7-2 8 0 5 4 9 8 9 8 0 9-6 9-10zM103 220l18-64h79l-16 64z"><text:p/></draw:path><draw:path draw:style-name="gr807" draw:text-style-name="P18" svg:width="0.0748in" svg:height="0.076in" svg:x="2.6409in" svg:y="0.3173in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808" draw:text-style-name="P18" svg:width="0.0815in" svg:height="0.0732in" svg:x="2.715in" svg:y="0.3201in" svg:viewBox="0 0 208 187" svg:d="M168 41c4-10 12-28 40-28v-13c-10 1-23 1-33 1-9 0-29-1-37-1v13c17 0 22 10 22 18 0 5-2 5-4 10l-43 109-48-119c-1-5-1-6-1-7 0-11 15-11 24-11v-13c-14 0-38 1-47 1-11 0-29 0-41-1v13c26 0 29 3 34 16l61 151c3 5 3 7 8 7 6 0 9-3 10-7z"><text:p/></draw:path><draw:path draw:style-name="gr809" draw:text-style-name="P18" svg:width="0.0642in" svg:height="0.076in" svg:x="2.8in" svg:y="0.3173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810" draw:text-style-name="P18" svg:width="0.0559in" svg:height="0.0732in" svg:x="2.874in" svg:y="0.3189in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811" draw:text-style-name="P18" svg:width="0.0748in" svg:height="0.076in" svg:x="2.9409in" svg:y="0.3173in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812" draw:text-style-name="P18" svg:width="0.076in" svg:height="0.1098in" svg:x="3.0217in" svg:y="0.3165in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813" draw:text-style-name="P18" svg:width="0.0642in" svg:height="0.076in" svg:x="3.1043in" svg:y="0.3173in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814" draw:text-style-name="P18" svg:width="0.0543in" svg:height="0.076in" svg:x="3.1795in" svg:y="0.3173in" svg:viewBox="0 0 139 194" svg:d="M74 108c10 1 44 8 44 38 0 22-15 39-48 39-35 0-51-24-58-60-1-5-2-7-6-7-6 0-6 3-6 10v57c0 7 0 9 5 9 2 0 2 0 11-8 1-1 1-1 8-10 18 18 37 18 46 18 49 0 69-28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815" draw:text-style-name="P18" svg:width="0.1012in" svg:height="0.0965in" svg:x="3.2992in" svg:y="0.3024in" svg:viewBox="0 0 258 246" svg:d="M251 132c5-2 7-5 7-10 0-4-2-7-7-9l-234-111c-6-2-7-2-9-2-4 0-8 4-8 8s2 6 7 10l223 104-223 106c-5 2-7 5-7 10 0 4 4 8 8 8 2 0 3 0 9-4z"><text:p/></draw:path><draw:path draw:style-name="gr816" draw:text-style-name="P18" svg:width="0.0382in" svg:height="0.1661in" svg:x="3.4236in" svg:y="0.2673in" svg:viewBox="0 0 98 423" svg:d="M98 211c0-32-4-84-27-132-25-51-63-79-67-79-2 0-4 2-4 4s0 3 7 10c43 41 67 108 67 197 0 72-15 147-68 200-6 6-6 7-6 8 0 2 2 4 4 4 4 0 43-29 68-83 22-46 26-93 26-129z"><text:p/></draw:path></draw:g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09:53:43.279000000</meta:creation-date>
    <dc:date>2019-01-07T11:00:18.333000000</dc:date>
    <meta:editing-duration>PT55M20S</meta:editing-duration>
    <meta:editing-cycles>8</meta:editing-cycles>
    <meta:generator>LibreOffice/5.4.0.3$Windows_x86 LibreOffice_project/7556cbc6811c9d992f4064ab9287069087d7f62c</meta:generator>
    <meta:document-statistic meta:table-count="0" meta:image-count="0" meta:object-count="0" meta:page-count="3" meta:paragraph-count="40" meta:word-count="434" meta:character-count="2578" meta:non-whitespace-character-count="2144"/>
  </office:meta>
</office:document-meta>
</file>